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 style:data-style-name="N0"/>
    <style:style style:name="ce4" style:family="table-cell" style:parent-style-name="Default" style:data-style-name="N1"/>
    <style:style style:name="ce1" style:family="table-cell" style:parent-style-name="Default" style:data-style-name="N11"/>
    <style:style style:name="ce7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3" table:default-cell-style-name="Default"/>
        <table:table-row table:style-name="ro1">
          <table:table-cell table:number-columns-repeated="6"/>
          <table:table-cell office:value-type="string" calcext:value-type="string">
            <text:p>g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t k1</text:p>
          </table:table-cell>
          <table:table-cell table:number-columns-repeated="4"/>
          <table:table-cell table:style-name="ce4"/>
          <table:table-cell table:style-name="ce4" office:value-type="float" office:value="180194.333333333" calcext:value-type="float">
            <text:p>180194</text:p>
          </table:table-cell>
          <table:table-cell table:number-columns-repeated="6"/>
        </table:table-row>
        <table:table-row table:style-name="ro1">
          <table:table-cell office:value-type="float" office:value="0.847083333333333" calcext:value-type="float">
            <text:p>0.847083333333333</text:p>
          </table:table-cell>
          <table:table-cell office:value-type="float" office:value="0.0308333333333333" calcext:value-type="float">
            <text:p>0.030833333333333</text:p>
          </table:table-cell>
          <table:table-cell table:formula="of:=[.B3]*[.$G$2]/100" office:value-type="float" office:value="55.5599194444443" calcext:value-type="float">
            <text:p>55.5599194444443</text:p>
          </table:table-cell>
          <table:table-cell/>
          <table:table-cell table:style-name="ce2" table:number-columns-repeated="3"/>
          <table:table-cell table:style-name="ce1" table:number-columns-repeated="3"/>
          <table:table-cell table:number-columns-repeated="2"/>
          <table:table-cell office:value-type="string" calcext:value-type="string">
            <text:p>Response Time [ms]</text:p>
          </table:table-cell>
        </table:table-row>
        <table:table-row table:style-name="ro1">
          <table:table-cell office:value-type="float" office:value="0.909583333333334" calcext:value-type="float">
            <text:p>0.909583333333334</text:p>
          </table:table-cell>
          <table:table-cell office:value-type="float" office:value="0.282083333333333" calcext:value-type="float">
            <text:p>0.282083333333333</text:p>
          </table:table-cell>
          <table:table-cell table:formula="of:=[.B4]*[.$G$2]/100" office:value-type="float" office:value="508.298181944443" calcext:value-type="float">
            <text:p>508.298181944443</text:p>
          </table:table-cell>
          <table:table-cell table:number-columns-repeated="10"/>
        </table:table-row>
        <table:table-row table:style-name="ro1">
          <table:table-cell office:value-type="float" office:value="0.9675" calcext:value-type="float">
            <text:p>0.9675</text:p>
          </table:table-cell>
          <table:table-cell office:value-type="float" office:value="1.4375" calcext:value-type="float">
            <text:p>1.4375</text:p>
          </table:table-cell>
          <table:table-cell table:formula="of:=[.B5]*[.$G$2]/100" office:value-type="float" office:value="2590.29354166666" calcext:value-type="float">
            <text:p>2590.29354166666</text:p>
          </table:table-cell>
          <table:table-cell table:number-columns-repeated="10"/>
        </table:table-row>
        <table:table-row table:style-name="ro1">
          <table:table-cell office:value-type="float" office:value="1.02458333333333" calcext:value-type="float">
            <text:p>1.02458333333333</text:p>
          </table:table-cell>
          <table:table-cell office:value-type="float" office:value="4.14375" calcext:value-type="float">
            <text:p>4.14375</text:p>
          </table:table-cell>
          <table:table-cell table:formula="of:=[.B6]*[.$G$2]/100" office:value-type="float" office:value="7466.80268749999" calcext:value-type="float">
            <text:p>7466.80268749999</text:p>
          </table:table-cell>
          <table:table-cell/>
          <table:table-cell office:value-type="string" calcext:value-type="string">
            <text:p>0 – 1</text:p>
          </table:table-cell>
          <table:table-cell office:value-type="float" office:value="1.02458333333333" calcext:value-type="float">
            <text:p>1.02458333333333</text:p>
          </table:table-cell>
          <table:table-cell office:value-type="float" office:value="4.14375" calcext:value-type="float">
            <text:p>4.14375</text:p>
          </table:table-cell>
          <table:table-cell table:formula="of:=[.G6]*[.$G$2]/100" office:value-type="float" office:value="7466.80268749999" calcext:value-type="float">
            <text:p>7466.80268749999</text:p>
          </table:table-cell>
          <table:table-cell office:value-type="float" office:value="7466.80268749999" calcext:value-type="float">
            <text:p>7466.80268749999</text:p>
          </table:table-cell>
          <table:table-cell table:style-name="ce7" table:formula="of:=[.I6]/[.$G$2]*100" office:value-type="float" office:value="4.14375" calcext:value-type="float">
            <text:p>4.14</text:p>
          </table:table-cell>
          <table:table-cell table:number-columns-repeated="3"/>
        </table:table-row>
        <table:table-row table:style-name="ro1">
          <table:table-cell office:value-type="float" office:value="1.07958333333333" calcext:value-type="float">
            <text:p>1.07958333333333</text:p>
          </table:table-cell>
          <table:table-cell office:value-type="float" office:value="8.45416666666667" calcext:value-type="float">
            <text:p>8.45416666666667</text:p>
          </table:table-cell>
          <table:table-cell table:formula="of:=[.B7]*[.$G$2]/100" office:value-type="float" office:value="15233.9292638889" calcext:value-type="float">
            <text:p>15233.9292638889</text:p>
          </table:table-cell>
          <table:table-cell office:value-type="string" calcext:value-type="string">
            <text:p>25 percentile</text:p>
          </table:table-cell>
          <table:table-cell office:value-type="string" calcext:value-type="string">
            <text:p>1 – 1.27</text:p>
          </table:table-cell>
          <table:table-cell table:formula="of:=AVERAGE([.A10];[.A11])" office:value-type="float" office:value="1.27291666666667" calcext:value-type="float">
            <text:p>1.27291666666667</text:p>
          </table:table-cell>
          <table:table-cell office:value-type="float" office:value="0.25" calcext:value-type="float">
            <text:p>0.25</text:p>
          </table:table-cell>
          <table:table-cell table:formula="of:=[.G2]*0.25" office:value-type="float" office:value="45048.5833333333" calcext:value-type="float">
            <text:p>45048.5833333333</text:p>
          </table:table-cell>
          <table:table-cell table:formula="of:=[.H7]-[.H6]" office:value-type="float" office:value="37581.7806458333" calcext:value-type="float">
            <text:p>37581.7806458333</text:p>
          </table:table-cell>
          <table:table-cell table:style-name="ce7" table:formula="of:=[.I7]/[.$G$2]*100" office:value-type="float" office:value="20.85625" calcext:value-type="float">
            <text:p>20.86</text:p>
          </table:table-cell>
          <table:table-cell table:number-columns-repeated="3"/>
        </table:table-row>
        <table:table-row table:style-name="ro1">
          <table:table-cell office:value-type="float" office:value="1.13458333333333" calcext:value-type="float">
            <text:p>1.13458333333333</text:p>
          </table:table-cell>
          <table:table-cell office:value-type="float" office:value="13.5420833333333" calcext:value-type="float">
            <text:p>13.5420833333333</text:p>
          </table:table-cell>
          <table:table-cell table:formula="of:=[.B8]*[.$G$2]/100" office:value-type="float" office:value="24402.0667819443" calcext:value-type="float">
            <text:p>24402.0667819443</text:p>
          </table:table-cell>
          <table:table-cell/>
          <table:table-cell office:value-type="string" calcext:value-type="string">
            <text:p>1.27 – 2</text:p>
          </table:table-cell>
          <table:table-cell office:value-type="float" office:value="2.01541666666666" calcext:value-type="float">
            <text:p>2.01541666666666</text:p>
          </table:table-cell>
          <table:table-cell office:value-type="float" office:value="43.0066666666666" calcext:value-type="float">
            <text:p>43.0066666666666</text:p>
          </table:table-cell>
          <table:table-cell table:formula="of:=[.G8]*[.$G$2]/100" office:value-type="float" office:value="77495.5762888886" calcext:value-type="float">
            <text:p>77495.5762888886</text:p>
          </table:table-cell>
          <table:table-cell table:formula="of:=[.H8]-[.H7]" office:value-type="float" office:value="32446.9929555554" calcext:value-type="float">
            <text:p>32446.9929555554</text:p>
          </table:table-cell>
          <table:table-cell table:style-name="ce7" table:formula="of:=[.I8]/[.$G$2]*100" office:value-type="float" office:value="18.0066666666666" calcext:value-type="float">
            <text:p>18.01</text:p>
          </table:table-cell>
          <table:table-cell table:number-columns-repeated="3"/>
        </table:table-row>
        <table:table-row table:style-name="ro1">
          <table:table-cell office:value-type="float" office:value="1.19041666666667" calcext:value-type="float">
            <text:p>1.19041666666667</text:p>
          </table:table-cell>
          <table:table-cell office:value-type="float" office:value="18.63875" calcext:value-type="float">
            <text:p>18.63875</text:p>
          </table:table-cell>
          <table:table-cell table:formula="of:=[.B9]*[.$G$2]/100" office:value-type="float" office:value="33585.9713041666" calcext:value-type="float">
            <text:p>33585.9713041666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2 – 2.69</text:p>
          </table:table-cell>
          <table:table-cell table:formula="of:=AVERAGE([.A35];[.A36])" office:value-type="float" office:value="2.68729166666666" calcext:value-type="float">
            <text:p>2.68729166666666</text:p>
          </table:table-cell>
          <table:table-cell office:value-type="float" office:value="0.5" calcext:value-type="float">
            <text:p>0.5</text:p>
          </table:table-cell>
          <table:table-cell table:formula="of:=[.G9]*[.G2]" office:value-type="float" office:value="90097.1666666665" calcext:value-type="float">
            <text:p>90097.1666666665</text:p>
          </table:table-cell>
          <table:table-cell table:formula="of:=[.H9]-[.H8]" office:value-type="float" office:value="12601.5903777779" calcext:value-type="float">
            <text:p>12601.5903777779</text:p>
          </table:table-cell>
          <table:table-cell table:style-name="ce7" table:formula="of:=[.I9]/[.$G$2]*100" office:value-type="float" office:value="6.99333333333341" calcext:value-type="float">
            <text:p>6.99</text:p>
          </table:table-cell>
          <table:table-cell table:number-columns-repeated="3"/>
        </table:table-row>
        <table:table-row table:style-name="ro1">
          <table:table-cell office:value-type="float" office:value="1.24541666666667" calcext:value-type="float">
            <text:p>1.24541666666667</text:p>
          </table:table-cell>
          <table:table-cell office:value-type="float" office:value="23.19375" calcext:value-type="float">
            <text:p>23.19375</text:p>
          </table:table-cell>
          <table:table-cell table:formula="of:=[.B10]*[.$G$2]/100" office:value-type="float" office:value="41793.8231874999" calcext:value-type="float">
            <text:p>41793.8231874999</text:p>
          </table:table-cell>
          <table:table-cell/>
          <table:table-cell office:value-type="string" calcext:value-type="string">
            <text:p>2.69 – 3</text:p>
          </table:table-cell>
          <table:table-cell office:value-type="float" office:value="3.03416666666666" calcext:value-type="float">
            <text:p>3.03416666666666</text:p>
          </table:table-cell>
          <table:table-cell office:value-type="float" office:value="59.3054166666667" calcext:value-type="float">
            <text:p>59.3054166666667</text:p>
          </table:table-cell>
          <table:table-cell table:formula="of:=[.G10]*[.$G$2]/100" office:value-type="float" office:value="106865.000193055" calcext:value-type="float">
            <text:p>106865.000193055</text:p>
          </table:table-cell>
          <table:table-cell table:formula="of:=[.H10]-[.H9]" office:value-type="float" office:value="16767.8335263889" calcext:value-type="float">
            <text:p>16767.8335263889</text:p>
          </table:table-cell>
          <table:table-cell table:style-name="ce7" table:formula="of:=[.I10]/[.$G$2]*100" office:value-type="float" office:value="9.30541666666671" calcext:value-type="float">
            <text:p>9.31</text:p>
          </table:table-cell>
          <table:table-cell table:number-columns-repeated="3"/>
        </table:table-row>
        <table:table-row table:style-name="ro1">
          <table:table-cell office:value-type="float" office:value="1.30041666666667" calcext:value-type="float">
            <text:p>1.30041666666667</text:p>
          </table:table-cell>
          <table:table-cell office:value-type="float" office:value="27.0983333333333" calcext:value-type="float">
            <text:p>27.0983333333333</text:p>
          </table:table-cell>
          <table:table-cell table:formula="of:=[.B11]*[.$G$2]/100" office:value-type="float" office:value="48829.6610944443" calcext:value-type="float">
            <text:p>48829.6610944443</text:p>
          </table:table-cell>
          <table:table-cell office:value-type="string" calcext:value-type="string">
            <text:p>75 percentile</text:p>
          </table:table-cell>
          <table:table-cell office:value-type="string" calcext:value-type="string">
            <text:p>3 – 3.83</text:p>
          </table:table-cell>
          <table:table-cell table:formula="of:=AVERAGE([.A49];[.A50])" office:value-type="float" office:value="3.84166666666666" calcext:value-type="float">
            <text:p>3.84166666666666</text:p>
          </table:table-cell>
          <table:table-cell office:value-type="float" office:value="0.75" calcext:value-type="float">
            <text:p>0.75</text:p>
          </table:table-cell>
          <table:table-cell table:formula="of:=[.G11]*[.G2]" office:value-type="float" office:value="135145.75" calcext:value-type="float">
            <text:p>135145.75</text:p>
          </table:table-cell>
          <table:table-cell table:formula="of:=[.H11]-[.H10]" office:value-type="float" office:value="28280.7498069443" calcext:value-type="float">
            <text:p>28280.7498069443</text:p>
          </table:table-cell>
          <table:table-cell table:style-name="ce7" table:formula="of:=[.I11]/[.$G$2]*100" office:value-type="float" office:value="15.6945833333333" calcext:value-type="float">
            <text:p>15.69</text:p>
          </table:table-cell>
          <table:table-cell table:number-columns-repeated="3"/>
        </table:table-row>
        <table:table-row table:style-name="ro1">
          <table:table-cell office:value-type="float" office:value="1.35541666666667" calcext:value-type="float">
            <text:p>1.35541666666667</text:p>
          </table:table-cell>
          <table:table-cell office:value-type="float" office:value="30.3020833333333" calcext:value-type="float">
            <text:p>30.3020833333333</text:p>
          </table:table-cell>
          <table:table-cell table:formula="of:=[.B12]*[.$G$2]/100" office:value-type="float" office:value="54602.637048611" calcext:value-type="float">
            <text:p>54602.637048611</text:p>
          </table:table-cell>
          <table:table-cell/>
          <table:table-cell office:value-type="string" calcext:value-type="string">
            <text:p>3 – 4</text:p>
          </table:table-cell>
          <table:table-cell office:value-type="float" office:value="4.09166666666667" calcext:value-type="float">
            <text:p>4.09166666666667</text:p>
          </table:table-cell>
          <table:table-cell office:value-type="float" office:value="79.82625" calcext:value-type="float">
            <text:p>79.82625</text:p>
          </table:table-cell>
          <table:table-cell table:formula="of:=[.G12]*[.$G$2]/100" office:value-type="float" office:value="143842.3790125" calcext:value-type="float">
            <text:p>143842.3790125</text:p>
          </table:table-cell>
          <table:table-cell table:formula="of:=[.H12]-[.H11]" office:value-type="float" office:value="8696.62901249999" calcext:value-type="float">
            <text:p>8696.62901249999</text:p>
          </table:table-cell>
          <table:table-cell table:style-name="ce7" table:formula="of:=[.I12]/[.$G$2]*100" office:value-type="float" office:value="4.82625000000001" calcext:value-type="float">
            <text:p>4.83</text:p>
          </table:table-cell>
          <table:table-cell table:number-columns-repeated="3"/>
        </table:table-row>
        <table:table-row table:style-name="ro1">
          <table:table-cell office:value-type="float" office:value="1.41041666666667" calcext:value-type="float">
            <text:p>1.41041666666667</text:p>
          </table:table-cell>
          <table:table-cell office:value-type="float" office:value="32.9270833333333" calcext:value-type="float">
            <text:p>32.9270833333333</text:p>
          </table:table-cell>
          <table:table-cell table:formula="of:=[.B13]*[.$G$2]/100" office:value-type="float" office:value="59332.7382986109" calcext:value-type="float">
            <text:p>59332.7382986109</text:p>
          </table:table-cell>
          <table:table-cell/>
          <table:table-cell office:value-type="string" calcext:value-type="string">
            <text:p>4 – 5</text:p>
          </table:table-cell>
          <table:table-cell office:value-type="float" office:value="5.09166666666667" calcext:value-type="float">
            <text:p>5.09166666666667</text:p>
          </table:table-cell>
          <table:table-cell office:value-type="float" office:value="86.82875" calcext:value-type="float">
            <text:p>86.82875</text:p>
          </table:table-cell>
          <table:table-cell table:formula="of:=[.G13]*[.$G$2]/100" office:value-type="float" office:value="156460.487204166" calcext:value-type="float">
            <text:p>156460.487204166</text:p>
          </table:table-cell>
          <table:table-cell table:formula="of:=[.H13]-[.H12]" office:value-type="float" office:value="12618.1081916666" calcext:value-type="float">
            <text:p>12618.1081916666</text:p>
          </table:table-cell>
          <table:table-cell table:style-name="ce7" table:formula="of:=[.I13]/[.$G$2]*100" office:value-type="float" office:value="7.00249999999999" calcext:value-type="float">
            <text:p>7.00</text:p>
          </table:table-cell>
          <table:table-cell table:number-columns-repeated="3"/>
        </table:table-row>
        <table:table-row table:style-name="ro1">
          <table:table-cell office:value-type="float" office:value="1.46541666666667" calcext:value-type="float">
            <text:p>1.46541666666667</text:p>
          </table:table-cell>
          <table:table-cell office:value-type="float" office:value="34.9595833333333" calcext:value-type="float">
            <text:p>34.9595833333333</text:p>
          </table:table-cell>
          <table:table-cell table:formula="of:=[.B14]*[.$G$2]/100" office:value-type="float" office:value="62995.1881236109" calcext:value-type="float">
            <text:p>62995.1881236109</text:p>
          </table:table-cell>
          <table:table-cell/>
          <table:table-cell office:value-type="string" calcext:value-type="string">
            <text:p>5 – 6</text:p>
          </table:table-cell>
          <table:table-cell office:value-type="float" office:value="6.09166666666667" calcext:value-type="float">
            <text:p>6.09166666666667</text:p>
          </table:table-cell>
          <table:table-cell office:value-type="float" office:value="90.04" calcext:value-type="float">
            <text:p>90.04</text:p>
          </table:table-cell>
          <table:table-cell table:formula="of:=[.G14]*[.$G$2]/100" office:value-type="float" office:value="162246.977733333" calcext:value-type="float">
            <text:p>162246.977733333</text:p>
          </table:table-cell>
          <table:table-cell table:formula="of:=[.H14]-[.H12]" office:value-type="float" office:value="18404.5987208333" calcext:value-type="float">
            <text:p>18404.5987208333</text:p>
          </table:table-cell>
          <table:table-cell table:style-name="ce7" table:formula="of:=[.I14]/[.$G$2]*100" office:value-type="float" office:value="10.21375" calcext:value-type="float">
            <text:p>10.21</text:p>
          </table:table-cell>
          <table:table-cell table:number-columns-repeated="3"/>
        </table:table-row>
        <table:table-row table:style-name="ro1">
          <table:table-cell office:value-type="float" office:value="1.52041666666667" calcext:value-type="float">
            <text:p>1.52041666666667</text:p>
          </table:table-cell>
          <table:table-cell office:value-type="float" office:value="36.6545833333333" calcext:value-type="float">
            <text:p>36.6545833333333</text:p>
          </table:table-cell>
          <table:table-cell table:formula="of:=[.B15]*[.$G$2]/100" office:value-type="float" office:value="66049.4820736109" calcext:value-type="float">
            <text:p>66049.4820736109</text:p>
          </table:table-cell>
          <table:table-cell/>
          <table:table-cell office:value-type="string" calcext:value-type="string">
            <text:p>6 – 7</text:p>
          </table:table-cell>
          <table:table-cell office:value-type="float" office:value="7.09583333333334" calcext:value-type="float">
            <text:p>7.09583333333334</text:p>
          </table:table-cell>
          <table:table-cell office:value-type="float" office:value="93.4220833333334" calcext:value-type="float">
            <text:p>93.4220833333334</text:p>
          </table:table-cell>
          <table:table-cell table:formula="of:=[.G15]*[.$G$2]/100" office:value-type="float" office:value="168341.300248611" calcext:value-type="float">
            <text:p>168341.300248611</text:p>
          </table:table-cell>
          <table:table-cell table:formula="of:=[.H15]-[.H14]" office:value-type="float" office:value="6094.32251527789" calcext:value-type="float">
            <text:p>6094.32251527789</text:p>
          </table:table-cell>
          <table:table-cell table:style-name="ce7" table:formula="of:=[.I15]/[.$G$2]*100" office:value-type="float" office:value="3.3820833333334" calcext:value-type="float">
            <text:p>3.38</text:p>
          </table:table-cell>
          <table:table-cell table:number-columns-repeated="3"/>
        </table:table-row>
        <table:table-row table:style-name="ro1">
          <table:table-cell office:value-type="float" office:value="1.57541666666667" calcext:value-type="float">
            <text:p>1.57541666666667</text:p>
          </table:table-cell>
          <table:table-cell office:value-type="float" office:value="37.97" calcext:value-type="float">
            <text:p>37.97</text:p>
          </table:table-cell>
          <table:table-cell table:formula="of:=[.B16]*[.$G$2]/100" office:value-type="float" office:value="68419.7883666665" calcext:value-type="float">
            <text:p>68419.7883666665</text:p>
          </table:table-cell>
          <table:table-cell/>
          <table:table-cell office:value-type="string" calcext:value-type="string">
            <text:p>7 – 8</text:p>
          </table:table-cell>
          <table:table-cell office:value-type="float" office:value="8.04166666666666" calcext:value-type="float">
            <text:p>8.04166666666666</text:p>
          </table:table-cell>
          <table:table-cell office:value-type="float" office:value="96.1495833333333" calcext:value-type="float">
            <text:p>96.1495833333333</text:p>
          </table:table-cell>
          <table:table-cell table:formula="of:=[.G16]*[.$G$2]/100" office:value-type="float" office:value="173256.100690277" calcext:value-type="float">
            <text:p>173256.100690277</text:p>
          </table:table-cell>
          <table:table-cell table:formula="of:=[.H16]-[.H15]" office:value-type="float" office:value="4914.80044166645" calcext:value-type="float">
            <text:p>4914.80044166645</text:p>
          </table:table-cell>
          <table:table-cell table:style-name="ce7" table:formula="of:=[.I16]/[.$G$2]*100" office:value-type="float" office:value="2.72749999999988" calcext:value-type="float">
            <text:p>2.73</text:p>
          </table:table-cell>
          <table:table-cell table:number-columns-repeated="3"/>
        </table:table-row>
        <table:table-row table:style-name="ro1">
          <table:table-cell office:value-type="float" office:value="1.63041666666667" calcext:value-type="float">
            <text:p>1.63041666666667</text:p>
          </table:table-cell>
          <table:table-cell office:value-type="float" office:value="39.0025" calcext:value-type="float">
            <text:p>39.0025</text:p>
          </table:table-cell>
          <table:table-cell table:formula="of:=[.B17]*[.$G$2]/100" office:value-type="float" office:value="70280.2948583332" calcext:value-type="float">
            <text:p>70280.2948583332</text:p>
          </table:table-cell>
          <table:table-cell/>
          <table:table-cell office:value-type="string" calcext:value-type="string">
            <text:p>8 – 9</text:p>
          </table:table-cell>
          <table:table-cell office:value-type="float" office:value="9.04583333333334" calcext:value-type="float">
            <text:p>9.04583333333334</text:p>
          </table:table-cell>
          <table:table-cell office:value-type="float" office:value="96.8662500000001" calcext:value-type="float">
            <text:p>96.8662500000001</text:p>
          </table:table-cell>
          <table:table-cell table:formula="of:=[.G17]*[.$G$2]/100" office:value-type="float" office:value="174547.4934125" calcext:value-type="float">
            <text:p>174547.4934125</text:p>
          </table:table-cell>
          <table:table-cell table:formula="of:=[.H17]-[.H16]" office:value-type="float" office:value="1291.39272222246" calcext:value-type="float">
            <text:p>1291.39272222246</text:p>
          </table:table-cell>
          <table:table-cell table:style-name="ce7" table:formula="of:=[.I17]/[.$G$2]*100" office:value-type="float" office:value="0.7166666666668" calcext:value-type="float">
            <text:p>0.72</text:p>
          </table:table-cell>
          <table:table-cell table:number-columns-repeated="3"/>
        </table:table-row>
        <table:table-row table:style-name="ro1">
          <table:table-cell office:value-type="float" office:value="1.68541666666667" calcext:value-type="float">
            <text:p>1.68541666666667</text:p>
          </table:table-cell>
          <table:table-cell office:value-type="float" office:value="39.8570833333333" calcext:value-type="float">
            <text:p>39.8570833333333</text:p>
          </table:table-cell>
          <table:table-cell table:formula="of:=[.B18]*[.$G$2]/100" office:value-type="float" office:value="71820.2055986109" calcext:value-type="float">
            <text:p>71820.2055986109</text:p>
          </table:table-cell>
          <table:table-cell office:value-type="string" calcext:value-type="string">
            <text:p>99 percentile</text:p>
          </table:table-cell>
          <table:table-cell office:value-type="string" calcext:value-type="string">
            <text:p>9 – 46.6</text:p>
          </table:table-cell>
          <table:table-cell table:formula="of:=AVERAGE([.A110]; [.A111])" office:value-type="float" office:value="46.6041666666667" calcext:value-type="float">
            <text:p>46.6041666666667</text:p>
          </table:table-cell>
          <table:table-cell office:value-type="float" office:value="0.99" calcext:value-type="float">
            <text:p>0.99</text:p>
          </table:table-cell>
          <table:table-cell table:formula="of:=[.G18]*[.G2]" office:value-type="float" office:value="178392.39" calcext:value-type="float">
            <text:p>178392.39</text:p>
          </table:table-cell>
          <table:table-cell table:formula="of:=[.H18]-[.H17]" office:value-type="float" office:value="3844.89658749982" calcext:value-type="float">
            <text:p>3844.89658749982</text:p>
          </table:table-cell>
          <table:table-cell table:style-name="ce7" table:formula="of:=[.I18]/[.$G$2]*100" office:value-type="float" office:value="2.13374999999991" calcext:value-type="float">
            <text:p>2.13</text:p>
          </table:table-cell>
          <table:table-cell table:number-columns-repeated="3"/>
        </table:table-row>
        <table:table-row table:style-name="ro1">
          <table:table-cell office:value-type="float" office:value="1.74041666666667" calcext:value-type="float">
            <text:p>1.74041666666667</text:p>
          </table:table-cell>
          <table:table-cell office:value-type="float" office:value="40.5645833333334" calcext:value-type="float">
            <text:p>40.5645833333334</text:p>
          </table:table-cell>
          <table:table-cell table:formula="of:=[.B19]*[.$G$2]/100" office:value-type="float" office:value="73095.0805069444" calcext:value-type="float">
            <text:p>73095.0805069444</text:p>
          </table:table-cell>
          <table:table-cell/>
          <table:table-cell office:value-type="string" calcext:value-type="string">
            <text:p>&gt; 47</text:p>
          </table:table-cell>
          <table:table-cell office:value-type="float" office:value="170.25" calcext:value-type="float">
            <text:p>170.25</text:p>
          </table:table-cell>
          <table:table-cell office:value-type="float" office:value="100" calcext:value-type="float">
            <text:p>100</text:p>
          </table:table-cell>
          <table:table-cell table:formula="of:=[.G19]*[.$G$2]/100" office:value-type="float" office:value="180194.333333333" calcext:value-type="float">
            <text:p>180194.333333333</text:p>
          </table:table-cell>
          <table:table-cell table:formula="of:=[.H19]-[.H18]" office:value-type="float" office:value="1801.94333333333" calcext:value-type="float">
            <text:p>1801.94333333333</text:p>
          </table:table-cell>
          <table:table-cell table:style-name="ce7" table:formula="of:=[.I19]/[.$G$2]*100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 office:value-type="float" office:value="1.79541666666666" calcext:value-type="float">
            <text:p>1.79541666666666</text:p>
          </table:table-cell>
          <table:table-cell office:value-type="float" office:value="41.19125" calcext:value-type="float">
            <text:p>41.19125</text:p>
          </table:table-cell>
          <table:table-cell table:formula="of:=[.B20]*[.$G$2]/100" office:value-type="float" office:value="74224.2983291665" calcext:value-type="float">
            <text:p>74224.2983291665</text:p>
          </table:table-cell>
          <table:table-cell table:number-columns-repeated="10"/>
        </table:table-row>
        <table:table-row table:style-name="ro1">
          <table:table-cell office:value-type="float" office:value="1.85041666666667" calcext:value-type="float">
            <text:p>1.85041666666667</text:p>
          </table:table-cell>
          <table:table-cell office:value-type="float" office:value="41.7329166666667" calcext:value-type="float">
            <text:p>41.7329166666667</text:p>
          </table:table-cell>
          <table:table-cell table:formula="of:=[.B21]*[.$G$2]/100" office:value-type="float" office:value="75200.3509680555" calcext:value-type="float">
            <text:p>75200.3509680555</text:p>
          </table:table-cell>
          <table:table-cell table:number-columns-repeated="10"/>
        </table:table-row>
        <table:table-row table:style-name="ro1">
          <table:table-cell office:value-type="float" office:value="1.90541666666667" calcext:value-type="float">
            <text:p>1.90541666666667</text:p>
          </table:table-cell>
          <table:table-cell office:value-type="float" office:value="42.19625" calcext:value-type="float">
            <text:p>42.19625</text:p>
          </table:table-cell>
          <table:table-cell table:formula="of:=[.B22]*[.$G$2]/100" office:value-type="float" office:value="76035.2513791665" calcext:value-type="float">
            <text:p>76035.2513791665</text:p>
          </table:table-cell>
          <table:table-cell table:number-columns-repeated="2"/>
          <table:table-cell office:value-type="float" office:value="4.14375" calcext:value-type="float">
            <text:p>4.14375</text:p>
          </table:table-cell>
          <table:table-cell table:number-columns-repeated="7"/>
        </table:table-row>
        <table:table-row table:style-name="ro1">
          <table:table-cell office:value-type="float" office:value="1.96041666666666" calcext:value-type="float">
            <text:p>1.96041666666666</text:p>
          </table:table-cell>
          <table:table-cell office:value-type="float" office:value="42.6229166666667" calcext:value-type="float">
            <text:p>42.6229166666667</text:p>
          </table:table-cell>
          <table:table-cell table:formula="of:=[.B23]*[.$G$2]/100" office:value-type="float" office:value="76804.0805347221" calcext:value-type="float">
            <text:p>76804.0805347221</text:p>
          </table:table-cell>
          <table:table-cell table:number-columns-repeated="2"/>
          <table:table-cell office:value-type="float" office:value="20.85625" calcext:value-type="float">
            <text:p>20.85625</text:p>
          </table:table-cell>
          <table:table-cell table:number-columns-repeated="7"/>
        </table:table-row>
        <table:table-row table:style-name="ro1">
          <table:table-cell office:value-type="float" office:value="2.01541666666666" calcext:value-type="float">
            <text:p>2.01541666666666</text:p>
          </table:table-cell>
          <table:table-cell office:value-type="float" office:value="43.0066666666666" calcext:value-type="float">
            <text:p>43.0066666666666</text:p>
          </table:table-cell>
          <table:table-cell table:formula="of:=[.B24]*[.$G$2]/100" office:value-type="float" office:value="77495.5762888886" calcext:value-type="float">
            <text:p>77495.5762888886</text:p>
          </table:table-cell>
          <table:table-cell table:number-columns-repeated="2"/>
          <table:table-cell office:value-type="float" office:value="38.8629166666666" calcext:value-type="float">
            <text:p>38.8629166666666</text:p>
          </table:table-cell>
          <table:table-cell table:number-columns-repeated="7"/>
        </table:table-row>
        <table:table-row table:style-name="ro1">
          <table:table-cell office:value-type="float" office:value="2.07041666666666" calcext:value-type="float">
            <text:p>2.07041666666666</text:p>
          </table:table-cell>
          <table:table-cell office:value-type="float" office:value="43.3570833333333" calcext:value-type="float">
            <text:p>43.3570833333333</text:p>
          </table:table-cell>
          <table:table-cell table:formula="of:=[.B25]*[.$G$2]/100" office:value-type="float" office:value="78127.0072652776" calcext:value-type="float">
            <text:p>78127.0072652776</text:p>
          </table:table-cell>
          <table:table-cell table:number-columns-repeated="2"/>
          <table:table-cell office:value-type="float" office:value="6.99333333333341" calcext:value-type="float">
            <text:p>6.99333333333341</text:p>
          </table:table-cell>
          <table:table-cell table:number-columns-repeated="7"/>
        </table:table-row>
        <table:table-row table:style-name="ro1">
          <table:table-cell office:value-type="float" office:value="2.12541666666666" calcext:value-type="float">
            <text:p>2.12541666666666</text:p>
          </table:table-cell>
          <table:table-cell office:value-type="float" office:value="43.6858333333333" calcext:value-type="float">
            <text:p>43.6858333333333</text:p>
          </table:table-cell>
          <table:table-cell table:formula="of:=[.B26]*[.$G$2]/100" office:value-type="float" office:value="78719.3961361109" calcext:value-type="float">
            <text:p>78719.3961361109</text:p>
          </table:table-cell>
          <table:table-cell table:number-columns-repeated="2"/>
          <table:table-cell office:value-type="float" office:value="9.30541666666671" calcext:value-type="float">
            <text:p>9.30541666666671</text:p>
          </table:table-cell>
          <table:table-cell table:number-columns-repeated="7"/>
        </table:table-row>
        <table:table-row table:style-name="ro1">
          <table:table-cell office:value-type="float" office:value="2.18041666666667" calcext:value-type="float">
            <text:p>2.18041666666667</text:p>
          </table:table-cell>
          <table:table-cell office:value-type="float" office:value="43.9945833333333" calcext:value-type="float">
            <text:p>43.9945833333333</text:p>
          </table:table-cell>
          <table:table-cell table:formula="of:=[.B27]*[.$G$2]/100" office:value-type="float" office:value="79275.7461402776" calcext:value-type="float">
            <text:p>79275.7461402776</text:p>
          </table:table-cell>
          <table:table-cell table:number-columns-repeated="2"/>
          <table:table-cell office:value-type="float" office:value="15.6945833333333" calcext:value-type="float">
            <text:p>15.6945833333333</text:p>
          </table:table-cell>
          <table:table-cell table:number-columns-repeated="7"/>
        </table:table-row>
        <table:table-row table:style-name="ro1">
          <table:table-cell office:value-type="float" office:value="2.23541666666666" calcext:value-type="float">
            <text:p>2.23541666666666</text:p>
          </table:table-cell>
          <table:table-cell office:value-type="float" office:value="44.3" calcext:value-type="float">
            <text:p>44.3</text:p>
          </table:table-cell>
          <table:table-cell table:formula="of:=[.B28]*[.$G$2]/100" office:value-type="float" office:value="79826.0896666665" calcext:value-type="float">
            <text:p>79826.0896666665</text:p>
          </table:table-cell>
          <table:table-cell table:number-columns-repeated="2"/>
          <table:table-cell office:value-type="float" office:value="4.82625000000001" calcext:value-type="float">
            <text:p>4.82625000000001</text:p>
          </table:table-cell>
          <table:table-cell table:number-columns-repeated="7"/>
        </table:table-row>
        <table:table-row table:style-name="ro1">
          <table:table-cell office:value-type="float" office:value="2.29041666666666" calcext:value-type="float">
            <text:p>2.29041666666666</text:p>
          </table:table-cell>
          <table:table-cell office:value-type="float" office:value="44.6075" calcext:value-type="float">
            <text:p>44.6075</text:p>
          </table:table-cell>
          <table:table-cell table:formula="of:=[.B29]*[.$G$2]/100" office:value-type="float" office:value="80380.1872416665" calcext:value-type="float">
            <text:p>80380.1872416665</text:p>
          </table:table-cell>
          <table:table-cell table:number-columns-repeated="2"/>
          <table:table-cell office:value-type="float" office:value="7.00249999999999" calcext:value-type="float">
            <text:p>7.00249999999999</text:p>
          </table:table-cell>
          <table:table-cell table:number-columns-repeated="7"/>
        </table:table-row>
        <table:table-row table:style-name="ro1">
          <table:table-cell office:value-type="float" office:value="2.34541666666667" calcext:value-type="float">
            <text:p>2.34541666666667</text:p>
          </table:table-cell>
          <table:table-cell office:value-type="float" office:value="44.9129166666667" calcext:value-type="float">
            <text:p>44.9129166666667</text:p>
          </table:table-cell>
          <table:table-cell table:formula="of:=[.B30]*[.$G$2]/100" office:value-type="float" office:value="80930.5307680555" calcext:value-type="float">
            <text:p>80930.5307680555</text:p>
          </table:table-cell>
          <table:table-cell table:number-columns-repeated="2"/>
          <table:table-cell office:value-type="float" office:value="10.21375" calcext:value-type="float">
            <text:p>10.21375</text:p>
          </table:table-cell>
          <table:table-cell table:number-columns-repeated="7"/>
        </table:table-row>
        <table:table-row table:style-name="ro1">
          <table:table-cell office:value-type="float" office:value="2.40041666666666" calcext:value-type="float">
            <text:p>2.40041666666666</text:p>
          </table:table-cell>
          <table:table-cell office:value-type="float" office:value="45.2475" calcext:value-type="float">
            <text:p>45.2475</text:p>
          </table:table-cell>
          <table:table-cell table:formula="of:=[.B31]*[.$G$2]/100" office:value-type="float" office:value="81533.4309749998" calcext:value-type="float">
            <text:p>81533.4309749998</text:p>
          </table:table-cell>
          <table:table-cell table:number-columns-repeated="2"/>
          <table:table-cell office:value-type="float" office:value="3.3820833333334" calcext:value-type="float">
            <text:p>3.3820833333334</text:p>
          </table:table-cell>
          <table:table-cell table:number-columns-repeated="7"/>
        </table:table-row>
        <table:table-row table:style-name="ro1">
          <table:table-cell office:value-type="float" office:value="2.45541666666666" calcext:value-type="float">
            <text:p>2.45541666666666</text:p>
          </table:table-cell>
          <table:table-cell office:value-type="float" office:value="45.6708333333333" calcext:value-type="float">
            <text:p>45.6708333333333</text:p>
          </table:table-cell>
          <table:table-cell table:formula="of:=[.B32]*[.$G$2]/100" office:value-type="float" office:value="82296.2536527776" calcext:value-type="float">
            <text:p>82296.2536527776</text:p>
          </table:table-cell>
          <table:table-cell table:number-columns-repeated="2"/>
          <table:table-cell office:value-type="float" office:value="2.72749999999988" calcext:value-type="float">
            <text:p>2.72749999999988</text:p>
          </table:table-cell>
          <table:table-cell table:number-columns-repeated="7"/>
        </table:table-row>
        <table:table-row table:style-name="ro1">
          <table:table-cell office:value-type="float" office:value="2.51416666666666" calcext:value-type="float">
            <text:p>2.51416666666666</text:p>
          </table:table-cell>
          <table:table-cell office:value-type="float" office:value="46.31625" calcext:value-type="float">
            <text:p>46.31625</text:p>
          </table:table-cell>
          <table:table-cell table:formula="of:=[.B33]*[.$G$2]/100" office:value-type="float" office:value="83459.2579124998" calcext:value-type="float">
            <text:p>83459.2579124998</text:p>
          </table:table-cell>
          <table:table-cell table:number-columns-repeated="2"/>
          <table:table-cell office:value-type="float" office:value="1.05333333333331" calcext:value-type="float">
            <text:p>1.05333333333331</text:p>
          </table:table-cell>
          <table:table-cell table:number-columns-repeated="7"/>
        </table:table-row>
        <table:table-row table:style-name="ro1">
          <table:table-cell office:value-type="float" office:value="2.57666666666667" calcext:value-type="float">
            <text:p>2.57666666666667</text:p>
          </table:table-cell>
          <table:table-cell office:value-type="float" office:value="47.37625" calcext:value-type="float">
            <text:p>47.37625</text:p>
          </table:table-cell>
          <table:table-cell table:formula="of:=[.B34]*[.$G$2]/100" office:value-type="float" office:value="85369.3178458332" calcext:value-type="float">
            <text:p>85369.3178458332</text:p>
          </table:table-cell>
          <table:table-cell table:number-columns-repeated="2"/>
          <table:table-cell office:value-type="float" office:value="1.7970833333334" calcext:value-type="float">
            <text:p>1.7970833333334</text:p>
          </table:table-cell>
          <table:table-cell table:number-columns-repeated="7"/>
        </table:table-row>
        <table:table-row table:style-name="ro1">
          <table:table-cell office:value-type="float" office:value="2.65041666666666" calcext:value-type="float">
            <text:p>2.65041666666666</text:p>
          </table:table-cell>
          <table:table-cell office:value-type="float" office:value="48.9975" calcext:value-type="float">
            <text:p>48.9975</text:p>
          </table:table-cell>
          <table:table-cell table:formula="of:=[.B35]*[.$G$2]/100" office:value-type="float" office:value="88290.7184749998" calcext:value-type="float">
            <text:p>88290.71847499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.72416666666666" calcext:value-type="float">
            <text:p>2.72416666666666</text:p>
          </table:table-cell>
          <table:table-cell office:value-type="float" office:value="50.9854166666667" calcext:value-type="float">
            <text:p>50.9854166666667</text:p>
          </table:table-cell>
          <table:table-cell table:formula="of:=[.B36]*[.$G$2]/100" office:value-type="float" office:value="91872.8316597221" calcext:value-type="float">
            <text:p>91872.8316597221</text:p>
          </table:table-cell>
          <table:table-cell table:number-columns-repeated="10"/>
        </table:table-row>
        <table:table-row table:style-name="ro1">
          <table:table-cell office:value-type="float" office:value="2.80166666666666" calcext:value-type="float">
            <text:p>2.80166666666666</text:p>
          </table:table-cell>
          <table:table-cell office:value-type="float" office:value="53.2083333333333" calcext:value-type="float">
            <text:p>53.2083333333333</text:p>
          </table:table-cell>
          <table:table-cell table:formula="of:=[.B37]*[.$G$2]/100" office:value-type="float" office:value="95878.4015277775" calcext:value-type="float">
            <text:p>95878.4015277775</text:p>
          </table:table-cell>
          <table:table-cell table:number-columns-repeated="10"/>
        </table:table-row>
        <table:table-row table:style-name="ro1">
          <table:table-cell office:value-type="float" office:value="2.87916666666666" calcext:value-type="float">
            <text:p>2.87916666666666</text:p>
          </table:table-cell>
          <table:table-cell office:value-type="float" office:value="55.4120833333333" calcext:value-type="float">
            <text:p>55.4120833333333</text:p>
          </table:table-cell>
          <table:table-cell table:formula="of:=[.B38]*[.$G$2]/100" office:value-type="float" office:value="99849.4341486109" calcext:value-type="float">
            <text:p>99849.4341486109</text:p>
          </table:table-cell>
          <table:table-cell table:number-columns-repeated="10"/>
        </table:table-row>
        <table:table-row table:style-name="ro1">
          <table:table-cell office:value-type="float" office:value="2.95666666666667" calcext:value-type="float">
            <text:p>2.95666666666667</text:p>
          </table:table-cell>
          <table:table-cell office:value-type="float" office:value="57.4541666666667" calcext:value-type="float">
            <text:p>57.4541666666667</text:p>
          </table:table-cell>
          <table:table-cell table:formula="of:=[.B39]*[.$G$2]/100" office:value-type="float" office:value="103529.152597222" calcext:value-type="float">
            <text:p>103529.152597222</text:p>
          </table:table-cell>
          <table:table-cell table:number-columns-repeated="10"/>
        </table:table-row>
        <table:table-row table:style-name="ro1">
          <table:table-cell office:value-type="float" office:value="3.03416666666666" calcext:value-type="float">
            <text:p>3.03416666666666</text:p>
          </table:table-cell>
          <table:table-cell office:value-type="float" office:value="59.3054166666667" calcext:value-type="float">
            <text:p>59.3054166666667</text:p>
          </table:table-cell>
          <table:table-cell table:formula="of:=[.B40]*[.$G$2]/100" office:value-type="float" office:value="106865.000193055" calcext:value-type="float">
            <text:p>106865.000193055</text:p>
          </table:table-cell>
          <table:table-cell table:number-columns-repeated="10"/>
        </table:table-row>
        <table:table-row table:style-name="ro1">
          <table:table-cell office:value-type="float" office:value="3.11166666666666" calcext:value-type="float">
            <text:p>3.11166666666666</text:p>
          </table:table-cell>
          <table:table-cell office:value-type="float" office:value="60.9254166666667" calcext:value-type="float">
            <text:p>60.9254166666667</text:p>
          </table:table-cell>
          <table:table-cell table:formula="of:=[.B41]*[.$G$2]/100" office:value-type="float" office:value="109784.148393055" calcext:value-type="float">
            <text:p>109784.148393055</text:p>
          </table:table-cell>
          <table:table-cell table:number-columns-repeated="10"/>
        </table:table-row>
        <table:table-row table:style-name="ro1">
          <table:table-cell office:value-type="float" office:value="3.18916666666667" calcext:value-type="float">
            <text:p>3.18916666666667</text:p>
          </table:table-cell>
          <table:table-cell office:value-type="float" office:value="62.345" calcext:value-type="float">
            <text:p>62.345</text:p>
          </table:table-cell>
          <table:table-cell table:formula="of:=[.B42]*[.$G$2]/100" office:value-type="float" office:value="112342.157116666" calcext:value-type="float">
            <text:p>112342.157116666</text:p>
          </table:table-cell>
          <table:table-cell table:number-columns-repeated="10"/>
        </table:table-row>
        <table:table-row table:style-name="ro1">
          <table:table-cell office:value-type="float" office:value="3.26666666666666" calcext:value-type="float">
            <text:p>3.26666666666666</text:p>
          </table:table-cell>
          <table:table-cell office:value-type="float" office:value="63.58625" calcext:value-type="float">
            <text:p>63.58625</text:p>
          </table:table-cell>
          <table:table-cell table:formula="of:=[.B43]*[.$G$2]/100" office:value-type="float" office:value="114578.819279166" calcext:value-type="float">
            <text:p>114578.819279166</text:p>
          </table:table-cell>
          <table:table-cell table:number-columns-repeated="10"/>
        </table:table-row>
        <table:table-row table:style-name="ro1">
          <table:table-cell office:value-type="float" office:value="3.34416666666666" calcext:value-type="float">
            <text:p>3.34416666666666</text:p>
          </table:table-cell>
          <table:table-cell office:value-type="float" office:value="64.8058333333334" calcext:value-type="float">
            <text:p>64.8058333333334</text:p>
          </table:table-cell>
          <table:table-cell table:formula="of:=[.B44]*[.$G$2]/100" office:value-type="float" office:value="116776.439336111" calcext:value-type="float">
            <text:p>116776.439336111</text:p>
          </table:table-cell>
          <table:table-cell table:number-columns-repeated="10"/>
        </table:table-row>
        <table:table-row table:style-name="ro1">
          <table:table-cell office:value-type="float" office:value="3.42541666666667" calcext:value-type="float">
            <text:p>3.42541666666667</text:p>
          </table:table-cell>
          <table:table-cell office:value-type="float" office:value="66.0341666666667" calcext:value-type="float">
            <text:p>66.0341666666667</text:p>
          </table:table-cell>
          <table:table-cell table:formula="of:=[.B45]*[.$G$2]/100" office:value-type="float" office:value="118989.826397222" calcext:value-type="float">
            <text:p>118989.826397222</text:p>
          </table:table-cell>
          <table:table-cell table:number-columns-repeated="10"/>
        </table:table-row>
        <table:table-row table:style-name="ro1">
          <table:table-cell office:value-type="float" office:value="3.50666666666666" calcext:value-type="float">
            <text:p>3.50666666666666</text:p>
          </table:table-cell>
          <table:table-cell office:value-type="float" office:value="67.4675000000001" calcext:value-type="float">
            <text:p>67.4675000000001</text:p>
          </table:table-cell>
          <table:table-cell table:formula="of:=[.B46]*[.$G$2]/100" office:value-type="float" office:value="121572.611841667" calcext:value-type="float">
            <text:p>121572.611841667</text:p>
          </table:table-cell>
          <table:table-cell table:number-columns-repeated="10"/>
        </table:table-row>
        <table:table-row table:style-name="ro1">
          <table:table-cell office:value-type="float" office:value="3.59541666666667" calcext:value-type="float">
            <text:p>3.59541666666667</text:p>
          </table:table-cell>
          <table:table-cell office:value-type="float" office:value="69.41625" calcext:value-type="float">
            <text:p>69.41625</text:p>
          </table:table-cell>
          <table:table-cell table:formula="of:=[.B47]*[.$G$2]/100" office:value-type="float" office:value="125084.1489125" calcext:value-type="float">
            <text:p>125084.1489125</text:p>
          </table:table-cell>
          <table:table-cell table:number-columns-repeated="10"/>
        </table:table-row>
        <table:table-row table:style-name="ro1">
          <table:table-cell office:value-type="float" office:value="3.69166666666666" calcext:value-type="float">
            <text:p>3.69166666666666</text:p>
          </table:table-cell>
          <table:table-cell office:value-type="float" office:value="71.7633333333333" calcext:value-type="float">
            <text:p>71.7633333333333</text:p>
          </table:table-cell>
          <table:table-cell table:formula="of:=[.B48]*[.$G$2]/100" office:value-type="float" office:value="129313.460077777" calcext:value-type="float">
            <text:p>129313.460077777</text:p>
          </table:table-cell>
          <table:table-cell table:number-columns-repeated="10"/>
        </table:table-row>
        <table:table-row table:style-name="ro1">
          <table:table-cell office:value-type="float" office:value="3.79166666666666" calcext:value-type="float">
            <text:p>3.79166666666666</text:p>
          </table:table-cell>
          <table:table-cell office:value-type="float" office:value="74.1641666666667" calcext:value-type="float">
            <text:p>74.1641666666667</text:p>
          </table:table-cell>
          <table:table-cell table:formula="of:=[.B49]*[.$G$2]/100" office:value-type="float" office:value="133639.625697222" calcext:value-type="float">
            <text:p>133639.625697222</text:p>
          </table:table-cell>
          <table:table-cell table:number-columns-repeated="10"/>
        </table:table-row>
        <table:table-row table:style-name="ro1">
          <table:table-cell office:value-type="float" office:value="3.89166666666666" calcext:value-type="float">
            <text:p>3.89166666666666</text:p>
          </table:table-cell>
          <table:table-cell office:value-type="float" office:value="76.3470833333334" calcext:value-type="float">
            <text:p>76.3470833333334</text:p>
          </table:table-cell>
          <table:table-cell table:formula="of:=[.B50]*[.$G$2]/100" office:value-type="float" office:value="137573.117831944" calcext:value-type="float">
            <text:p>137573.117831944</text:p>
          </table:table-cell>
          <table:table-cell table:number-columns-repeated="10"/>
        </table:table-row>
        <table:table-row table:style-name="ro1">
          <table:table-cell office:value-type="float" office:value="3.99166666666666" calcext:value-type="float">
            <text:p>3.99166666666666</text:p>
          </table:table-cell>
          <table:table-cell office:value-type="float" office:value="78.2641666666667" calcext:value-type="float">
            <text:p>78.2641666666667</text:p>
          </table:table-cell>
          <table:table-cell table:formula="of:=[.B51]*[.$G$2]/100" office:value-type="float" office:value="141027.593363889" calcext:value-type="float">
            <text:p>141027.593363889</text:p>
          </table:table-cell>
          <table:table-cell table:number-columns-repeated="10"/>
        </table:table-row>
        <table:table-row table:style-name="ro1">
          <table:table-cell office:value-type="float" office:value="4.09166666666667" calcext:value-type="float">
            <text:p>4.09166666666667</text:p>
          </table:table-cell>
          <table:table-cell office:value-type="float" office:value="79.82625" calcext:value-type="float">
            <text:p>79.82625</text:p>
          </table:table-cell>
          <table:table-cell table:formula="of:=[.B52]*[.$G$2]/100" office:value-type="float" office:value="143842.3790125" calcext:value-type="float">
            <text:p>143842.3790125</text:p>
          </table:table-cell>
          <table:table-cell table:number-columns-repeated="10"/>
        </table:table-row>
        <table:table-row table:style-name="ro1">
          <table:table-cell office:value-type="float" office:value="4.19166666666666" calcext:value-type="float">
            <text:p>4.19166666666666</text:p>
          </table:table-cell>
          <table:table-cell office:value-type="float" office:value="81.1179166666667" calcext:value-type="float">
            <text:p>81.1179166666667</text:p>
          </table:table-cell>
          <table:table-cell table:formula="of:=[.B53]*[.$G$2]/100" office:value-type="float" office:value="146169.889151389" calcext:value-type="float">
            <text:p>146169.889151389</text:p>
          </table:table-cell>
          <table:table-cell table:number-columns-repeated="10"/>
        </table:table-row>
        <table:table-row table:style-name="ro1">
          <table:table-cell office:value-type="float" office:value="4.29166666666666" calcext:value-type="float">
            <text:p>4.29166666666666</text:p>
          </table:table-cell>
          <table:table-cell office:value-type="float" office:value="82.2008333333333" calcext:value-type="float">
            <text:p>82.2008333333333</text:p>
          </table:table-cell>
          <table:table-cell table:formula="of:=[.B54]*[.$G$2]/100" office:value-type="float" office:value="148121.243619444" calcext:value-type="float">
            <text:p>148121.243619444</text:p>
          </table:table-cell>
          <table:table-cell table:number-columns-repeated="10"/>
        </table:table-row>
        <table:table-row table:style-name="ro1">
          <table:table-cell office:value-type="float" office:value="4.39166666666667" calcext:value-type="float">
            <text:p>4.39166666666667</text:p>
          </table:table-cell>
          <table:table-cell office:value-type="float" office:value="83.1008333333333" calcext:value-type="float">
            <text:p>83.1008333333333</text:p>
          </table:table-cell>
          <table:table-cell table:formula="of:=[.B55]*[.$G$2]/100" office:value-type="float" office:value="149742.992619444" calcext:value-type="float">
            <text:p>149742.992619444</text:p>
          </table:table-cell>
          <table:table-cell table:number-columns-repeated="10"/>
        </table:table-row>
        <table:table-row table:style-name="ro1">
          <table:table-cell office:value-type="float" office:value="4.49166666666667" calcext:value-type="float">
            <text:p>4.49166666666667</text:p>
          </table:table-cell>
          <table:table-cell office:value-type="float" office:value="83.87" calcext:value-type="float">
            <text:p>83.87</text:p>
          </table:table-cell>
          <table:table-cell table:formula="of:=[.B56]*[.$G$2]/100" office:value-type="float" office:value="151128.987366666" calcext:value-type="float">
            <text:p>151128.987366666</text:p>
          </table:table-cell>
          <table:table-cell table:number-columns-repeated="10"/>
        </table:table-row>
        <table:table-row table:style-name="ro1">
          <table:table-cell office:value-type="float" office:value="4.59166666666667" calcext:value-type="float">
            <text:p>4.59166666666667</text:p>
          </table:table-cell>
          <table:table-cell office:value-type="float" office:value="84.52375" calcext:value-type="float">
            <text:p>84.52375</text:p>
          </table:table-cell>
          <table:table-cell table:formula="of:=[.B57]*[.$G$2]/100" office:value-type="float" office:value="152307.007820833" calcext:value-type="float">
            <text:p>152307.007820833</text:p>
          </table:table-cell>
          <table:table-cell table:number-columns-repeated="10"/>
        </table:table-row>
        <table:table-row table:style-name="ro1">
          <table:table-cell office:value-type="float" office:value="4.69166666666666" calcext:value-type="float">
            <text:p>4.69166666666666</text:p>
          </table:table-cell>
          <table:table-cell office:value-type="float" office:value="85.0708333333334" calcext:value-type="float">
            <text:p>85.0708333333334</text:p>
          </table:table-cell>
          <table:table-cell table:formula="of:=[.B58]*[.$G$2]/100" office:value-type="float" office:value="153292.820986111" calcext:value-type="float">
            <text:p>153292.820986111</text:p>
          </table:table-cell>
          <table:table-cell table:number-columns-repeated="10"/>
        </table:table-row>
        <table:table-row table:style-name="ro1">
          <table:table-cell office:value-type="float" office:value="4.79166666666666" calcext:value-type="float">
            <text:p>4.79166666666666</text:p>
          </table:table-cell>
          <table:table-cell office:value-type="float" office:value="85.5820833333334" calcext:value-type="float">
            <text:p>85.5820833333334</text:p>
          </table:table-cell>
          <table:table-cell table:formula="of:=[.B59]*[.$G$2]/100" office:value-type="float" office:value="154214.064515278" calcext:value-type="float">
            <text:p>154214.064515278</text:p>
          </table:table-cell>
          <table:table-cell table:number-columns-repeated="10"/>
        </table:table-row>
        <table:table-row table:style-name="ro1">
          <table:table-cell office:value-type="float" office:value="4.89166666666667" calcext:value-type="float">
            <text:p>4.89166666666667</text:p>
          </table:table-cell>
          <table:table-cell office:value-type="float" office:value="86.0395833333333" calcext:value-type="float">
            <text:p>86.0395833333333</text:p>
          </table:table-cell>
          <table:table-cell table:formula="of:=[.B60]*[.$G$2]/100" office:value-type="float" office:value="155038.453590277" calcext:value-type="float">
            <text:p>155038.453590277</text:p>
          </table:table-cell>
          <table:table-cell table:number-columns-repeated="10"/>
        </table:table-row>
        <table:table-row table:style-name="ro1">
          <table:table-cell office:value-type="float" office:value="4.99166666666667" calcext:value-type="float">
            <text:p>4.99166666666667</text:p>
          </table:table-cell>
          <table:table-cell office:value-type="float" office:value="86.4441666666667" calcext:value-type="float">
            <text:p>86.4441666666667</text:p>
          </table:table-cell>
          <table:table-cell table:formula="of:=[.B61]*[.$G$2]/100" office:value-type="float" office:value="155767.489830555" calcext:value-type="float">
            <text:p>155767.489830555</text:p>
          </table:table-cell>
          <table:table-cell table:number-columns-repeated="10"/>
        </table:table-row>
        <table:table-row table:style-name="ro1">
          <table:table-cell office:value-type="float" office:value="5.09166666666667" calcext:value-type="float">
            <text:p>5.09166666666667</text:p>
          </table:table-cell>
          <table:table-cell office:value-type="float" office:value="86.82875" calcext:value-type="float">
            <text:p>86.82875</text:p>
          </table:table-cell>
          <table:table-cell table:formula="of:=[.B62]*[.$G$2]/100" office:value-type="float" office:value="156460.487204166" calcext:value-type="float">
            <text:p>156460.487204166</text:p>
          </table:table-cell>
          <table:table-cell table:number-columns-repeated="10"/>
        </table:table-row>
        <table:table-row table:style-name="ro1">
          <table:table-cell office:value-type="float" office:value="5.19166666666666" calcext:value-type="float">
            <text:p>5.19166666666666</text:p>
          </table:table-cell>
          <table:table-cell office:value-type="float" office:value="87.1933333333334" calcext:value-type="float">
            <text:p>87.1933333333334</text:p>
          </table:table-cell>
          <table:table-cell table:formula="of:=[.B63]*[.$G$2]/100" office:value-type="float" office:value="157117.445711111" calcext:value-type="float">
            <text:p>157117.445711111</text:p>
          </table:table-cell>
          <table:table-cell table:number-columns-repeated="10"/>
        </table:table-row>
        <table:table-row table:style-name="ro1">
          <table:table-cell office:value-type="float" office:value="5.29166666666666" calcext:value-type="float">
            <text:p>5.29166666666666</text:p>
          </table:table-cell>
          <table:table-cell office:value-type="float" office:value="87.5304166666667" calcext:value-type="float">
            <text:p>87.5304166666667</text:p>
          </table:table-cell>
          <table:table-cell table:formula="of:=[.B64]*[.$G$2]/100" office:value-type="float" office:value="157724.850776389" calcext:value-type="float">
            <text:p>157724.850776389</text:p>
          </table:table-cell>
          <table:table-cell table:number-columns-repeated="10"/>
        </table:table-row>
        <table:table-row table:style-name="ro1">
          <table:table-cell office:value-type="float" office:value="5.39166666666667" calcext:value-type="float">
            <text:p>5.39166666666667</text:p>
          </table:table-cell>
          <table:table-cell office:value-type="float" office:value="87.8429166666666" calcext:value-type="float">
            <text:p>87.8429166666666</text:p>
          </table:table-cell>
          <table:table-cell table:formula="of:=[.B65]*[.$G$2]/100" office:value-type="float" office:value="158287.958068055" calcext:value-type="float">
            <text:p>158287.958068055</text:p>
          </table:table-cell>
          <table:table-cell table:number-columns-repeated="10"/>
        </table:table-row>
        <table:table-row table:style-name="ro1">
          <table:table-cell office:value-type="float" office:value="5.49166666666667" calcext:value-type="float">
            <text:p>5.49166666666667</text:p>
          </table:table-cell>
          <table:table-cell office:value-type="float" office:value="88.1491666666667" calcext:value-type="float">
            <text:p>88.1491666666667</text:p>
          </table:table-cell>
          <table:table-cell table:formula="of:=[.B66]*[.$G$2]/100" office:value-type="float" office:value="158839.803213889" calcext:value-type="float">
            <text:p>158839.803213889</text:p>
          </table:table-cell>
          <table:table-cell table:number-columns-repeated="10"/>
        </table:table-row>
        <table:table-row table:style-name="ro1">
          <table:table-cell office:value-type="float" office:value="5.59166666666667" calcext:value-type="float">
            <text:p>5.59166666666667</text:p>
          </table:table-cell>
          <table:table-cell office:value-type="float" office:value="88.4733333333334" calcext:value-type="float">
            <text:p>88.4733333333334</text:p>
          </table:table-cell>
          <table:table-cell table:formula="of:=[.B67]*[.$G$2]/100" office:value-type="float" office:value="159423.933177778" calcext:value-type="float">
            <text:p>159423.933177778</text:p>
          </table:table-cell>
          <table:table-cell table:number-columns-repeated="10"/>
        </table:table-row>
        <table:table-row table:style-name="ro1">
          <table:table-cell office:value-type="float" office:value="5.69166666666666" calcext:value-type="float">
            <text:p>5.69166666666666</text:p>
          </table:table-cell>
          <table:table-cell office:value-type="float" office:value="88.7795833333333" calcext:value-type="float">
            <text:p>88.7795833333333</text:p>
          </table:table-cell>
          <table:table-cell table:formula="of:=[.B68]*[.$G$2]/100" office:value-type="float" office:value="159975.778323611" calcext:value-type="float">
            <text:p>159975.778323611</text:p>
          </table:table-cell>
          <table:table-cell table:number-columns-repeated="10"/>
        </table:table-row>
        <table:table-row table:style-name="ro1">
          <table:table-cell office:value-type="float" office:value="5.79166666666666" calcext:value-type="float">
            <text:p>5.79166666666666</text:p>
          </table:table-cell>
          <table:table-cell office:value-type="float" office:value="89.0829166666667" calcext:value-type="float">
            <text:p>89.0829166666667</text:p>
          </table:table-cell>
          <table:table-cell table:formula="of:=[.B69]*[.$G$2]/100" office:value-type="float" office:value="160522.367801389" calcext:value-type="float">
            <text:p>160522.367801389</text:p>
          </table:table-cell>
          <table:table-cell table:number-columns-repeated="10"/>
        </table:table-row>
        <table:table-row table:style-name="ro1">
          <table:table-cell office:value-type="float" office:value="5.89166666666667" calcext:value-type="float">
            <text:p>5.89166666666667</text:p>
          </table:table-cell>
          <table:table-cell office:value-type="float" office:value="89.4120833333334" calcext:value-type="float">
            <text:p>89.4120833333334</text:p>
          </table:table-cell>
          <table:table-cell table:formula="of:=[.B70]*[.$G$2]/100" office:value-type="float" office:value="161115.507481944" calcext:value-type="float">
            <text:p>161115.507481944</text:p>
          </table:table-cell>
          <table:table-cell table:number-columns-repeated="10"/>
        </table:table-row>
        <table:table-row table:style-name="ro1">
          <table:table-cell office:value-type="float" office:value="5.99166666666667" calcext:value-type="float">
            <text:p>5.99166666666667</text:p>
          </table:table-cell>
          <table:table-cell office:value-type="float" office:value="89.7133333333333" calcext:value-type="float">
            <text:p>89.7133333333333</text:p>
          </table:table-cell>
          <table:table-cell table:formula="of:=[.B71]*[.$G$2]/100" office:value-type="float" office:value="161658.342911111" calcext:value-type="float">
            <text:p>161658.342911111</text:p>
          </table:table-cell>
          <table:table-cell table:number-columns-repeated="10"/>
        </table:table-row>
        <table:table-row table:style-name="ro1">
          <table:table-cell office:value-type="float" office:value="6.09166666666667" calcext:value-type="float">
            <text:p>6.09166666666667</text:p>
          </table:table-cell>
          <table:table-cell office:value-type="float" office:value="90.04" calcext:value-type="float">
            <text:p>90.04</text:p>
          </table:table-cell>
          <table:table-cell table:formula="of:=[.B72]*[.$G$2]/100" office:value-type="float" office:value="162246.977733333" calcext:value-type="float">
            <text:p>162246.977733333</text:p>
          </table:table-cell>
          <table:table-cell table:number-columns-repeated="10"/>
        </table:table-row>
        <table:table-row table:style-name="ro1">
          <table:table-cell office:value-type="float" office:value="6.19166666666666" calcext:value-type="float">
            <text:p>6.19166666666666</text:p>
          </table:table-cell>
          <table:table-cell office:value-type="float" office:value="90.36375" calcext:value-type="float">
            <text:p>90.36375</text:p>
          </table:table-cell>
          <table:table-cell table:formula="of:=[.B73]*[.$G$2]/100" office:value-type="float" office:value="162830.3568875" calcext:value-type="float">
            <text:p>162830.3568875</text:p>
          </table:table-cell>
          <table:table-cell table:number-columns-repeated="10"/>
        </table:table-row>
        <table:table-row table:style-name="ro1">
          <table:table-cell office:value-type="float" office:value="6.29166666666666" calcext:value-type="float">
            <text:p>6.29166666666666</text:p>
          </table:table-cell>
          <table:table-cell office:value-type="float" office:value="90.6783333333333" calcext:value-type="float">
            <text:p>90.6783333333333</text:p>
          </table:table-cell>
          <table:table-cell table:formula="of:=[.B74]*[.$G$2]/100" office:value-type="float" office:value="163397.218227777" calcext:value-type="float">
            <text:p>163397.218227777</text:p>
          </table:table-cell>
          <table:table-cell table:number-columns-repeated="10"/>
        </table:table-row>
        <table:table-row table:style-name="ro1">
          <table:table-cell office:value-type="float" office:value="6.39166666666667" calcext:value-type="float">
            <text:p>6.39166666666667</text:p>
          </table:table-cell>
          <table:table-cell office:value-type="float" office:value="91.025" calcext:value-type="float">
            <text:p>91.025</text:p>
          </table:table-cell>
          <table:table-cell table:formula="of:=[.B75]*[.$G$2]/100" office:value-type="float" office:value="164021.891916666" calcext:value-type="float">
            <text:p>164021.891916666</text:p>
          </table:table-cell>
          <table:table-cell table:number-columns-repeated="10"/>
        </table:table-row>
        <table:table-row table:style-name="ro1">
          <table:table-cell office:value-type="float" office:value="6.49166666666667" calcext:value-type="float">
            <text:p>6.49166666666667</text:p>
          </table:table-cell>
          <table:table-cell office:value-type="float" office:value="91.345" calcext:value-type="float">
            <text:p>91.345</text:p>
          </table:table-cell>
          <table:table-cell table:formula="of:=[.B76]*[.$G$2]/100" office:value-type="float" office:value="164598.513783333" calcext:value-type="float">
            <text:p>164598.513783333</text:p>
          </table:table-cell>
          <table:table-cell table:number-columns-repeated="10"/>
        </table:table-row>
        <table:table-row table:style-name="ro1">
          <table:table-cell office:value-type="float" office:value="6.59583333333334" calcext:value-type="float">
            <text:p>6.59583333333334</text:p>
          </table:table-cell>
          <table:table-cell office:value-type="float" office:value="91.6841666666667" calcext:value-type="float">
            <text:p>91.6841666666667</text:p>
          </table:table-cell>
          <table:table-cell table:formula="of:=[.B77]*[.$G$2]/100" office:value-type="float" office:value="165209.672897222" calcext:value-type="float">
            <text:p>165209.672897222</text:p>
          </table:table-cell>
          <table:table-cell table:number-columns-repeated="10"/>
        </table:table-row>
        <table:table-row table:style-name="ro1">
          <table:table-cell office:value-type="float" office:value="6.69583333333333" calcext:value-type="float">
            <text:p>6.69583333333333</text:p>
          </table:table-cell>
          <table:table-cell office:value-type="float" office:value="92.02" calcext:value-type="float">
            <text:p>92.02</text:p>
          </table:table-cell>
          <table:table-cell table:formula="of:=[.B78]*[.$G$2]/100" office:value-type="float" office:value="165814.825533333" calcext:value-type="float">
            <text:p>165814.825533333</text:p>
          </table:table-cell>
          <table:table-cell table:number-columns-repeated="10"/>
        </table:table-row>
        <table:table-row table:style-name="ro1">
          <table:table-cell office:value-type="float" office:value="6.79583333333333" calcext:value-type="float">
            <text:p>6.79583333333333</text:p>
          </table:table-cell>
          <table:table-cell office:value-type="float" office:value="92.3675" calcext:value-type="float">
            <text:p>92.3675</text:p>
          </table:table-cell>
          <table:table-cell table:formula="of:=[.B79]*[.$G$2]/100" office:value-type="float" office:value="166441.000841666" calcext:value-type="float">
            <text:p>166441.000841666</text:p>
          </table:table-cell>
          <table:table-cell table:number-columns-repeated="10"/>
        </table:table-row>
        <table:table-row table:style-name="ro1">
          <table:table-cell office:value-type="float" office:value="6.89583333333334" calcext:value-type="float">
            <text:p>6.89583333333334</text:p>
          </table:table-cell>
          <table:table-cell office:value-type="float" office:value="92.7083333333333" calcext:value-type="float">
            <text:p>92.7083333333333</text:p>
          </table:table-cell>
          <table:table-cell table:formula="of:=[.B80]*[.$G$2]/100" office:value-type="float" office:value="167055.163194444" calcext:value-type="float">
            <text:p>167055.163194444</text:p>
          </table:table-cell>
          <table:table-cell table:number-columns-repeated="10"/>
        </table:table-row>
        <table:table-row table:style-name="ro1">
          <table:table-cell office:value-type="float" office:value="6.99583333333334" calcext:value-type="float">
            <text:p>6.99583333333334</text:p>
          </table:table-cell>
          <table:table-cell office:value-type="float" office:value="93.0533333333333" calcext:value-type="float">
            <text:p>93.0533333333333</text:p>
          </table:table-cell>
          <table:table-cell table:formula="of:=[.B81]*[.$G$2]/100" office:value-type="float" office:value="167676.833644444" calcext:value-type="float">
            <text:p>167676.833644444</text:p>
          </table:table-cell>
          <table:table-cell table:number-columns-repeated="10"/>
        </table:table-row>
        <table:table-row table:style-name="ro1">
          <table:table-cell office:value-type="float" office:value="7.09583333333334" calcext:value-type="float">
            <text:p>7.09583333333334</text:p>
          </table:table-cell>
          <table:table-cell office:value-type="float" office:value="93.4220833333334" calcext:value-type="float">
            <text:p>93.4220833333334</text:p>
          </table:table-cell>
          <table:table-cell table:formula="of:=[.B82]*[.$G$2]/100" office:value-type="float" office:value="168341.300248611" calcext:value-type="float">
            <text:p>168341.300248611</text:p>
          </table:table-cell>
          <table:table-cell table:number-columns-repeated="10"/>
        </table:table-row>
        <table:table-row table:style-name="ro1">
          <table:table-cell office:value-type="float" office:value="7.19583333333333" calcext:value-type="float">
            <text:p>7.19583333333333</text:p>
          </table:table-cell>
          <table:table-cell office:value-type="float" office:value="93.7583333333334" calcext:value-type="float">
            <text:p>93.7583333333334</text:p>
          </table:table-cell>
          <table:table-cell table:formula="of:=[.B83]*[.$G$2]/100" office:value-type="float" office:value="168947.203694444" calcext:value-type="float">
            <text:p>168947.203694444</text:p>
          </table:table-cell>
          <table:table-cell table:number-columns-repeated="10"/>
        </table:table-row>
        <table:table-row table:style-name="ro1">
          <table:table-cell office:value-type="float" office:value="7.29583333333333" calcext:value-type="float">
            <text:p>7.29583333333333</text:p>
          </table:table-cell>
          <table:table-cell office:value-type="float" office:value="94.0808333333333" calcext:value-type="float">
            <text:p>94.0808333333333</text:p>
          </table:table-cell>
          <table:table-cell table:formula="of:=[.B84]*[.$G$2]/100" office:value-type="float" office:value="169528.330419444" calcext:value-type="float">
            <text:p>169528.330419444</text:p>
          </table:table-cell>
          <table:table-cell table:number-columns-repeated="10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4.3933333333333" calcext:value-type="float">
            <text:p>94.3933333333333</text:p>
          </table:table-cell>
          <table:table-cell table:formula="of:=[.B85]*[.$G$2]/100" office:value-type="float" office:value="170091.437711111" calcext:value-type="float">
            <text:p>170091.437711111</text:p>
          </table:table-cell>
          <table:table-cell table:number-columns-repeated="10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4.69875" calcext:value-type="float">
            <text:p>94.69875</text:p>
          </table:table-cell>
          <table:table-cell table:formula="of:=[.B86]*[.$G$2]/100" office:value-type="float" office:value="170641.7812375" calcext:value-type="float">
            <text:p>170641.7812375</text:p>
          </table:table-cell>
          <table:table-cell table:number-columns-repeated="10"/>
        </table:table-row>
        <table:table-row table:style-name="ro1">
          <table:table-cell office:value-type="float" office:value="7.60416666666666" calcext:value-type="float">
            <text:p>7.60416666666666</text:p>
          </table:table-cell>
          <table:table-cell office:value-type="float" office:value="95.0170833333334" calcext:value-type="float">
            <text:p>95.0170833333334</text:p>
          </table:table-cell>
          <table:table-cell table:formula="of:=[.B87]*[.$G$2]/100" office:value-type="float" office:value="171215.399865278" calcext:value-type="float">
            <text:p>171215.399865278</text:p>
          </table:table-cell>
          <table:table-cell table:number-columns-repeated="10"/>
        </table:table-row>
        <table:table-row table:style-name="ro1">
          <table:table-cell office:value-type="float" office:value="7.70416666666667" calcext:value-type="float">
            <text:p>7.70416666666667</text:p>
          </table:table-cell>
          <table:table-cell office:value-type="float" office:value="95.3129166666666" calcext:value-type="float">
            <text:p>95.3129166666666</text:p>
          </table:table-cell>
          <table:table-cell table:formula="of:=[.B88]*[.$G$2]/100" office:value-type="float" office:value="171748.474768055" calcext:value-type="float">
            <text:p>171748.474768055</text:p>
          </table:table-cell>
          <table:table-cell table:number-columns-repeated="10"/>
        </table:table-row>
        <table:table-row table:style-name="ro1">
          <table:table-cell office:value-type="float" office:value="7.80416666666667" calcext:value-type="float">
            <text:p>7.80416666666667</text:p>
          </table:table-cell>
          <table:table-cell office:value-type="float" office:value="95.5975" calcext:value-type="float">
            <text:p>95.5975</text:p>
          </table:table-cell>
          <table:table-cell table:formula="of:=[.B89]*[.$G$2]/100" office:value-type="float" office:value="172261.277808333" calcext:value-type="float">
            <text:p>172261.277808333</text:p>
          </table:table-cell>
          <table:table-cell table:number-columns-repeated="10"/>
        </table:table-row>
        <table:table-row table:style-name="ro1">
          <table:table-cell office:value-type="float" office:value="7.90416666666667" calcext:value-type="float">
            <text:p>7.90416666666667</text:p>
          </table:table-cell>
          <table:table-cell office:value-type="float" office:value="95.8833333333334" calcext:value-type="float">
            <text:p>95.8833333333334</text:p>
          </table:table-cell>
          <table:table-cell table:formula="of:=[.B90]*[.$G$2]/100" office:value-type="float" office:value="172776.333277778" calcext:value-type="float">
            <text:p>172776.333277778</text:p>
          </table:table-cell>
          <table:table-cell table:number-columns-repeated="10"/>
        </table:table-row>
        <table:table-row table:style-name="ro1">
          <table:table-cell office:value-type="float" office:value="8.04166666666666" calcext:value-type="float">
            <text:p>8.04166666666666</text:p>
          </table:table-cell>
          <table:table-cell office:value-type="float" office:value="96.1495833333333" calcext:value-type="float">
            <text:p>96.1495833333333</text:p>
          </table:table-cell>
          <table:table-cell table:formula="of:=[.B91]*[.$G$2]/100" office:value-type="float" office:value="173256.100690277" calcext:value-type="float">
            <text:p>173256.100690277</text:p>
          </table:table-cell>
          <table:table-cell table:number-columns-repeated="10"/>
        </table:table-row>
        <table:table-row table:style-name="ro1">
          <table:table-cell office:value-type="float" office:value="8.29583333333333" calcext:value-type="float">
            <text:p>8.29583333333333</text:p>
          </table:table-cell>
          <table:table-cell office:value-type="float" office:value="96.44875" calcext:value-type="float">
            <text:p>96.44875</text:p>
          </table:table-cell>
          <table:table-cell table:formula="of:=[.B92]*[.$G$2]/100" office:value-type="float" office:value="173795.182070833" calcext:value-type="float">
            <text:p>173795.182070833</text:p>
          </table:table-cell>
          <table:table-cell table:number-columns-repeated="10"/>
        </table:table-row>
        <table:table-row table:style-name="ro1">
          <table:table-cell office:value-type="float" office:value="8.77083333333334" calcext:value-type="float">
            <text:p>8.77083333333334</text:p>
          </table:table-cell>
          <table:table-cell office:value-type="float" office:value="96.7400000000001" calcext:value-type="float">
            <text:p>96.7400000000001</text:p>
          </table:table-cell>
          <table:table-cell table:formula="of:=[.B93]*[.$G$2]/100" office:value-type="float" office:value="174319.998066667" calcext:value-type="float">
            <text:p>174319.998066667</text:p>
          </table:table-cell>
          <table:table-cell table:formula="of:=AVERAGE([.A93];[.A94])" office:value-type="float" office:value="9.04583333333334" calcext:value-type="float">
            <text:p>9.04583333333334</text:p>
          </table:table-cell>
          <table:table-cell table:formula="of:=AVERAGE([.B93];[.B94])" office:value-type="float" office:value="96.8662500000001" calcext:value-type="float">
            <text:p>96.8662500000001</text:p>
          </table:table-cell>
          <table:table-cell table:number-columns-repeated="8"/>
        </table:table-row>
        <table:table-row table:style-name="ro1">
          <table:table-cell office:value-type="float" office:value="9.32083333333334" calcext:value-type="float">
            <text:p>9.32083333333334</text:p>
          </table:table-cell>
          <table:table-cell office:value-type="float" office:value="96.9925" calcext:value-type="float">
            <text:p>96.9925</text:p>
          </table:table-cell>
          <table:table-cell table:formula="of:=[.B94]*[.$G$2]/100" office:value-type="float" office:value="174774.988758333" calcext:value-type="float">
            <text:p>174774.988758333</text:p>
          </table:table-cell>
          <table:table-cell table:number-columns-repeated="10"/>
        </table:table-row>
        <table:table-row table:style-name="ro1">
          <table:table-cell office:value-type="float" office:value="9.87083333333335" calcext:value-type="float">
            <text:p>9.87083333333335</text:p>
          </table:table-cell>
          <table:table-cell office:value-type="float" office:value="97.2029166666666" calcext:value-type="float">
            <text:p>97.2029166666666</text:p>
          </table:table-cell>
          <table:table-cell table:formula="of:=[.B95]*[.$G$2]/100" office:value-type="float" office:value="175154.147668055" calcext:value-type="float">
            <text:p>175154.147668055</text:p>
          </table:table-cell>
          <table:table-cell table:number-columns-repeated="10"/>
        </table:table-row>
        <table:table-row table:style-name="ro1">
          <table:table-cell office:value-type="float" office:value="10.4208333333334" calcext:value-type="float">
            <text:p>10.4208333333334</text:p>
          </table:table-cell>
          <table:table-cell office:value-type="float" office:value="97.4054166666667" calcext:value-type="float">
            <text:p>97.4054166666667</text:p>
          </table:table-cell>
          <table:table-cell table:formula="of:=[.B96]*[.$G$2]/100" office:value-type="float" office:value="175519.041193055" calcext:value-type="float">
            <text:p>175519.041193055</text:p>
          </table:table-cell>
          <table:table-cell table:number-columns-repeated="10"/>
        </table:table-row>
        <table:table-row table:style-name="ro1">
          <table:table-cell office:value-type="float" office:value="10.9708333333334" calcext:value-type="float">
            <text:p>10.9708333333334</text:p>
          </table:table-cell>
          <table:table-cell office:value-type="float" office:value="97.5920833333333" calcext:value-type="float">
            <text:p>97.5920833333333</text:p>
          </table:table-cell>
          <table:table-cell table:formula="of:=[.B97]*[.$G$2]/100" office:value-type="float" office:value="175855.403948611" calcext:value-type="float">
            <text:p>175855.403948611</text:p>
          </table:table-cell>
          <table:table-cell table:number-columns-repeated="10"/>
        </table:table-row>
        <table:table-row table:style-name="ro1">
          <table:table-cell office:value-type="float" office:value="11.5208333333334" calcext:value-type="float">
            <text:p>11.5208333333334</text:p>
          </table:table-cell>
          <table:table-cell office:value-type="float" office:value="97.7670833333334" calcext:value-type="float">
            <text:p>97.7670833333334</text:p>
          </table:table-cell>
          <table:table-cell table:formula="of:=[.B98]*[.$G$2]/100" office:value-type="float" office:value="176170.744031944" calcext:value-type="float">
            <text:p>176170.744031944</text:p>
          </table:table-cell>
          <table:table-cell table:number-columns-repeated="10"/>
        </table:table-row>
        <table:table-row table:style-name="ro1">
          <table:table-cell office:value-type="float" office:value="12.1125" calcext:value-type="float">
            <text:p>12.1125</text:p>
          </table:table-cell>
          <table:table-cell office:value-type="float" office:value="97.9258333333334" calcext:value-type="float">
            <text:p>97.9258333333334</text:p>
          </table:table-cell>
          <table:table-cell table:formula="of:=[.B99]*[.$G$2]/100" office:value-type="float" office:value="176456.802536111" calcext:value-type="float">
            <text:p>176456.802536111</text:p>
          </table:table-cell>
          <table:table-cell table:number-columns-repeated="10"/>
        </table:table-row>
        <table:table-row table:style-name="ro1">
          <table:table-cell office:value-type="float" office:value="12.6625" calcext:value-type="float">
            <text:p>12.6625</text:p>
          </table:table-cell>
          <table:table-cell office:value-type="float" office:value="98.0716666666667" calcext:value-type="float">
            <text:p>98.0716666666667</text:p>
          </table:table-cell>
          <table:table-cell table:formula="of:=[.B100]*[.$G$2]/100" office:value-type="float" office:value="176719.585938889" calcext:value-type="float">
            <text:p>176719.585938889</text:p>
          </table:table-cell>
          <table:table-cell table:number-columns-repeated="10"/>
        </table:table-row>
        <table:table-row table:style-name="ro1">
          <table:table-cell office:value-type="float" office:value="13.6708333333334" calcext:value-type="float">
            <text:p>13.6708333333334</text:p>
          </table:table-cell>
          <table:table-cell office:value-type="float" office:value="98.2108333333333" calcext:value-type="float">
            <text:p>98.2108333333333</text:p>
          </table:table-cell>
          <table:table-cell table:formula="of:=[.B101]*[.$G$2]/100" office:value-type="float" office:value="176970.356386111" calcext:value-type="float">
            <text:p>176970.356386111</text:p>
          </table:table-cell>
          <table:table-cell table:number-columns-repeated="10"/>
        </table:table-row>
        <table:table-row table:style-name="ro1">
          <table:table-cell office:value-type="float" office:value="14.2208333333333" calcext:value-type="float">
            <text:p>14.2208333333333</text:p>
          </table:table-cell>
          <table:table-cell office:value-type="float" office:value="98.3229166666667" calcext:value-type="float">
            <text:p>98.3229166666667</text:p>
          </table:table-cell>
          <table:table-cell table:formula="of:=[.B102]*[.$G$2]/100" office:value-type="float" office:value="177172.324201389" calcext:value-type="float">
            <text:p>177172.324201389</text:p>
          </table:table-cell>
          <table:table-cell table:number-columns-repeated="10"/>
        </table:table-row>
        <table:table-row table:style-name="ro1">
          <table:table-cell office:value-type="float" office:value="14.8958333333334" calcext:value-type="float">
            <text:p>14.8958333333334</text:p>
          </table:table-cell>
          <table:table-cell office:value-type="float" office:value="98.42875" calcext:value-type="float">
            <text:p>98.42875</text:p>
          </table:table-cell>
          <table:table-cell table:formula="of:=[.B103]*[.$G$2]/100" office:value-type="float" office:value="177363.029870833" calcext:value-type="float">
            <text:p>177363.029870833</text:p>
          </table:table-cell>
          <table:table-cell table:number-columns-repeated="10"/>
        </table:table-row>
        <table:table-row table:style-name="ro1">
          <table:table-cell office:value-type="float" office:value="15.9041666666667" calcext:value-type="float">
            <text:p>15.9041666666667</text:p>
          </table:table-cell>
          <table:table-cell office:value-type="float" office:value="98.5345833333334" calcext:value-type="float">
            <text:p>98.5345833333334</text:p>
          </table:table-cell>
          <table:table-cell table:formula="of:=[.B104]*[.$G$2]/100" office:value-type="float" office:value="177553.735540278" calcext:value-type="float">
            <text:p>177553.735540278</text:p>
          </table:table-cell>
          <table:table-cell table:number-columns-repeated="10"/>
        </table:table-row>
        <table:table-row table:style-name="ro1">
          <table:table-cell office:value-type="float" office:value="17.6208333333333" calcext:value-type="float">
            <text:p>17.6208333333333</text:p>
          </table:table-cell>
          <table:table-cell office:value-type="float" office:value="98.62875" calcext:value-type="float">
            <text:p>98.62875</text:p>
          </table:table-cell>
          <table:table-cell table:formula="of:=[.B105]*[.$G$2]/100" office:value-type="float" office:value="177723.4185375" calcext:value-type="float">
            <text:p>177723.4185375</text:p>
          </table:table-cell>
          <table:table-cell table:number-columns-repeated="10"/>
        </table:table-row>
        <table:table-row table:style-name="ro1">
          <table:table-cell office:value-type="float" office:value="20.7541666666666" calcext:value-type="float">
            <text:p>20.7541666666666</text:p>
          </table:table-cell>
          <table:table-cell office:value-type="float" office:value="98.7095833333333" calcext:value-type="float">
            <text:p>98.7095833333333</text:p>
          </table:table-cell>
          <table:table-cell table:formula="of:=[.B106]*[.$G$2]/100" office:value-type="float" office:value="177869.075623611" calcext:value-type="float">
            <text:p>177869.075623611</text:p>
          </table:table-cell>
          <table:table-cell table:number-columns-repeated="10"/>
        </table:table-row>
        <table:table-row table:style-name="ro1">
          <table:table-cell office:value-type="float" office:value="25.9291666666666" calcext:value-type="float">
            <text:p>25.9291666666666</text:p>
          </table:table-cell>
          <table:table-cell office:value-type="float" office:value="98.7854166666667" calcext:value-type="float">
            <text:p>98.7854166666667</text:p>
          </table:table-cell>
          <table:table-cell table:formula="of:=[.B107]*[.$G$2]/100" office:value-type="float" office:value="178005.722993055" calcext:value-type="float">
            <text:p>178005.722993055</text:p>
          </table:table-cell>
          <table:table-cell table:number-columns-repeated="10"/>
        </table:table-row>
        <table:table-row table:style-name="ro1">
          <table:table-cell office:value-type="float" office:value="35.6875" calcext:value-type="float">
            <text:p>35.6875</text:p>
          </table:table-cell>
          <table:table-cell office:value-type="float" office:value="98.8608333333334" calcext:value-type="float">
            <text:p>98.8608333333334</text:p>
          </table:table-cell>
          <table:table-cell table:formula="of:=[.B108]*[.$G$2]/100" office:value-type="float" office:value="178141.619552778" calcext:value-type="float">
            <text:p>178141.619552778</text:p>
          </table:table-cell>
          <table:table-cell table:number-columns-repeated="10"/>
        </table:table-row>
        <table:table-row table:style-name="ro1">
          <table:table-cell office:value-type="float" office:value="44.7791666666666" calcext:value-type="float">
            <text:p>44.7791666666666</text:p>
          </table:table-cell>
          <table:table-cell office:value-type="float" office:value="98.9291666666666" calcext:value-type="float">
            <text:p>98.9291666666666</text:p>
          </table:table-cell>
          <table:table-cell table:formula="of:=[.B109]*[.$G$2]/100" office:value-type="float" office:value="178264.752347222" calcext:value-type="float">
            <text:p>178264.752347222</text:p>
          </table:table-cell>
          <table:table-cell table:number-columns-repeated="10"/>
        </table:table-row>
        <table:table-row table:style-name="ro1">
          <table:table-cell office:value-type="float" office:value="45.9541666666667" calcext:value-type="float">
            <text:p>45.9541666666667</text:p>
          </table:table-cell>
          <table:table-cell office:value-type="float" office:value="98.9883333333333" calcext:value-type="float">
            <text:p>98.9883333333333</text:p>
          </table:table-cell>
          <table:table-cell table:formula="of:=[.B110]*[.$G$2]/100" office:value-type="float" office:value="178371.367327777" calcext:value-type="float">
            <text:p>178371.367327777</text:p>
          </table:table-cell>
          <table:table-cell table:number-columns-repeated="10"/>
        </table:table-row>
        <table:table-row table:style-name="ro1">
          <table:table-cell office:value-type="float" office:value="47.2541666666667" calcext:value-type="float">
            <text:p>47.2541666666667</text:p>
          </table:table-cell>
          <table:table-cell office:value-type="float" office:value="99.0441666666667" calcext:value-type="float">
            <text:p>99.0441666666667</text:p>
          </table:table-cell>
          <table:table-cell table:formula="of:=[.B111]*[.$G$2]/100" office:value-type="float" office:value="178471.975830555" calcext:value-type="float">
            <text:p>178471.975830555</text:p>
          </table:table-cell>
          <table:table-cell table:number-columns-repeated="10"/>
        </table:table-row>
        <table:table-row table:style-name="ro1">
          <table:table-cell office:value-type="float" office:value="47.4291666666667" calcext:value-type="float">
            <text:p>47.4291666666667</text:p>
          </table:table-cell>
          <table:table-cell office:value-type="float" office:value="99.0933333333333" calcext:value-type="float">
            <text:p>99.0933333333333</text:p>
          </table:table-cell>
          <table:table-cell table:formula="of:=[.B112]*[.$G$2]/100" office:value-type="float" office:value="178560.571377777" calcext:value-type="float">
            <text:p>178560.571377777</text:p>
          </table:table-cell>
          <table:table-cell table:number-columns-repeated="10"/>
        </table:table-row>
        <table:table-row table:style-name="ro1">
          <table:table-cell office:value-type="float" office:value="48.1458333333334" calcext:value-type="float">
            <text:p>48.1458333333334</text:p>
          </table:table-cell>
          <table:table-cell office:value-type="float" office:value="99.1370833333333" calcext:value-type="float">
            <text:p>99.1370833333333</text:p>
          </table:table-cell>
          <table:table-cell table:formula="of:=[.B113]*[.$G$2]/100" office:value-type="float" office:value="178639.406398611" calcext:value-type="float">
            <text:p>178639.406398611</text:p>
          </table:table-cell>
          <table:table-cell table:number-columns-repeated="10"/>
        </table:table-row>
        <table:table-row table:style-name="ro1">
          <table:table-cell office:value-type="float" office:value="48.1958333333334" calcext:value-type="float">
            <text:p>48.1958333333334</text:p>
          </table:table-cell>
          <table:table-cell office:value-type="float" office:value="99.1733333333334" calcext:value-type="float">
            <text:p>99.1733333333334</text:p>
          </table:table-cell>
          <table:table-cell table:formula="of:=[.B114]*[.$G$2]/100" office:value-type="float" office:value="178704.726844444" calcext:value-type="float">
            <text:p>178704.726844444</text:p>
          </table:table-cell>
          <table:table-cell table:number-columns-repeated="10"/>
        </table:table-row>
        <table:table-row table:style-name="ro1">
          <table:table-cell office:value-type="float" office:value="48.2458333333334" calcext:value-type="float">
            <text:p>48.2458333333334</text:p>
          </table:table-cell>
          <table:table-cell office:value-type="float" office:value="99.2083333333333" calcext:value-type="float">
            <text:p>99.2083333333333</text:p>
          </table:table-cell>
          <table:table-cell table:formula="of:=[.B115]*[.$G$2]/100" office:value-type="float" office:value="178767.794861111" calcext:value-type="float">
            <text:p>178767.794861111</text:p>
          </table:table-cell>
          <table:table-cell table:number-columns-repeated="10"/>
        </table:table-row>
        <table:table-row table:style-name="ro1">
          <table:table-cell office:value-type="float" office:value="48.2958333333334" calcext:value-type="float">
            <text:p>48.2958333333334</text:p>
          </table:table-cell>
          <table:table-cell office:value-type="float" office:value="99.24625" calcext:value-type="float">
            <text:p>99.24625</text:p>
          </table:table-cell>
          <table:table-cell table:formula="of:=[.B116]*[.$G$2]/100" office:value-type="float" office:value="178836.118545833" calcext:value-type="float">
            <text:p>178836.118545833</text:p>
          </table:table-cell>
          <table:table-cell table:number-columns-repeated="10"/>
        </table:table-row>
        <table:table-row table:style-name="ro1">
          <table:table-cell office:value-type="float" office:value="48.35" calcext:value-type="float">
            <text:p>48.35</text:p>
          </table:table-cell>
          <table:table-cell office:value-type="float" office:value="99.2783333333334" calcext:value-type="float">
            <text:p>99.2783333333334</text:p>
          </table:table-cell>
          <table:table-cell table:formula="of:=[.B117]*[.$G$2]/100" office:value-type="float" office:value="178893.930894444" calcext:value-type="float">
            <text:p>178893.930894444</text:p>
          </table:table-cell>
          <table:table-cell table:number-columns-repeated="10"/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99.3054166666667" calcext:value-type="float">
            <text:p>99.3054166666667</text:p>
          </table:table-cell>
          <table:table-cell table:formula="of:=[.B118]*[.$G$2]/100" office:value-type="float" office:value="178942.733526389" calcext:value-type="float">
            <text:p>178942.733526389</text:p>
          </table:table-cell>
          <table:table-cell table:number-columns-repeated="10"/>
        </table:table-row>
        <table:table-row table:style-name="ro1">
          <table:table-cell office:value-type="float" office:value="48.45" calcext:value-type="float">
            <text:p>48.45</text:p>
          </table:table-cell>
          <table:table-cell office:value-type="float" office:value="99.3370833333334" calcext:value-type="float">
            <text:p>99.3370833333334</text:p>
          </table:table-cell>
          <table:table-cell table:formula="of:=[.B119]*[.$G$2]/100" office:value-type="float" office:value="178999.795065278" calcext:value-type="float">
            <text:p>178999.795065278</text:p>
          </table:table-cell>
          <table:table-cell table:number-columns-repeated="10"/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99.3641666666666" calcext:value-type="float">
            <text:p>99.3641666666666</text:p>
          </table:table-cell>
          <table:table-cell table:formula="of:=[.B120]*[.$G$2]/100" office:value-type="float" office:value="179048.597697222" calcext:value-type="float">
            <text:p>179048.597697222</text:p>
          </table:table-cell>
          <table:table-cell table:number-columns-repeated="10"/>
        </table:table-row>
        <table:table-row table:style-name="ro1">
          <table:table-cell office:value-type="float" office:value="48.55" calcext:value-type="float">
            <text:p>48.55</text:p>
          </table:table-cell>
          <table:table-cell office:value-type="float" office:value="99.3904166666666" calcext:value-type="float">
            <text:p>99.3904166666666</text:p>
          </table:table-cell>
          <table:table-cell table:formula="of:=[.B121]*[.$G$2]/100" office:value-type="float" office:value="179095.898709722" calcext:value-type="float">
            <text:p>179095.898709722</text:p>
          </table:table-cell>
          <table:table-cell table:number-columns-repeated="10"/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99.4170833333333" calcext:value-type="float">
            <text:p>99.4170833333333</text:p>
          </table:table-cell>
          <table:table-cell table:formula="of:=[.B122]*[.$G$2]/100" office:value-type="float" office:value="179143.950531944" calcext:value-type="float">
            <text:p>179143.950531944</text:p>
          </table:table-cell>
          <table:table-cell table:number-columns-repeated="10"/>
        </table:table-row>
        <table:table-row table:style-name="ro1">
          <table:table-cell office:value-type="float" office:value="48.6916666666667" calcext:value-type="float">
            <text:p>48.6916666666667</text:p>
          </table:table-cell>
          <table:table-cell office:value-type="float" office:value="99.4470833333333" calcext:value-type="float">
            <text:p>99.4470833333333</text:p>
          </table:table-cell>
          <table:table-cell table:formula="of:=[.B123]*[.$G$2]/100" office:value-type="float" office:value="179198.008831944" calcext:value-type="float">
            <text:p>179198.008831944</text:p>
          </table:table-cell>
          <table:table-cell table:number-columns-repeated="10"/>
        </table:table-row>
        <table:table-row table:style-name="ro1">
          <table:table-cell office:value-type="float" office:value="48.8916666666667" calcext:value-type="float">
            <text:p>48.8916666666667</text:p>
          </table:table-cell>
          <table:table-cell office:value-type="float" office:value="99.4825" calcext:value-type="float">
            <text:p>99.4825</text:p>
          </table:table-cell>
          <table:table-cell table:formula="of:=[.B124]*[.$G$2]/100" office:value-type="float" office:value="179261.827658333" calcext:value-type="float">
            <text:p>179261.827658333</text:p>
          </table:table-cell>
          <table:table-cell table:number-columns-repeated="10"/>
        </table:table-row>
        <table:table-row table:style-name="ro1">
          <table:table-cell office:value-type="float" office:value="49.1291666666667" calcext:value-type="float">
            <text:p>49.1291666666667</text:p>
          </table:table-cell>
          <table:table-cell office:value-type="float" office:value="99.50875" calcext:value-type="float">
            <text:p>99.50875</text:p>
          </table:table-cell>
          <table:table-cell table:formula="of:=[.B125]*[.$G$2]/100" office:value-type="float" office:value="179309.128670833" calcext:value-type="float">
            <text:p>179309.128670833</text:p>
          </table:table-cell>
          <table:table-cell table:number-columns-repeated="10"/>
        </table:table-row>
        <table:table-row table:style-name="ro1">
          <table:table-cell office:value-type="float" office:value="49.3666666666667" calcext:value-type="float">
            <text:p>49.3666666666667</text:p>
          </table:table-cell>
          <table:table-cell office:value-type="float" office:value="99.5354166666666" calcext:value-type="float">
            <text:p>99.5354166666666</text:p>
          </table:table-cell>
          <table:table-cell table:formula="of:=[.B126]*[.$G$2]/100" office:value-type="float" office:value="179357.180493055" calcext:value-type="float">
            <text:p>179357.180493055</text:p>
          </table:table-cell>
          <table:table-cell table:number-columns-repeated="10"/>
        </table:table-row>
        <table:table-row table:style-name="ro1">
          <table:table-cell office:value-type="float" office:value="49.6416666666667" calcext:value-type="float">
            <text:p>49.6416666666667</text:p>
          </table:table-cell>
          <table:table-cell office:value-type="float" office:value="99.5583333333333" calcext:value-type="float">
            <text:p>99.5583333333333</text:p>
          </table:table-cell>
          <table:table-cell table:formula="of:=[.B127]*[.$G$2]/100" office:value-type="float" office:value="179398.475027777" calcext:value-type="float">
            <text:p>179398.475027777</text:p>
          </table:table-cell>
          <table:table-cell table:number-columns-repeated="10"/>
        </table:table-row>
        <table:table-row table:style-name="ro1">
          <table:table-cell office:value-type="float" office:value="49.9166666666667" calcext:value-type="float">
            <text:p>49.9166666666667</text:p>
          </table:table-cell>
          <table:table-cell office:value-type="float" office:value="99.5766666666666" calcext:value-type="float">
            <text:p>99.5766666666666</text:p>
          </table:table-cell>
          <table:table-cell table:formula="of:=[.B128]*[.$G$2]/100" office:value-type="float" office:value="179431.510655555" calcext:value-type="float">
            <text:p>179431.510655555</text:p>
          </table:table-cell>
          <table:table-cell table:number-columns-repeated="10"/>
        </table:table-row>
        <table:table-row table:style-name="ro1">
          <table:table-cell office:value-type="float" office:value="50.1916666666667" calcext:value-type="float">
            <text:p>50.1916666666667</text:p>
          </table:table-cell>
          <table:table-cell office:value-type="float" office:value="99.595" calcext:value-type="float">
            <text:p>99.595</text:p>
          </table:table-cell>
          <table:table-cell table:formula="of:=[.B129]*[.$G$2]/100" office:value-type="float" office:value="179464.546283333" calcext:value-type="float">
            <text:p>179464.546283333</text:p>
          </table:table-cell>
          <table:table-cell table:number-columns-repeated="10"/>
        </table:table-row>
        <table:table-row table:style-name="ro1">
          <table:table-cell office:value-type="float" office:value="50.4708333333333" calcext:value-type="float">
            <text:p>50.4708333333333</text:p>
          </table:table-cell>
          <table:table-cell office:value-type="float" office:value="99.61" calcext:value-type="float">
            <text:p>99.61</text:p>
          </table:table-cell>
          <table:table-cell table:formula="of:=[.B130]*[.$G$2]/100" office:value-type="float" office:value="179491.575433333" calcext:value-type="float">
            <text:p>179491.575433333</text:p>
          </table:table-cell>
          <table:table-cell table:number-columns-repeated="10"/>
        </table:table-row>
        <table:table-row table:style-name="ro1">
          <table:table-cell office:value-type="float" office:value="50.7458333333333" calcext:value-type="float">
            <text:p>50.7458333333333</text:p>
          </table:table-cell>
          <table:table-cell office:value-type="float" office:value="99.6229166666666" calcext:value-type="float">
            <text:p>99.6229166666666</text:p>
          </table:table-cell>
          <table:table-cell table:formula="of:=[.B131]*[.$G$2]/100" office:value-type="float" office:value="179514.850534722" calcext:value-type="float">
            <text:p>179514.850534722</text:p>
          </table:table-cell>
          <table:table-cell table:number-columns-repeated="10"/>
        </table:table-row>
        <table:table-row table:style-name="ro1">
          <table:table-cell office:value-type="float" office:value="51.0625" calcext:value-type="float">
            <text:p>51.0625</text:p>
          </table:table-cell>
          <table:table-cell office:value-type="float" office:value="99.635" calcext:value-type="float">
            <text:p>99.635</text:p>
          </table:table-cell>
          <table:table-cell table:formula="of:=[.B132]*[.$G$2]/100" office:value-type="float" office:value="179536.624016666" calcext:value-type="float">
            <text:p>179536.624016666</text:p>
          </table:table-cell>
          <table:table-cell table:number-columns-repeated="10"/>
        </table:table-row>
        <table:table-row table:style-name="ro1">
          <table:table-cell office:value-type="float" office:value="51.3791666666667" calcext:value-type="float">
            <text:p>51.3791666666667</text:p>
          </table:table-cell>
          <table:table-cell office:value-type="float" office:value="99.645" calcext:value-type="float">
            <text:p>99.645</text:p>
          </table:table-cell>
          <table:table-cell table:formula="of:=[.B133]*[.$G$2]/100" office:value-type="float" office:value="179554.64345" calcext:value-type="float">
            <text:p>179554.64345</text:p>
          </table:table-cell>
          <table:table-cell table:number-columns-repeated="10"/>
        </table:table-row>
        <table:table-row table:style-name="ro1">
          <table:table-cell office:value-type="float" office:value="51.6541666666667" calcext:value-type="float">
            <text:p>51.6541666666667</text:p>
          </table:table-cell>
          <table:table-cell office:value-type="float" office:value="99.6554166666667" calcext:value-type="float">
            <text:p>99.6554166666667</text:p>
          </table:table-cell>
          <table:table-cell table:formula="of:=[.B134]*[.$G$2]/100" office:value-type="float" office:value="179573.413693055" calcext:value-type="float">
            <text:p>179573.413693055</text:p>
          </table:table-cell>
          <table:table-cell table:number-columns-repeated="10"/>
        </table:table-row>
        <table:table-row table:style-name="ro1">
          <table:table-cell office:value-type="float" office:value="51.9666666666667" calcext:value-type="float">
            <text:p>51.9666666666667</text:p>
          </table:table-cell>
          <table:table-cell office:value-type="float" office:value="99.6741666666667" calcext:value-type="float">
            <text:p>99.6741666666667</text:p>
          </table:table-cell>
          <table:table-cell table:formula="of:=[.B135]*[.$G$2]/100" office:value-type="float" office:value="179607.200130555" calcext:value-type="float">
            <text:p>179607.200130555</text:p>
          </table:table-cell>
          <table:table-cell table:number-columns-repeated="10"/>
        </table:table-row>
        <table:table-row table:style-name="ro1">
          <table:table-cell office:value-type="float" office:value="52.3583333333333" calcext:value-type="float">
            <text:p>52.3583333333333</text:p>
          </table:table-cell>
          <table:table-cell office:value-type="float" office:value="99.69375" calcext:value-type="float">
            <text:p>99.69375</text:p>
          </table:table-cell>
          <table:table-cell table:formula="of:=[.B136]*[.$G$2]/100" office:value-type="float" office:value="179642.4881875" calcext:value-type="float">
            <text:p>179642.4881875</text:p>
          </table:table-cell>
          <table:table-cell table:number-columns-repeated="10"/>
        </table:table-row>
        <table:table-row table:style-name="ro1">
          <table:table-cell office:value-type="float" office:value="52.7458333333333" calcext:value-type="float">
            <text:p>52.7458333333333</text:p>
          </table:table-cell>
          <table:table-cell office:value-type="float" office:value="99.71375" calcext:value-type="float">
            <text:p>99.71375</text:p>
          </table:table-cell>
          <table:table-cell table:formula="of:=[.B137]*[.$G$2]/100" office:value-type="float" office:value="179678.527054166" calcext:value-type="float">
            <text:p>179678.527054166</text:p>
          </table:table-cell>
          <table:table-cell table:number-columns-repeated="10"/>
        </table:table-row>
        <table:table-row table:style-name="ro1">
          <table:table-cell office:value-type="float" office:value="53.25" calcext:value-type="float">
            <text:p>53.25</text:p>
          </table:table-cell>
          <table:table-cell office:value-type="float" office:value="99.7345833333334" calcext:value-type="float">
            <text:p>99.7345833333334</text:p>
          </table:table-cell>
          <table:table-cell table:formula="of:=[.B138]*[.$G$2]/100" office:value-type="float" office:value="179716.067540278" calcext:value-type="float">
            <text:p>179716.067540278</text:p>
          </table:table-cell>
          <table:table-cell table:number-columns-repeated="10"/>
        </table:table-row>
        <table:table-row table:style-name="ro1">
          <table:table-cell office:value-type="float" office:value="53.8333333333333" calcext:value-type="float">
            <text:p>53.8333333333333</text:p>
          </table:table-cell>
          <table:table-cell office:value-type="float" office:value="99.7554166666667" calcext:value-type="float">
            <text:p>99.7554166666667</text:p>
          </table:table-cell>
          <table:table-cell table:formula="of:=[.B139]*[.$G$2]/100" office:value-type="float" office:value="179753.608026389" calcext:value-type="float">
            <text:p>179753.608026389</text:p>
          </table:table-cell>
          <table:table-cell table:number-columns-repeated="10"/>
        </table:table-row>
        <table:table-row table:style-name="ro1">
          <table:table-cell office:value-type="float" office:value="54.4166666666666" calcext:value-type="float">
            <text:p>54.4166666666666</text:p>
          </table:table-cell>
          <table:table-cell office:value-type="float" office:value="99.7670833333333" calcext:value-type="float">
            <text:p>99.7670833333333</text:p>
          </table:table-cell>
          <table:table-cell table:formula="of:=[.B140]*[.$G$2]/100" office:value-type="float" office:value="179774.630698611" calcext:value-type="float">
            <text:p>179774.630698611</text:p>
          </table:table-cell>
          <table:table-cell table:number-columns-repeated="10"/>
        </table:table-row>
        <table:table-row table:style-name="ro1">
          <table:table-cell office:value-type="float" office:value="54.9583333333333" calcext:value-type="float">
            <text:p>54.9583333333333</text:p>
          </table:table-cell>
          <table:table-cell office:value-type="float" office:value="99.7808333333333" calcext:value-type="float">
            <text:p>99.7808333333333</text:p>
          </table:table-cell>
          <table:table-cell table:formula="of:=[.B141]*[.$G$2]/100" office:value-type="float" office:value="179799.407419444" calcext:value-type="float">
            <text:p>179799.407419444</text:p>
          </table:table-cell>
          <table:table-cell table:number-columns-repeated="10"/>
        </table:table-row>
        <table:table-row table:style-name="ro1">
          <table:table-cell office:value-type="float" office:value="55.4583333333333" calcext:value-type="float">
            <text:p>55.4583333333333</text:p>
          </table:table-cell>
          <table:table-cell office:value-type="float" office:value="99.7929166666667" calcext:value-type="float">
            <text:p>99.7929166666667</text:p>
          </table:table-cell>
          <table:table-cell table:formula="of:=[.B142]*[.$G$2]/100" office:value-type="float" office:value="179821.180901389" calcext:value-type="float">
            <text:p>179821.180901389</text:p>
          </table:table-cell>
          <table:table-cell table:number-columns-repeated="10"/>
        </table:table-row>
        <table:table-row table:style-name="ro1">
          <table:table-cell office:value-type="float" office:value="56.125" calcext:value-type="float">
            <text:p>56.125</text:p>
          </table:table-cell>
          <table:table-cell office:value-type="float" office:value="99.8075" calcext:value-type="float">
            <text:p>99.8075</text:p>
          </table:table-cell>
          <table:table-cell table:formula="of:=[.B143]*[.$G$2]/100" office:value-type="float" office:value="179847.459241666" calcext:value-type="float">
            <text:p>179847.459241666</text:p>
          </table:table-cell>
          <table:table-cell table:number-columns-repeated="10"/>
        </table:table-row>
        <table:table-row table:style-name="ro1">
          <table:table-cell office:value-type="float" office:value="56.75" calcext:value-type="float">
            <text:p>56.75</text:p>
          </table:table-cell>
          <table:table-cell office:value-type="float" office:value="99.8191666666667" calcext:value-type="float">
            <text:p>99.8191666666667</text:p>
          </table:table-cell>
          <table:table-cell table:formula="of:=[.B144]*[.$G$2]/100" office:value-type="float" office:value="179868.481913889" calcext:value-type="float">
            <text:p>179868.481913889</text:p>
          </table:table-cell>
          <table:table-cell table:number-columns-repeated="10"/>
        </table:table-row>
        <table:table-row table:style-name="ro1">
          <table:table-cell office:value-type="float" office:value="57.375" calcext:value-type="float">
            <text:p>57.375</text:p>
          </table:table-cell>
          <table:table-cell office:value-type="float" office:value="99.82875" calcext:value-type="float">
            <text:p>99.82875</text:p>
          </table:table-cell>
          <table:table-cell table:formula="of:=[.B145]*[.$G$2]/100" office:value-type="float" office:value="179885.7505375" calcext:value-type="float">
            <text:p>179885.7505375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9.83875" calcext:value-type="float">
            <text:p>99.83875</text:p>
          </table:table-cell>
          <table:table-cell table:formula="of:=[.B146]*[.$G$2]/100" office:value-type="float" office:value="179903.769970833" calcext:value-type="float">
            <text:p>179903.769970833</text:p>
          </table:table-cell>
          <table:table-cell table:number-columns-repeated="10"/>
        </table:table-row>
        <table:table-row table:style-name="ro1">
          <table:table-cell office:value-type="float" office:value="58.625" calcext:value-type="float">
            <text:p>58.625</text:p>
          </table:table-cell>
          <table:table-cell office:value-type="float" office:value="99.845" calcext:value-type="float">
            <text:p>99.845</text:p>
          </table:table-cell>
          <table:table-cell table:formula="of:=[.B147]*[.$G$2]/100" office:value-type="float" office:value="179915.032116666" calcext:value-type="float">
            <text:p>179915.032116666</text:p>
          </table:table-cell>
          <table:table-cell table:number-columns-repeated="10"/>
        </table:table-row>
        <table:table-row table:style-name="ro1">
          <table:table-cell office:value-type="float" office:value="59.3333333333334" calcext:value-type="float">
            <text:p>59.3333333333334</text:p>
          </table:table-cell>
          <table:table-cell office:value-type="float" office:value="99.8516666666667" calcext:value-type="float">
            <text:p>99.8516666666667</text:p>
          </table:table-cell>
          <table:table-cell table:formula="of:=[.B148]*[.$G$2]/100" office:value-type="float" office:value="179927.045072222" calcext:value-type="float">
            <text:p>179927.045072222</text:p>
          </table:table-cell>
          <table:table-cell table:number-columns-repeated="10"/>
        </table:table-row>
        <table:table-row table:style-name="ro1">
          <table:table-cell office:value-type="float" office:value="59.9583333333334" calcext:value-type="float">
            <text:p>59.9583333333334</text:p>
          </table:table-cell>
          <table:table-cell office:value-type="float" office:value="99.8591666666667" calcext:value-type="float">
            <text:p>99.8591666666667</text:p>
          </table:table-cell>
          <table:table-cell table:formula="of:=[.B149]*[.$G$2]/100" office:value-type="float" office:value="179940.559647222" calcext:value-type="float">
            <text:p>179940.559647222</text:p>
          </table:table-cell>
          <table:table-cell table:number-columns-repeated="10"/>
        </table:table-row>
        <table:table-row table:style-name="ro1">
          <table:table-cell office:value-type="float" office:value="60.625" calcext:value-type="float">
            <text:p>60.625</text:p>
          </table:table-cell>
          <table:table-cell office:value-type="float" office:value="99.8666666666667" calcext:value-type="float">
            <text:p>99.8666666666667</text:p>
          </table:table-cell>
          <table:table-cell table:formula="of:=[.B150]*[.$G$2]/100" office:value-type="float" office:value="179954.074222222" calcext:value-type="float">
            <text:p>179954.074222222</text:p>
          </table:table-cell>
          <table:table-cell table:number-columns-repeated="10"/>
        </table:table-row>
        <table:table-row table:style-name="ro1">
          <table:table-cell office:value-type="float" office:value="61.25" calcext:value-type="float">
            <text:p>61.25</text:p>
          </table:table-cell>
          <table:table-cell office:value-type="float" office:value="99.8729166666667" calcext:value-type="float">
            <text:p>99.8729166666667</text:p>
          </table:table-cell>
          <table:table-cell table:formula="of:=[.B151]*[.$G$2]/100" office:value-type="float" office:value="179965.336368055" calcext:value-type="float">
            <text:p>179965.336368055</text:p>
          </table:table-cell>
          <table:table-cell table:number-columns-repeated="10"/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99.88125" calcext:value-type="float">
            <text:p>99.88125</text:p>
          </table:table-cell>
          <table:table-cell table:formula="of:=[.B152]*[.$G$2]/100" office:value-type="float" office:value="179980.3525625" calcext:value-type="float">
            <text:p>179980.3525625</text:p>
          </table:table-cell>
          <table:table-cell table:number-columns-repeated="10"/>
        </table:table-row>
        <table:table-row table:style-name="ro1">
          <table:table-cell office:value-type="float" office:value="63.4166666666667" calcext:value-type="float">
            <text:p>63.4166666666667</text:p>
          </table:table-cell>
          <table:table-cell office:value-type="float" office:value="99.8879166666667" calcext:value-type="float">
            <text:p>99.8879166666667</text:p>
          </table:table-cell>
          <table:table-cell table:formula="of:=[.B153]*[.$G$2]/100" office:value-type="float" office:value="179992.365518055" calcext:value-type="float">
            <text:p>179992.365518055</text:p>
          </table:table-cell>
          <table:table-cell table:number-columns-repeated="10"/>
        </table:table-row>
        <table:table-row table:style-name="ro1">
          <table:table-cell office:value-type="float" office:value="64.625" calcext:value-type="float">
            <text:p>64.625</text:p>
          </table:table-cell>
          <table:table-cell office:value-type="float" office:value="99.8920833333333" calcext:value-type="float">
            <text:p>99.8920833333333</text:p>
          </table:table-cell>
          <table:table-cell table:formula="of:=[.B154]*[.$G$2]/100" office:value-type="float" office:value="179999.873615277" calcext:value-type="float">
            <text:p>179999.873615277</text:p>
          </table:table-cell>
          <table:table-cell table:number-columns-repeated="10"/>
        </table:table-row>
        <table:table-row table:style-name="ro1">
          <table:table-cell office:value-type="float" office:value="66.2083333333333" calcext:value-type="float">
            <text:p>66.2083333333333</text:p>
          </table:table-cell>
          <table:table-cell office:value-type="float" office:value="99.8958333333333" calcext:value-type="float">
            <text:p>99.8958333333333</text:p>
          </table:table-cell>
          <table:table-cell table:formula="of:=[.B155]*[.$G$2]/100" office:value-type="float" office:value="180006.630902777" calcext:value-type="float">
            <text:p>180006.630902777</text:p>
          </table:table-cell>
          <table:table-cell table:number-columns-repeated="10"/>
        </table:table-row>
        <table:table-row table:style-name="ro1">
          <table:table-cell office:value-type="float" office:value="67.625" calcext:value-type="float">
            <text:p>67.625</text:p>
          </table:table-cell>
          <table:table-cell office:value-type="float" office:value="99.9" calcext:value-type="float">
            <text:p>99.9</text:p>
          </table:table-cell>
          <table:table-cell table:formula="of:=[.B156]*[.$G$2]/100" office:value-type="float" office:value="180014.139" calcext:value-type="float">
            <text:p>180014.139</text:p>
          </table:table-cell>
          <table:table-cell table:number-columns-repeated="10"/>
        </table:table-row>
        <table:table-row table:style-name="ro1">
          <table:table-cell office:value-type="float" office:value="69.2916666666667" calcext:value-type="float">
            <text:p>69.2916666666667</text:p>
          </table:table-cell>
          <table:table-cell office:value-type="float" office:value="99.905" calcext:value-type="float">
            <text:p>99.905</text:p>
          </table:table-cell>
          <table:table-cell table:formula="of:=[.B157]*[.$G$2]/100" office:value-type="float" office:value="180023.148716666" calcext:value-type="float">
            <text:p>180023.148716666</text:p>
          </table:table-cell>
          <table:table-cell table:number-columns-repeated="10"/>
        </table:table-row>
        <table:table-row table:style-name="ro1">
          <table:table-cell office:value-type="float" office:value="71.1666666666667" calcext:value-type="float">
            <text:p>71.1666666666667</text:p>
          </table:table-cell>
          <table:table-cell office:value-type="float" office:value="99.9095833333334" calcext:value-type="float">
            <text:p>99.9095833333334</text:p>
          </table:table-cell>
          <table:table-cell table:formula="of:=[.B158]*[.$G$2]/100" office:value-type="float" office:value="180031.407623611" calcext:value-type="float">
            <text:p>180031.407623611</text:p>
          </table:table-cell>
          <table:table-cell table:number-columns-repeated="10"/>
        </table:table-row>
        <table:table-row table:style-name="ro1">
          <table:table-cell office:value-type="float" office:value="72.7083333333333" calcext:value-type="float">
            <text:p>72.7083333333333</text:p>
          </table:table-cell>
          <table:table-cell office:value-type="float" office:value="99.9158333333333" calcext:value-type="float">
            <text:p>99.9158333333333</text:p>
          </table:table-cell>
          <table:table-cell table:formula="of:=[.B159]*[.$G$2]/100" office:value-type="float" office:value="180042.669769444" calcext:value-type="float">
            <text:p>180042.669769444</text:p>
          </table:table-cell>
          <table:table-cell table:number-columns-repeated="10"/>
        </table:table-row>
        <table:table-row table:style-name="ro1">
          <table:table-cell office:value-type="float" office:value="74.9583333333333" calcext:value-type="float">
            <text:p>74.9583333333333</text:p>
          </table:table-cell>
          <table:table-cell office:value-type="float" office:value="99.9216666666667" calcext:value-type="float">
            <text:p>99.9216666666667</text:p>
          </table:table-cell>
          <table:table-cell table:formula="of:=[.B160]*[.$G$2]/100" office:value-type="float" office:value="180053.181105555" calcext:value-type="float">
            <text:p>180053.181105555</text:p>
          </table:table-cell>
          <table:table-cell table:number-columns-repeated="10"/>
        </table:table-row>
        <table:table-row table:style-name="ro1">
          <table:table-cell office:value-type="float" office:value="76.7083333333333" calcext:value-type="float">
            <text:p>76.7083333333333</text:p>
          </table:table-cell>
          <table:table-cell office:value-type="float" office:value="99.9283333333333" calcext:value-type="float">
            <text:p>99.9283333333333</text:p>
          </table:table-cell>
          <table:table-cell table:formula="of:=[.B161]*[.$G$2]/100" office:value-type="float" office:value="180065.194061111" calcext:value-type="float">
            <text:p>180065.194061111</text:p>
          </table:table-cell>
          <table:table-cell table:number-columns-repeated="10"/>
        </table:table-row>
        <table:table-row table:style-name="ro1">
          <table:table-cell office:value-type="float" office:value="79.6249999999999" calcext:value-type="float">
            <text:p>79.6249999999999</text:p>
          </table:table-cell>
          <table:table-cell office:value-type="float" office:value="99.935" calcext:value-type="float">
            <text:p>99.935</text:p>
          </table:table-cell>
          <table:table-cell table:formula="of:=[.B162]*[.$G$2]/100" office:value-type="float" office:value="180077.207016666" calcext:value-type="float">
            <text:p>180077.207016666</text:p>
          </table:table-cell>
          <table:table-cell table:number-columns-repeated="10"/>
        </table:table-row>
        <table:table-row table:style-name="ro1">
          <table:table-cell office:value-type="float" office:value="83.125" calcext:value-type="float">
            <text:p>83.125</text:p>
          </table:table-cell>
          <table:table-cell office:value-type="float" office:value="99.9375" calcext:value-type="float">
            <text:p>99.9375</text:p>
          </table:table-cell>
          <table:table-cell table:formula="of:=[.B163]*[.$G$2]/100" office:value-type="float" office:value="180081.711875" calcext:value-type="float">
            <text:p>180081.711875</text:p>
          </table:table-cell>
          <table:table-cell table:number-columns-repeated="10"/>
        </table:table-row>
        <table:table-row table:style-name="ro1">
          <table:table-cell office:value-type="float" office:value="84.9166666666667" calcext:value-type="float">
            <text:p>84.9166666666667</text:p>
          </table:table-cell>
          <table:table-cell office:value-type="float" office:value="99.9425" calcext:value-type="float">
            <text:p>99.9425</text:p>
          </table:table-cell>
          <table:table-cell table:formula="of:=[.B164]*[.$G$2]/100" office:value-type="float" office:value="180090.721591666" calcext:value-type="float">
            <text:p>180090.721591666</text:p>
          </table:table-cell>
          <table:table-cell table:number-columns-repeated="10"/>
        </table:table-row>
        <table:table-row table:style-name="ro1">
          <table:table-cell office:value-type="float" office:value="92.0416666666669" calcext:value-type="float">
            <text:p>92.0416666666669</text:p>
          </table:table-cell>
          <table:table-cell office:value-type="float" office:value="99.9479166666667" calcext:value-type="float">
            <text:p>99.9479166666667</text:p>
          </table:table-cell>
          <table:table-cell table:formula="of:=[.B165]*[.$G$2]/100" office:value-type="float" office:value="180100.482118055" calcext:value-type="float">
            <text:p>180100.482118055</text:p>
          </table:table-cell>
          <table:table-cell table:number-columns-repeated="10"/>
        </table:table-row>
        <table:table-row table:style-name="ro1">
          <table:table-cell office:value-type="float" office:value="94.9583333333333" calcext:value-type="float">
            <text:p>94.9583333333333</text:p>
          </table:table-cell>
          <table:table-cell office:value-type="float" office:value="99.9520833333333" calcext:value-type="float">
            <text:p>99.9520833333333</text:p>
          </table:table-cell>
          <table:table-cell table:formula="of:=[.B166]*[.$G$2]/100" office:value-type="float" office:value="180107.990215277" calcext:value-type="float">
            <text:p>180107.990215277</text:p>
          </table:table-cell>
          <table:table-cell table:number-columns-repeated="10"/>
        </table:table-row>
        <table:table-row table:style-name="ro1">
          <table:table-cell office:value-type="float" office:value="100.291666666667" calcext:value-type="float">
            <text:p>100.291666666667</text:p>
          </table:table-cell>
          <table:table-cell office:value-type="float" office:value="99.9554166666667" calcext:value-type="float">
            <text:p>99.9554166666667</text:p>
          </table:table-cell>
          <table:table-cell table:formula="of:=[.B167]*[.$G$2]/100" office:value-type="float" office:value="180113.996693055" calcext:value-type="float">
            <text:p>180113.996693055</text:p>
          </table:table-cell>
          <table:table-cell table:number-columns-repeated="10"/>
        </table:table-row>
        <table:table-row table:style-name="ro1">
          <table:table-cell office:value-type="float" office:value="103.041666666667" calcext:value-type="float">
            <text:p>103.041666666667</text:p>
          </table:table-cell>
          <table:table-cell office:value-type="float" office:value="99.96" calcext:value-type="float">
            <text:p>99.96</text:p>
          </table:table-cell>
          <table:table-cell table:formula="of:=[.B168]*[.$G$2]/100" office:value-type="float" office:value="180122.2556" calcext:value-type="float">
            <text:p>180122.2556</text:p>
          </table:table-cell>
          <table:table-cell table:number-columns-repeated="10"/>
        </table:table-row>
        <table:table-row table:style-name="ro1">
          <table:table-cell office:value-type="float" office:value="105.708333333333" calcext:value-type="float">
            <text:p>105.708333333333</text:p>
          </table:table-cell>
          <table:table-cell office:value-type="float" office:value="99.9625" calcext:value-type="float">
            <text:p>99.9625</text:p>
          </table:table-cell>
          <table:table-cell table:formula="of:=[.B169]*[.$G$2]/100" office:value-type="float" office:value="180126.760458333" calcext:value-type="float">
            <text:p>180126.760458333</text:p>
          </table:table-cell>
          <table:table-cell table:number-columns-repeated="10"/>
        </table:table-row>
        <table:table-row table:style-name="ro1">
          <table:table-cell office:value-type="float" office:value="111.916666666667" calcext:value-type="float">
            <text:p>111.916666666667</text:p>
          </table:table-cell>
          <table:table-cell office:value-type="float" office:value="99.9658333333334" calcext:value-type="float">
            <text:p>99.9658333333334</text:p>
          </table:table-cell>
          <table:table-cell table:formula="of:=[.B170]*[.$G$2]/100" office:value-type="float" office:value="180132.766936111" calcext:value-type="float">
            <text:p>180132.766936111</text:p>
          </table:table-cell>
          <table:table-cell table:number-columns-repeated="10"/>
        </table:table-row>
        <table:table-row table:style-name="ro1">
          <table:table-cell office:value-type="float" office:value="114.333333333333" calcext:value-type="float">
            <text:p>114.333333333333</text:p>
          </table:table-cell>
          <table:table-cell office:value-type="float" office:value="99.9700000000001" calcext:value-type="float">
            <text:p>99.9700000000001</text:p>
          </table:table-cell>
          <table:table-cell table:formula="of:=[.B171]*[.$G$2]/100" office:value-type="float" office:value="180140.275033333" calcext:value-type="float">
            <text:p>180140.275033333</text:p>
          </table:table-cell>
          <table:table-cell table:number-columns-repeated="10"/>
        </table:table-row>
        <table:table-row table:style-name="ro1">
          <table:table-cell office:value-type="float" office:value="118.666666666667" calcext:value-type="float">
            <text:p>118.666666666667</text:p>
          </table:table-cell>
          <table:table-cell office:value-type="float" office:value="99.9729166666667" calcext:value-type="float">
            <text:p>99.9729166666667</text:p>
          </table:table-cell>
          <table:table-cell table:formula="of:=[.B172]*[.$G$2]/100" office:value-type="float" office:value="180145.530701389" calcext:value-type="float">
            <text:p>180145.530701389</text:p>
          </table:table-cell>
          <table:table-cell table:number-columns-repeated="10"/>
        </table:table-row>
        <table:table-row table:style-name="ro1">
          <table:table-cell office:value-type="float" office:value="123.125" calcext:value-type="float">
            <text:p>123.125</text:p>
          </table:table-cell>
          <table:table-cell office:value-type="float" office:value="99.975" calcext:value-type="float">
            <text:p>99.975</text:p>
          </table:table-cell>
          <table:table-cell table:formula="of:=[.B173]*[.$G$2]/100" office:value-type="float" office:value="180149.28475" calcext:value-type="float">
            <text:p>180149.28475</text:p>
          </table:table-cell>
          <table:table-cell table:number-columns-repeated="10"/>
        </table:table-row>
        <table:table-row table:style-name="ro1">
          <table:table-cell office:value-type="float" office:value="126.208333333333" calcext:value-type="float">
            <text:p>126.208333333333</text:p>
          </table:table-cell>
          <table:table-cell office:value-type="float" office:value="99.9783333333334" calcext:value-type="float">
            <text:p>99.9783333333334</text:p>
          </table:table-cell>
          <table:table-cell table:formula="of:=[.B174]*[.$G$2]/100" office:value-type="float" office:value="180155.291227778" calcext:value-type="float">
            <text:p>180155.291227778</text:p>
          </table:table-cell>
          <table:table-cell table:number-columns-repeated="10"/>
        </table:table-row>
        <table:table-row table:style-name="ro1">
          <table:table-cell office:value-type="float" office:value="129.208333333333" calcext:value-type="float">
            <text:p>129.208333333333</text:p>
          </table:table-cell>
          <table:table-cell office:value-type="float" office:value="99.98125" calcext:value-type="float">
            <text:p>99.98125</text:p>
          </table:table-cell>
          <table:table-cell table:formula="of:=[.B175]*[.$G$2]/100" office:value-type="float" office:value="180160.546895833" calcext:value-type="float">
            <text:p>180160.546895833</text:p>
          </table:table-cell>
          <table:table-cell table:number-columns-repeated="10"/>
        </table:table-row>
        <table:table-row table:style-name="ro1">
          <table:table-cell office:value-type="float" office:value="134.916666666667" calcext:value-type="float">
            <text:p>134.916666666667</text:p>
          </table:table-cell>
          <table:table-cell office:value-type="float" office:value="99.98375" calcext:value-type="float">
            <text:p>99.98375</text:p>
          </table:table-cell>
          <table:table-cell table:formula="of:=[.B176]*[.$G$2]/100" office:value-type="float" office:value="180165.051754166" calcext:value-type="float">
            <text:p>180165.051754166</text:p>
          </table:table-cell>
          <table:table-cell table:number-columns-repeated="10"/>
        </table:table-row>
        <table:table-row table:style-name="ro1">
          <table:table-cell office:value-type="float" office:value="138.166666666667" calcext:value-type="float">
            <text:p>138.166666666667</text:p>
          </table:table-cell>
          <table:table-cell office:value-type="float" office:value="99.985" calcext:value-type="float">
            <text:p>99.985</text:p>
          </table:table-cell>
          <table:table-cell table:formula="of:=[.B177]*[.$G$2]/100" office:value-type="float" office:value="180167.304183333" calcext:value-type="float">
            <text:p>180167.304183333</text:p>
          </table:table-cell>
          <table:table-cell table:number-columns-repeated="10"/>
        </table:table-row>
        <table:table-row table:style-name="ro1">
          <table:table-cell office:value-type="float" office:value="145.375" calcext:value-type="float">
            <text:p>145.375</text:p>
          </table:table-cell>
          <table:table-cell office:value-type="float" office:value="99.9875" calcext:value-type="float">
            <text:p>99.9875</text:p>
          </table:table-cell>
          <table:table-cell table:formula="of:=[.B178]*[.$G$2]/100" office:value-type="float" office:value="180171.809041666" calcext:value-type="float">
            <text:p>180171.809041666</text:p>
          </table:table-cell>
          <table:table-cell table:number-columns-repeated="10"/>
        </table:table-row>
        <table:table-row table:style-name="ro1">
          <table:table-cell office:value-type="float" office:value="146.791666666667" calcext:value-type="float">
            <text:p>146.791666666667</text:p>
          </table:table-cell>
          <table:table-cell office:value-type="float" office:value="99.9908333333334" calcext:value-type="float">
            <text:p>99.9908333333334</text:p>
          </table:table-cell>
          <table:table-cell table:formula="of:=[.B179]*[.$G$2]/100" office:value-type="float" office:value="180177.815519444" calcext:value-type="float">
            <text:p>180177.815519444</text:p>
          </table:table-cell>
          <table:table-cell table:number-columns-repeated="10"/>
        </table:table-row>
        <table:table-row table:style-name="ro1">
          <table:table-cell office:value-type="float" office:value="150.958333333333" calcext:value-type="float">
            <text:p>150.958333333333</text:p>
          </table:table-cell>
          <table:table-cell office:value-type="float" office:value="99.9920833333333" calcext:value-type="float">
            <text:p>99.9920833333333</text:p>
          </table:table-cell>
          <table:table-cell table:formula="of:=[.B180]*[.$G$2]/100" office:value-type="float" office:value="180180.067948611" calcext:value-type="float">
            <text:p>180180.067948611</text:p>
          </table:table-cell>
          <table:table-cell table:number-columns-repeated="10"/>
        </table:table-row>
        <table:table-row table:style-name="ro1">
          <table:table-cell office:value-type="float" office:value="152.75" calcext:value-type="float">
            <text:p>152.75</text:p>
          </table:table-cell>
          <table:table-cell office:value-type="float" office:value="99.9933333333333" calcext:value-type="float">
            <text:p>99.9933333333333</text:p>
          </table:table-cell>
          <table:table-cell table:formula="of:=[.B181]*[.$G$2]/100" office:value-type="float" office:value="180182.320377777" calcext:value-type="float">
            <text:p>180182.320377777</text:p>
          </table:table-cell>
          <table:table-cell table:number-columns-repeated="10"/>
        </table:table-row>
        <table:table-row table:style-name="ro1">
          <table:table-cell office:value-type="float" office:value="155.083333333333" calcext:value-type="float">
            <text:p>155.083333333333</text:p>
          </table:table-cell>
          <table:table-cell office:value-type="float" office:value="99.9954166666667" calcext:value-type="float">
            <text:p>99.9954166666667</text:p>
          </table:table-cell>
          <table:table-cell table:formula="of:=[.B182]*[.$G$2]/100" office:value-type="float" office:value="180186.074426389" calcext:value-type="float">
            <text:p>180186.074426389</text:p>
          </table:table-cell>
          <table:table-cell table:number-columns-repeated="10"/>
        </table:table-row>
        <table:table-row table:style-name="ro1">
          <table:table-cell office:value-type="float" office:value="159.75" calcext:value-type="float">
            <text:p>159.75</text:p>
          </table:table-cell>
          <table:table-cell office:value-type="float" office:value="99.99625" calcext:value-type="float">
            <text:p>99.99625</text:p>
          </table:table-cell>
          <table:table-cell table:formula="of:=[.B183]*[.$G$2]/100" office:value-type="float" office:value="180187.576045833" calcext:value-type="float">
            <text:p>180187.576045833</text:p>
          </table:table-cell>
          <table:table-cell table:number-columns-repeated="10"/>
        </table:table-row>
        <table:table-row table:style-name="ro1">
          <table:table-cell office:value-type="float" office:value="165.666666666667" calcext:value-type="float">
            <text:p>165.666666666667</text:p>
          </table:table-cell>
          <table:table-cell office:value-type="float" office:value="99.9975" calcext:value-type="float">
            <text:p>99.9975</text:p>
          </table:table-cell>
          <table:table-cell table:formula="of:=[.B184]*[.$G$2]/100" office:value-type="float" office:value="180189.828475" calcext:value-type="float">
            <text:p>180189.828475</text:p>
          </table:table-cell>
          <table:table-cell table:number-columns-repeated="10"/>
        </table:table-row>
        <table:table-row table:style-name="ro1">
          <table:table-cell office:value-type="float" office:value="166.916666666667" calcext:value-type="float">
            <text:p>166.916666666667</text:p>
          </table:table-cell>
          <table:table-cell office:value-type="float" office:value="99.9991666666667" calcext:value-type="float">
            <text:p>99.9991666666667</text:p>
          </table:table-cell>
          <table:table-cell table:formula="of:=[.B185]*[.$G$2]/100" office:value-type="float" office:value="180192.831713889" calcext:value-type="float">
            <text:p>180192.831713889</text:p>
          </table:table-cell>
          <table:table-cell table:number-columns-repeated="10"/>
        </table:table-row>
        <table:table-row table:style-name="ro1">
          <table:table-cell office:value-type="float" office:value="167.333333333333" calcext:value-type="float">
            <text:p>167.333333333333</text:p>
          </table:table-cell>
          <table:table-cell office:value-type="float" office:value="99.9995833333334" calcext:value-type="float">
            <text:p>99.9995833333334</text:p>
          </table:table-cell>
          <table:table-cell table:formula="of:=[.B186]*[.$G$2]/100" office:value-type="float" office:value="180193.582523611" calcext:value-type="float">
            <text:p>180193.582523611</text:p>
          </table:table-cell>
          <table:table-cell table:number-columns-repeated="10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6"/>
          <table:table-cell table:style-name="ce4" office:value-type="float" office:value="180199.333333334" calcext:value-type="float">
            <text:p>1801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 k1</text:p>
          </table:table-cell>
          <table:table-cell table:number-columns-repeated="12"/>
        </table:table-row>
        <table:table-row table:style-name="ro1">
          <table:table-cell office:value-type="float" office:value="1.04708333333334" calcext:value-type="float">
            <text:p>1.04708333333334</text:p>
          </table:table-cell>
          <table:table-cell office:value-type="float" office:value="0.0454166666666666" calcext:value-type="float">
            <text:p>0.045416666666667</text:p>
          </table:table-cell>
          <table:table-cell table:number-columns-repeated="3"/>
          <table:table-cell office:value-type="string" calcext:value-type="string">
            <text:p>0 – 1</text:p>
          </table:table-cell>
          <table:table-cell office:value-type="float" office:value="1.04708333333334" calcext:value-type="float">
            <text:p>1.04708333333334</text:p>
          </table:table-cell>
          <table:table-cell office:value-type="float" office:value="0.0454166666666666" calcext:value-type="float">
            <text:p>0.045416666666667</text:p>
          </table:table-cell>
          <table:table-cell table:formula="of:=[.H196]*[.$G$194]/100" office:value-type="float" office:value="81.8405305555558" calcext:value-type="float">
            <text:p>81.8405305555558</text:p>
          </table:table-cell>
          <table:table-cell table:formula="of:=[.I196]" office:value-type="float" office:value="81.8405305555558" calcext:value-type="float">
            <text:p>81.8405305555558</text:p>
          </table:table-cell>
          <table:table-cell table:formula="of:=[.J196]/[.$G$194]*100" office:value-type="float" office:value="0.0454166666666666" calcext:value-type="float">
            <text:p>0.045416666666667</text:p>
          </table:table-cell>
          <table:table-cell table:number-columns-repeated="2"/>
        </table:table-row>
        <table:table-row table:style-name="ro1">
          <table:table-cell office:value-type="float" office:value="1.10541666666667" calcext:value-type="float">
            <text:p>1.10541666666667</text:p>
          </table:table-cell>
          <table:table-cell office:value-type="float" office:value="0.403333333333334" calcext:value-type="float">
            <text:p>0.403333333333334</text:p>
          </table:table-cell>
          <table:table-cell table:number-columns-repeated="3"/>
          <table:table-cell office:value-type="string" calcext:value-type="string">
            <text:p>1 – 1.51</text:p>
          </table:table-cell>
          <table:table-cell table:formula="of:=AVERAGE([.A203];[.A204])" office:value-type="float" office:value="1.50645833333333" calcext:value-type="float">
            <text:p>1.50645833333333</text:p>
          </table:table-cell>
          <table:table-cell office:value-type="float" office:value="0.25" calcext:value-type="float">
            <text:p>0.25</text:p>
          </table:table-cell>
          <table:table-cell table:formula="of:=[.H197]*[.$G$194]" office:value-type="float" office:value="45049.8333333335" calcext:value-type="float">
            <text:p>45049.8333333335</text:p>
          </table:table-cell>
          <table:table-cell table:formula="of:=[.I197]-[.I196]" office:value-type="float" office:value="44967.992802778" calcext:value-type="float">
            <text:p>44967.992802778</text:p>
          </table:table-cell>
          <table:table-cell table:formula="of:=[.J197]/[.$G$194]*100" office:value-type="float" office:value="24.9545833333333" calcext:value-type="float">
            <text:p>24.9545833333333</text:p>
          </table:table-cell>
          <table:table-cell table:number-columns-repeated="2"/>
        </table:table-row>
        <table:table-row table:style-name="ro1">
          <table:table-cell office:value-type="float" office:value="1.1625" calcext:value-type="float">
            <text:p>1.1625</text:p>
          </table:table-cell>
          <table:table-cell office:value-type="float" office:value="1.74083333333334" calcext:value-type="float">
            <text:p>1.74083333333334</text:p>
          </table:table-cell>
          <table:table-cell table:number-columns-repeated="3"/>
          <table:table-cell office:value-type="string" calcext:value-type="string">
            <text:p>1.51 – 2</text:p>
          </table:table-cell>
          <table:table-cell office:value-type="float" office:value="2.00833333333333" calcext:value-type="float">
            <text:p>2.00833333333333</text:p>
          </table:table-cell>
          <table:table-cell office:value-type="float" office:value="48.8579166666667" calcext:value-type="float">
            <text:p>48.8579166666667</text:p>
          </table:table-cell>
          <table:table-cell table:formula="of:=[.H198]*[.$G$194]/100" office:value-type="float" office:value="88041.6401138893" calcext:value-type="float">
            <text:p>88041.6401138893</text:p>
          </table:table-cell>
          <table:table-cell table:formula="of:=[.I198]-[.I197]" office:value-type="float" office:value="42991.8067805558" calcext:value-type="float">
            <text:p>42991.8067805558</text:p>
          </table:table-cell>
          <table:table-cell table:formula="of:=[.J198]/[.$G$194]*100" office:value-type="float" office:value="23.8579166666667" calcext:value-type="float">
            <text:p>23.8579166666667</text:p>
          </table:table-cell>
          <table:table-cell table:number-columns-repeated="2"/>
        </table:table-row>
        <table:table-row table:style-name="ro1">
          <table:table-cell office:value-type="float" office:value="1.21875" calcext:value-type="float">
            <text:p>1.21875</text:p>
          </table:table-cell>
          <table:table-cell office:value-type="float" office:value="4.66" calcext:value-type="float">
            <text:p>4.66</text:p>
          </table:table-cell>
          <table:table-cell table:number-columns-repeated="3"/>
          <table:table-cell office:value-type="string" calcext:value-type="string">
            <text:p>2 – 2.08</text:p>
          </table:table-cell>
          <table:table-cell office:value-type="float" office:value="2.08583333333333" calcext:value-type="float">
            <text:p>2.08583333333333</text:p>
          </table:table-cell>
          <table:table-cell office:value-type="float" office:value="0.5" calcext:value-type="float">
            <text:p>0.5</text:p>
          </table:table-cell>
          <table:table-cell table:formula="of:=[.H199]*[.$G$194]" office:value-type="float" office:value="90099.666666667" calcext:value-type="float">
            <text:p>90099.666666667</text:p>
          </table:table-cell>
          <table:table-cell table:formula="of:=[.I199]-[.I198]" office:value-type="float" office:value="2058.02655277771" calcext:value-type="float">
            <text:p>2058.02655277771</text:p>
          </table:table-cell>
          <table:table-cell table:formula="of:=[.J199]/[.$G$194]*100" office:value-type="float" office:value="1.14208333333329" calcext:value-type="float">
            <text:p>1.14208333333329</text:p>
          </table:table-cell>
          <table:table-cell table:number-columns-repeated="2"/>
        </table:table-row>
        <table:table-row table:style-name="ro1">
          <table:table-cell office:value-type="float" office:value="1.27416666666667" calcext:value-type="float">
            <text:p>1.27416666666667</text:p>
          </table:table-cell>
          <table:table-cell office:value-type="float" office:value="8.84041666666667" calcext:value-type="float">
            <text:p>8.84041666666667</text:p>
          </table:table-cell>
          <table:table-cell table:number-columns-repeated="3"/>
          <table:table-cell office:value-type="string" calcext:value-type="string">
            <text:p>2.08 – 3</text:p>
          </table:table-cell>
          <table:table-cell office:value-type="float" office:value="3.09583333333333" calcext:value-type="float">
            <text:p>3.09583333333333</text:p>
          </table:table-cell>
          <table:table-cell office:value-type="float" office:value="71.9820833333334" calcext:value-type="float">
            <text:p>71.9820833333334</text:p>
          </table:table-cell>
          <table:table-cell table:formula="of:=[.H200]*[.$G$194]/100" office:value-type="float" office:value="129711.234286112" calcext:value-type="float">
            <text:p>129711.234286112</text:p>
          </table:table-cell>
          <table:table-cell table:formula="of:=[.I200]-[.I199]" office:value-type="float" office:value="39611.5676194447" calcext:value-type="float">
            <text:p>39611.5676194447</text:p>
          </table:table-cell>
          <table:table-cell table:formula="of:=[.J200]/[.$G$194]*100" office:value-type="float" office:value="21.9820833333334" calcext:value-type="float">
            <text:p>21.9820833333334</text:p>
          </table:table-cell>
          <table:table-cell table:number-columns-repeated="2"/>
        </table:table-row>
        <table:table-row table:style-name="ro1">
          <table:table-cell office:value-type="float" office:value="1.33708333333333" calcext:value-type="float">
            <text:p>1.33708333333333</text:p>
          </table:table-cell>
          <table:table-cell office:value-type="float" office:value="13.80375" calcext:value-type="float">
            <text:p>13.80375</text:p>
          </table:table-cell>
          <table:table-cell table:number-columns-repeated="3"/>
          <table:table-cell office:value-type="string" calcext:value-type="string">
            <text:p>3 – 3.39</text:p>
          </table:table-cell>
          <table:table-cell office:value-type="float" office:value="3.39583333333333" calcext:value-type="float">
            <text:p>3.39583333333333</text:p>
          </table:table-cell>
          <table:table-cell office:value-type="float" office:value="0.75" calcext:value-type="float">
            <text:p>0.75</text:p>
          </table:table-cell>
          <table:table-cell table:formula="of:=[.H201]*[.$G$194]" office:value-type="float" office:value="135149.500000001" calcext:value-type="float">
            <text:p>135149.500000001</text:p>
          </table:table-cell>
          <table:table-cell table:formula="of:=[.I201]-[.I200]" office:value-type="float" office:value="5438.2657138888" calcext:value-type="float">
            <text:p>5438.2657138888</text:p>
          </table:table-cell>
          <table:table-cell table:formula="of:=[.J201]/[.$G$194]*100" office:value-type="float" office:value="3.01791666666661" calcext:value-type="float">
            <text:p>3.01791666666661</text:p>
          </table:table-cell>
          <table:table-cell table:number-columns-repeated="2"/>
        </table:table-row>
        <table:table-row table:style-name="ro1">
          <table:table-cell office:value-type="float" office:value="1.39958333333333" calcext:value-type="float">
            <text:p>1.39958333333333</text:p>
          </table:table-cell>
          <table:table-cell office:value-type="float" office:value="18.8916666666667" calcext:value-type="float">
            <text:p>18.8916666666667</text:p>
          </table:table-cell>
          <table:table-cell table:number-columns-repeated="3"/>
          <table:table-cell office:value-type="string" calcext:value-type="string">
            <text:p>3.39 – 4</text:p>
          </table:table-cell>
          <table:table-cell office:value-type="float" office:value="4.09583333333333" calcext:value-type="float">
            <text:p>4.09583333333333</text:p>
          </table:table-cell>
          <table:table-cell office:value-type="float" office:value="81.57875" calcext:value-type="float">
            <text:p>81.57875</text:p>
          </table:table-cell>
          <table:table-cell table:formula="of:=[.H202]*[.$G$194]/100" office:value-type="float" office:value="147004.363641667" calcext:value-type="float">
            <text:p>147004.363641667</text:p>
          </table:table-cell>
          <table:table-cell table:formula="of:=[.I202]-[.I201]" office:value-type="float" office:value="11854.8636416667" calcext:value-type="float">
            <text:p>11854.8636416667</text:p>
          </table:table-cell>
          <table:table-cell table:formula="of:=[.J202]/[.$G$194]*100" office:value-type="float" office:value="6.57874999999999" calcext:value-type="float">
            <text:p>6.57874999999999</text:p>
          </table:table-cell>
          <table:table-cell table:number-columns-repeated="2"/>
        </table:table-row>
        <table:table-row table:style-name="ro1">
          <table:table-cell office:value-type="float" office:value="1.46958333333333" calcext:value-type="float">
            <text:p>1.46958333333333</text:p>
          </table:table-cell>
          <table:table-cell office:value-type="float" office:value="23.7716666666666" calcext:value-type="float">
            <text:p>23.7716666666666</text:p>
          </table:table-cell>
          <table:table-cell table:number-columns-repeated="3"/>
          <table:table-cell office:value-type="string" calcext:value-type="string">
            <text:p>4 – 5</text:p>
          </table:table-cell>
          <table:table-cell office:value-type="float" office:value="5.09583333333333" calcext:value-type="float">
            <text:p>5.09583333333333</text:p>
          </table:table-cell>
          <table:table-cell office:value-type="float" office:value="87.4683333333334" calcext:value-type="float">
            <text:p>87.4683333333334</text:p>
          </table:table-cell>
          <table:table-cell table:formula="of:=[.H203]*[.$G$194]/100" office:value-type="float" office:value="157617.353544445" calcext:value-type="float">
            <text:p>157617.353544445</text:p>
          </table:table-cell>
          <table:table-cell table:formula="of:=[.I203]-[.I202]" office:value-type="float" office:value="10612.9899027779" calcext:value-type="float">
            <text:p>10612.9899027779</text:p>
          </table:table-cell>
          <table:table-cell table:formula="of:=[.J203]/[.$G$194]*100" office:value-type="float" office:value="5.88958333333341" calcext:value-type="float">
            <text:p>5.88958333333341</text:p>
          </table:table-cell>
          <table:table-cell table:number-columns-repeated="2"/>
        </table:table-row>
        <table:table-row table:style-name="ro1">
          <table:table-cell office:value-type="float" office:value="1.54333333333333" calcext:value-type="float">
            <text:p>1.54333333333333</text:p>
          </table:table-cell>
          <table:table-cell office:value-type="float" office:value="28.5129166666666" calcext:value-type="float">
            <text:p>28.5129166666666</text:p>
          </table:table-cell>
          <table:table-cell table:number-columns-repeated="3"/>
          <table:table-cell office:value-type="string" calcext:value-type="string">
            <text:p>5 – 6</text:p>
          </table:table-cell>
          <table:table-cell office:value-type="float" office:value="6.09583333333333" calcext:value-type="float">
            <text:p>6.09583333333333</text:p>
          </table:table-cell>
          <table:table-cell office:value-type="float" office:value="91.9225" calcext:value-type="float">
            <text:p>91.9225</text:p>
          </table:table-cell>
          <table:table-cell table:formula="of:=[.H204]*[.$G$194]/100" office:value-type="float" office:value="165643.732183334" calcext:value-type="float">
            <text:p>165643.732183334</text:p>
          </table:table-cell>
          <table:table-cell table:formula="of:=[.I204]-[.I203]" office:value-type="float" office:value="8026.3786388888" calcext:value-type="float">
            <text:p>8026.3786388888</text:p>
          </table:table-cell>
          <table:table-cell table:formula="of:=[.J204]/[.$G$194]*100" office:value-type="float" office:value="4.4541666666666" calcext:value-type="float">
            <text:p>4.4541666666666</text:p>
          </table:table-cell>
          <table:table-cell table:number-columns-repeated="2"/>
        </table:table-row>
        <table:table-row table:style-name="ro1">
          <table:table-cell office:value-type="float" office:value="1.62083333333333" calcext:value-type="float">
            <text:p>1.62083333333333</text:p>
          </table:table-cell>
          <table:table-cell office:value-type="float" office:value="32.9145833333333" calcext:value-type="float">
            <text:p>32.9145833333333</text:p>
          </table:table-cell>
          <table:table-cell table:number-columns-repeated="3"/>
          <table:table-cell office:value-type="string" calcext:value-type="string">
            <text:p>6 – 7</text:p>
          </table:table-cell>
          <table:table-cell office:value-type="float" office:value="7.09583333333333" calcext:value-type="float">
            <text:p>7.09583333333333</text:p>
          </table:table-cell>
          <table:table-cell office:value-type="float" office:value="95.4604166666667" calcext:value-type="float">
            <text:p>95.4604166666667</text:p>
          </table:table-cell>
          <table:table-cell table:formula="of:=[.H205]*[.$G$194]/100" office:value-type="float" office:value="172019.034430556" calcext:value-type="float">
            <text:p>172019.034430556</text:p>
          </table:table-cell>
          <table:table-cell table:formula="of:=[.I205]-[.I204]" office:value-type="float" office:value="6375.30224722231" calcext:value-type="float">
            <text:p>6375.30224722231</text:p>
          </table:table-cell>
          <table:table-cell table:formula="of:=[.J205]/[.$G$194]*100" office:value-type="float" office:value="3.5379166666667" calcext:value-type="float">
            <text:p>3.5379166666667</text:p>
          </table:table-cell>
          <table:table-cell table:number-columns-repeated="2"/>
        </table:table-row>
        <table:table-row table:style-name="ro1">
          <table:table-cell office:value-type="float" office:value="1.69833333333333" calcext:value-type="float">
            <text:p>1.69833333333333</text:p>
          </table:table-cell>
          <table:table-cell office:value-type="float" office:value="37.02375" calcext:value-type="float">
            <text:p>37.02375</text:p>
          </table:table-cell>
          <table:table-cell table:number-columns-repeated="3"/>
          <table:table-cell office:value-type="string" calcext:value-type="string">
            <text:p>7 – 8</text:p>
          </table:table-cell>
          <table:table-cell office:value-type="float" office:value="8.09583333333333" calcext:value-type="float">
            <text:p>8.09583333333333</text:p>
          </table:table-cell>
          <table:table-cell office:value-type="float" office:value="97.60375" calcext:value-type="float">
            <text:p>97.60375</text:p>
          </table:table-cell>
          <table:table-cell table:formula="of:=[.H206]*[.$G$194]/100" office:value-type="float" office:value="175881.306808334" calcext:value-type="float">
            <text:p>175881.306808334</text:p>
          </table:table-cell>
          <table:table-cell table:formula="of:=[.I206]-[.I205]" office:value-type="float" office:value="3862.27237777773" calcext:value-type="float">
            <text:p>3862.27237777773</text:p>
          </table:table-cell>
          <table:table-cell table:formula="of:=[.J206]/[.$G$194]*100" office:value-type="float" office:value="2.1433333333333" calcext:value-type="float">
            <text:p>2.1433333333333</text:p>
          </table:table-cell>
          <table:table-cell table:number-columns-repeated="2"/>
        </table:table-row>
        <table:table-row table:style-name="ro1">
          <table:table-cell office:value-type="float" office:value="1.77583333333333" calcext:value-type="float">
            <text:p>1.77583333333333</text:p>
          </table:table-cell>
          <table:table-cell office:value-type="float" office:value="40.6791666666667" calcext:value-type="float">
            <text:p>40.6791666666667</text:p>
          </table:table-cell>
          <table:table-cell table:number-columns-repeated="3"/>
          <table:table-cell office:value-type="string" calcext:value-type="string">
            <text:p>8 – 9</text:p>
          </table:table-cell>
          <table:table-cell office:value-type="float" office:value="8.99583333333333" calcext:value-type="float">
            <text:p>8.99583333333333</text:p>
          </table:table-cell>
          <table:table-cell office:value-type="float" office:value="98.5" calcext:value-type="float">
            <text:p>98.5</text:p>
          </table:table-cell>
          <table:table-cell table:formula="of:=[.H207]*[.$G$194]/100" office:value-type="float" office:value="177496.343333334" calcext:value-type="float">
            <text:p>177496.343333334</text:p>
          </table:table-cell>
          <table:table-cell table:formula="of:=[.I207]-[.I206]" office:value-type="float" office:value="1615.036525" calcext:value-type="float">
            <text:p>1615.036525</text:p>
          </table:table-cell>
          <table:table-cell table:formula="of:=[.J207]/[.$G$194]*100" office:value-type="float" office:value="0.896249999999998" calcext:value-type="float">
            <text:p>0.896249999999998</text:p>
          </table:table-cell>
          <table:table-cell table:number-columns-repeated="2"/>
        </table:table-row>
        <table:table-row table:style-name="ro1">
          <table:table-cell office:value-type="float" office:value="1.85333333333333" calcext:value-type="float">
            <text:p>1.85333333333333</text:p>
          </table:table-cell>
          <table:table-cell office:value-type="float" office:value="43.8725" calcext:value-type="float">
            <text:p>43.8725</text:p>
          </table:table-cell>
          <table:table-cell table:number-columns-repeated="3"/>
          <table:table-cell office:value-type="string" calcext:value-type="string">
            <text:p>9 – 11.18</text:p>
          </table:table-cell>
          <table:table-cell office:value-type="float" office:value="11.1791666666667" calcext:value-type="float">
            <text:p>11.1791666666667</text:p>
          </table:table-cell>
          <table:table-cell office:value-type="float" office:value="0.99" calcext:value-type="float">
            <text:p>0.99</text:p>
          </table:table-cell>
          <table:table-cell table:formula="of:=[.H208]*[.$G$194]" office:value-type="float" office:value="178397.340000001" calcext:value-type="float">
            <text:p>178397.340000001</text:p>
          </table:table-cell>
          <table:table-cell table:formula="of:=[.I208]-[.I207]" office:value-type="float" office:value="900.996666666673" calcext:value-type="float">
            <text:p>900.996666666673</text:p>
          </table:table-cell>
          <table:table-cell table:formula="of:=[.J208]/[.$G$194]*100" office:value-type="float" office:value="0.500000000000002" calcext:value-type="float">
            <text:p>0.500000000000002</text:p>
          </table:table-cell>
          <table:table-cell table:number-columns-repeated="2"/>
        </table:table-row>
        <table:table-row table:style-name="ro1">
          <table:table-cell office:value-type="float" office:value="1.93083333333333" calcext:value-type="float">
            <text:p>1.93083333333333</text:p>
          </table:table-cell>
          <table:table-cell office:value-type="float" office:value="46.5845833333334" calcext:value-type="float">
            <text:p>46.5845833333334</text:p>
          </table:table-cell>
          <table:table-cell table:number-columns-repeated="3"/>
          <table:table-cell office:value-type="string" calcext:value-type="string">
            <text:p>&gt; 11.18</text:p>
          </table:table-cell>
          <table:table-cell office:value-type="float" office:value="179.958333333333" calcext:value-type="float">
            <text:p>179.958333333333</text:p>
          </table:table-cell>
          <table:table-cell office:value-type="float" office:value="1" calcext:value-type="float">
            <text:p>1</text:p>
          </table:table-cell>
          <table:table-cell table:formula="of:=[.H209]*[.$G$194]" office:value-type="float" office:value="180199.333333334" calcext:value-type="float">
            <text:p>180199.333333334</text:p>
          </table:table-cell>
          <table:table-cell table:formula="of:=[.I209]-[.I208]" office:value-type="float" office:value="1801.99333333335" calcext:value-type="float">
            <text:p>1801.99333333335</text:p>
          </table:table-cell>
          <table:table-cell table:formula="of:=[.J209]/[.$G$194]*10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.00833333333333" calcext:value-type="float">
            <text:p>2.00833333333333</text:p>
          </table:table-cell>
          <table:table-cell office:value-type="float" office:value="48.8579166666667" calcext:value-type="float">
            <text:p>48.8579166666667</text:p>
          </table:table-cell>
          <table:table-cell table:number-columns-repeated="11"/>
        </table:table-row>
        <table:table-row table:style-name="ro1">
          <table:table-cell office:value-type="float" office:value="2.08583333333333" calcext:value-type="float">
            <text:p>2.08583333333333</text:p>
          </table:table-cell>
          <table:table-cell office:value-type="float" office:value="50.75" calcext:value-type="float">
            <text:p>50.75</text:p>
          </table:table-cell>
          <table:table-cell table:number-columns-repeated="11"/>
        </table:table-row>
        <table:table-row table:style-name="ro1">
          <table:table-cell office:value-type="float" office:value="2.16333333333333" calcext:value-type="float">
            <text:p>2.16333333333333</text:p>
          </table:table-cell>
          <table:table-cell office:value-type="float" office:value="52.3391666666667" calcext:value-type="float">
            <text:p>52.3391666666667</text:p>
          </table:table-cell>
          <table:table-cell table:number-columns-repeated="4"/>
          <table:table-cell office:value-type="float" office:value="0.0454166666666666" calcext:value-type="float">
            <text:p>0.045416666666667</text:p>
          </table:table-cell>
          <table:table-cell table:number-columns-repeated="6"/>
        </table:table-row>
        <table:table-row table:style-name="ro1">
          <table:table-cell office:value-type="float" office:value="2.24083333333333" calcext:value-type="float">
            <text:p>2.24083333333333</text:p>
          </table:table-cell>
          <table:table-cell office:value-type="float" office:value="53.705" calcext:value-type="float">
            <text:p>53.705</text:p>
          </table:table-cell>
          <table:table-cell table:number-columns-repeated="4"/>
          <table:table-cell office:value-type="float" office:value="24.9545833333333" calcext:value-type="float">
            <text:p>24.9545833333333</text:p>
          </table:table-cell>
          <table:table-cell table:number-columns-repeated="6"/>
        </table:table-row>
        <table:table-row table:style-name="ro1">
          <table:table-cell office:value-type="float" office:value="2.31833333333333" calcext:value-type="float">
            <text:p>2.31833333333333</text:p>
          </table:table-cell>
          <table:table-cell office:value-type="float" office:value="55.0154166666667" calcext:value-type="float">
            <text:p>55.0154166666667</text:p>
          </table:table-cell>
          <table:table-cell table:number-columns-repeated="4"/>
          <table:table-cell office:value-type="float" office:value="23.8579166666667" calcext:value-type="float">
            <text:p>23.8579166666667</text:p>
          </table:table-cell>
          <table:table-cell table:number-columns-repeated="6"/>
        </table:table-row>
        <table:table-row table:style-name="ro1">
          <table:table-cell office:value-type="float" office:value="2.40333333333333" calcext:value-type="float">
            <text:p>2.40333333333333</text:p>
          </table:table-cell>
          <table:table-cell office:value-type="float" office:value="56.6233333333333" calcext:value-type="float">
            <text:p>56.6233333333333</text:p>
          </table:table-cell>
          <table:table-cell table:number-columns-repeated="4"/>
          <table:table-cell office:value-type="float" office:value="1.14208333333329" calcext:value-type="float">
            <text:p>1.14208333333329</text:p>
          </table:table-cell>
          <table:table-cell table:number-columns-repeated="6"/>
        </table:table-row>
        <table:table-row table:style-name="ro1">
          <table:table-cell office:value-type="float" office:value="2.49583333333333" calcext:value-type="float">
            <text:p>2.49583333333333</text:p>
          </table:table-cell>
          <table:table-cell office:value-type="float" office:value="58.7845833333334" calcext:value-type="float">
            <text:p>58.7845833333334</text:p>
          </table:table-cell>
          <table:table-cell table:number-columns-repeated="4"/>
          <table:table-cell office:value-type="float" office:value="21.9820833333334" calcext:value-type="float">
            <text:p>21.9820833333334</text:p>
          </table:table-cell>
          <table:table-cell table:number-columns-repeated="6"/>
        </table:table-row>
        <table:table-row table:style-name="ro1">
          <table:table-cell office:value-type="float" office:value="2.59583333333333" calcext:value-type="float">
            <text:p>2.59583333333333</text:p>
          </table:table-cell>
          <table:table-cell office:value-type="float" office:value="61.32875" calcext:value-type="float">
            <text:p>61.32875</text:p>
          </table:table-cell>
          <table:table-cell table:number-columns-repeated="4"/>
          <table:table-cell office:value-type="float" office:value="3.01791666666661" calcext:value-type="float">
            <text:p>3.01791666666661</text:p>
          </table:table-cell>
          <table:table-cell table:number-columns-repeated="6"/>
        </table:table-row>
        <table:table-row table:style-name="ro1">
          <table:table-cell office:value-type="float" office:value="2.69583333333333" calcext:value-type="float">
            <text:p>2.69583333333333</text:p>
          </table:table-cell>
          <table:table-cell office:value-type="float" office:value="63.895" calcext:value-type="float">
            <text:p>63.895</text:p>
          </table:table-cell>
          <table:table-cell table:number-columns-repeated="4"/>
          <table:table-cell office:value-type="float" office:value="6.57874999999999" calcext:value-type="float">
            <text:p>6.57874999999999</text:p>
          </table:table-cell>
          <table:table-cell table:number-columns-repeated="6"/>
        </table:table-row>
        <table:table-row table:style-name="ro1">
          <table:table-cell office:value-type="float" office:value="2.79583333333333" calcext:value-type="float">
            <text:p>2.79583333333333</text:p>
          </table:table-cell>
          <table:table-cell office:value-type="float" office:value="66.3095833333333" calcext:value-type="float">
            <text:p>66.3095833333333</text:p>
          </table:table-cell>
          <table:table-cell table:number-columns-repeated="4"/>
          <table:table-cell office:value-type="float" office:value="5.88958333333341" calcext:value-type="float">
            <text:p>5.88958333333341</text:p>
          </table:table-cell>
          <table:table-cell table:number-columns-repeated="6"/>
        </table:table-row>
        <table:table-row table:style-name="ro1">
          <table:table-cell office:value-type="float" office:value="2.89583333333333" calcext:value-type="float">
            <text:p>2.89583333333333</text:p>
          </table:table-cell>
          <table:table-cell office:value-type="float" office:value="68.4916666666667" calcext:value-type="float">
            <text:p>68.4916666666667</text:p>
          </table:table-cell>
          <table:table-cell table:number-columns-repeated="4"/>
          <table:table-cell office:value-type="float" office:value="4.4541666666666" calcext:value-type="float">
            <text:p>4.4541666666666</text:p>
          </table:table-cell>
          <table:table-cell table:number-columns-repeated="6"/>
        </table:table-row>
        <table:table-row table:style-name="ro1">
          <table:table-cell office:value-type="float" office:value="2.99583333333333" calcext:value-type="float">
            <text:p>2.99583333333333</text:p>
          </table:table-cell>
          <table:table-cell office:value-type="float" office:value="70.37375" calcext:value-type="float">
            <text:p>70.37375</text:p>
          </table:table-cell>
          <table:table-cell table:number-columns-repeated="4"/>
          <table:table-cell office:value-type="float" office:value="3.5379166666667" calcext:value-type="float">
            <text:p>3.5379166666667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.1433333333333" calcext:value-type="float">
            <text:p>2.1433333333333</text:p>
          </table:table-cell>
          <table:table-cell table:number-columns-repeated="6"/>
        </table:table-row>
        <table:table-row table:style-name="ro1">
          <table:table-cell office:value-type="float" office:value="3.19583333333333" calcext:value-type="float">
            <text:p>3.19583333333333</text:p>
          </table:table-cell>
          <table:table-cell office:value-type="float" office:value="73.3595833333333" calcext:value-type="float">
            <text:p>73.3595833333333</text:p>
          </table:table-cell>
          <table:table-cell table:number-columns-repeated="4"/>
          <table:table-cell office:value-type="float" office:value="0.896249999999998" calcext:value-type="float">
            <text:p>0.896249999999998</text:p>
          </table:table-cell>
          <table:table-cell table:number-columns-repeated="6"/>
        </table:table-row>
        <table:table-row table:style-name="ro1">
          <table:table-cell office:value-type="float" office:value="3.29583333333333" calcext:value-type="float">
            <text:p>3.29583333333333</text:p>
          </table:table-cell>
          <table:table-cell office:value-type="float" office:value="74.5858333333334" calcext:value-type="float">
            <text:p>74.5858333333334</text:p>
          </table:table-cell>
          <table:table-cell table:number-columns-repeated="4"/>
          <table:table-cell office:value-type="float" office:value="0.500000000000002" calcext:value-type="float">
            <text:p>0.50000000000000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.49583333333333" calcext:value-type="float">
            <text:p>3.49583333333333</text:p>
          </table:table-cell>
          <table:table-cell office:value-type="float" office:value="76.6554166666667" calcext:value-type="float">
            <text:p>76.6554166666667</text:p>
          </table:table-cell>
          <table:table-cell table:number-columns-repeated="11"/>
        </table:table-row>
        <table:table-row table:style-name="ro1">
          <table:table-cell office:value-type="float" office:value="3.59583333333333" calcext:value-type="float">
            <text:p>3.59583333333333</text:p>
          </table:table-cell>
          <table:table-cell office:value-type="float" office:value="77.5783333333334" calcext:value-type="float">
            <text:p>77.5783333333334</text:p>
          </table:table-cell>
          <table:table-cell table:number-columns-repeated="11"/>
        </table:table-row>
        <table:table-row table:style-name="ro1">
          <table:table-cell office:value-type="float" office:value="3.69583333333333" calcext:value-type="float">
            <text:p>3.69583333333333</text:p>
          </table:table-cell>
          <table:table-cell office:value-type="float" office:value="78.4229166666667" calcext:value-type="float">
            <text:p>78.4229166666667</text:p>
          </table:table-cell>
          <table:table-cell table:number-columns-repeated="11"/>
        </table:table-row>
        <table:table-row table:style-name="ro1">
          <table:table-cell office:value-type="float" office:value="3.79583333333333" calcext:value-type="float">
            <text:p>3.79583333333333</text:p>
          </table:table-cell>
          <table:table-cell office:value-type="float" office:value="79.2666666666667" calcext:value-type="float">
            <text:p>79.2666666666667</text:p>
          </table:table-cell>
          <table:table-cell table:number-columns-repeated="11"/>
        </table:table-row>
        <table:table-row table:style-name="ro1">
          <table:table-cell office:value-type="float" office:value="3.89583333333333" calcext:value-type="float">
            <text:p>3.89583333333333</text:p>
          </table:table-cell>
          <table:table-cell office:value-type="float" office:value="80.0704166666667" calcext:value-type="float">
            <text:p>80.0704166666667</text:p>
          </table:table-cell>
          <table:table-cell table:number-columns-repeated="11"/>
        </table:table-row>
        <table:table-row table:style-name="ro1">
          <table:table-cell office:value-type="float" office:value="3.99583333333333" calcext:value-type="float">
            <text:p>3.99583333333333</text:p>
          </table:table-cell>
          <table:table-cell office:value-type="float" office:value="80.83" calcext:value-type="float">
            <text:p>80.83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4.19583333333333" calcext:value-type="float">
            <text:p>4.19583333333333</text:p>
          </table:table-cell>
          <table:table-cell office:value-type="float" office:value="82.27875" calcext:value-type="float">
            <text:p>82.27875</text:p>
          </table:table-cell>
          <table:table-cell table:number-columns-repeated="11"/>
        </table:table-row>
        <table:table-row table:style-name="ro1">
          <table:table-cell office:value-type="float" office:value="4.29583333333333" calcext:value-type="float">
            <text:p>4.29583333333333</text:p>
          </table:table-cell>
          <table:table-cell office:value-type="float" office:value="82.9604166666666" calcext:value-type="float">
            <text:p>82.9604166666666</text:p>
          </table:table-cell>
          <table:table-cell table:number-columns-repeated="11"/>
        </table:table-row>
        <table:table-row table:style-name="ro1">
          <table:table-cell office:value-type="float" office:value="4.39583333333333" calcext:value-type="float">
            <text:p>4.39583333333333</text:p>
          </table:table-cell>
          <table:table-cell office:value-type="float" office:value="83.6345833333333" calcext:value-type="float">
            <text:p>83.6345833333333</text:p>
          </table:table-cell>
          <table:table-cell table:number-columns-repeated="11"/>
        </table:table-row>
        <table:table-row table:style-name="ro1">
          <table:table-cell office:value-type="float" office:value="4.49583333333333" calcext:value-type="float">
            <text:p>4.49583333333333</text:p>
          </table:table-cell>
          <table:table-cell office:value-type="float" office:value="84.235" calcext:value-type="float">
            <text:p>84.235</text:p>
          </table:table-cell>
          <table:table-cell table:number-columns-repeated="11"/>
        </table:table-row>
        <table:table-row table:style-name="ro1">
          <table:table-cell office:value-type="float" office:value="4.59583333333333" calcext:value-type="float">
            <text:p>4.59583333333333</text:p>
          </table:table-cell>
          <table:table-cell office:value-type="float" office:value="84.8329166666667" calcext:value-type="float">
            <text:p>84.8329166666667</text:p>
          </table:table-cell>
          <table:table-cell table:number-columns-repeated="11"/>
        </table:table-row>
        <table:table-row table:style-name="ro1">
          <table:table-cell office:value-type="float" office:value="4.69583333333333" calcext:value-type="float">
            <text:p>4.69583333333333</text:p>
          </table:table-cell>
          <table:table-cell office:value-type="float" office:value="85.4054166666667" calcext:value-type="float">
            <text:p>85.4054166666667</text:p>
          </table:table-cell>
          <table:table-cell table:number-columns-repeated="11"/>
        </table:table-row>
        <table:table-row table:style-name="ro1">
          <table:table-cell office:value-type="float" office:value="4.79583333333333" calcext:value-type="float">
            <text:p>4.79583333333333</text:p>
          </table:table-cell>
          <table:table-cell office:value-type="float" office:value="85.9441666666667" calcext:value-type="float">
            <text:p>85.9441666666667</text:p>
          </table:table-cell>
          <table:table-cell table:number-columns-repeated="11"/>
        </table:table-row>
        <table:table-row table:style-name="ro1">
          <table:table-cell office:value-type="float" office:value="4.89583333333333" calcext:value-type="float">
            <text:p>4.89583333333333</text:p>
          </table:table-cell>
          <table:table-cell office:value-type="float" office:value="86.465" calcext:value-type="float">
            <text:p>86.465</text:p>
          </table:table-cell>
          <table:table-cell table:number-columns-repeated="11"/>
        </table:table-row>
        <table:table-row table:style-name="ro1">
          <table:table-cell office:value-type="float" office:value="4.99583333333333" calcext:value-type="float">
            <text:p>4.99583333333333</text:p>
          </table:table-cell>
          <table:table-cell office:value-type="float" office:value="86.9770833333334" calcext:value-type="float">
            <text:p>86.977083333333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5.19583333333333" calcext:value-type="float">
            <text:p>5.19583333333333</text:p>
          </table:table-cell>
          <table:table-cell office:value-type="float" office:value="87.9458333333334" calcext:value-type="float">
            <text:p>87.9458333333334</text:p>
          </table:table-cell>
          <table:table-cell table:number-columns-repeated="11"/>
        </table:table-row>
        <table:table-row table:style-name="ro1">
          <table:table-cell office:value-type="float" office:value="5.29583333333333" calcext:value-type="float">
            <text:p>5.29583333333333</text:p>
          </table:table-cell>
          <table:table-cell office:value-type="float" office:value="88.4370833333333" calcext:value-type="float">
            <text:p>88.4370833333333</text:p>
          </table:table-cell>
          <table:table-cell table:number-columns-repeated="11"/>
        </table:table-row>
        <table:table-row table:style-name="ro1">
          <table:table-cell office:value-type="float" office:value="5.39583333333333" calcext:value-type="float">
            <text:p>5.39583333333333</text:p>
          </table:table-cell>
          <table:table-cell office:value-type="float" office:value="88.9041666666666" calcext:value-type="float">
            <text:p>88.9041666666666</text:p>
          </table:table-cell>
          <table:table-cell table:number-columns-repeated="11"/>
        </table:table-row>
        <table:table-row table:style-name="ro1">
          <table:table-cell office:value-type="float" office:value="5.49583333333333" calcext:value-type="float">
            <text:p>5.49583333333333</text:p>
          </table:table-cell>
          <table:table-cell office:value-type="float" office:value="89.3445833333333" calcext:value-type="float">
            <text:p>89.3445833333333</text:p>
          </table:table-cell>
          <table:table-cell table:number-columns-repeated="11"/>
        </table:table-row>
        <table:table-row table:style-name="ro1">
          <table:table-cell office:value-type="float" office:value="5.59583333333333" calcext:value-type="float">
            <text:p>5.59583333333333</text:p>
          </table:table-cell>
          <table:table-cell office:value-type="float" office:value="89.7758333333333" calcext:value-type="float">
            <text:p>89.7758333333333</text:p>
          </table:table-cell>
          <table:table-cell table:number-columns-repeated="11"/>
        </table:table-row>
        <table:table-row table:style-name="ro1">
          <table:table-cell office:value-type="float" office:value="5.69583333333333" calcext:value-type="float">
            <text:p>5.69583333333333</text:p>
          </table:table-cell>
          <table:table-cell office:value-type="float" office:value="90.23625" calcext:value-type="float">
            <text:p>90.23625</text:p>
          </table:table-cell>
          <table:table-cell table:number-columns-repeated="11"/>
        </table:table-row>
        <table:table-row table:style-name="ro1">
          <table:table-cell office:value-type="float" office:value="5.79583333333333" calcext:value-type="float">
            <text:p>5.79583333333333</text:p>
          </table:table-cell>
          <table:table-cell office:value-type="float" office:value="90.6495833333333" calcext:value-type="float">
            <text:p>90.6495833333333</text:p>
          </table:table-cell>
          <table:table-cell table:number-columns-repeated="11"/>
        </table:table-row>
        <table:table-row table:style-name="ro1">
          <table:table-cell office:value-type="float" office:value="5.89583333333333" calcext:value-type="float">
            <text:p>5.89583333333333</text:p>
          </table:table-cell>
          <table:table-cell office:value-type="float" office:value="91.0945833333334" calcext:value-type="float">
            <text:p>91.0945833333334</text:p>
          </table:table-cell>
          <table:table-cell table:number-columns-repeated="11"/>
        </table:table-row>
        <table:table-row table:style-name="ro1">
          <table:table-cell office:value-type="float" office:value="5.99583333333333" calcext:value-type="float">
            <text:p>5.99583333333333</text:p>
          </table:table-cell>
          <table:table-cell office:value-type="float" office:value="91.5208333333333" calcext:value-type="float">
            <text:p>91.5208333333333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6.19583333333333" calcext:value-type="float">
            <text:p>6.19583333333333</text:p>
          </table:table-cell>
          <table:table-cell office:value-type="float" office:value="92.3216666666667" calcext:value-type="float">
            <text:p>92.3216666666667</text:p>
          </table:table-cell>
          <table:table-cell table:number-columns-repeated="11"/>
        </table:table-row>
        <table:table-row table:style-name="ro1">
          <table:table-cell office:value-type="float" office:value="6.29583333333333" calcext:value-type="float">
            <text:p>6.29583333333333</text:p>
          </table:table-cell>
          <table:table-cell office:value-type="float" office:value="92.7275" calcext:value-type="float">
            <text:p>92.7275</text:p>
          </table:table-cell>
          <table:table-cell table:number-columns-repeated="11"/>
        </table:table-row>
        <table:table-row table:style-name="ro1">
          <table:table-cell office:value-type="float" office:value="6.39583333333333" calcext:value-type="float">
            <text:p>6.39583333333333</text:p>
          </table:table-cell>
          <table:table-cell office:value-type="float" office:value="93.10875" calcext:value-type="float">
            <text:p>93.10875</text:p>
          </table:table-cell>
          <table:table-cell table:number-columns-repeated="11"/>
        </table:table-row>
        <table:table-row table:style-name="ro1">
          <table:table-cell office:value-type="float" office:value="6.49583333333333" calcext:value-type="float">
            <text:p>6.49583333333333</text:p>
          </table:table-cell>
          <table:table-cell office:value-type="float" office:value="93.4883333333333" calcext:value-type="float">
            <text:p>93.4883333333333</text:p>
          </table:table-cell>
          <table:table-cell table:number-columns-repeated="11"/>
        </table:table-row>
        <table:table-row table:style-name="ro1">
          <table:table-cell office:value-type="float" office:value="6.59583333333333" calcext:value-type="float">
            <text:p>6.59583333333333</text:p>
          </table:table-cell>
          <table:table-cell office:value-type="float" office:value="93.8458333333334" calcext:value-type="float">
            <text:p>93.8458333333334</text:p>
          </table:table-cell>
          <table:table-cell table:number-columns-repeated="11"/>
        </table:table-row>
        <table:table-row table:style-name="ro1">
          <table:table-cell office:value-type="float" office:value="6.69583333333333" calcext:value-type="float">
            <text:p>6.69583333333333</text:p>
          </table:table-cell>
          <table:table-cell office:value-type="float" office:value="94.1854166666667" calcext:value-type="float">
            <text:p>94.1854166666667</text:p>
          </table:table-cell>
          <table:table-cell table:number-columns-repeated="11"/>
        </table:table-row>
        <table:table-row table:style-name="ro1">
          <table:table-cell office:value-type="float" office:value="6.79583333333333" calcext:value-type="float">
            <text:p>6.79583333333333</text:p>
          </table:table-cell>
          <table:table-cell office:value-type="float" office:value="94.51875" calcext:value-type="float">
            <text:p>94.51875</text:p>
          </table:table-cell>
          <table:table-cell table:number-columns-repeated="11"/>
        </table:table-row>
        <table:table-row table:style-name="ro1">
          <table:table-cell office:value-type="float" office:value="6.89583333333333" calcext:value-type="float">
            <text:p>6.89583333333333</text:p>
          </table:table-cell>
          <table:table-cell office:value-type="float" office:value="94.8429166666666" calcext:value-type="float">
            <text:p>94.8429166666666</text:p>
          </table:table-cell>
          <table:table-cell table:number-columns-repeated="11"/>
        </table:table-row>
        <table:table-row table:style-name="ro1">
          <table:table-cell office:value-type="float" office:value="6.99583333333333" calcext:value-type="float">
            <text:p>6.99583333333333</text:p>
          </table:table-cell>
          <table:table-cell office:value-type="float" office:value="95.1504166666667" calcext:value-type="float">
            <text:p>95.1504166666667</text:p>
          </table:table-cell>
          <table:table-cell table:number-columns-repeated="11"/>
        </table:table-row>
        <table:table-row table:style-name="ro1">
          <table:table-cell office:value-type="float" office:value="7.09583333333333" calcext:value-type="float">
            <text:p>7.09583333333333</text:p>
          </table:table-cell>
          <table:table-cell office:value-type="float" office:value="95.4604166666667" calcext:value-type="float">
            <text:p>95.4604166666667</text:p>
          </table:table-cell>
          <table:table-cell table:number-columns-repeated="11"/>
        </table:table-row>
        <table:table-row table:style-name="ro1">
          <table:table-cell office:value-type="float" office:value="7.19583333333333" calcext:value-type="float">
            <text:p>7.19583333333333</text:p>
          </table:table-cell>
          <table:table-cell office:value-type="float" office:value="95.7454166666667" calcext:value-type="float">
            <text:p>95.7454166666667</text:p>
          </table:table-cell>
          <table:table-cell table:number-columns-repeated="11"/>
        </table:table-row>
        <table:table-row table:style-name="ro1">
          <table:table-cell office:value-type="float" office:value="7.29583333333333" calcext:value-type="float">
            <text:p>7.29583333333333</text:p>
          </table:table-cell>
          <table:table-cell office:value-type="float" office:value="96.005" calcext:value-type="float">
            <text:p>96.005</text:p>
          </table:table-cell>
          <table:table-cell table:number-columns-repeated="11"/>
        </table:table-row>
        <table:table-row table:style-name="ro1">
          <table:table-cell office:value-type="float" office:value="7.39583333333333" calcext:value-type="float">
            <text:p>7.39583333333333</text:p>
          </table:table-cell>
          <table:table-cell office:value-type="float" office:value="96.2545833333334" calcext:value-type="float">
            <text:p>96.2545833333334</text:p>
          </table:table-cell>
          <table:table-cell table:number-columns-repeated="11"/>
        </table:table-row>
        <table:table-row table:style-name="ro1">
          <table:table-cell office:value-type="float" office:value="7.49583333333333" calcext:value-type="float">
            <text:p>7.49583333333333</text:p>
          </table:table-cell>
          <table:table-cell office:value-type="float" office:value="96.4891666666667" calcext:value-type="float">
            <text:p>96.4891666666667</text:p>
          </table:table-cell>
          <table:table-cell table:number-columns-repeated="11"/>
        </table:table-row>
        <table:table-row table:style-name="ro1">
          <table:table-cell office:value-type="float" office:value="7.59583333333333" calcext:value-type="float">
            <text:p>7.59583333333333</text:p>
          </table:table-cell>
          <table:table-cell office:value-type="float" office:value="96.7295833333333" calcext:value-type="float">
            <text:p>96.7295833333333</text:p>
          </table:table-cell>
          <table:table-cell table:number-columns-repeated="11"/>
        </table:table-row>
        <table:table-row table:style-name="ro1">
          <table:table-cell office:value-type="float" office:value="7.69583333333333" calcext:value-type="float">
            <text:p>7.69583333333333</text:p>
          </table:table-cell>
          <table:table-cell office:value-type="float" office:value="96.9295833333333" calcext:value-type="float">
            <text:p>96.9295833333333</text:p>
          </table:table-cell>
          <table:table-cell table:number-columns-repeated="11"/>
        </table:table-row>
        <table:table-row table:style-name="ro1">
          <table:table-cell office:value-type="float" office:value="7.79583333333333" calcext:value-type="float">
            <text:p>7.79583333333333</text:p>
          </table:table-cell>
          <table:table-cell office:value-type="float" office:value="97.1204166666666" calcext:value-type="float">
            <text:p>97.1204166666666</text:p>
          </table:table-cell>
          <table:table-cell table:number-columns-repeated="11"/>
        </table:table-row>
        <table:table-row table:style-name="ro1">
          <table:table-cell office:value-type="float" office:value="7.89583333333333" calcext:value-type="float">
            <text:p>7.89583333333333</text:p>
          </table:table-cell>
          <table:table-cell office:value-type="float" office:value="97.29875" calcext:value-type="float">
            <text:p>97.29875</text:p>
          </table:table-cell>
          <table:table-cell table:number-columns-repeated="11"/>
        </table:table-row>
        <table:table-row table:style-name="ro1">
          <table:table-cell office:value-type="float" office:value="7.99583333333333" calcext:value-type="float">
            <text:p>7.99583333333333</text:p>
          </table:table-cell>
          <table:table-cell office:value-type="float" office:value="97.4616666666666" calcext:value-type="float">
            <text:p>97.4616666666666</text:p>
          </table:table-cell>
          <table:table-cell table:number-columns-repeated="11"/>
        </table:table-row>
        <table:table-row table:style-name="ro1">
          <table:table-cell office:value-type="float" office:value="8.09583333333333" calcext:value-type="float">
            <text:p>8.09583333333333</text:p>
          </table:table-cell>
          <table:table-cell office:value-type="float" office:value="97.60375" calcext:value-type="float">
            <text:p>97.60375</text:p>
          </table:table-cell>
          <table:table-cell table:number-columns-repeated="11"/>
        </table:table-row>
        <table:table-row table:style-name="ro1">
          <table:table-cell office:value-type="float" office:value="8.19583333333333" calcext:value-type="float">
            <text:p>8.19583333333333</text:p>
          </table:table-cell>
          <table:table-cell office:value-type="float" office:value="97.7441666666666" calcext:value-type="float">
            <text:p>97.7441666666666</text:p>
          </table:table-cell>
          <table:table-cell table:number-columns-repeated="11"/>
        </table:table-row>
        <table:table-row table:style-name="ro1">
          <table:table-cell office:value-type="float" office:value="8.29583333333333" calcext:value-type="float">
            <text:p>8.29583333333333</text:p>
          </table:table-cell>
          <table:table-cell office:value-type="float" office:value="97.8716666666667" calcext:value-type="float">
            <text:p>97.8716666666667</text:p>
          </table:table-cell>
          <table:table-cell table:number-columns-repeated="11"/>
        </table:table-row>
        <table:table-row table:style-name="ro1">
          <table:table-cell office:value-type="float" office:value="8.39583333333333" calcext:value-type="float">
            <text:p>8.39583333333333</text:p>
          </table:table-cell>
          <table:table-cell office:value-type="float" office:value="97.9841666666666" calcext:value-type="float">
            <text:p>97.9841666666666</text:p>
          </table:table-cell>
          <table:table-cell table:number-columns-repeated="11"/>
        </table:table-row>
        <table:table-row table:style-name="ro1">
          <table:table-cell office:value-type="float" office:value="8.49583333333333" calcext:value-type="float">
            <text:p>8.49583333333333</text:p>
          </table:table-cell>
          <table:table-cell office:value-type="float" office:value="98.08875" calcext:value-type="float">
            <text:p>98.08875</text:p>
          </table:table-cell>
          <table:table-cell table:number-columns-repeated="11"/>
        </table:table-row>
        <table:table-row table:style-name="ro1">
          <table:table-cell office:value-type="float" office:value="8.59583333333333" calcext:value-type="float">
            <text:p>8.59583333333333</text:p>
          </table:table-cell>
          <table:table-cell office:value-type="float" office:value="98.18625" calcext:value-type="float">
            <text:p>98.18625</text:p>
          </table:table-cell>
          <table:table-cell table:number-columns-repeated="11"/>
        </table:table-row>
        <table:table-row table:style-name="ro1">
          <table:table-cell office:value-type="float" office:value="8.69583333333333" calcext:value-type="float">
            <text:p>8.69583333333333</text:p>
          </table:table-cell>
          <table:table-cell office:value-type="float" office:value="98.27625" calcext:value-type="float">
            <text:p>98.27625</text:p>
          </table:table-cell>
          <table:table-cell table:number-columns-repeated="11"/>
        </table:table-row>
        <table:table-row table:style-name="ro1">
          <table:table-cell office:value-type="float" office:value="8.79583333333333" calcext:value-type="float">
            <text:p>8.79583333333333</text:p>
          </table:table-cell>
          <table:table-cell office:value-type="float" office:value="98.36" calcext:value-type="float">
            <text:p>98.36</text:p>
          </table:table-cell>
          <table:table-cell table:number-columns-repeated="11"/>
        </table:table-row>
        <table:table-row table:style-name="ro1">
          <table:table-cell office:value-type="float" office:value="8.89583333333333" calcext:value-type="float">
            <text:p>8.89583333333333</text:p>
          </table:table-cell>
          <table:table-cell office:value-type="float" office:value="98.4266666666667" calcext:value-type="float">
            <text:p>98.4266666666667</text:p>
          </table:table-cell>
          <table:table-cell table:number-columns-repeated="11"/>
        </table:table-row>
        <table:table-row table:style-name="ro1">
          <table:table-cell office:value-type="float" office:value="8.99583333333333" calcext:value-type="float">
            <text:p>8.99583333333333</text:p>
          </table:table-cell>
          <table:table-cell office:value-type="float" office:value="98.5" calcext:value-type="float">
            <text:p>98.5</text:p>
          </table:table-cell>
          <table:table-cell table:number-columns-repeated="11"/>
        </table:table-row>
        <table:table-row table:style-name="ro1">
          <table:table-cell office:value-type="float" office:value="9.10416666666667" calcext:value-type="float">
            <text:p>9.10416666666667</text:p>
          </table:table-cell>
          <table:table-cell office:value-type="float" office:value="98.5708333333333" calcext:value-type="float">
            <text:p>98.5708333333333</text:p>
          </table:table-cell>
          <table:table-cell table:number-columns-repeated="11"/>
        </table:table-row>
        <table:table-row table:style-name="ro1">
          <table:table-cell office:value-type="float" office:value="9.24166666666667" calcext:value-type="float">
            <text:p>9.24166666666667</text:p>
          </table:table-cell>
          <table:table-cell office:value-type="float" office:value="98.6616666666667" calcext:value-type="float">
            <text:p>98.6616666666667</text:p>
          </table:table-cell>
          <table:table-cell table:number-columns-repeated="11"/>
        </table:table-row>
        <table:table-row table:style-name="ro1">
          <table:table-cell office:value-type="float" office:value="9.52916666666667" calcext:value-type="float">
            <text:p>9.52916666666667</text:p>
          </table:table-cell>
          <table:table-cell office:value-type="float" office:value="98.7791666666667" calcext:value-type="float">
            <text:p>98.7791666666667</text:p>
          </table:table-cell>
          <table:table-cell table:number-columns-repeated="11"/>
        </table:table-row>
        <table:table-row table:style-name="ro1">
          <table:table-cell office:value-type="float" office:value="10.0791666666667" calcext:value-type="float">
            <text:p>10.0791666666667</text:p>
          </table:table-cell>
          <table:table-cell office:value-type="float" office:value="98.88625" calcext:value-type="float">
            <text:p>98.88625</text:p>
          </table:table-cell>
          <table:table-cell table:number-columns-repeated="11"/>
        </table:table-row>
        <table:table-row table:style-name="ro1">
          <table:table-cell office:value-type="float" office:value="10.6291666666667" calcext:value-type="float">
            <text:p>10.6291666666667</text:p>
          </table:table-cell>
          <table:table-cell office:value-type="float" office:value="98.9654166666667" calcext:value-type="float">
            <text:p>98.9654166666667</text:p>
          </table:table-cell>
          <table:table-cell table:number-columns-repeated="11"/>
        </table:table-row>
        <table:table-row table:style-name="ro1">
          <table:table-cell office:value-type="float" office:value="11.1791666666667" calcext:value-type="float">
            <text:p>11.1791666666667</text:p>
          </table:table-cell>
          <table:table-cell office:value-type="float" office:value="99.0441666666667" calcext:value-type="float">
            <text:p>99.0441666666667</text:p>
          </table:table-cell>
          <table:table-cell table:number-columns-repeated="11"/>
        </table:table-row>
        <table:table-row table:style-name="ro1">
          <table:table-cell office:value-type="float" office:value="11.7291666666667" calcext:value-type="float">
            <text:p>11.7291666666667</text:p>
          </table:table-cell>
          <table:table-cell office:value-type="float" office:value="99.0979166666667" calcext:value-type="float">
            <text:p>99.0979166666667</text:p>
          </table:table-cell>
          <table:table-cell table:number-columns-repeated="11"/>
        </table:table-row>
        <table:table-row table:style-name="ro1">
          <table:table-cell office:value-type="float" office:value="12.2791666666667" calcext:value-type="float">
            <text:p>12.2791666666667</text:p>
          </table:table-cell>
          <table:table-cell office:value-type="float" office:value="99.14875" calcext:value-type="float">
            <text:p>99.14875</text:p>
          </table:table-cell>
          <table:table-cell table:number-columns-repeated="11"/>
        </table:table-row>
        <table:table-row table:style-name="ro1">
          <table:table-cell office:value-type="float" office:value="12.8291666666667" calcext:value-type="float">
            <text:p>12.8291666666667</text:p>
          </table:table-cell>
          <table:table-cell office:value-type="float" office:value="99.20625" calcext:value-type="float">
            <text:p>99.20625</text:p>
          </table:table-cell>
          <table:table-cell table:number-columns-repeated="11"/>
        </table:table-row>
        <table:table-row table:style-name="ro1">
          <table:table-cell office:value-type="float" office:value="13.4541666666667" calcext:value-type="float">
            <text:p>13.4541666666667</text:p>
          </table:table-cell>
          <table:table-cell office:value-type="float" office:value="99.25875" calcext:value-type="float">
            <text:p>99.25875</text:p>
          </table:table-cell>
          <table:table-cell table:number-columns-repeated="11"/>
        </table:table-row>
        <table:table-row table:style-name="ro1">
          <table:table-cell office:value-type="float" office:value="14.1625" calcext:value-type="float">
            <text:p>14.1625</text:p>
          </table:table-cell>
          <table:table-cell office:value-type="float" office:value="99.3095833333333" calcext:value-type="float">
            <text:p>99.3095833333333</text:p>
          </table:table-cell>
          <table:table-cell table:number-columns-repeated="11"/>
        </table:table-row>
        <table:table-row table:style-name="ro1">
          <table:table-cell office:value-type="float" office:value="14.9041666666667" calcext:value-type="float">
            <text:p>14.9041666666667</text:p>
          </table:table-cell>
          <table:table-cell office:value-type="float" office:value="99.35" calcext:value-type="float">
            <text:p>99.35</text:p>
          </table:table-cell>
          <table:table-cell table:number-columns-repeated="11"/>
        </table:table-row>
        <table:table-row table:style-name="ro1">
          <table:table-cell office:value-type="float" office:value="15.7666666666667" calcext:value-type="float">
            <text:p>15.7666666666667</text:p>
          </table:table-cell>
          <table:table-cell office:value-type="float" office:value="99.3891666666667" calcext:value-type="float">
            <text:p>99.3891666666667</text:p>
          </table:table-cell>
          <table:table-cell table:number-columns-repeated="11"/>
        </table:table-row>
        <table:table-row table:style-name="ro1">
          <table:table-cell office:value-type="float" office:value="16.625" calcext:value-type="float">
            <text:p>16.625</text:p>
          </table:table-cell>
          <table:table-cell office:value-type="float" office:value="99.42875" calcext:value-type="float">
            <text:p>99.42875</text:p>
          </table:table-cell>
          <table:table-cell table:number-columns-repeated="11"/>
        </table:table-row>
        <table:table-row table:style-name="ro1">
          <table:table-cell office:value-type="float" office:value="17.9833333333333" calcext:value-type="float">
            <text:p>17.9833333333333</text:p>
          </table:table-cell>
          <table:table-cell office:value-type="float" office:value="99.4633333333333" calcext:value-type="float">
            <text:p>99.4633333333333</text:p>
          </table:table-cell>
          <table:table-cell table:number-columns-repeated="11"/>
        </table:table-row>
        <table:table-row table:style-name="ro1">
          <table:table-cell office:value-type="float" office:value="20.675" calcext:value-type="float">
            <text:p>20.675</text:p>
          </table:table-cell>
          <table:table-cell office:value-type="float" office:value="99.4895833333333" calcext:value-type="float">
            <text:p>99.4895833333333</text:p>
          </table:table-cell>
          <table:table-cell table:number-columns-repeated="11"/>
        </table:table-row>
        <table:table-row table:style-name="ro1">
          <table:table-cell office:value-type="float" office:value="24.1166666666666" calcext:value-type="float">
            <text:p>24.1166666666666</text:p>
          </table:table-cell>
          <table:table-cell office:value-type="float" office:value="99.5179166666667" calcext:value-type="float">
            <text:p>99.5179166666667</text:p>
          </table:table-cell>
          <table:table-cell table:number-columns-repeated="11"/>
        </table:table-row>
        <table:table-row table:style-name="ro1">
          <table:table-cell office:value-type="float" office:value="33.6833333333333" calcext:value-type="float">
            <text:p>33.6833333333333</text:p>
          </table:table-cell>
          <table:table-cell office:value-type="float" office:value="99.5395833333334" calcext:value-type="float">
            <text:p>99.5395833333334</text:p>
          </table:table-cell>
          <table:table-cell table:number-columns-repeated="11"/>
        </table:table-row>
        <table:table-row table:style-name="ro1">
          <table:table-cell office:value-type="float" office:value="48.625" calcext:value-type="float">
            <text:p>48.625</text:p>
          </table:table-cell>
          <table:table-cell office:value-type="float" office:value="99.5633333333333" calcext:value-type="float">
            <text:p>99.5633333333333</text:p>
          </table:table-cell>
          <table:table-cell table:number-columns-repeated="11"/>
        </table:table-row>
        <table:table-row table:style-name="ro1">
          <table:table-cell office:value-type="float" office:value="52.9833333333334" calcext:value-type="float">
            <text:p>52.9833333333334</text:p>
          </table:table-cell>
          <table:table-cell office:value-type="float" office:value="99.5783333333333" calcext:value-type="float">
            <text:p>99.5783333333333</text:p>
          </table:table-cell>
          <table:table-cell table:number-columns-repeated="11"/>
        </table:table-row>
        <table:table-row table:style-name="ro1">
          <table:table-cell office:value-type="float" office:value="61.6333333333334" calcext:value-type="float">
            <text:p>61.6333333333334</text:p>
          </table:table-cell>
          <table:table-cell office:value-type="float" office:value="99.5954166666667" calcext:value-type="float">
            <text:p>99.5954166666667</text:p>
          </table:table-cell>
          <table:table-cell table:number-columns-repeated="11"/>
        </table:table-row>
        <table:table-row table:style-name="ro1">
          <table:table-cell office:value-type="float" office:value="64.4083333333334" calcext:value-type="float">
            <text:p>64.4083333333334</text:p>
          </table:table-cell>
          <table:table-cell office:value-type="float" office:value="99.6087500000001" calcext:value-type="float">
            <text:p>99.6087500000001</text:p>
          </table:table-cell>
          <table:table-cell table:number-columns-repeated="11"/>
        </table:table-row>
        <table:table-row table:style-name="ro1">
          <table:table-cell office:value-type="float" office:value="64.7666666666667" calcext:value-type="float">
            <text:p>64.7666666666667</text:p>
          </table:table-cell>
          <table:table-cell office:value-type="float" office:value="99.6333333333333" calcext:value-type="float">
            <text:p>99.6333333333333</text:p>
          </table:table-cell>
          <table:table-cell table:number-columns-repeated="11"/>
        </table:table-row>
        <table:table-row table:style-name="ro1">
          <table:table-cell office:value-type="float" office:value="65.1583333333334" calcext:value-type="float">
            <text:p>65.1583333333334</text:p>
          </table:table-cell>
          <table:table-cell office:value-type="float" office:value="99.6591666666667" calcext:value-type="float">
            <text:p>99.6591666666667</text:p>
          </table:table-cell>
          <table:table-cell table:number-columns-repeated="11"/>
        </table:table-row>
        <table:table-row table:style-name="ro1">
          <table:table-cell office:value-type="float" office:value="65.6666666666667" calcext:value-type="float">
            <text:p>65.6666666666667</text:p>
          </table:table-cell>
          <table:table-cell office:value-type="float" office:value="99.6954166666667" calcext:value-type="float">
            <text:p>99.6954166666667</text:p>
          </table:table-cell>
          <table:table-cell table:number-columns-repeated="11"/>
        </table:table-row>
        <table:table-row table:style-name="ro1">
          <table:table-cell office:value-type="float" office:value="66.25" calcext:value-type="float">
            <text:p>66.25</text:p>
          </table:table-cell>
          <table:table-cell office:value-type="float" office:value="99.7183333333333" calcext:value-type="float">
            <text:p>99.7183333333333</text:p>
          </table:table-cell>
          <table:table-cell table:number-columns-repeated="11"/>
        </table:table-row>
        <table:table-row table:style-name="ro1">
          <table:table-cell office:value-type="float" office:value="66.8333333333333" calcext:value-type="float">
            <text:p>66.8333333333333</text:p>
          </table:table-cell>
          <table:table-cell office:value-type="float" office:value="99.7354166666667" calcext:value-type="float">
            <text:p>99.7354166666667</text:p>
          </table:table-cell>
          <table:table-cell table:number-columns-repeated="11"/>
        </table:table-row>
        <table:table-row table:style-name="ro1">
          <table:table-cell office:value-type="float" office:value="67.4166666666667" calcext:value-type="float">
            <text:p>67.4166666666667</text:p>
          </table:table-cell>
          <table:table-cell office:value-type="float" office:value="99.7508333333333" calcext:value-type="float">
            <text:p>99.7508333333333</text:p>
          </table:table-cell>
          <table:table-cell table:number-columns-repeated="11"/>
        </table:table-row>
        <table:table-row table:style-name="ro1">
          <table:table-cell office:value-type="float" office:value="67.9166666666667" calcext:value-type="float">
            <text:p>67.9166666666667</text:p>
          </table:table-cell>
          <table:table-cell office:value-type="float" office:value="99.7658333333333" calcext:value-type="float">
            <text:p>99.7658333333333</text:p>
          </table:table-cell>
          <table:table-cell table:number-columns-repeated="11"/>
        </table:table-row>
        <table:table-row table:style-name="ro1">
          <table:table-cell office:value-type="float" office:value="68.5833333333333" calcext:value-type="float">
            <text:p>68.5833333333333</text:p>
          </table:table-cell>
          <table:table-cell office:value-type="float" office:value="99.7816666666667" calcext:value-type="float">
            <text:p>99.7816666666667</text:p>
          </table:table-cell>
          <table:table-cell table:number-columns-repeated="11"/>
        </table:table-row>
        <table:table-row table:style-name="ro1">
          <table:table-cell office:value-type="float" office:value="69.2083333333333" calcext:value-type="float">
            <text:p>69.2083333333333</text:p>
          </table:table-cell>
          <table:table-cell office:value-type="float" office:value="99.79375" calcext:value-type="float">
            <text:p>99.79375</text:p>
          </table:table-cell>
          <table:table-cell table:number-columns-repeated="11"/>
        </table:table-row>
        <table:table-row table:style-name="ro1">
          <table:table-cell office:value-type="float" office:value="69.9583333333333" calcext:value-type="float">
            <text:p>69.9583333333333</text:p>
          </table:table-cell>
          <table:table-cell office:value-type="float" office:value="99.80375" calcext:value-type="float">
            <text:p>99.80375</text:p>
          </table:table-cell>
          <table:table-cell table:number-columns-repeated="11"/>
        </table:table-row>
        <table:table-row table:style-name="ro1">
          <table:table-cell office:value-type="float" office:value="70.5833333333333" calcext:value-type="float">
            <text:p>70.5833333333333</text:p>
          </table:table-cell>
          <table:table-cell office:value-type="float" office:value="99.8129166666667" calcext:value-type="float">
            <text:p>99.8129166666667</text:p>
          </table:table-cell>
          <table:table-cell table:number-columns-repeated="11"/>
        </table:table-row>
        <table:table-row table:style-name="ro1">
          <table:table-cell office:value-type="float" office:value="71.25" calcext:value-type="float">
            <text:p>71.25</text:p>
          </table:table-cell>
          <table:table-cell office:value-type="float" office:value="99.8241666666667" calcext:value-type="float">
            <text:p>99.8241666666667</text:p>
          </table:table-cell>
          <table:table-cell table:number-columns-repeated="11"/>
        </table:table-row>
        <table:table-row table:style-name="ro1">
          <table:table-cell office:value-type="float" office:value="71.8333333333333" calcext:value-type="float">
            <text:p>71.8333333333333</text:p>
          </table:table-cell>
          <table:table-cell office:value-type="float" office:value="99.8341666666667" calcext:value-type="float">
            <text:p>99.8341666666667</text:p>
          </table:table-cell>
          <table:table-cell table:number-columns-repeated="11"/>
        </table:table-row>
        <table:table-row table:style-name="ro1">
          <table:table-cell office:value-type="float" office:value="72.625" calcext:value-type="float">
            <text:p>72.625</text:p>
          </table:table-cell>
          <table:table-cell office:value-type="float" office:value="99.8425" calcext:value-type="float">
            <text:p>99.8425</text:p>
          </table:table-cell>
          <table:table-cell table:number-columns-repeated="11"/>
        </table:table-row>
        <table:table-row table:style-name="ro1">
          <table:table-cell office:value-type="float" office:value="73.4166666666667" calcext:value-type="float">
            <text:p>73.4166666666667</text:p>
          </table:table-cell>
          <table:table-cell office:value-type="float" office:value="99.8508333333333" calcext:value-type="float">
            <text:p>99.8508333333333</text:p>
          </table:table-cell>
          <table:table-cell table:number-columns-repeated="11"/>
        </table:table-row>
        <table:table-row table:style-name="ro1">
          <table:table-cell office:value-type="float" office:value="74.4166666666667" calcext:value-type="float">
            <text:p>74.4166666666667</text:p>
          </table:table-cell>
          <table:table-cell office:value-type="float" office:value="99.85625" calcext:value-type="float">
            <text:p>99.85625</text:p>
          </table:table-cell>
          <table:table-cell table:number-columns-repeated="11"/>
        </table:table-row>
        <table:table-row table:style-name="ro1">
          <table:table-cell office:value-type="float" office:value="75.4166666666667" calcext:value-type="float">
            <text:p>75.4166666666667</text:p>
          </table:table-cell>
          <table:table-cell office:value-type="float" office:value="99.8616666666667" calcext:value-type="float">
            <text:p>99.8616666666667</text:p>
          </table:table-cell>
          <table:table-cell table:number-columns-repeated="11"/>
        </table:table-row>
        <table:table-row table:style-name="ro1">
          <table:table-cell office:value-type="float" office:value="76.7083333333333" calcext:value-type="float">
            <text:p>76.7083333333333</text:p>
          </table:table-cell>
          <table:table-cell office:value-type="float" office:value="99.8670833333333" calcext:value-type="float">
            <text:p>99.8670833333333</text:p>
          </table:table-cell>
          <table:table-cell table:number-columns-repeated="11"/>
        </table:table-row>
        <table:table-row table:style-name="ro1">
          <table:table-cell office:value-type="float" office:value="77.5833333333333" calcext:value-type="float">
            <text:p>77.5833333333333</text:p>
          </table:table-cell>
          <table:table-cell office:value-type="float" office:value="99.8729166666667" calcext:value-type="float">
            <text:p>99.8729166666667</text:p>
          </table:table-cell>
          <table:table-cell table:number-columns-repeated="11"/>
        </table:table-row>
        <table:table-row table:style-name="ro1">
          <table:table-cell office:value-type="float" office:value="78.1666666666667" calcext:value-type="float">
            <text:p>78.1666666666667</text:p>
          </table:table-cell>
          <table:table-cell office:value-type="float" office:value="99.8783333333333" calcext:value-type="float">
            <text:p>99.8783333333333</text:p>
          </table:table-cell>
          <table:table-cell table:number-columns-repeated="11"/>
        </table:table-row>
        <table:table-row table:style-name="ro1">
          <table:table-cell office:value-type="float" office:value="80.0416666666667" calcext:value-type="float">
            <text:p>80.0416666666667</text:p>
          </table:table-cell>
          <table:table-cell office:value-type="float" office:value="99.8833333333334" calcext:value-type="float">
            <text:p>99.8833333333334</text:p>
          </table:table-cell>
          <table:table-cell table:number-columns-repeated="11"/>
        </table:table-row>
        <table:table-row table:style-name="ro1">
          <table:table-cell office:value-type="float" office:value="81.25" calcext:value-type="float">
            <text:p>81.25</text:p>
          </table:table-cell>
          <table:table-cell office:value-type="float" office:value="99.8870833333334" calcext:value-type="float">
            <text:p>99.8870833333334</text:p>
          </table:table-cell>
          <table:table-cell table:number-columns-repeated="11"/>
        </table:table-row>
        <table:table-row table:style-name="ro1">
          <table:table-cell office:value-type="float" office:value="82.5416666666667" calcext:value-type="float">
            <text:p>82.5416666666667</text:p>
          </table:table-cell>
          <table:table-cell office:value-type="float" office:value="99.8925" calcext:value-type="float">
            <text:p>99.8925</text:p>
          </table:table-cell>
          <table:table-cell table:number-columns-repeated="11"/>
        </table:table-row>
        <table:table-row table:style-name="ro1">
          <table:table-cell office:value-type="float" office:value="83.9166666666667" calcext:value-type="float">
            <text:p>83.9166666666667</text:p>
          </table:table-cell>
          <table:table-cell office:value-type="float" office:value="99.89875" calcext:value-type="float">
            <text:p>99.89875</text:p>
          </table:table-cell>
          <table:table-cell table:number-columns-repeated="11"/>
        </table:table-row>
        <table:table-row table:style-name="ro1">
          <table:table-cell office:value-type="float" office:value="85.375" calcext:value-type="float">
            <text:p>85.375</text:p>
          </table:table-cell>
          <table:table-cell office:value-type="float" office:value="99.9029166666666" calcext:value-type="float">
            <text:p>99.9029166666666</text:p>
          </table:table-cell>
          <table:table-cell table:number-columns-repeated="11"/>
        </table:table-row>
        <table:table-row table:style-name="ro1">
          <table:table-cell office:value-type="float" office:value="86.3333333333333" calcext:value-type="float">
            <text:p>86.3333333333333</text:p>
          </table:table-cell>
          <table:table-cell office:value-type="float" office:value="99.90875" calcext:value-type="float">
            <text:p>99.90875</text:p>
          </table:table-cell>
          <table:table-cell table:number-columns-repeated="11"/>
        </table:table-row>
        <table:table-row table:style-name="ro1">
          <table:table-cell office:value-type="float" office:value="87.7083333333333" calcext:value-type="float">
            <text:p>87.7083333333333</text:p>
          </table:table-cell>
          <table:table-cell office:value-type="float" office:value="99.9141666666667" calcext:value-type="float">
            <text:p>99.9141666666667</text:p>
          </table:table-cell>
          <table:table-cell table:number-columns-repeated="11"/>
        </table:table-row>
        <table:table-row table:style-name="ro1">
          <table:table-cell office:value-type="float" office:value="89.0416666666667" calcext:value-type="float">
            <text:p>89.0416666666667</text:p>
          </table:table-cell>
          <table:table-cell office:value-type="float" office:value="99.92125" calcext:value-type="float">
            <text:p>99.92125</text:p>
          </table:table-cell>
          <table:table-cell table:number-columns-repeated="11"/>
        </table:table-row>
        <table:table-row table:style-name="ro1">
          <table:table-cell office:value-type="float" office:value="90.9166666666669" calcext:value-type="float">
            <text:p>90.9166666666669</text:p>
          </table:table-cell>
          <table:table-cell office:value-type="float" office:value="99.925" calcext:value-type="float">
            <text:p>99.925</text:p>
          </table:table-cell>
          <table:table-cell table:number-columns-repeated="11"/>
        </table:table-row>
        <table:table-row table:style-name="ro1">
          <table:table-cell office:value-type="float" office:value="92.75" calcext:value-type="float">
            <text:p>92.75</text:p>
          </table:table-cell>
          <table:table-cell office:value-type="float" office:value="99.9295833333334" calcext:value-type="float">
            <text:p>99.9295833333334</text:p>
          </table:table-cell>
          <table:table-cell table:number-columns-repeated="11"/>
        </table:table-row>
        <table:table-row table:style-name="ro1">
          <table:table-cell office:value-type="float" office:value="95.7083333333333" calcext:value-type="float">
            <text:p>95.7083333333333</text:p>
          </table:table-cell>
          <table:table-cell office:value-type="float" office:value="99.93375" calcext:value-type="float">
            <text:p>99.93375</text:p>
          </table:table-cell>
          <table:table-cell table:number-columns-repeated="11"/>
        </table:table-row>
        <table:table-row table:style-name="ro1">
          <table:table-cell office:value-type="float" office:value="98.5416666666665" calcext:value-type="float">
            <text:p>98.5416666666665</text:p>
          </table:table-cell>
          <table:table-cell office:value-type="float" office:value="99.9395833333334" calcext:value-type="float">
            <text:p>99.9395833333334</text:p>
          </table:table-cell>
          <table:table-cell table:number-columns-repeated="11"/>
        </table:table-row>
        <table:table-row table:style-name="ro1">
          <table:table-cell office:value-type="float" office:value="102.666666666667" calcext:value-type="float">
            <text:p>102.666666666667</text:p>
          </table:table-cell>
          <table:table-cell office:value-type="float" office:value="99.9454166666667" calcext:value-type="float">
            <text:p>99.9454166666667</text:p>
          </table:table-cell>
          <table:table-cell table:number-columns-repeated="11"/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99.95" calcext:value-type="float">
            <text:p>99.95</text:p>
          </table:table-cell>
          <table:table-cell table:number-columns-repeated="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9.95375" calcext:value-type="float">
            <text:p>99.95375</text:p>
          </table:table-cell>
          <table:table-cell table:number-columns-repeated="1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9.9570833333333" calcext:value-type="float">
            <text:p>99.9570833333333</text:p>
          </table:table-cell>
          <table:table-cell table:number-columns-repeated="11"/>
        </table:table-row>
        <table:table-row table:style-name="ro1">
          <table:table-cell office:value-type="float" office:value="119.708333333334" calcext:value-type="float">
            <text:p>119.708333333334</text:p>
          </table:table-cell>
          <table:table-cell office:value-type="float" office:value="99.9608333333333" calcext:value-type="float">
            <text:p>99.9608333333333</text:p>
          </table:table-cell>
          <table:table-cell table:number-columns-repeated="11"/>
        </table:table-row>
        <table:table-row table:style-name="ro1">
          <table:table-cell office:value-type="float" office:value="126.583333333333" calcext:value-type="float">
            <text:p>126.583333333333</text:p>
          </table:table-cell>
          <table:table-cell office:value-type="float" office:value="99.9641666666667" calcext:value-type="float">
            <text:p>99.9641666666667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9.96625" calcext:value-type="float">
            <text:p>99.96625</text:p>
          </table:table-cell>
          <table:table-cell table:number-columns-repeated="11"/>
        </table:table-row>
        <table:table-row table:style-name="ro1">
          <table:table-cell office:value-type="float" office:value="128.958333333333" calcext:value-type="float">
            <text:p>128.958333333333</text:p>
          </table:table-cell>
          <table:table-cell office:value-type="float" office:value="99.9695833333334" calcext:value-type="float">
            <text:p>99.9695833333334</text:p>
          </table:table-cell>
          <table:table-cell table:number-columns-repeated="11"/>
        </table:table-row>
        <table:table-row table:style-name="ro1">
          <table:table-cell office:value-type="float" office:value="133.083333333333" calcext:value-type="float">
            <text:p>133.083333333333</text:p>
          </table:table-cell>
          <table:table-cell office:value-type="float" office:value="99.9708333333334" calcext:value-type="float">
            <text:p>99.9708333333334</text:p>
          </table:table-cell>
          <table:table-cell table:number-columns-repeated="11"/>
        </table:table-row>
        <table:table-row table:style-name="ro1">
          <table:table-cell office:value-type="float" office:value="134.166666666667" calcext:value-type="float">
            <text:p>134.166666666667</text:p>
          </table:table-cell>
          <table:table-cell office:value-type="float" office:value="99.97375" calcext:value-type="float">
            <text:p>99.97375</text:p>
          </table:table-cell>
          <table:table-cell table:number-columns-repeated="11"/>
        </table:table-row>
        <table:table-row table:style-name="ro1">
          <table:table-cell office:value-type="float" office:value="134.916666666667" calcext:value-type="float">
            <text:p>134.916666666667</text:p>
          </table:table-cell>
          <table:table-cell office:value-type="float" office:value="99.9754166666667" calcext:value-type="float">
            <text:p>99.9754166666667</text:p>
          </table:table-cell>
          <table:table-cell table:number-columns-repeated="11"/>
        </table:table-row>
        <table:table-row table:style-name="ro1">
          <table:table-cell office:value-type="float" office:value="140.041666666667" calcext:value-type="float">
            <text:p>140.041666666667</text:p>
          </table:table-cell>
          <table:table-cell office:value-type="float" office:value="99.97625" calcext:value-type="float">
            <text:p>99.97625</text:p>
          </table:table-cell>
          <table:table-cell table:number-columns-repeated="11"/>
        </table:table-row>
        <table:table-row table:style-name="ro1">
          <table:table-cell office:value-type="float" office:value="145.083333333333" calcext:value-type="float">
            <text:p>145.083333333333</text:p>
          </table:table-cell>
          <table:table-cell office:value-type="float" office:value="99.9791666666667" calcext:value-type="float">
            <text:p>99.9791666666667</text:p>
          </table:table-cell>
          <table:table-cell table:number-columns-repeated="11"/>
        </table:table-row>
        <table:table-row table:style-name="ro1">
          <table:table-cell office:value-type="float" office:value="146.541666666667" calcext:value-type="float">
            <text:p>146.541666666667</text:p>
          </table:table-cell>
          <table:table-cell office:value-type="float" office:value="99.9808333333334" calcext:value-type="float">
            <text:p>99.9808333333334</text:p>
          </table:table-cell>
          <table:table-cell table:number-columns-repeated="11"/>
        </table:table-row>
        <table:table-row table:style-name="ro1">
          <table:table-cell office:value-type="float" office:value="149.541666666667" calcext:value-type="float">
            <text:p>149.541666666667</text:p>
          </table:table-cell>
          <table:table-cell office:value-type="float" office:value="99.9820833333333" calcext:value-type="float">
            <text:p>99.9820833333333</text:p>
          </table:table-cell>
          <table:table-cell table:number-columns-repeated="11"/>
        </table:table-row>
        <table:table-row table:style-name="ro1">
          <table:table-cell office:value-type="float" office:value="155.541666666667" calcext:value-type="float">
            <text:p>155.541666666667</text:p>
          </table:table-cell>
          <table:table-cell office:value-type="float" office:value="99.9845833333334" calcext:value-type="float">
            <text:p>99.9845833333334</text:p>
          </table:table-cell>
          <table:table-cell table:number-columns-repeated="11"/>
        </table:table-row>
        <table:table-row table:style-name="ro1">
          <table:table-cell office:value-type="float" office:value="156.5" calcext:value-type="float">
            <text:p>156.5</text:p>
          </table:table-cell>
          <table:table-cell office:value-type="float" office:value="99.98625" calcext:value-type="float">
            <text:p>99.98625</text:p>
          </table:table-cell>
          <table:table-cell table:number-columns-repeated="11"/>
        </table:table-row>
        <table:table-row table:style-name="ro1">
          <table:table-cell office:value-type="float" office:value="157.791666666667" calcext:value-type="float">
            <text:p>157.791666666667</text:p>
          </table:table-cell>
          <table:table-cell office:value-type="float" office:value="99.9875" calcext:value-type="float">
            <text:p>99.9875</text:p>
          </table:table-cell>
          <table:table-cell table:number-columns-repeated="11"/>
        </table:table-row>
        <table:table-row table:style-name="ro1">
          <table:table-cell office:value-type="float" office:value="159.166666666667" calcext:value-type="float">
            <text:p>159.166666666667</text:p>
          </table:table-cell>
          <table:table-cell office:value-type="float" office:value="99.9904166666667" calcext:value-type="float">
            <text:p>99.9904166666667</text:p>
          </table:table-cell>
          <table:table-cell table:number-columns-repeated="11"/>
        </table:table-row>
        <table:table-row table:style-name="ro1">
          <table:table-cell office:value-type="float" office:value="160.458333333333" calcext:value-type="float">
            <text:p>160.458333333333</text:p>
          </table:table-cell>
          <table:table-cell office:value-type="float" office:value="99.9920833333333" calcext:value-type="float">
            <text:p>99.9920833333333</text:p>
          </table:table-cell>
          <table:table-cell table:number-columns-repeated="11"/>
        </table:table-row>
        <table:table-row table:style-name="ro1">
          <table:table-cell office:value-type="float" office:value="162.208333333333" calcext:value-type="float">
            <text:p>162.208333333333</text:p>
          </table:table-cell>
          <table:table-cell office:value-type="float" office:value="99.9929166666666" calcext:value-type="float">
            <text:p>99.9929166666666</text:p>
          </table:table-cell>
          <table:table-cell table:number-columns-repeated="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9.995" calcext:value-type="float">
            <text:p>99.995</text:p>
          </table:table-cell>
          <table:table-cell table:number-columns-repeated="11"/>
        </table:table-row>
        <table:table-row table:style-name="ro1">
          <table:table-cell office:value-type="float" office:value="169.125" calcext:value-type="float">
            <text:p>169.125</text:p>
          </table:table-cell>
          <table:table-cell office:value-type="float" office:value="99.9958333333334" calcext:value-type="float">
            <text:p>99.9958333333334</text:p>
          </table:table-cell>
          <table:table-cell table:number-columns-repeated="11"/>
        </table:table-row>
        <table:table-row table:style-name="ro1">
          <table:table-cell office:value-type="float" office:value="171.208333333334" calcext:value-type="float">
            <text:p>171.208333333334</text:p>
          </table:table-cell>
          <table:table-cell office:value-type="float" office:value="99.9970833333333" calcext:value-type="float">
            <text:p>99.9970833333333</text:p>
          </table:table-cell>
          <table:table-cell table:number-columns-repeated="11"/>
        </table:table-row>
        <table:table-row table:style-name="ro1">
          <table:table-cell office:value-type="float" office:value="175.375" calcext:value-type="float">
            <text:p>175.375</text:p>
          </table:table-cell>
          <table:table-cell office:value-type="float" office:value="99.9983333333334" calcext:value-type="float">
            <text:p>99.9983333333334</text:p>
          </table:table-cell>
          <table:table-cell table:number-columns-repeated="11"/>
        </table:table-row>
        <table:table-row table:style-name="ro1">
          <table:table-cell office:value-type="float" office:value="176.208333333333" calcext:value-type="float">
            <text:p>176.208333333333</text:p>
          </table:table-cell>
          <table:table-cell office:value-type="float" office:value="99.9991666666667" calcext:value-type="float">
            <text:p>99.9991666666667</text:p>
          </table:table-cell>
          <table:table-cell table:number-columns-repeated="11"/>
        </table:table-row>
        <table:table-row table:style-name="ro1">
          <table:table-cell office:value-type="float" office:value="179.541666666667" calcext:value-type="float">
            <text:p>179.541666666667</text:p>
          </table:table-cell>
          <table:table-cell office:value-type="float" office:value="99.9995833333334" calcext:value-type="float">
            <text:p>99.9995833333334</text:p>
          </table:table-cell>
          <table:table-cell table:number-columns-repeated="11"/>
        </table:table-row>
        <table:table-row table:style-name="ro1">
          <table:table-cell office:value-type="float" office:value="179.958333333333" calcext:value-type="float">
            <text:p>179.958333333333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6"/>
          <table:table-cell table:style-name="ce4" office:value-type="float" office:value="156373.666666666" calcext:value-type="float">
            <text:p>1563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t k3</text:p>
          </table:table-cell>
          <table:table-cell table:number-columns-repeated="4"/>
          <table:table-cell office:value-type="string" calcext:value-type="string">
            <text:p>0 – 1</text:p>
          </table:table-cell>
          <table:table-cell office:value-type="float" office:value="1.14291666666667" calcext:value-type="float">
            <text:p>1.14291666666667</text:p>
          </table:table-cell>
          <table:table-cell office:value-type="float" office:value="0.0370833333333333" calcext:value-type="float">
            <text:p>0.037083333333333</text:p>
          </table:table-cell>
          <table:table-cell table:formula="of:=[.H368]*[.$G$367]/100" office:value-type="float" office:value="57.9885680555553" calcext:value-type="float">
            <text:p>57.9885680555553</text:p>
          </table:table-cell>
          <table:table-cell table:formula="of:=[.I368]" office:value-type="float" office:value="57.9885680555553" calcext:value-type="float">
            <text:p>57.9885680555553</text:p>
          </table:table-cell>
          <table:table-cell table:formula="of:=[.J368]*100/[.$G$367]" office:value-type="float" office:value="0.0370833333333333" calcext:value-type="float">
            <text:p>0.037083333333333</text:p>
          </table:table-cell>
          <table:table-cell table:number-columns-repeated="2"/>
        </table:table-row>
        <table:table-row table:style-name="ro1">
          <table:table-cell office:value-type="float" office:value="1.14291666666667" calcext:value-type="float">
            <text:p>1.14291666666667</text:p>
          </table:table-cell>
          <table:table-cell office:value-type="float" office:value="0.0370833333333333" calcext:value-type="float">
            <text:p>0.037083333333333</text:p>
          </table:table-cell>
          <table:table-cell table:number-columns-repeated="3"/>
          <table:table-cell office:value-type="string" calcext:value-type="string">
            <text:p>1 – 1.74</text:p>
          </table:table-cell>
          <table:table-cell table:formula="of:=AVERAGE([.A376];[.A377])" office:value-type="float" office:value="1.745" calcext:value-type="float">
            <text:p>1.745</text:p>
          </table:table-cell>
          <table:table-cell office:value-type="float" office:value="0.25" calcext:value-type="float">
            <text:p>0.25</text:p>
          </table:table-cell>
          <table:table-cell table:formula="of:=[.H369]*[.$G$367]" office:value-type="float" office:value="39093.4166666665" calcext:value-type="float">
            <text:p>39093.4166666665</text:p>
          </table:table-cell>
          <table:table-cell table:formula="of:=[.I369]-[.I368]" office:value-type="float" office:value="39035.4280986109" calcext:value-type="float">
            <text:p>39035.4280986109</text:p>
          </table:table-cell>
          <table:table-cell table:formula="of:=[.J369]*100/[.$G$367]" office:value-type="float" office:value="24.9629166666667" calcext:value-type="float">
            <text:p>24.9629166666667</text:p>
          </table:table-cell>
          <table:table-cell table:number-columns-repeated="2"/>
        </table:table-row>
        <table:table-row table:style-name="ro1">
          <table:table-cell office:value-type="float" office:value="1.21958333333334" calcext:value-type="float">
            <text:p>1.21958333333334</text:p>
          </table:table-cell>
          <table:table-cell office:value-type="float" office:value="0.294166666666666" calcext:value-type="float">
            <text:p>0.294166666666666</text:p>
          </table:table-cell>
          <table:table-cell table:number-columns-repeated="3"/>
          <table:table-cell office:value-type="string" calcext:value-type="string">
            <text:p>1 – 2</text:p>
          </table:table-cell>
          <table:table-cell office:value-type="float" office:value="2.0875" calcext:value-type="float">
            <text:p>2.0875</text:p>
          </table:table-cell>
          <table:table-cell office:value-type="float" office:value="44.89875" calcext:value-type="float">
            <text:p>44.89875</text:p>
          </table:table-cell>
          <table:table-cell table:formula="of:=[.H370]*[.$G$367]/100" office:value-type="float" office:value="70209.8216624997" calcext:value-type="float">
            <text:p>70209.8216624997</text:p>
          </table:table-cell>
          <table:table-cell table:formula="of:=[.I370]-[.I369]" office:value-type="float" office:value="31116.4049958332" calcext:value-type="float">
            <text:p>31116.4049958332</text:p>
          </table:table-cell>
          <table:table-cell table:formula="of:=[.J370]*100/[.$G$367]" office:value-type="float" office:value="19.89875" calcext:value-type="float">
            <text:p>19.89875</text:p>
          </table:table-cell>
          <table:table-cell table:number-columns-repeated="2"/>
        </table:table-row>
        <table:table-row table:style-name="ro1">
          <table:table-cell office:value-type="float" office:value="1.29875" calcext:value-type="float">
            <text:p>1.29875</text:p>
          </table:table-cell>
          <table:table-cell office:value-type="float" office:value="1.31458333333333" calcext:value-type="float">
            <text:p>1.31458333333333</text:p>
          </table:table-cell>
          <table:table-cell table:number-columns-repeated="3"/>
          <table:table-cell office:value-type="string" calcext:value-type="string">
            <text:p>2 – 2.24</text:p>
          </table:table-cell>
          <table:table-cell table:formula="of:=AVERAGE([.A381];[.A382])" office:value-type="float" office:value="2.2375" calcext:value-type="float">
            <text:p>2.2375</text:p>
          </table:table-cell>
          <table:table-cell office:value-type="float" office:value="0.5" calcext:value-type="float">
            <text:p>0.5</text:p>
          </table:table-cell>
          <table:table-cell table:formula="of:=[.H371]*[.$G$367]" office:value-type="float" office:value="78186.833333333" calcext:value-type="float">
            <text:p>78186.833333333</text:p>
          </table:table-cell>
          <table:table-cell table:formula="of:=[.I371]-[.I370]" office:value-type="float" office:value="7977.01167083331" calcext:value-type="float">
            <text:p>7977.01167083331</text:p>
          </table:table-cell>
          <table:table-cell table:formula="of:=[.J371]*100/[.$G$367]" office:value-type="float" office:value="5.10125000000001" calcext:value-type="float">
            <text:p>5.10125000000001</text:p>
          </table:table-cell>
          <table:table-cell table:number-columns-repeated="2"/>
        </table:table-row>
        <table:table-row table:style-name="ro1">
          <table:table-cell office:value-type="float" office:value="1.37666666666667" calcext:value-type="float">
            <text:p>1.37666666666667</text:p>
          </table:table-cell>
          <table:table-cell office:value-type="float" office:value="3.61458333333334" calcext:value-type="float">
            <text:p>3.61458333333334</text:p>
          </table:table-cell>
          <table:table-cell table:number-columns-repeated="3"/>
          <table:table-cell office:value-type="string" calcext:value-type="string">
            <text:p>2.24 – 3</text:p>
          </table:table-cell>
          <table:table-cell office:value-type="float" office:value="3.0875" calcext:value-type="float">
            <text:p>3.0875</text:p>
          </table:table-cell>
          <table:table-cell office:value-type="float" office:value="69.845" calcext:value-type="float">
            <text:p>69.845</text:p>
          </table:table-cell>
          <table:table-cell table:formula="of:=[.H372]*[.$G$367]/100" office:value-type="float" office:value="109219.187483333" calcext:value-type="float">
            <text:p>109219.187483333</text:p>
          </table:table-cell>
          <table:table-cell table:formula="of:=[.I372]-[.I371]" office:value-type="float" office:value="31032.3541499999" calcext:value-type="float">
            <text:p>31032.3541499999</text:p>
          </table:table-cell>
          <table:table-cell table:formula="of:=[.J372]*100/[.$G$367]" office:value-type="float" office:value="19.845" calcext:value-type="float">
            <text:p>19.845</text:p>
          </table:table-cell>
          <table:table-cell table:number-columns-repeated="2"/>
        </table:table-row>
        <table:table-row table:style-name="ro1">
          <table:table-cell office:value-type="float" office:value="1.45416666666667" calcext:value-type="float">
            <text:p>1.45416666666667</text:p>
          </table:table-cell>
          <table:table-cell office:value-type="float" office:value="7.41708333333334" calcext:value-type="float">
            <text:p>7.41708333333334</text:p>
          </table:table-cell>
          <table:table-cell table:number-columns-repeated="3"/>
          <table:table-cell office:value-type="string" calcext:value-type="string">
            <text:p>3 – 3.79</text:p>
          </table:table-cell>
          <table:table-cell office:value-type="float" office:value="3.7875" calcext:value-type="float">
            <text:p>3.7875</text:p>
          </table:table-cell>
          <table:table-cell office:value-type="float" office:value="0.75" calcext:value-type="float">
            <text:p>0.75</text:p>
          </table:table-cell>
          <table:table-cell table:formula="of:=[.H373]*[.$G$367]" office:value-type="float" office:value="117280.249999999" calcext:value-type="float">
            <text:p>117280.249999999</text:p>
          </table:table-cell>
          <table:table-cell table:formula="of:=[.I373]-[.I372]" office:value-type="float" office:value="8061.06251666663" calcext:value-type="float">
            <text:p>8061.06251666663</text:p>
          </table:table-cell>
          <table:table-cell table:formula="of:=[.J373]*100/[.$G$367]" office:value-type="float" office:value="5.155" calcext:value-type="float">
            <text:p>5.155</text:p>
          </table:table-cell>
          <table:table-cell table:number-columns-repeated="2"/>
        </table:table-row>
        <table:table-row table:style-name="ro1">
          <table:table-cell office:value-type="float" office:value="1.53208333333334" calcext:value-type="float">
            <text:p>1.53208333333334</text:p>
          </table:table-cell>
          <table:table-cell office:value-type="float" office:value="12.2304166666666" calcext:value-type="float">
            <text:p>12.2304166666666</text:p>
          </table:table-cell>
          <table:table-cell table:number-columns-repeated="3"/>
          <table:table-cell office:value-type="string" calcext:value-type="string">
            <text:p>3.79 – 4</text:p>
          </table:table-cell>
          <table:table-cell office:value-type="float" office:value="4.0875" calcext:value-type="float">
            <text:p>4.0875</text:p>
          </table:table-cell>
          <table:table-cell office:value-type="float" office:value="77.0966666666667" calcext:value-type="float">
            <text:p>77.0966666666667</text:p>
          </table:table-cell>
          <table:table-cell table:formula="of:=[.H374]*[.$G$367]/100" office:value-type="float" office:value="120558.884544444" calcext:value-type="float">
            <text:p>120558.884544444</text:p>
          </table:table-cell>
          <table:table-cell table:formula="of:=[.I374]-[.I373]" office:value-type="float" office:value="3278.6345444445" calcext:value-type="float">
            <text:p>3278.6345444445</text:p>
          </table:table-cell>
          <table:table-cell table:formula="of:=[.J374]*100/[.$G$367]" office:value-type="float" office:value="2.09666666666671" calcext:value-type="float">
            <text:p>2.09666666666671</text:p>
          </table:table-cell>
          <table:table-cell table:number-columns-repeated="2"/>
        </table:table-row>
        <table:table-row table:style-name="ro1">
          <table:table-cell office:value-type="float" office:value="1.60958333333334" calcext:value-type="float">
            <text:p>1.60958333333334</text:p>
          </table:table-cell>
          <table:table-cell office:value-type="float" office:value="17.7375" calcext:value-type="float">
            <text:p>17.7375</text:p>
          </table:table-cell>
          <table:table-cell table:number-columns-repeated="3"/>
          <table:table-cell office:value-type="string" calcext:value-type="string">
            <text:p>4 – 5</text:p>
          </table:table-cell>
          <table:table-cell office:value-type="float" office:value="5.0875" calcext:value-type="float">
            <text:p>5.0875</text:p>
          </table:table-cell>
          <table:table-cell office:value-type="float" office:value="84.6483333333333" calcext:value-type="float">
            <text:p>84.6483333333333</text:p>
          </table:table-cell>
          <table:table-cell table:formula="of:=[.H375]*[.$G$367]/100" office:value-type="float" office:value="132367.702605555" calcext:value-type="float">
            <text:p>132367.702605555</text:p>
          </table:table-cell>
          <table:table-cell table:formula="of:=[.I375]-[.I374]" office:value-type="float" office:value="11808.8180611109" calcext:value-type="float">
            <text:p>11808.8180611109</text:p>
          </table:table-cell>
          <table:table-cell table:formula="of:=[.J375]*100/[.$G$367]" office:value-type="float" office:value="7.55166666666658" calcext:value-type="float">
            <text:p>7.55166666666658</text:p>
          </table:table-cell>
          <table:table-cell table:number-columns-repeated="2"/>
        </table:table-row>
        <table:table-row table:style-name="ro1">
          <table:table-cell office:value-type="float" office:value="1.69875" calcext:value-type="float">
            <text:p>1.69875</text:p>
          </table:table-cell>
          <table:table-cell office:value-type="float" office:value="23.4554166666667" calcext:value-type="float">
            <text:p>23.4554166666667</text:p>
          </table:table-cell>
          <table:table-cell table:number-columns-repeated="3"/>
          <table:table-cell office:value-type="string" calcext:value-type="string">
            <text:p>5 – 6</text:p>
          </table:table-cell>
          <table:table-cell office:value-type="float" office:value="6.0875" calcext:value-type="float">
            <text:p>6.0875</text:p>
          </table:table-cell>
          <table:table-cell office:value-type="float" office:value="90.6420833333334" calcext:value-type="float">
            <text:p>90.6420833333334</text:p>
          </table:table-cell>
          <table:table-cell table:formula="of:=[.H376]*[.$G$367]/100" office:value-type="float" office:value="141740.349251388" calcext:value-type="float">
            <text:p>141740.349251388</text:p>
          </table:table-cell>
          <table:table-cell table:formula="of:=[.I376]-[.I375]" office:value-type="float" office:value="9372.64664583348" calcext:value-type="float">
            <text:p>9372.64664583348</text:p>
          </table:table-cell>
          <table:table-cell table:formula="of:=[.J376]*100/[.$G$367]" office:value-type="float" office:value="5.99375000000012" calcext:value-type="float">
            <text:p>5.99375000000012</text:p>
          </table:table-cell>
          <table:table-cell table:number-columns-repeated="2"/>
        </table:table-row>
        <table:table-row table:style-name="ro1">
          <table:table-cell office:value-type="float" office:value="1.79125" calcext:value-type="float">
            <text:p>1.79125</text:p>
          </table:table-cell>
          <table:table-cell office:value-type="float" office:value="29.17375" calcext:value-type="float">
            <text:p>29.17375</text:p>
          </table:table-cell>
          <table:table-cell table:number-columns-repeated="3"/>
          <table:table-cell office:value-type="string" calcext:value-type="string">
            <text:p>6 – 7</text:p>
          </table:table-cell>
          <table:table-cell office:value-type="float" office:value="7.0875" calcext:value-type="float">
            <text:p>7.0875</text:p>
          </table:table-cell>
          <table:table-cell office:value-type="float" office:value="94.5741666666667" calcext:value-type="float">
            <text:p>94.5741666666667</text:p>
          </table:table-cell>
          <table:table-cell table:formula="of:=[.H377]*[.$G$367]/100" office:value-type="float" office:value="147889.092136111" calcext:value-type="float">
            <text:p>147889.092136111</text:p>
          </table:table-cell>
          <table:table-cell table:formula="of:=[.I377]-[.I376]" office:value-type="float" office:value="6148.74288472213" calcext:value-type="float">
            <text:p>6148.74288472213</text:p>
          </table:table-cell>
          <table:table-cell table:formula="of:=[.J377]*100/[.$G$367]" office:value-type="float" office:value="3.93208333333329" calcext:value-type="float">
            <text:p>3.93208333333329</text:p>
          </table:table-cell>
          <table:table-cell table:number-columns-repeated="2"/>
        </table:table-row>
        <table:table-row table:style-name="ro1">
          <table:table-cell office:value-type="float" office:value="1.8875" calcext:value-type="float">
            <text:p>1.8875</text:p>
          </table:table-cell>
          <table:table-cell office:value-type="float" office:value="34.7654166666666" calcext:value-type="float">
            <text:p>34.7654166666666</text:p>
          </table:table-cell>
          <table:table-cell table:number-columns-repeated="3"/>
          <table:table-cell office:value-type="string" calcext:value-type="string">
            <text:p>7 – 8</text:p>
          </table:table-cell>
          <table:table-cell office:value-type="float" office:value="8.0875" calcext:value-type="float">
            <text:p>8.0875</text:p>
          </table:table-cell>
          <table:table-cell office:value-type="float" office:value="96.97375" calcext:value-type="float">
            <text:p>96.97375</text:p>
          </table:table-cell>
          <table:table-cell table:formula="of:=[.H378]*[.$G$367]/100" office:value-type="float" office:value="151641.408579166" calcext:value-type="float">
            <text:p>151641.408579166</text:p>
          </table:table-cell>
          <table:table-cell table:formula="of:=[.I378]-[.I377]" office:value-type="float" office:value="3752.31644305549" calcext:value-type="float">
            <text:p>3752.31644305549</text:p>
          </table:table-cell>
          <table:table-cell table:formula="of:=[.J378]*100/[.$G$367]" office:value-type="float" office:value="2.3995833333333" calcext:value-type="float">
            <text:p>2.3995833333333</text:p>
          </table:table-cell>
          <table:table-cell table:number-columns-repeated="2"/>
        </table:table-row>
        <table:table-row table:style-name="ro1">
          <table:table-cell office:value-type="float" office:value="1.9875" calcext:value-type="float">
            <text:p>1.9875</text:p>
          </table:table-cell>
          <table:table-cell office:value-type="float" office:value="40.0291666666667" calcext:value-type="float">
            <text:p>40.0291666666667</text:p>
          </table:table-cell>
          <table:table-cell table:number-columns-repeated="3"/>
          <table:table-cell office:value-type="string" calcext:value-type="string">
            <text:p>8 – 9</text:p>
          </table:table-cell>
          <table:table-cell office:value-type="float" office:value="9.0875" calcext:value-type="float">
            <text:p>9.0875</text:p>
          </table:table-cell>
          <table:table-cell office:value-type="float" office:value="98.1375" calcext:value-type="float">
            <text:p>98.1375</text:p>
          </table:table-cell>
          <table:table-cell table:formula="of:=[.H379]*[.$G$367]/100" office:value-type="float" office:value="153461.207124999" calcext:value-type="float">
            <text:p>153461.207124999</text:p>
          </table:table-cell>
          <table:table-cell table:formula="of:=[.I379]-[.I378]" office:value-type="float" office:value="1819.79854583333" calcext:value-type="float">
            <text:p>1819.79854583333</text:p>
          </table:table-cell>
          <table:table-cell table:formula="of:=[.J379]*100/[.$G$367]" office:value-type="float" office:value="1.16375" calcext:value-type="float">
            <text:p>1.16375</text:p>
          </table:table-cell>
          <table:table-cell table:number-columns-repeated="2"/>
        </table:table-row>
        <table:table-row table:style-name="ro1">
          <table:table-cell office:value-type="float" office:value="2.0875" calcext:value-type="float">
            <text:p>2.0875</text:p>
          </table:table-cell>
          <table:table-cell office:value-type="float" office:value="44.89875" calcext:value-type="float">
            <text:p>44.89875</text:p>
          </table:table-cell>
          <table:table-cell table:number-columns-repeated="3"/>
          <table:table-cell office:value-type="string" calcext:value-type="string">
            <text:p>9 – 12.22</text:p>
          </table:table-cell>
          <table:table-cell office:value-type="float" office:value="12.225" calcext:value-type="float">
            <text:p>12.225</text:p>
          </table:table-cell>
          <table:table-cell office:value-type="float" office:value="0.99" calcext:value-type="float">
            <text:p>0.99</text:p>
          </table:table-cell>
          <table:table-cell table:formula="of:=[.H380]*[.$G$367]" office:value-type="float" office:value="154809.929999999" calcext:value-type="float">
            <text:p>154809.929999999</text:p>
          </table:table-cell>
          <table:table-cell table:formula="of:=[.I380]-[.I379]" office:value-type="float" office:value="1348.72287499998" calcext:value-type="float">
            <text:p>1348.72287499998</text:p>
          </table:table-cell>
          <table:table-cell table:formula="of:=[.J380]*100/[.$G$367]" office:value-type="float" office:value="0.86249999999999" calcext:value-type="float">
            <text:p>0.86249999999999</text:p>
          </table:table-cell>
          <table:table-cell table:number-columns-repeated="2"/>
        </table:table-row>
        <table:table-row table:style-name="ro1">
          <table:table-cell office:value-type="float" office:value="2.1875" calcext:value-type="float">
            <text:p>2.1875</text:p>
          </table:table-cell>
          <table:table-cell office:value-type="float" office:value="49.2904166666667" calcext:value-type="float">
            <text:p>49.2904166666667</text:p>
          </table:table-cell>
          <table:table-cell table:number-columns-repeated="3"/>
          <table:table-cell office:value-type="string" calcext:value-type="string">
            <text:p>&gt; 12.22</text:p>
          </table:table-cell>
          <table:table-cell office:value-type="float" office:value="186.125" calcext:value-type="float">
            <text:p>186.125</text:p>
          </table:table-cell>
          <table:table-cell office:value-type="float" office:value="100" calcext:value-type="float">
            <text:p>100</text:p>
          </table:table-cell>
          <table:table-cell table:formula="of:=[.H381]*[.$G$367]/100" office:value-type="float" office:value="156373.666666666" calcext:value-type="float">
            <text:p>156373.666666666</text:p>
          </table:table-cell>
          <table:table-cell table:formula="of:=[.I381]-[.I380]" office:value-type="float" office:value="1563.73666666666" calcext:value-type="float">
            <text:p>1563.73666666666</text:p>
          </table:table-cell>
          <table:table-cell table:formula="of:=[.J381]*100/[.$G$36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.2875" calcext:value-type="float">
            <text:p>2.2875</text:p>
          </table:table-cell>
          <table:table-cell office:value-type="float" office:value="53.1804166666667" calcext:value-type="float">
            <text:p>53.1804166666667</text:p>
          </table:table-cell>
          <table:table-cell table:number-columns-repeated="11"/>
        </table:table-row>
        <table:table-row table:style-name="ro1">
          <table:table-cell office:value-type="float" office:value="2.3875" calcext:value-type="float">
            <text:p>2.3875</text:p>
          </table:table-cell>
          <table:table-cell office:value-type="float" office:value="56.5695833333334" calcext:value-type="float">
            <text:p>56.5695833333334</text:p>
          </table:table-cell>
          <table:table-cell table:number-columns-repeated="4"/>
          <table:table-cell office:value-type="float" office:value="0.0370833333333333" calcext:value-type="float">
            <text:p>0.037083333333333</text:p>
          </table:table-cell>
          <table:table-cell table:number-columns-repeated="6"/>
        </table:table-row>
        <table:table-row table:style-name="ro1">
          <table:table-cell office:value-type="float" office:value="2.4875" calcext:value-type="float">
            <text:p>2.4875</text:p>
          </table:table-cell>
          <table:table-cell office:value-type="float" office:value="59.4329166666667" calcext:value-type="float">
            <text:p>59.4329166666667</text:p>
          </table:table-cell>
          <table:table-cell table:number-columns-repeated="4"/>
          <table:table-cell office:value-type="float" office:value="24.9629166666667" calcext:value-type="float">
            <text:p>24.9629166666667</text:p>
          </table:table-cell>
          <table:table-cell table:number-columns-repeated="6"/>
        </table:table-row>
        <table:table-row table:style-name="ro1">
          <table:table-cell office:value-type="float" office:value="2.5875" calcext:value-type="float">
            <text:p>2.5875</text:p>
          </table:table-cell>
          <table:table-cell office:value-type="float" office:value="61.91" calcext:value-type="float">
            <text:p>61.91</text:p>
          </table:table-cell>
          <table:table-cell table:number-columns-repeated="4"/>
          <table:table-cell office:value-type="float" office:value="19.89875" calcext:value-type="float">
            <text:p>19.89875</text:p>
          </table:table-cell>
          <table:table-cell table:number-columns-repeated="6"/>
        </table:table-row>
        <table:table-row table:style-name="ro1">
          <table:table-cell office:value-type="float" office:value="2.6875" calcext:value-type="float">
            <text:p>2.6875</text:p>
          </table:table-cell>
          <table:table-cell office:value-type="float" office:value="64.0166666666667" calcext:value-type="float">
            <text:p>64.0166666666667</text:p>
          </table:table-cell>
          <table:table-cell table:number-columns-repeated="4"/>
          <table:table-cell office:value-type="float" office:value="5.10125000000001" calcext:value-type="float">
            <text:p>5.10125000000001</text:p>
          </table:table-cell>
          <table:table-cell table:number-columns-repeated="6"/>
        </table:table-row>
        <table:table-row table:style-name="ro1">
          <table:table-cell office:value-type="float" office:value="2.7875" calcext:value-type="float">
            <text:p>2.7875</text:p>
          </table:table-cell>
          <table:table-cell office:value-type="float" office:value="65.8204166666667" calcext:value-type="float">
            <text:p>65.8204166666667</text:p>
          </table:table-cell>
          <table:table-cell table:number-columns-repeated="4"/>
          <table:table-cell office:value-type="float" office:value="19.845" calcext:value-type="float">
            <text:p>19.845</text:p>
          </table:table-cell>
          <table:table-cell table:number-columns-repeated="6"/>
        </table:table-row>
        <table:table-row table:style-name="ro1">
          <table:table-cell office:value-type="float" office:value="2.8875" calcext:value-type="float">
            <text:p>2.8875</text:p>
          </table:table-cell>
          <table:table-cell office:value-type="float" office:value="67.3425" calcext:value-type="float">
            <text:p>67.3425</text:p>
          </table:table-cell>
          <table:table-cell table:number-columns-repeated="4"/>
          <table:table-cell office:value-type="float" office:value="5.155" calcext:value-type="float">
            <text:p>5.155</text:p>
          </table:table-cell>
          <table:table-cell table:number-columns-repeated="6"/>
        </table:table-row>
        <table:table-row table:style-name="ro1">
          <table:table-cell office:value-type="float" office:value="2.9875" calcext:value-type="float">
            <text:p>2.9875</text:p>
          </table:table-cell>
          <table:table-cell office:value-type="float" office:value="68.6691666666667" calcext:value-type="float">
            <text:p>68.6691666666667</text:p>
          </table:table-cell>
          <table:table-cell table:number-columns-repeated="4"/>
          <table:table-cell office:value-type="float" office:value="2.09666666666671" calcext:value-type="float">
            <text:p>2.09666666666671</text:p>
          </table:table-cell>
          <table:table-cell table:number-columns-repeated="6"/>
        </table:table-row>
        <table:table-row table:style-name="ro1">
          <table:table-cell office:value-type="float" office:value="3.0875" calcext:value-type="float">
            <text:p>3.0875</text:p>
          </table:table-cell>
          <table:table-cell office:value-type="float" office:value="69.845" calcext:value-type="float">
            <text:p>69.845</text:p>
          </table:table-cell>
          <table:table-cell table:number-columns-repeated="4"/>
          <table:table-cell office:value-type="float" office:value="7.55166666666658" calcext:value-type="float">
            <text:p>7.55166666666658</text:p>
          </table:table-cell>
          <table:table-cell table:number-columns-repeated="6"/>
        </table:table-row>
        <table:table-row table:style-name="ro1">
          <table:table-cell office:value-type="float" office:value="3.1875" calcext:value-type="float">
            <text:p>3.1875</text:p>
          </table:table-cell>
          <table:table-cell office:value-type="float" office:value="70.8641666666667" calcext:value-type="float">
            <text:p>70.8641666666667</text:p>
          </table:table-cell>
          <table:table-cell table:number-columns-repeated="4"/>
          <table:table-cell office:value-type="float" office:value="5.99375000000012" calcext:value-type="float">
            <text:p>5.99375000000012</text:p>
          </table:table-cell>
          <table:table-cell table:number-columns-repeated="6"/>
        </table:table-row>
        <table:table-row table:style-name="ro1">
          <table:table-cell office:value-type="float" office:value="3.2875" calcext:value-type="float">
            <text:p>3.2875</text:p>
          </table:table-cell>
          <table:table-cell office:value-type="float" office:value="71.7504166666667" calcext:value-type="float">
            <text:p>71.7504166666667</text:p>
          </table:table-cell>
          <table:table-cell table:number-columns-repeated="4"/>
          <table:table-cell office:value-type="float" office:value="3.93208333333329" calcext:value-type="float">
            <text:p>3.93208333333329</text:p>
          </table:table-cell>
          <table:table-cell table:number-columns-repeated="6"/>
        </table:table-row>
        <table:table-row table:style-name="ro1">
          <table:table-cell office:value-type="float" office:value="3.3875" calcext:value-type="float">
            <text:p>3.3875</text:p>
          </table:table-cell>
          <table:table-cell office:value-type="float" office:value="72.5595833333334" calcext:value-type="float">
            <text:p>72.5595833333334</text:p>
          </table:table-cell>
          <table:table-cell table:number-columns-repeated="4"/>
          <table:table-cell office:value-type="float" office:value="2.3995833333333" calcext:value-type="float">
            <text:p>2.3995833333333</text:p>
          </table:table-cell>
          <table:table-cell table:number-columns-repeated="6"/>
        </table:table-row>
        <table:table-row table:style-name="ro1">
          <table:table-cell office:value-type="float" office:value="3.4875" calcext:value-type="float">
            <text:p>3.4875</text:p>
          </table:table-cell>
          <table:table-cell office:value-type="float" office:value="73.2679166666667" calcext:value-type="float">
            <text:p>73.2679166666667</text:p>
          </table:table-cell>
          <table:table-cell table:number-columns-repeated="4"/>
          <table:table-cell office:value-type="float" office:value="1.16375" calcext:value-type="float">
            <text:p>1.16375</text:p>
          </table:table-cell>
          <table:table-cell table:number-columns-repeated="6"/>
        </table:table-row>
        <table:table-row table:style-name="ro1">
          <table:table-cell office:value-type="float" office:value="3.5875" calcext:value-type="float">
            <text:p>3.5875</text:p>
          </table:table-cell>
          <table:table-cell office:value-type="float" office:value="73.9679166666666" calcext:value-type="float">
            <text:p>73.9679166666666</text:p>
          </table:table-cell>
          <table:table-cell table:number-columns-repeated="4"/>
          <table:table-cell office:value-type="float" office:value="0.86249999999999" calcext:value-type="float">
            <text:p>0.86249999999999</text:p>
          </table:table-cell>
          <table:table-cell table:number-columns-repeated="6"/>
        </table:table-row>
        <table:table-row table:style-name="ro1">
          <table:table-cell office:value-type="float" office:value="3.6875" calcext:value-type="float">
            <text:p>3.6875</text:p>
          </table:table-cell>
          <table:table-cell office:value-type="float" office:value="74.6054166666667" calcext:value-type="float">
            <text:p>74.605416666666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.7875" calcext:value-type="float">
            <text:p>3.7875</text:p>
          </table:table-cell>
          <table:table-cell office:value-type="float" office:value="75.2083333333333" calcext:value-type="float">
            <text:p>75.2083333333333</text:p>
          </table:table-cell>
          <table:table-cell table:number-columns-repeated="11"/>
        </table:table-row>
        <table:table-row table:style-name="ro1">
          <table:table-cell office:value-type="float" office:value="3.8875" calcext:value-type="float">
            <text:p>3.8875</text:p>
          </table:table-cell>
          <table:table-cell office:value-type="float" office:value="75.81125" calcext:value-type="float">
            <text:p>75.81125</text:p>
          </table:table-cell>
          <table:table-cell table:number-columns-repeated="11"/>
        </table:table-row>
        <table:table-row table:style-name="ro1">
          <table:table-cell office:value-type="float" office:value="3.9875" calcext:value-type="float">
            <text:p>3.9875</text:p>
          </table:table-cell>
          <table:table-cell office:value-type="float" office:value="76.43875" calcext:value-type="float">
            <text:p>76.43875</text:p>
          </table:table-cell>
          <table:table-cell table:number-columns-repeated="11"/>
        </table:table-row>
        <table:table-row table:style-name="ro1">
          <table:table-cell office:value-type="float" office:value="4.0875" calcext:value-type="float">
            <text:p>4.0875</text:p>
          </table:table-cell>
          <table:table-cell office:value-type="float" office:value="77.0966666666667" calcext:value-type="float">
            <text:p>77.0966666666667</text:p>
          </table:table-cell>
          <table:table-cell table:number-columns-repeated="11"/>
        </table:table-row>
        <table:table-row table:style-name="ro1">
          <table:table-cell office:value-type="float" office:value="4.1875" calcext:value-type="float">
            <text:p>4.1875</text:p>
          </table:table-cell>
          <table:table-cell office:value-type="float" office:value="77.7683333333333" calcext:value-type="float">
            <text:p>77.7683333333333</text:p>
          </table:table-cell>
          <table:table-cell table:number-columns-repeated="11"/>
        </table:table-row>
        <table:table-row table:style-name="ro1">
          <table:table-cell office:value-type="float" office:value="4.2875" calcext:value-type="float">
            <text:p>4.2875</text:p>
          </table:table-cell>
          <table:table-cell office:value-type="float" office:value="78.4795833333334" calcext:value-type="float">
            <text:p>78.4795833333334</text:p>
          </table:table-cell>
          <table:table-cell table:number-columns-repeated="11"/>
        </table:table-row>
        <table:table-row table:style-name="ro1">
          <table:table-cell office:value-type="float" office:value="4.3875" calcext:value-type="float">
            <text:p>4.3875</text:p>
          </table:table-cell>
          <table:table-cell office:value-type="float" office:value="79.2491666666667" calcext:value-type="float">
            <text:p>79.2491666666667</text:p>
          </table:table-cell>
          <table:table-cell table:number-columns-repeated="11"/>
        </table:table-row>
        <table:table-row table:style-name="ro1">
          <table:table-cell office:value-type="float" office:value="4.4875" calcext:value-type="float">
            <text:p>4.4875</text:p>
          </table:table-cell>
          <table:table-cell office:value-type="float" office:value="80.0129166666667" calcext:value-type="float">
            <text:p>80.0129166666667</text:p>
          </table:table-cell>
          <table:table-cell table:number-columns-repeated="11"/>
        </table:table-row>
        <table:table-row table:style-name="ro1">
          <table:table-cell office:value-type="float" office:value="4.5875" calcext:value-type="float">
            <text:p>4.5875</text:p>
          </table:table-cell>
          <table:table-cell office:value-type="float" office:value="80.7983333333334" calcext:value-type="float">
            <text:p>80.7983333333334</text:p>
          </table:table-cell>
          <table:table-cell table:number-columns-repeated="11"/>
        </table:table-row>
        <table:table-row table:style-name="ro1">
          <table:table-cell office:value-type="float" office:value="4.6875" calcext:value-type="float">
            <text:p>4.6875</text:p>
          </table:table-cell>
          <table:table-cell office:value-type="float" office:value="81.5708333333334" calcext:value-type="float">
            <text:p>81.5708333333334</text:p>
          </table:table-cell>
          <table:table-cell table:number-columns-repeated="11"/>
        </table:table-row>
        <table:table-row table:style-name="ro1">
          <table:table-cell office:value-type="float" office:value="4.7875" calcext:value-type="float">
            <text:p>4.7875</text:p>
          </table:table-cell>
          <table:table-cell office:value-type="float" office:value="82.3679166666667" calcext:value-type="float">
            <text:p>82.3679166666667</text:p>
          </table:table-cell>
          <table:table-cell table:number-columns-repeated="11"/>
        </table:table-row>
        <table:table-row table:style-name="ro1">
          <table:table-cell office:value-type="float" office:value="4.8875" calcext:value-type="float">
            <text:p>4.8875</text:p>
          </table:table-cell>
          <table:table-cell office:value-type="float" office:value="83.1333333333334" calcext:value-type="float">
            <text:p>83.1333333333334</text:p>
          </table:table-cell>
          <table:table-cell table:number-columns-repeated="11"/>
        </table:table-row>
        <table:table-row table:style-name="ro1">
          <table:table-cell office:value-type="float" office:value="4.9875" calcext:value-type="float">
            <text:p>4.9875</text:p>
          </table:table-cell>
          <table:table-cell office:value-type="float" office:value="83.895" calcext:value-type="float">
            <text:p>83.895</text:p>
          </table:table-cell>
          <table:table-cell table:number-columns-repeated="11"/>
        </table:table-row>
        <table:table-row table:style-name="ro1">
          <table:table-cell office:value-type="float" office:value="5.0875" calcext:value-type="float">
            <text:p>5.0875</text:p>
          </table:table-cell>
          <table:table-cell office:value-type="float" office:value="84.6483333333333" calcext:value-type="float">
            <text:p>84.6483333333333</text:p>
          </table:table-cell>
          <table:table-cell table:number-columns-repeated="11"/>
        </table:table-row>
        <table:table-row table:style-name="ro1">
          <table:table-cell office:value-type="float" office:value="5.1875" calcext:value-type="float">
            <text:p>5.1875</text:p>
          </table:table-cell>
          <table:table-cell office:value-type="float" office:value="85.355" calcext:value-type="float">
            <text:p>85.355</text:p>
          </table:table-cell>
          <table:table-cell table:number-columns-repeated="11"/>
        </table:table-row>
        <table:table-row table:style-name="ro1">
          <table:table-cell office:value-type="float" office:value="5.2875" calcext:value-type="float">
            <text:p>5.2875</text:p>
          </table:table-cell>
          <table:table-cell office:value-type="float" office:value="86.0329166666667" calcext:value-type="float">
            <text:p>86.0329166666667</text:p>
          </table:table-cell>
          <table:table-cell table:number-columns-repeated="11"/>
        </table:table-row>
        <table:table-row table:style-name="ro1">
          <table:table-cell office:value-type="float" office:value="5.3875" calcext:value-type="float">
            <text:p>5.3875</text:p>
          </table:table-cell>
          <table:table-cell office:value-type="float" office:value="86.7095833333334" calcext:value-type="float">
            <text:p>86.7095833333334</text:p>
          </table:table-cell>
          <table:table-cell table:number-columns-repeated="11"/>
        </table:table-row>
        <table:table-row table:style-name="ro1">
          <table:table-cell office:value-type="float" office:value="5.4875" calcext:value-type="float">
            <text:p>5.4875</text:p>
          </table:table-cell>
          <table:table-cell office:value-type="float" office:value="87.3745833333333" calcext:value-type="float">
            <text:p>87.3745833333333</text:p>
          </table:table-cell>
          <table:table-cell table:number-columns-repeated="11"/>
        </table:table-row>
        <table:table-row table:style-name="ro1">
          <table:table-cell office:value-type="float" office:value="5.5875" calcext:value-type="float">
            <text:p>5.5875</text:p>
          </table:table-cell>
          <table:table-cell office:value-type="float" office:value="87.9808333333333" calcext:value-type="float">
            <text:p>87.9808333333333</text:p>
          </table:table-cell>
          <table:table-cell table:number-columns-repeated="11"/>
        </table:table-row>
        <table:table-row table:style-name="ro1">
          <table:table-cell office:value-type="float" office:value="5.6875" calcext:value-type="float">
            <text:p>5.6875</text:p>
          </table:table-cell>
          <table:table-cell office:value-type="float" office:value="88.565" calcext:value-type="float">
            <text:p>88.565</text:p>
          </table:table-cell>
          <table:table-cell table:number-columns-repeated="11"/>
        </table:table-row>
        <table:table-row table:style-name="ro1">
          <table:table-cell office:value-type="float" office:value="5.7875" calcext:value-type="float">
            <text:p>5.7875</text:p>
          </table:table-cell>
          <table:table-cell office:value-type="float" office:value="89.1225" calcext:value-type="float">
            <text:p>89.1225</text:p>
          </table:table-cell>
          <table:table-cell table:number-columns-repeated="11"/>
        </table:table-row>
        <table:table-row table:style-name="ro1">
          <table:table-cell office:value-type="float" office:value="5.8875" calcext:value-type="float">
            <text:p>5.8875</text:p>
          </table:table-cell>
          <table:table-cell office:value-type="float" office:value="89.635" calcext:value-type="float">
            <text:p>89.635</text:p>
          </table:table-cell>
          <table:table-cell table:number-columns-repeated="11"/>
        </table:table-row>
        <table:table-row table:style-name="ro1">
          <table:table-cell office:value-type="float" office:value="5.9875" calcext:value-type="float">
            <text:p>5.9875</text:p>
          </table:table-cell>
          <table:table-cell office:value-type="float" office:value="90.1554166666666" calcext:value-type="float">
            <text:p>90.1554166666666</text:p>
          </table:table-cell>
          <table:table-cell table:number-columns-repeated="11"/>
        </table:table-row>
        <table:table-row table:style-name="ro1">
          <table:table-cell office:value-type="float" office:value="6.0875" calcext:value-type="float">
            <text:p>6.0875</text:p>
          </table:table-cell>
          <table:table-cell office:value-type="float" office:value="90.6420833333334" calcext:value-type="float">
            <text:p>90.6420833333334</text:p>
          </table:table-cell>
          <table:table-cell table:number-columns-repeated="11"/>
        </table:table-row>
        <table:table-row table:style-name="ro1">
          <table:table-cell office:value-type="float" office:value="6.1875" calcext:value-type="float">
            <text:p>6.1875</text:p>
          </table:table-cell>
          <table:table-cell office:value-type="float" office:value="91.1404166666667" calcext:value-type="float">
            <text:p>91.1404166666667</text:p>
          </table:table-cell>
          <table:table-cell table:number-columns-repeated="11"/>
        </table:table-row>
        <table:table-row table:style-name="ro1">
          <table:table-cell office:value-type="float" office:value="6.2875" calcext:value-type="float">
            <text:p>6.2875</text:p>
          </table:table-cell>
          <table:table-cell office:value-type="float" office:value="91.5720833333334" calcext:value-type="float">
            <text:p>91.5720833333334</text:p>
          </table:table-cell>
          <table:table-cell table:number-columns-repeated="11"/>
        </table:table-row>
        <table:table-row table:style-name="ro1">
          <table:table-cell office:value-type="float" office:value="6.3875" calcext:value-type="float">
            <text:p>6.3875</text:p>
          </table:table-cell>
          <table:table-cell office:value-type="float" office:value="92.00875" calcext:value-type="float">
            <text:p>92.00875</text:p>
          </table:table-cell>
          <table:table-cell table:number-columns-repeated="11"/>
        </table:table-row>
        <table:table-row table:style-name="ro1">
          <table:table-cell office:value-type="float" office:value="6.4875" calcext:value-type="float">
            <text:p>6.4875</text:p>
          </table:table-cell>
          <table:table-cell office:value-type="float" office:value="92.4258333333333" calcext:value-type="float">
            <text:p>92.4258333333333</text:p>
          </table:table-cell>
          <table:table-cell table:number-columns-repeated="11"/>
        </table:table-row>
        <table:table-row table:style-name="ro1">
          <table:table-cell office:value-type="float" office:value="6.5875" calcext:value-type="float">
            <text:p>6.5875</text:p>
          </table:table-cell>
          <table:table-cell office:value-type="float" office:value="92.7870833333333" calcext:value-type="float">
            <text:p>92.7870833333333</text:p>
          </table:table-cell>
          <table:table-cell table:number-columns-repeated="11"/>
        </table:table-row>
        <table:table-row table:style-name="ro1">
          <table:table-cell office:value-type="float" office:value="6.6875" calcext:value-type="float">
            <text:p>6.6875</text:p>
          </table:table-cell>
          <table:table-cell office:value-type="float" office:value="93.17375" calcext:value-type="float">
            <text:p>93.17375</text:p>
          </table:table-cell>
          <table:table-cell table:number-columns-repeated="11"/>
        </table:table-row>
        <table:table-row table:style-name="ro1">
          <table:table-cell office:value-type="float" office:value="6.7875" calcext:value-type="float">
            <text:p>6.7875</text:p>
          </table:table-cell>
          <table:table-cell office:value-type="float" office:value="93.5370833333333" calcext:value-type="float">
            <text:p>93.5370833333333</text:p>
          </table:table-cell>
          <table:table-cell table:number-columns-repeated="11"/>
        </table:table-row>
        <table:table-row table:style-name="ro1">
          <table:table-cell office:value-type="float" office:value="6.8875" calcext:value-type="float">
            <text:p>6.8875</text:p>
          </table:table-cell>
          <table:table-cell office:value-type="float" office:value="93.8904166666667" calcext:value-type="float">
            <text:p>93.8904166666667</text:p>
          </table:table-cell>
          <table:table-cell table:number-columns-repeated="11"/>
        </table:table-row>
        <table:table-row table:style-name="ro1">
          <table:table-cell office:value-type="float" office:value="6.9875" calcext:value-type="float">
            <text:p>6.9875</text:p>
          </table:table-cell>
          <table:table-cell office:value-type="float" office:value="94.2375" calcext:value-type="float">
            <text:p>94.2375</text:p>
          </table:table-cell>
          <table:table-cell table:number-columns-repeated="11"/>
        </table:table-row>
        <table:table-row table:style-name="ro1">
          <table:table-cell office:value-type="float" office:value="7.0875" calcext:value-type="float">
            <text:p>7.0875</text:p>
          </table:table-cell>
          <table:table-cell office:value-type="float" office:value="94.5741666666667" calcext:value-type="float">
            <text:p>94.5741666666667</text:p>
          </table:table-cell>
          <table:table-cell table:number-columns-repeated="11"/>
        </table:table-row>
        <table:table-row table:style-name="ro1">
          <table:table-cell office:value-type="float" office:value="7.1875" calcext:value-type="float">
            <text:p>7.1875</text:p>
          </table:table-cell>
          <table:table-cell office:value-type="float" office:value="94.88875" calcext:value-type="float">
            <text:p>94.88875</text:p>
          </table:table-cell>
          <table:table-cell table:number-columns-repeated="11"/>
        </table:table-row>
        <table:table-row table:style-name="ro1">
          <table:table-cell office:value-type="float" office:value="7.2875" calcext:value-type="float">
            <text:p>7.2875</text:p>
          </table:table-cell>
          <table:table-cell office:value-type="float" office:value="95.19625" calcext:value-type="float">
            <text:p>95.19625</text:p>
          </table:table-cell>
          <table:table-cell table:number-columns-repeated="11"/>
        </table:table-row>
        <table:table-row table:style-name="ro1">
          <table:table-cell office:value-type="float" office:value="7.3875" calcext:value-type="float">
            <text:p>7.3875</text:p>
          </table:table-cell>
          <table:table-cell office:value-type="float" office:value="95.4591666666667" calcext:value-type="float">
            <text:p>95.4591666666667</text:p>
          </table:table-cell>
          <table:table-cell table:number-columns-repeated="11"/>
        </table:table-row>
        <table:table-row table:style-name="ro1">
          <table:table-cell office:value-type="float" office:value="7.4875" calcext:value-type="float">
            <text:p>7.4875</text:p>
          </table:table-cell>
          <table:table-cell office:value-type="float" office:value="95.7158333333333" calcext:value-type="float">
            <text:p>95.7158333333333</text:p>
          </table:table-cell>
          <table:table-cell table:number-columns-repeated="11"/>
        </table:table-row>
        <table:table-row table:style-name="ro1">
          <table:table-cell office:value-type="float" office:value="7.5875" calcext:value-type="float">
            <text:p>7.5875</text:p>
          </table:table-cell>
          <table:table-cell office:value-type="float" office:value="95.9600000000001" calcext:value-type="float">
            <text:p>95.9600000000001</text:p>
          </table:table-cell>
          <table:table-cell table:number-columns-repeated="11"/>
        </table:table-row>
        <table:table-row table:style-name="ro1">
          <table:table-cell office:value-type="float" office:value="7.6875" calcext:value-type="float">
            <text:p>7.6875</text:p>
          </table:table-cell>
          <table:table-cell office:value-type="float" office:value="96.20125" calcext:value-type="float">
            <text:p>96.20125</text:p>
          </table:table-cell>
          <table:table-cell table:number-columns-repeated="11"/>
        </table:table-row>
        <table:table-row table:style-name="ro1">
          <table:table-cell office:value-type="float" office:value="7.7875" calcext:value-type="float">
            <text:p>7.7875</text:p>
          </table:table-cell>
          <table:table-cell office:value-type="float" office:value="96.4091666666667" calcext:value-type="float">
            <text:p>96.4091666666667</text:p>
          </table:table-cell>
          <table:table-cell table:number-columns-repeated="11"/>
        </table:table-row>
        <table:table-row table:style-name="ro1">
          <table:table-cell office:value-type="float" office:value="7.8875" calcext:value-type="float">
            <text:p>7.8875</text:p>
          </table:table-cell>
          <table:table-cell office:value-type="float" office:value="96.6058333333334" calcext:value-type="float">
            <text:p>96.6058333333334</text:p>
          </table:table-cell>
          <table:table-cell table:number-columns-repeated="11"/>
        </table:table-row>
        <table:table-row table:style-name="ro1">
          <table:table-cell office:value-type="float" office:value="7.9875" calcext:value-type="float">
            <text:p>7.9875</text:p>
          </table:table-cell>
          <table:table-cell office:value-type="float" office:value="96.79625" calcext:value-type="float">
            <text:p>96.79625</text:p>
          </table:table-cell>
          <table:table-cell table:number-columns-repeated="11"/>
        </table:table-row>
        <table:table-row table:style-name="ro1">
          <table:table-cell office:value-type="float" office:value="8.0875" calcext:value-type="float">
            <text:p>8.0875</text:p>
          </table:table-cell>
          <table:table-cell office:value-type="float" office:value="96.97375" calcext:value-type="float">
            <text:p>96.97375</text:p>
          </table:table-cell>
          <table:table-cell table:number-columns-repeated="11"/>
        </table:table-row>
        <table:table-row table:style-name="ro1">
          <table:table-cell office:value-type="float" office:value="8.1875" calcext:value-type="float">
            <text:p>8.1875</text:p>
          </table:table-cell>
          <table:table-cell office:value-type="float" office:value="97.14375" calcext:value-type="float">
            <text:p>97.14375</text:p>
          </table:table-cell>
          <table:table-cell table:number-columns-repeated="11"/>
        </table:table-row>
        <table:table-row table:style-name="ro1">
          <table:table-cell office:value-type="float" office:value="8.2875" calcext:value-type="float">
            <text:p>8.2875</text:p>
          </table:table-cell>
          <table:table-cell office:value-type="float" office:value="97.2875" calcext:value-type="float">
            <text:p>97.2875</text:p>
          </table:table-cell>
          <table:table-cell table:number-columns-repeated="11"/>
        </table:table-row>
        <table:table-row table:style-name="ro1">
          <table:table-cell office:value-type="float" office:value="8.3875" calcext:value-type="float">
            <text:p>8.3875</text:p>
          </table:table-cell>
          <table:table-cell office:value-type="float" office:value="97.4179166666667" calcext:value-type="float">
            <text:p>97.4179166666667</text:p>
          </table:table-cell>
          <table:table-cell table:number-columns-repeated="11"/>
        </table:table-row>
        <table:table-row table:style-name="ro1">
          <table:table-cell office:value-type="float" office:value="8.4875" calcext:value-type="float">
            <text:p>8.4875</text:p>
          </table:table-cell>
          <table:table-cell office:value-type="float" office:value="97.5479166666667" calcext:value-type="float">
            <text:p>97.5479166666667</text:p>
          </table:table-cell>
          <table:table-cell table:number-columns-repeated="11"/>
        </table:table-row>
        <table:table-row table:style-name="ro1">
          <table:table-cell office:value-type="float" office:value="8.5875" calcext:value-type="float">
            <text:p>8.5875</text:p>
          </table:table-cell>
          <table:table-cell office:value-type="float" office:value="97.6770833333334" calcext:value-type="float">
            <text:p>97.6770833333334</text:p>
          </table:table-cell>
          <table:table-cell table:number-columns-repeated="11"/>
        </table:table-row>
        <table:table-row table:style-name="ro1">
          <table:table-cell office:value-type="float" office:value="8.6875" calcext:value-type="float">
            <text:p>8.6875</text:p>
          </table:table-cell>
          <table:table-cell office:value-type="float" office:value="97.7841666666667" calcext:value-type="float">
            <text:p>97.7841666666667</text:p>
          </table:table-cell>
          <table:table-cell table:number-columns-repeated="11"/>
        </table:table-row>
        <table:table-row table:style-name="ro1">
          <table:table-cell office:value-type="float" office:value="8.7875" calcext:value-type="float">
            <text:p>8.7875</text:p>
          </table:table-cell>
          <table:table-cell office:value-type="float" office:value="97.89125" calcext:value-type="float">
            <text:p>97.89125</text:p>
          </table:table-cell>
          <table:table-cell table:number-columns-repeated="11"/>
        </table:table-row>
        <table:table-row table:style-name="ro1">
          <table:table-cell office:value-type="float" office:value="8.8875" calcext:value-type="float">
            <text:p>8.8875</text:p>
          </table:table-cell>
          <table:table-cell office:value-type="float" office:value="97.9733333333334" calcext:value-type="float">
            <text:p>97.9733333333334</text:p>
          </table:table-cell>
          <table:table-cell table:number-columns-repeated="11"/>
        </table:table-row>
        <table:table-row table:style-name="ro1">
          <table:table-cell office:value-type="float" office:value="8.9875" calcext:value-type="float">
            <text:p>8.9875</text:p>
          </table:table-cell>
          <table:table-cell office:value-type="float" office:value="98.0520833333333" calcext:value-type="float">
            <text:p>98.0520833333333</text:p>
          </table:table-cell>
          <table:table-cell table:number-columns-repeated="11"/>
        </table:table-row>
        <table:table-row table:style-name="ro1">
          <table:table-cell office:value-type="float" office:value="9.0875" calcext:value-type="float">
            <text:p>9.0875</text:p>
          </table:table-cell>
          <table:table-cell office:value-type="float" office:value="98.1375" calcext:value-type="float">
            <text:p>98.1375</text:p>
          </table:table-cell>
          <table:table-cell table:number-columns-repeated="11"/>
        </table:table-row>
        <table:table-row table:style-name="ro1">
          <table:table-cell office:value-type="float" office:value="9.1875" calcext:value-type="float">
            <text:p>9.1875</text:p>
          </table:table-cell>
          <table:table-cell office:value-type="float" office:value="98.2116666666667" calcext:value-type="float">
            <text:p>98.2116666666667</text:p>
          </table:table-cell>
          <table:table-cell table:number-columns-repeated="11"/>
        </table:table-row>
        <table:table-row table:style-name="ro1">
          <table:table-cell office:value-type="float" office:value="9.2875" calcext:value-type="float">
            <text:p>9.2875</text:p>
          </table:table-cell>
          <table:table-cell office:value-type="float" office:value="98.2829166666667" calcext:value-type="float">
            <text:p>98.2829166666667</text:p>
          </table:table-cell>
          <table:table-cell table:number-columns-repeated="11"/>
        </table:table-row>
        <table:table-row table:style-name="ro1">
          <table:table-cell office:value-type="float" office:value="9.3875" calcext:value-type="float">
            <text:p>9.3875</text:p>
          </table:table-cell>
          <table:table-cell office:value-type="float" office:value="98.3495833333334" calcext:value-type="float">
            <text:p>98.3495833333334</text:p>
          </table:table-cell>
          <table:table-cell table:number-columns-repeated="11"/>
        </table:table-row>
        <table:table-row table:style-name="ro1">
          <table:table-cell office:value-type="float" office:value="9.4875" calcext:value-type="float">
            <text:p>9.4875</text:p>
          </table:table-cell>
          <table:table-cell office:value-type="float" office:value="98.4154166666667" calcext:value-type="float">
            <text:p>98.4154166666667</text:p>
          </table:table-cell>
          <table:table-cell table:number-columns-repeated="11"/>
        </table:table-row>
        <table:table-row table:style-name="ro1">
          <table:table-cell office:value-type="float" office:value="9.5875" calcext:value-type="float">
            <text:p>9.5875</text:p>
          </table:table-cell>
          <table:table-cell office:value-type="float" office:value="98.4983333333334" calcext:value-type="float">
            <text:p>98.4983333333334</text:p>
          </table:table-cell>
          <table:table-cell table:number-columns-repeated="11"/>
        </table:table-row>
        <table:table-row table:style-name="ro1">
          <table:table-cell office:value-type="float" office:value="9.875" calcext:value-type="float">
            <text:p>9.875</text:p>
          </table:table-cell>
          <table:table-cell office:value-type="float" office:value="98.6270833333333" calcext:value-type="float">
            <text:p>98.6270833333333</text:p>
          </table:table-cell>
          <table:table-cell table:number-columns-repeated="11"/>
        </table:table-row>
        <table:table-row table:style-name="ro1">
          <table:table-cell office:value-type="float" office:value="10.425" calcext:value-type="float">
            <text:p>10.425</text:p>
          </table:table-cell>
          <table:table-cell office:value-type="float" office:value="98.74875" calcext:value-type="float">
            <text:p>98.74875</text:p>
          </table:table-cell>
          <table:table-cell table:number-columns-repeated="11"/>
        </table:table-row>
        <table:table-row table:style-name="ro1">
          <table:table-cell office:value-type="float" office:value="10.975" calcext:value-type="float">
            <text:p>10.975</text:p>
          </table:table-cell>
          <table:table-cell office:value-type="float" office:value="98.8566666666667" calcext:value-type="float">
            <text:p>98.8566666666667</text:p>
          </table:table-cell>
          <table:table-cell table:number-columns-repeated="11"/>
        </table:table-row>
        <table:table-row table:style-name="ro1">
          <table:table-cell office:value-type="float" office:value="11.525" calcext:value-type="float">
            <text:p>11.525</text:p>
          </table:table-cell>
          <table:table-cell office:value-type="float" office:value="98.96125" calcext:value-type="float">
            <text:p>98.96125</text:p>
          </table:table-cell>
          <table:table-cell table:number-columns-repeated="11"/>
        </table:table-row>
        <table:table-row table:style-name="ro1">
          <table:table-cell office:value-type="float" office:value="12.225" calcext:value-type="float">
            <text:p>12.225</text:p>
          </table:table-cell>
          <table:table-cell office:value-type="float" office:value="99.0820833333333" calcext:value-type="float">
            <text:p>99.0820833333333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1670833333334" calcext:value-type="float">
            <text:p>99.1670833333334</text:p>
          </table:table-cell>
          <table:table-cell table:number-columns-repeated="11"/>
        </table:table-row>
        <table:table-row table:style-name="ro1">
          <table:table-cell office:value-type="float" office:value="13.775" calcext:value-type="float">
            <text:p>13.775</text:p>
          </table:table-cell>
          <table:table-cell office:value-type="float" office:value="99.2316666666667" calcext:value-type="float">
            <text:p>99.2316666666667</text:p>
          </table:table-cell>
          <table:table-cell table:number-columns-repeated="11"/>
        </table:table-row>
        <table:table-row table:style-name="ro1">
          <table:table-cell office:value-type="float" office:value="14.55" calcext:value-type="float">
            <text:p>14.55</text:p>
          </table:table-cell>
          <table:table-cell office:value-type="float" office:value="99.2870833333334" calcext:value-type="float">
            <text:p>99.2870833333334</text:p>
          </table:table-cell>
          <table:table-cell table:number-columns-repeated="11"/>
        </table:table-row>
        <table:table-row table:style-name="ro1">
          <table:table-cell office:value-type="float" office:value="15.325" calcext:value-type="float">
            <text:p>15.325</text:p>
          </table:table-cell>
          <table:table-cell office:value-type="float" office:value="99.3325" calcext:value-type="float">
            <text:p>99.3325</text:p>
          </table:table-cell>
          <table:table-cell table:number-columns-repeated="11"/>
        </table:table-row>
        <table:table-row table:style-name="ro1">
          <table:table-cell office:value-type="float" office:value="16.1416666666667" calcext:value-type="float">
            <text:p>16.1416666666667</text:p>
          </table:table-cell>
          <table:table-cell office:value-type="float" office:value="99.3970833333333" calcext:value-type="float">
            <text:p>99.3970833333333</text:p>
          </table:table-cell>
          <table:table-cell table:number-columns-repeated="11"/>
        </table:table-row>
        <table:table-row table:style-name="ro1">
          <table:table-cell office:value-type="float" office:value="17.0708333333334" calcext:value-type="float">
            <text:p>17.0708333333334</text:p>
          </table:table-cell>
          <table:table-cell office:value-type="float" office:value="99.45875" calcext:value-type="float">
            <text:p>99.45875</text:p>
          </table:table-cell>
          <table:table-cell table:number-columns-repeated="11"/>
        </table:table-row>
        <table:table-row table:style-name="ro1">
          <table:table-cell office:value-type="float" office:value="17.9958333333334" calcext:value-type="float">
            <text:p>17.9958333333334</text:p>
          </table:table-cell>
          <table:table-cell office:value-type="float" office:value="99.5204166666667" calcext:value-type="float">
            <text:p>99.5204166666667</text:p>
          </table:table-cell>
          <table:table-cell table:number-columns-repeated="11"/>
        </table:table-row>
        <table:table-row table:style-name="ro1">
          <table:table-cell office:value-type="float" office:value="19.0416666666667" calcext:value-type="float">
            <text:p>19.0416666666667</text:p>
          </table:table-cell>
          <table:table-cell office:value-type="float" office:value="99.5816666666667" calcext:value-type="float">
            <text:p>99.5816666666667</text:p>
          </table:table-cell>
          <table:table-cell table:number-columns-repeated="11"/>
        </table:table-row>
        <table:table-row table:style-name="ro1">
          <table:table-cell office:value-type="float" office:value="20.2083333333333" calcext:value-type="float">
            <text:p>20.2083333333333</text:p>
          </table:table-cell>
          <table:table-cell office:value-type="float" office:value="99.6225" calcext:value-type="float">
            <text:p>99.6225</text:p>
          </table:table-cell>
          <table:table-cell table:number-columns-repeated="11"/>
        </table:table-row>
        <table:table-row table:style-name="ro1">
          <table:table-cell office:value-type="float" office:value="21.5416666666666" calcext:value-type="float">
            <text:p>21.5416666666666</text:p>
          </table:table-cell>
          <table:table-cell office:value-type="float" office:value="99.6620833333334" calcext:value-type="float">
            <text:p>99.6620833333334</text:p>
          </table:table-cell>
          <table:table-cell table:number-columns-repeated="11"/>
        </table:table-row>
        <table:table-row table:style-name="ro1">
          <table:table-cell office:value-type="float" office:value="23.5416666666667" calcext:value-type="float">
            <text:p>23.5416666666667</text:p>
          </table:table-cell>
          <table:table-cell office:value-type="float" office:value="99.6933333333333" calcext:value-type="float">
            <text:p>99.6933333333333</text:p>
          </table:table-cell>
          <table:table-cell table:number-columns-repeated="11"/>
        </table:table-row>
        <table:table-row table:style-name="ro1">
          <table:table-cell office:value-type="float" office:value="25.5833333333333" calcext:value-type="float">
            <text:p>25.5833333333333</text:p>
          </table:table-cell>
          <table:table-cell office:value-type="float" office:value="99.72" calcext:value-type="float">
            <text:p>99.72</text:p>
          </table:table-cell>
          <table:table-cell table:number-columns-repeated="11"/>
        </table:table-row>
        <table:table-row table:style-name="ro1">
          <table:table-cell office:value-type="float" office:value="29.2083333333333" calcext:value-type="float">
            <text:p>29.2083333333333</text:p>
          </table:table-cell>
          <table:table-cell office:value-type="float" office:value="99.7445833333333" calcext:value-type="float">
            <text:p>99.7445833333333</text:p>
          </table:table-cell>
          <table:table-cell table:number-columns-repeated="11"/>
        </table:table-row>
        <table:table-row table:style-name="ro1">
          <table:table-cell office:value-type="float" office:value="31.5416666666667" calcext:value-type="float">
            <text:p>31.5416666666667</text:p>
          </table:table-cell>
          <table:table-cell office:value-type="float" office:value="99.7616666666667" calcext:value-type="float">
            <text:p>99.7616666666667</text:p>
          </table:table-cell>
          <table:table-cell table:number-columns-repeated="11"/>
        </table:table-row>
        <table:table-row table:style-name="ro1">
          <table:table-cell office:value-type="float" office:value="37.7083333333333" calcext:value-type="float">
            <text:p>37.7083333333333</text:p>
          </table:table-cell>
          <table:table-cell office:value-type="float" office:value="99.7783333333333" calcext:value-type="float">
            <text:p>99.7783333333333</text:p>
          </table:table-cell>
          <table:table-cell table:number-columns-repeated="11"/>
        </table:table-row>
        <table:table-row table:style-name="ro1">
          <table:table-cell office:value-type="float" office:value="42.7916666666667" calcext:value-type="float">
            <text:p>42.7916666666667</text:p>
          </table:table-cell>
          <table:table-cell office:value-type="float" office:value="99.7929166666667" calcext:value-type="float">
            <text:p>99.7929166666667</text:p>
          </table:table-cell>
          <table:table-cell table:number-columns-repeated="11"/>
        </table:table-row>
        <table:table-row table:style-name="ro1">
          <table:table-cell office:value-type="float" office:value="47.0833333333334" calcext:value-type="float">
            <text:p>47.0833333333334</text:p>
          </table:table-cell>
          <table:table-cell office:value-type="float" office:value="99.8004166666667" calcext:value-type="float">
            <text:p>99.8004166666667</text:p>
          </table:table-cell>
          <table:table-cell table:number-columns-repeated="11"/>
        </table:table-row>
        <table:table-row table:style-name="ro1">
          <table:table-cell office:value-type="float" office:value="48.5833333333333" calcext:value-type="float">
            <text:p>48.5833333333333</text:p>
          </table:table-cell>
          <table:table-cell office:value-type="float" office:value="99.815" calcext:value-type="float">
            <text:p>99.815</text:p>
          </table:table-cell>
          <table:table-cell table:number-columns-repeated="11"/>
        </table:table-row>
        <table:table-row table:style-name="ro1">
          <table:table-cell office:value-type="float" office:value="50.0416666666666" calcext:value-type="float">
            <text:p>50.0416666666666</text:p>
          </table:table-cell>
          <table:table-cell office:value-type="float" office:value="99.8258333333333" calcext:value-type="float">
            <text:p>99.8258333333333</text:p>
          </table:table-cell>
          <table:table-cell table:number-columns-repeated="11"/>
        </table:table-row>
        <table:table-row table:style-name="ro1">
          <table:table-cell office:value-type="float" office:value="50.8333333333334" calcext:value-type="float">
            <text:p>50.8333333333334</text:p>
          </table:table-cell>
          <table:table-cell office:value-type="float" office:value="99.8358333333333" calcext:value-type="float">
            <text:p>99.8358333333333</text:p>
          </table:table-cell>
          <table:table-cell table:number-columns-repeated="11"/>
        </table:table-row>
        <table:table-row table:style-name="ro1">
          <table:table-cell office:value-type="float" office:value="51.7083333333334" calcext:value-type="float">
            <text:p>51.7083333333334</text:p>
          </table:table-cell>
          <table:table-cell office:value-type="float" office:value="99.845" calcext:value-type="float">
            <text:p>99.845</text:p>
          </table:table-cell>
          <table:table-cell table:number-columns-repeated="11"/>
        </table:table-row>
        <table:table-row table:style-name="ro1">
          <table:table-cell office:value-type="float" office:value="53.0833333333334" calcext:value-type="float">
            <text:p>53.0833333333334</text:p>
          </table:table-cell>
          <table:table-cell office:value-type="float" office:value="99.85375" calcext:value-type="float">
            <text:p>99.85375</text:p>
          </table:table-cell>
          <table:table-cell table:number-columns-repeated="11"/>
        </table:table-row>
        <table:table-row table:style-name="ro1">
          <table:table-cell office:value-type="float" office:value="53.8333333333333" calcext:value-type="float">
            <text:p>53.8333333333333</text:p>
          </table:table-cell>
          <table:table-cell office:value-type="float" office:value="99.8616666666667" calcext:value-type="float">
            <text:p>99.8616666666667</text:p>
          </table:table-cell>
          <table:table-cell table:number-columns-repeated="11"/>
        </table:table-row>
        <table:table-row table:style-name="ro1">
          <table:table-cell office:value-type="float" office:value="54.8333333333333" calcext:value-type="float">
            <text:p>54.8333333333333</text:p>
          </table:table-cell>
          <table:table-cell office:value-type="float" office:value="99.8658333333333" calcext:value-type="float">
            <text:p>99.8658333333333</text:p>
          </table:table-cell>
          <table:table-cell table:number-columns-repeated="11"/>
        </table:table-row>
        <table:table-row table:style-name="ro1">
          <table:table-cell office:value-type="float" office:value="55.6666666666667" calcext:value-type="float">
            <text:p>55.6666666666667</text:p>
          </table:table-cell>
          <table:table-cell office:value-type="float" office:value="99.8720833333334" calcext:value-type="float">
            <text:p>99.8720833333334</text:p>
          </table:table-cell>
          <table:table-cell table:number-columns-repeated="11"/>
        </table:table-row>
        <table:table-row table:style-name="ro1">
          <table:table-cell office:value-type="float" office:value="56.5833333333333" calcext:value-type="float">
            <text:p>56.5833333333333</text:p>
          </table:table-cell>
          <table:table-cell office:value-type="float" office:value="99.88" calcext:value-type="float">
            <text:p>99.88</text:p>
          </table:table-cell>
          <table:table-cell table:number-columns-repeated="11"/>
        </table:table-row>
        <table:table-row table:style-name="ro1">
          <table:table-cell office:value-type="float" office:value="57.3333333333334" calcext:value-type="float">
            <text:p>57.3333333333334</text:p>
          </table:table-cell>
          <table:table-cell office:value-type="float" office:value="99.88625" calcext:value-type="float">
            <text:p>99.88625</text:p>
          </table:table-cell>
          <table:table-cell table:number-columns-repeated="11"/>
        </table:table-row>
        <table:table-row table:style-name="ro1">
          <table:table-cell office:value-type="float" office:value="58.0416666666667" calcext:value-type="float">
            <text:p>58.0416666666667</text:p>
          </table:table-cell>
          <table:table-cell office:value-type="float" office:value="99.8916666666667" calcext:value-type="float">
            <text:p>99.8916666666667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9.8966666666667" calcext:value-type="float">
            <text:p>99.8966666666667</text:p>
          </table:table-cell>
          <table:table-cell table:number-columns-repeated="11"/>
        </table:table-row>
        <table:table-row table:style-name="ro1">
          <table:table-cell office:value-type="float" office:value="59.875" calcext:value-type="float">
            <text:p>59.875</text:p>
          </table:table-cell>
          <table:table-cell office:value-type="float" office:value="99.9016666666667" calcext:value-type="float">
            <text:p>99.9016666666667</text:p>
          </table:table-cell>
          <table:table-cell table:number-columns-repeated="11"/>
        </table:table-row>
        <table:table-row table:style-name="ro1">
          <table:table-cell office:value-type="float" office:value="61.1666666666667" calcext:value-type="float">
            <text:p>61.1666666666667</text:p>
          </table:table-cell>
          <table:table-cell office:value-type="float" office:value="99.9066666666666" calcext:value-type="float">
            <text:p>99.9066666666666</text:p>
          </table:table-cell>
          <table:table-cell table:number-columns-repeated="11"/>
        </table:table-row>
        <table:table-row table:style-name="ro1">
          <table:table-cell office:value-type="float" office:value="62.1666666666667" calcext:value-type="float">
            <text:p>62.1666666666667</text:p>
          </table:table-cell>
          <table:table-cell office:value-type="float" office:value="99.9133333333334" calcext:value-type="float">
            <text:p>99.9133333333334</text:p>
          </table:table-cell>
          <table:table-cell table:number-columns-repeated="11"/>
        </table:table-row>
        <table:table-row table:style-name="ro1">
          <table:table-cell office:value-type="float" office:value="63.375" calcext:value-type="float">
            <text:p>63.375</text:p>
          </table:table-cell>
          <table:table-cell office:value-type="float" office:value="99.9175" calcext:value-type="float">
            <text:p>99.9175</text:p>
          </table:table-cell>
          <table:table-cell table:number-columns-repeated="11"/>
        </table:table-row>
        <table:table-row table:style-name="ro1">
          <table:table-cell office:value-type="float" office:value="64.5416666666667" calcext:value-type="float">
            <text:p>64.5416666666667</text:p>
          </table:table-cell>
          <table:table-cell office:value-type="float" office:value="99.9233333333333" calcext:value-type="float">
            <text:p>99.9233333333333</text:p>
          </table:table-cell>
          <table:table-cell table:number-columns-repeated="11"/>
        </table:table-row>
        <table:table-row table:style-name="ro1">
          <table:table-cell office:value-type="float" office:value="65.9166666666667" calcext:value-type="float">
            <text:p>65.9166666666667</text:p>
          </table:table-cell>
          <table:table-cell office:value-type="float" office:value="99.9287500000001" calcext:value-type="float">
            <text:p>99.9287500000001</text:p>
          </table:table-cell>
          <table:table-cell table:number-columns-repeated="11"/>
        </table:table-row>
        <table:table-row table:style-name="ro1">
          <table:table-cell office:value-type="float" office:value="67.75" calcext:value-type="float">
            <text:p>67.75</text:p>
          </table:table-cell>
          <table:table-cell office:value-type="float" office:value="99.9341666666667" calcext:value-type="float">
            <text:p>99.9341666666667</text:p>
          </table:table-cell>
          <table:table-cell table:number-columns-repeated="11"/>
        </table:table-row>
        <table:table-row table:style-name="ro1">
          <table:table-cell office:value-type="float" office:value="69.25" calcext:value-type="float">
            <text:p>69.25</text:p>
          </table:table-cell>
          <table:table-cell office:value-type="float" office:value="99.9395833333334" calcext:value-type="float">
            <text:p>99.9395833333334</text:p>
          </table:table-cell>
          <table:table-cell table:number-columns-repeated="11"/>
        </table:table-row>
        <table:table-row table:style-name="ro1">
          <table:table-cell office:value-type="float" office:value="72.625" calcext:value-type="float">
            <text:p>72.625</text:p>
          </table:table-cell>
          <table:table-cell office:value-type="float" office:value="99.945" calcext:value-type="float">
            <text:p>99.945</text:p>
          </table:table-cell>
          <table:table-cell table:number-columns-repeated="11"/>
        </table:table-row>
        <table:table-row table:style-name="ro1">
          <table:table-cell office:value-type="float" office:value="73.8333333333333" calcext:value-type="float">
            <text:p>73.8333333333333</text:p>
          </table:table-cell>
          <table:table-cell office:value-type="float" office:value="99.9504166666667" calcext:value-type="float">
            <text:p>99.9504166666667</text:p>
          </table:table-cell>
          <table:table-cell table:number-columns-repeated="11"/>
        </table:table-row>
        <table:table-row table:style-name="ro1">
          <table:table-cell office:value-type="float" office:value="76.6666666666667" calcext:value-type="float">
            <text:p>76.6666666666667</text:p>
          </table:table-cell>
          <table:table-cell office:value-type="float" office:value="99.9558333333333" calcext:value-type="float">
            <text:p>99.9558333333333</text:p>
          </table:table-cell>
          <table:table-cell table:number-columns-repeated="11"/>
        </table:table-row>
        <table:table-row table:style-name="ro1">
          <table:table-cell office:value-type="float" office:value="79.8750000000001" calcext:value-type="float">
            <text:p>79.8750000000001</text:p>
          </table:table-cell>
          <table:table-cell office:value-type="float" office:value="99.9604166666667" calcext:value-type="float">
            <text:p>99.9604166666667</text:p>
          </table:table-cell>
          <table:table-cell table:number-columns-repeated="11"/>
        </table:table-row>
        <table:table-row table:style-name="ro1">
          <table:table-cell office:value-type="float" office:value="86.0833333333333" calcext:value-type="float">
            <text:p>86.0833333333333</text:p>
          </table:table-cell>
          <table:table-cell office:value-type="float" office:value="99.965" calcext:value-type="float">
            <text:p>99.965</text:p>
          </table:table-cell>
          <table:table-cell table:number-columns-repeated="11"/>
        </table:table-row>
        <table:table-row table:style-name="ro1">
          <table:table-cell office:value-type="float" office:value="92.9999999999999" calcext:value-type="float">
            <text:p>92.9999999999999</text:p>
          </table:table-cell>
          <table:table-cell office:value-type="float" office:value="99.97" calcext:value-type="float">
            <text:p>99.97</text:p>
          </table:table-cell>
          <table:table-cell table:number-columns-repeated="11"/>
        </table:table-row>
        <table:table-row table:style-name="ro1">
          <table:table-cell office:value-type="float" office:value="96.7916666666669" calcext:value-type="float">
            <text:p>96.7916666666669</text:p>
          </table:table-cell>
          <table:table-cell office:value-type="float" office:value="99.97375" calcext:value-type="float">
            <text:p>99.97375</text:p>
          </table:table-cell>
          <table:table-cell table:number-columns-repeated="11"/>
        </table:table-row>
        <table:table-row table:style-name="ro1">
          <table:table-cell office:value-type="float" office:value="108.916666666667" calcext:value-type="float">
            <text:p>108.916666666667</text:p>
          </table:table-cell>
          <table:table-cell office:value-type="float" office:value="99.9779166666667" calcext:value-type="float">
            <text:p>99.9779166666667</text:p>
          </table:table-cell>
          <table:table-cell table:number-columns-repeated="11"/>
        </table:table-row>
        <table:table-row table:style-name="ro1">
          <table:table-cell office:value-type="float" office:value="118.125" calcext:value-type="float">
            <text:p>118.125</text:p>
          </table:table-cell>
          <table:table-cell office:value-type="float" office:value="99.9825" calcext:value-type="float">
            <text:p>99.9825</text:p>
          </table:table-cell>
          <table:table-cell table:number-columns-repeated="11"/>
        </table:table-row>
        <table:table-row table:style-name="ro1">
          <table:table-cell office:value-type="float" office:value="131.208333333333" calcext:value-type="float">
            <text:p>131.208333333333</text:p>
          </table:table-cell>
          <table:table-cell office:value-type="float" office:value="99.98625" calcext:value-type="float">
            <text:p>99.98625</text:p>
          </table:table-cell>
          <table:table-cell table:number-columns-repeated="11"/>
        </table:table-row>
        <table:table-row table:style-name="ro1">
          <table:table-cell office:value-type="float" office:value="137.625" calcext:value-type="float">
            <text:p>137.625</text:p>
          </table:table-cell>
          <table:table-cell office:value-type="float" office:value="99.99" calcext:value-type="float">
            <text:p>99.99</text:p>
          </table:table-cell>
          <table:table-cell table:number-columns-repeated="11"/>
        </table:table-row>
        <table:table-row table:style-name="ro1">
          <table:table-cell office:value-type="float" office:value="160.208333333333" calcext:value-type="float">
            <text:p>160.208333333333</text:p>
          </table:table-cell>
          <table:table-cell office:value-type="float" office:value="99.9929166666667" calcext:value-type="float">
            <text:p>99.9929166666667</text:p>
          </table:table-cell>
          <table:table-cell table:number-columns-repeated="11"/>
        </table:table-row>
        <table:table-row table:style-name="ro1">
          <table:table-cell office:value-type="float" office:value="167.375" calcext:value-type="float">
            <text:p>167.375</text:p>
          </table:table-cell>
          <table:table-cell office:value-type="float" office:value="99.9954166666666" calcext:value-type="float">
            <text:p>99.9954166666666</text:p>
          </table:table-cell>
          <table:table-cell table:number-columns-repeated="11"/>
        </table:table-row>
        <table:table-row table:style-name="ro1">
          <table:table-cell office:value-type="float" office:value="169.041666666667" calcext:value-type="float">
            <text:p>169.041666666667</text:p>
          </table:table-cell>
          <table:table-cell office:value-type="float" office:value="99.9970833333333" calcext:value-type="float">
            <text:p>99.9970833333333</text:p>
          </table:table-cell>
          <table:table-cell table:number-columns-repeated="11"/>
        </table:table-row>
        <table:table-row table:style-name="ro1">
          <table:table-cell office:value-type="float" office:value="179.875" calcext:value-type="float">
            <text:p>179.875</text:p>
          </table:table-cell>
          <table:table-cell office:value-type="float" office:value="99.9983333333334" calcext:value-type="float">
            <text:p>99.9983333333334</text:p>
          </table:table-cell>
          <table:table-cell table:number-columns-repeated="11"/>
        </table:table-row>
        <table:table-row table:style-name="ro1">
          <table:table-cell office:value-type="float" office:value="185.708333333333" calcext:value-type="float">
            <text:p>185.708333333333</text:p>
          </table:table-cell>
          <table:table-cell office:value-type="float" office:value="99.9991666666667" calcext:value-type="float">
            <text:p>99.9991666666667</text:p>
          </table:table-cell>
          <table:table-cell table:number-columns-repeated="11"/>
        </table:table-row>
        <table:table-row table:style-name="ro1">
          <table:table-cell office:value-type="float" office:value="186.125" calcext:value-type="float">
            <text:p>186.125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string" calcext:value-type="string">
            <text:p>Response Time [ms]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style-name="ce4" office:value-type="float" office:value="156380.333333333" calcext:value-type="float">
            <text:p>15638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t k3</text:p>
          </table:table-cell>
          <table:table-cell table:number-columns-repeated="12"/>
        </table:table-row>
        <table:table-row table:style-name="ro1">
          <table:table-cell office:value-type="float" office:value="1.08541666666667" calcext:value-type="float">
            <text:p>1.08541666666667</text:p>
          </table:table-cell>
          <table:table-cell office:value-type="float" office:value="0.04125" calcext:value-type="float">
            <text:p>0.04125</text:p>
          </table:table-cell>
          <table:table-cell table:number-columns-repeated="3"/>
          <table:table-cell office:value-type="string" calcext:value-type="string">
            <text:p>0 – 1</text:p>
          </table:table-cell>
          <table:table-cell office:value-type="float" office:value="1.08541666666667" calcext:value-type="float">
            <text:p>1.08541666666667</text:p>
          </table:table-cell>
          <table:table-cell office:value-type="float" office:value="0.04125" calcext:value-type="float">
            <text:p>0.04125</text:p>
          </table:table-cell>
          <table:table-cell table:formula="of:=[.H520]*[.$F$517]/100" office:value-type="float" office:value="64.5068874999999" calcext:value-type="float">
            <text:p>64.5068874999999</text:p>
          </table:table-cell>
          <table:table-cell table:formula="of:=[.I520]" office:value-type="float" office:value="64.5068874999999" calcext:value-type="float">
            <text:p>64.5068874999999</text:p>
          </table:table-cell>
          <table:table-cell table:formula="of:=[.J520]/[.$F$517]*100" office:value-type="float" office:value="0.04125" calcext:value-type="float">
            <text:p>0.04125</text:p>
          </table:table-cell>
          <table:table-cell table:number-columns-repeated="2"/>
        </table:table-row>
        <table:table-row table:style-name="ro1">
          <table:table-cell office:value-type="float" office:value="1.14416666666667" calcext:value-type="float">
            <text:p>1.14416666666667</text:p>
          </table:table-cell>
          <table:table-cell office:value-type="float" office:value="0.345416666666666" calcext:value-type="float">
            <text:p>0.345416666666666</text:p>
          </table:table-cell>
          <table:table-cell table:number-columns-repeated="3"/>
          <table:table-cell office:value-type="string" calcext:value-type="string">
            <text:p>1 – 1.63</text:p>
          </table:table-cell>
          <table:table-cell table:formula="of:=AVERAGE([.A528];[.A527])" office:value-type="float" office:value="1.63333333333334" calcext:value-type="float">
            <text:p>1.63333333333334</text:p>
          </table:table-cell>
          <table:table-cell office:value-type="float" office:value="0.25" calcext:value-type="float">
            <text:p>0.25</text:p>
          </table:table-cell>
          <table:table-cell table:formula="of:=[.H521]*[.$F$517]" office:value-type="float" office:value="39095.0833333332" calcext:value-type="float">
            <text:p>39095.0833333332</text:p>
          </table:table-cell>
          <table:table-cell table:formula="of:=[.I521]-[.I520]" office:value-type="float" office:value="39030.5764458332" calcext:value-type="float">
            <text:p>39030.5764458332</text:p>
          </table:table-cell>
          <table:table-cell table:formula="of:=[.J521]/[.$F$517]*100" office:value-type="float" office:value="24.95875" calcext:value-type="float">
            <text:p>24.95875</text:p>
          </table:table-cell>
          <table:table-cell table:number-columns-repeated="2"/>
        </table:table-row>
        <table:table-row table:style-name="ro1">
          <table:table-cell office:value-type="float" office:value="1.21416666666667" calcext:value-type="float">
            <text:p>1.21416666666667</text:p>
          </table:table-cell>
          <table:table-cell office:value-type="float" office:value="1.45083333333334" calcext:value-type="float">
            <text:p>1.45083333333334</text:p>
          </table:table-cell>
          <table:table-cell table:number-columns-repeated="3"/>
          <table:table-cell office:value-type="string" calcext:value-type="string">
            <text:p>1.63 – 2</text:p>
          </table:table-cell>
          <table:table-cell office:value-type="float" office:value="2.05958333333333" calcext:value-type="float">
            <text:p>2.05958333333333</text:p>
          </table:table-cell>
          <table:table-cell office:value-type="float" office:value="46.4795833333334" calcext:value-type="float">
            <text:p>46.4795833333334</text:p>
          </table:table-cell>
          <table:table-cell table:formula="of:=[.H522]*[.$F$517]/100" office:value-type="float" office:value="72684.9273486111" calcext:value-type="float">
            <text:p>72684.9273486111</text:p>
          </table:table-cell>
          <table:table-cell table:formula="of:=[.I522]-[.I521]" office:value-type="float" office:value="33589.8440152778" calcext:value-type="float">
            <text:p>33589.8440152778</text:p>
          </table:table-cell>
          <table:table-cell table:formula="of:=[.J522]/[.$F$517]*100" office:value-type="float" office:value="21.4795833333334" calcext:value-type="float">
            <text:p>21.4795833333334</text:p>
          </table:table-cell>
          <table:table-cell table:number-columns-repeated="2"/>
        </table:table-row>
        <table:table-row table:style-name="ro1">
          <table:table-cell office:value-type="float" office:value="1.28833333333334" calcext:value-type="float">
            <text:p>1.28833333333334</text:p>
          </table:table-cell>
          <table:table-cell office:value-type="float" office:value="3.94958333333333" calcext:value-type="float">
            <text:p>3.94958333333333</text:p>
          </table:table-cell>
          <table:table-cell table:number-columns-repeated="3"/>
          <table:table-cell office:value-type="string" calcext:value-type="string">
            <text:p>2 – 2.23</text:p>
          </table:table-cell>
          <table:table-cell office:value-type="float" office:value="2.23333333333334" calcext:value-type="float">
            <text:p>2.23333333333334</text:p>
          </table:table-cell>
          <table:table-cell office:value-type="float" office:value="0.5" calcext:value-type="float">
            <text:p>0.5</text:p>
          </table:table-cell>
          <table:table-cell table:formula="of:=[.H523]*[.$F$517]" office:value-type="float" office:value="78190.1666666665" calcext:value-type="float">
            <text:p>78190.1666666665</text:p>
          </table:table-cell>
          <table:table-cell table:formula="of:=[.I523]-[.I522]" office:value-type="float" office:value="5505.23931805544" calcext:value-type="float">
            <text:p>5505.23931805544</text:p>
          </table:table-cell>
          <table:table-cell table:formula="of:=[.J523]/[.$F$517]*100" office:value-type="float" office:value="3.5204166666666" calcext:value-type="float">
            <text:p>3.5204166666666</text:p>
          </table:table-cell>
          <table:table-cell table:number-columns-repeated="2"/>
        </table:table-row>
        <table:table-row table:style-name="ro1">
          <table:table-cell office:value-type="float" office:value="1.36208333333333" calcext:value-type="float">
            <text:p>1.36208333333333</text:p>
          </table:table-cell>
          <table:table-cell office:value-type="float" office:value="8.03958333333333" calcext:value-type="float">
            <text:p>8.03958333333333</text:p>
          </table:table-cell>
          <table:table-cell table:number-columns-repeated="3"/>
          <table:table-cell office:value-type="string" calcext:value-type="string">
            <text:p>2.23 – 2</text:p>
          </table:table-cell>
          <table:table-cell office:value-type="float" office:value="3.03333333333333" calcext:value-type="float">
            <text:p>3.03333333333333</text:p>
          </table:table-cell>
          <table:table-cell office:value-type="float" office:value="68.7891666666666" calcext:value-type="float">
            <text:p>68.7891666666666</text:p>
          </table:table-cell>
          <table:table-cell table:formula="of:=[.H524]*[.$F$517]/100" office:value-type="float" office:value="107572.728130555" calcext:value-type="float">
            <text:p>107572.728130555</text:p>
          </table:table-cell>
          <table:table-cell table:formula="of:=[.I524]-[.I523]" office:value-type="float" office:value="29382.5614638887" calcext:value-type="float">
            <text:p>29382.5614638887</text:p>
          </table:table-cell>
          <table:table-cell table:formula="of:=[.J524]/[.$F$517]*100" office:value-type="float" office:value="18.7891666666666" calcext:value-type="float">
            <text:p>18.7891666666666</text:p>
          </table:table-cell>
          <table:table-cell table:number-columns-repeated="2"/>
        </table:table-row>
        <table:table-row table:style-name="ro1">
          <table:table-cell office:value-type="float" office:value="1.43958333333334" calcext:value-type="float">
            <text:p>1.43958333333334</text:p>
          </table:table-cell>
          <table:table-cell office:value-type="float" office:value="13.24125" calcext:value-type="float">
            <text:p>13.24125</text:p>
          </table:table-cell>
          <table:table-cell table:number-columns-repeated="3"/>
          <table:table-cell office:value-type="string" calcext:value-type="string">
            <text:p>3 – 3.68</text:p>
          </table:table-cell>
          <table:table-cell table:formula="of:=AVERAGE([.A550];[.A549])" office:value-type="float" office:value="3.68333333333333" calcext:value-type="float">
            <text:p>3.68333333333333</text:p>
          </table:table-cell>
          <table:table-cell office:value-type="float" office:value="0.75" calcext:value-type="float">
            <text:p>0.75</text:p>
          </table:table-cell>
          <table:table-cell table:formula="of:=[.H525]*[.$F$517]" office:value-type="float" office:value="117285.25" calcext:value-type="float">
            <text:p>117285.25</text:p>
          </table:table-cell>
          <table:table-cell table:formula="of:=[.I525]-[.I524]" office:value-type="float" office:value="9712.52186944451" calcext:value-type="float">
            <text:p>9712.52186944451</text:p>
          </table:table-cell>
          <table:table-cell table:formula="of:=[.J525]/[.$F$517]*100" office:value-type="float" office:value="6.21083333333339" calcext:value-type="float">
            <text:p>6.21083333333339</text:p>
          </table:table-cell>
          <table:table-cell table:number-columns-repeated="2"/>
        </table:table-row>
        <table:table-row table:style-name="ro1">
          <table:table-cell office:value-type="float" office:value="1.51708333333334" calcext:value-type="float">
            <text:p>1.51708333333334</text:p>
          </table:table-cell>
          <table:table-cell office:value-type="float" office:value="19.0004166666667" calcext:value-type="float">
            <text:p>19.0004166666667</text:p>
          </table:table-cell>
          <table:table-cell table:number-columns-repeated="3"/>
          <table:table-cell office:value-type="string" calcext:value-type="string">
            <text:p>3.68 – 4</text:p>
          </table:table-cell>
          <table:table-cell office:value-type="float" office:value="4.03333333333334" calcext:value-type="float">
            <text:p>4.03333333333334</text:p>
          </table:table-cell>
          <table:table-cell office:value-type="float" office:value="77.92125" calcext:value-type="float">
            <text:p>77.92125</text:p>
          </table:table-cell>
          <table:table-cell table:formula="of:=[.H526]*[.$F$517]/100" office:value-type="float" office:value="121853.5104875" calcext:value-type="float">
            <text:p>121853.5104875</text:p>
          </table:table-cell>
          <table:table-cell table:formula="of:=[.I526]-[.I525]" office:value-type="float" office:value="4568.2604875" calcext:value-type="float">
            <text:p>4568.2604875</text:p>
          </table:table-cell>
          <table:table-cell table:formula="of:=[.J526]/[.$F$517]*100" office:value-type="float" office:value="2.92125" calcext:value-type="float">
            <text:p>2.92125</text:p>
          </table:table-cell>
          <table:table-cell table:number-columns-repeated="2"/>
        </table:table-row>
        <table:table-row table:style-name="ro1">
          <table:table-cell office:value-type="float" office:value="1.59458333333334" calcext:value-type="float">
            <text:p>1.59458333333334</text:p>
          </table:table-cell>
          <table:table-cell office:value-type="float" office:value="24.66625" calcext:value-type="float">
            <text:p>24.66625</text:p>
          </table:table-cell>
          <table:table-cell table:number-columns-repeated="3"/>
          <table:table-cell office:value-type="string" calcext:value-type="string">
            <text:p>4 – 5</text:p>
          </table:table-cell>
          <table:table-cell office:value-type="float" office:value="5.03333333333334" calcext:value-type="float">
            <text:p>5.03333333333334</text:p>
          </table:table-cell>
          <table:table-cell office:value-type="float" office:value="85.5783333333334" calcext:value-type="float">
            <text:p>85.5783333333334</text:p>
          </table:table-cell>
          <table:table-cell table:formula="of:=[.H527]*[.$F$517]/100" office:value-type="float" office:value="133827.682927778" calcext:value-type="float">
            <text:p>133827.682927778</text:p>
          </table:table-cell>
          <table:table-cell table:formula="of:=[.I527]-[.I526]" office:value-type="float" office:value="11974.1724402779" calcext:value-type="float">
            <text:p>11974.1724402779</text:p>
          </table:table-cell>
          <table:table-cell table:formula="of:=[.J527]/[.$F$517]*100" office:value-type="float" office:value="7.65708333333341" calcext:value-type="float">
            <text:p>7.65708333333341</text:p>
          </table:table-cell>
          <table:table-cell table:number-columns-repeated="2"/>
        </table:table-row>
        <table:table-row table:style-name="ro1">
          <table:table-cell office:value-type="float" office:value="1.67208333333334" calcext:value-type="float">
            <text:p>1.67208333333334</text:p>
          </table:table-cell>
          <table:table-cell office:value-type="float" office:value="29.855" calcext:value-type="float">
            <text:p>29.855</text:p>
          </table:table-cell>
          <table:table-cell table:number-columns-repeated="3"/>
          <table:table-cell office:value-type="string" calcext:value-type="string">
            <text:p>5 – 6</text:p>
          </table:table-cell>
          <table:table-cell office:value-type="float" office:value="6.03333333333334" calcext:value-type="float">
            <text:p>6.03333333333334</text:p>
          </table:table-cell>
          <table:table-cell office:value-type="float" office:value="90.8" calcext:value-type="float">
            <text:p>90.8</text:p>
          </table:table-cell>
          <table:table-cell table:formula="of:=[.H528]*[.$F$517]/100" office:value-type="float" office:value="141993.342666666" calcext:value-type="float">
            <text:p>141993.342666666</text:p>
          </table:table-cell>
          <table:table-cell table:formula="of:=[.I528]-[.I527]" office:value-type="float" office:value="8165.65973888876" calcext:value-type="float">
            <text:p>8165.65973888876</text:p>
          </table:table-cell>
          <table:table-cell table:formula="of:=[.J528]/[.$F$517]*100" office:value-type="float" office:value="5.2216666666666" calcext:value-type="float">
            <text:p>5.2216666666666</text:p>
          </table:table-cell>
          <table:table-cell table:number-columns-repeated="2"/>
        </table:table-row>
        <table:table-row table:style-name="ro1">
          <table:table-cell office:value-type="float" office:value="1.74958333333334" calcext:value-type="float">
            <text:p>1.74958333333334</text:p>
          </table:table-cell>
          <table:table-cell office:value-type="float" office:value="34.4154166666666" calcext:value-type="float">
            <text:p>34.4154166666666</text:p>
          </table:table-cell>
          <table:table-cell table:number-columns-repeated="3"/>
          <table:table-cell office:value-type="string" calcext:value-type="string">
            <text:p>6 – 7</text:p>
          </table:table-cell>
          <table:table-cell office:value-type="float" office:value="7.03333333333334" calcext:value-type="float">
            <text:p>7.03333333333334</text:p>
          </table:table-cell>
          <table:table-cell office:value-type="float" office:value="94.50875" calcext:value-type="float">
            <text:p>94.50875</text:p>
          </table:table-cell>
          <table:table-cell table:formula="of:=[.H529]*[.$F$517]/100" office:value-type="float" office:value="147793.098279166" calcext:value-type="float">
            <text:p>147793.098279166</text:p>
          </table:table-cell>
          <table:table-cell table:formula="of:=[.I529]-[.I528]" office:value-type="float" office:value="5799.75561249998" calcext:value-type="float">
            <text:p>5799.75561249998</text:p>
          </table:table-cell>
          <table:table-cell table:formula="of:=[.J529]/[.$F$517]*100" office:value-type="float" office:value="3.70875" calcext:value-type="float">
            <text:p>3.70875</text:p>
          </table:table-cell>
          <table:table-cell table:number-columns-repeated="2"/>
        </table:table-row>
        <table:table-row table:style-name="ro1">
          <table:table-cell office:value-type="float" office:value="1.82708333333334" calcext:value-type="float">
            <text:p>1.82708333333334</text:p>
          </table:table-cell>
          <table:table-cell office:value-type="float" office:value="38.3091666666667" calcext:value-type="float">
            <text:p>38.3091666666667</text:p>
          </table:table-cell>
          <table:table-cell table:number-columns-repeated="3"/>
          <table:table-cell office:value-type="string" calcext:value-type="string">
            <text:p>7 – 8</text:p>
          </table:table-cell>
          <table:table-cell office:value-type="float" office:value="8.03333333333334" calcext:value-type="float">
            <text:p>8.03333333333334</text:p>
          </table:table-cell>
          <table:table-cell office:value-type="float" office:value="97.0075" calcext:value-type="float">
            <text:p>97.0075</text:p>
          </table:table-cell>
          <table:table-cell table:formula="of:=[.H530]*[.$F$517]/100" office:value-type="float" office:value="151700.651858333" calcext:value-type="float">
            <text:p>151700.651858333</text:p>
          </table:table-cell>
          <table:table-cell table:formula="of:=[.I530]-[.I529]" office:value-type="float" office:value="3907.55357916665" calcext:value-type="float">
            <text:p>3907.55357916665</text:p>
          </table:table-cell>
          <table:table-cell table:formula="of:=[.J530]/[.$F$517]*100" office:value-type="float" office:value="2.49874999999999" calcext:value-type="float">
            <text:p>2.49874999999999</text:p>
          </table:table-cell>
          <table:table-cell table:number-columns-repeated="2"/>
        </table:table-row>
        <table:table-row table:style-name="ro1">
          <table:table-cell office:value-type="float" office:value="1.90458333333334" calcext:value-type="float">
            <text:p>1.90458333333334</text:p>
          </table:table-cell>
          <table:table-cell office:value-type="float" office:value="41.5020833333333" calcext:value-type="float">
            <text:p>41.5020833333333</text:p>
          </table:table-cell>
          <table:table-cell table:number-columns-repeated="3"/>
          <table:table-cell office:value-type="string" calcext:value-type="string">
            <text:p>8 – 9</text:p>
          </table:table-cell>
          <table:table-cell office:value-type="float" office:value="9.03333333333334" calcext:value-type="float">
            <text:p>9.03333333333334</text:p>
          </table:table-cell>
          <table:table-cell office:value-type="float" office:value="98.2704166666667" calcext:value-type="float">
            <text:p>98.2704166666667</text:p>
          </table:table-cell>
          <table:table-cell table:formula="of:=[.H531]*[.$F$517]/100" office:value-type="float" office:value="153675.605151389" calcext:value-type="float">
            <text:p>153675.605151389</text:p>
          </table:table-cell>
          <table:table-cell table:formula="of:=[.I531]-[.I530]" office:value-type="float" office:value="1974.95329305562" calcext:value-type="float">
            <text:p>1974.95329305562</text:p>
          </table:table-cell>
          <table:table-cell table:formula="of:=[.J531]/[.$F$517]*100" office:value-type="float" office:value="1.26291666666671" calcext:value-type="float">
            <text:p>1.26291666666671</text:p>
          </table:table-cell>
          <table:table-cell table:number-columns-repeated="2"/>
        </table:table-row>
        <table:table-row table:style-name="ro1">
          <table:table-cell office:value-type="float" office:value="1.98208333333334" calcext:value-type="float">
            <text:p>1.98208333333334</text:p>
          </table:table-cell>
          <table:table-cell office:value-type="float" office:value="44.1975" calcext:value-type="float">
            <text:p>44.1975</text:p>
          </table:table-cell>
          <table:table-cell table:number-columns-repeated="3"/>
          <table:table-cell office:value-type="string" calcext:value-type="string">
            <text:p>9 – 12.23</text:p>
          </table:table-cell>
          <table:table-cell office:value-type="float" office:value="12.2291666666667" calcext:value-type="float">
            <text:p>12.2291666666667</text:p>
          </table:table-cell>
          <table:table-cell office:value-type="float" office:value="0.99" calcext:value-type="float">
            <text:p>0.99</text:p>
          </table:table-cell>
          <table:table-cell table:formula="of:=[.H532]*[.$F$517]" office:value-type="float" office:value="154816.53" calcext:value-type="float">
            <text:p>154816.53</text:p>
          </table:table-cell>
          <table:table-cell table:formula="of:=[.I532]-[.I531]" office:value-type="float" office:value="1140.92484861103" calcext:value-type="float">
            <text:p>1140.92484861103</text:p>
          </table:table-cell>
          <table:table-cell table:formula="of:=[.J532]/[.$F$517]*100" office:value-type="float" office:value="0.729583333333283" calcext:value-type="float">
            <text:p>0.729583333333283</text:p>
          </table:table-cell>
          <table:table-cell table:number-columns-repeated="2"/>
        </table:table-row>
        <table:table-row table:style-name="ro1">
          <table:table-cell office:value-type="float" office:value="2.05958333333333" calcext:value-type="float">
            <text:p>2.05958333333333</text:p>
          </table:table-cell>
          <table:table-cell office:value-type="float" office:value="46.4795833333334" calcext:value-type="float">
            <text:p>46.4795833333334</text:p>
          </table:table-cell>
          <table:table-cell table:number-columns-repeated="3"/>
          <table:table-cell office:value-type="string" calcext:value-type="string">
            <text:p>&gt; 12.23</text:p>
          </table:table-cell>
          <table:table-cell office:value-type="float" office:value="169.916666666667" calcext:value-type="float">
            <text:p>169.916666666667</text:p>
          </table:table-cell>
          <table:table-cell office:value-type="float" office:value="100" calcext:value-type="float">
            <text:p>100</text:p>
          </table:table-cell>
          <table:table-cell table:formula="of:=[.H533]*[.$F$517]/100" office:value-type="float" office:value="156380.333333333" calcext:value-type="float">
            <text:p>156380.333333333</text:p>
          </table:table-cell>
          <table:table-cell table:formula="of:=[.I533]-[.I532]" office:value-type="float" office:value="1563.80333333334" calcext:value-type="float">
            <text:p>1563.80333333334</text:p>
          </table:table-cell>
          <table:table-cell table:formula="of:=[.J533]/[.$F$517]*100" office:value-type="float" office:value="1.00000000000001" calcext:value-type="float">
            <text:p>1.00000000000001</text:p>
          </table:table-cell>
          <table:table-cell table:number-columns-repeated="2"/>
        </table:table-row>
        <table:table-row table:style-name="ro1">
          <table:table-cell office:value-type="float" office:value="2.14083333333333" calcext:value-type="float">
            <text:p>2.14083333333333</text:p>
          </table:table-cell>
          <table:table-cell office:value-type="float" office:value="48.5645833333333" calcext:value-type="float">
            <text:p>48.5645833333333</text:p>
          </table:table-cell>
          <table:table-cell table:number-columns-repeated="11"/>
        </table:table-row>
        <table:table-row table:style-name="ro1">
          <table:table-cell office:value-type="float" office:value="2.23333333333334" calcext:value-type="float">
            <text:p>2.23333333333334</text:p>
          </table:table-cell>
          <table:table-cell office:value-type="float" office:value="50.8508333333334" calcext:value-type="float">
            <text:p>50.8508333333334</text:p>
          </table:table-cell>
          <table:table-cell table:number-columns-repeated="4"/>
          <table:table-cell office:value-type="float" office:value="0.04125" calcext:value-type="float">
            <text:p>0.04125</text:p>
          </table:table-cell>
          <table:table-cell table:number-columns-repeated="6"/>
        </table:table-row>
        <table:table-row table:style-name="ro1">
          <table:table-cell office:value-type="float" office:value="2.33333333333333" calcext:value-type="float">
            <text:p>2.33333333333333</text:p>
          </table:table-cell>
          <table:table-cell office:value-type="float" office:value="53.4529166666667" calcext:value-type="float">
            <text:p>53.4529166666667</text:p>
          </table:table-cell>
          <table:table-cell table:number-columns-repeated="4"/>
          <table:table-cell office:value-type="float" office:value="24.95875" calcext:value-type="float">
            <text:p>24.95875</text:p>
          </table:table-cell>
          <table:table-cell table:number-columns-repeated="6"/>
        </table:table-row>
        <table:table-row table:style-name="ro1">
          <table:table-cell office:value-type="float" office:value="2.43333333333333" calcext:value-type="float">
            <text:p>2.43333333333333</text:p>
          </table:table-cell>
          <table:table-cell office:value-type="float" office:value="56.12625" calcext:value-type="float">
            <text:p>56.12625</text:p>
          </table:table-cell>
          <table:table-cell table:number-columns-repeated="4"/>
          <table:table-cell office:value-type="float" office:value="21.4795833333334" calcext:value-type="float">
            <text:p>21.4795833333334</text:p>
          </table:table-cell>
          <table:table-cell table:number-columns-repeated="6"/>
        </table:table-row>
        <table:table-row table:style-name="ro1">
          <table:table-cell office:value-type="float" office:value="2.53333333333333" calcext:value-type="float">
            <text:p>2.53333333333333</text:p>
          </table:table-cell>
          <table:table-cell office:value-type="float" office:value="58.82" calcext:value-type="float">
            <text:p>58.82</text:p>
          </table:table-cell>
          <table:table-cell table:number-columns-repeated="4"/>
          <table:table-cell office:value-type="float" office:value="3.5204166666666" calcext:value-type="float">
            <text:p>3.5204166666666</text:p>
          </table:table-cell>
          <table:table-cell table:number-columns-repeated="6"/>
        </table:table-row>
        <table:table-row table:style-name="ro1">
          <table:table-cell office:value-type="float" office:value="2.63333333333333" calcext:value-type="float">
            <text:p>2.63333333333333</text:p>
          </table:table-cell>
          <table:table-cell office:value-type="float" office:value="61.3554166666667" calcext:value-type="float">
            <text:p>61.3554166666667</text:p>
          </table:table-cell>
          <table:table-cell table:number-columns-repeated="4"/>
          <table:table-cell office:value-type="float" office:value="18.7891666666666" calcext:value-type="float">
            <text:p>18.7891666666666</text:p>
          </table:table-cell>
          <table:table-cell table:number-columns-repeated="6"/>
        </table:table-row>
        <table:table-row table:style-name="ro1">
          <table:table-cell office:value-type="float" office:value="2.73333333333334" calcext:value-type="float">
            <text:p>2.73333333333334</text:p>
          </table:table-cell>
          <table:table-cell office:value-type="float" office:value="63.66375" calcext:value-type="float">
            <text:p>63.66375</text:p>
          </table:table-cell>
          <table:table-cell table:number-columns-repeated="4"/>
          <table:table-cell office:value-type="float" office:value="6.21083333333339" calcext:value-type="float">
            <text:p>6.21083333333339</text:p>
          </table:table-cell>
          <table:table-cell table:number-columns-repeated="6"/>
        </table:table-row>
        <table:table-row table:style-name="ro1">
          <table:table-cell office:value-type="float" office:value="2.83333333333333" calcext:value-type="float">
            <text:p>2.83333333333333</text:p>
          </table:table-cell>
          <table:table-cell office:value-type="float" office:value="65.6416666666667" calcext:value-type="float">
            <text:p>65.6416666666667</text:p>
          </table:table-cell>
          <table:table-cell table:number-columns-repeated="4"/>
          <table:table-cell office:value-type="float" office:value="2.92125" calcext:value-type="float">
            <text:p>2.92125</text:p>
          </table:table-cell>
          <table:table-cell table:number-columns-repeated="6"/>
        </table:table-row>
        <table:table-row table:style-name="ro1">
          <table:table-cell office:value-type="float" office:value="2.93333333333333" calcext:value-type="float">
            <text:p>2.93333333333333</text:p>
          </table:table-cell>
          <table:table-cell office:value-type="float" office:value="67.36" calcext:value-type="float">
            <text:p>67.36</text:p>
          </table:table-cell>
          <table:table-cell table:number-columns-repeated="4"/>
          <table:table-cell office:value-type="float" office:value="7.65708333333341" calcext:value-type="float">
            <text:p>7.65708333333341</text:p>
          </table:table-cell>
          <table:table-cell table:number-columns-repeated="6"/>
        </table:table-row>
        <table:table-row table:style-name="ro1">
          <table:table-cell office:value-type="float" office:value="3.03333333333333" calcext:value-type="float">
            <text:p>3.03333333333333</text:p>
          </table:table-cell>
          <table:table-cell office:value-type="float" office:value="68.7891666666666" calcext:value-type="float">
            <text:p>68.7891666666666</text:p>
          </table:table-cell>
          <table:table-cell table:number-columns-repeated="4"/>
          <table:table-cell office:value-type="float" office:value="5.2216666666666" calcext:value-type="float">
            <text:p>5.2216666666666</text:p>
          </table:table-cell>
          <table:table-cell table:number-columns-repeated="6"/>
        </table:table-row>
        <table:table-row table:style-name="ro1">
          <table:table-cell office:value-type="float" office:value="3.13333333333333" calcext:value-type="float">
            <text:p>3.13333333333333</text:p>
          </table:table-cell>
          <table:table-cell office:value-type="float" office:value="70.0975" calcext:value-type="float">
            <text:p>70.0975</text:p>
          </table:table-cell>
          <table:table-cell table:number-columns-repeated="4"/>
          <table:table-cell office:value-type="float" office:value="3.70875" calcext:value-type="float">
            <text:p>3.70875</text:p>
          </table:table-cell>
          <table:table-cell table:number-columns-repeated="6"/>
        </table:table-row>
        <table:table-row table:style-name="ro1">
          <table:table-cell office:value-type="float" office:value="3.23333333333334" calcext:value-type="float">
            <text:p>3.23333333333334</text:p>
          </table:table-cell>
          <table:table-cell office:value-type="float" office:value="71.19875" calcext:value-type="float">
            <text:p>71.19875</text:p>
          </table:table-cell>
          <table:table-cell table:number-columns-repeated="4"/>
          <table:table-cell office:value-type="float" office:value="2.49874999999999" calcext:value-type="float">
            <text:p>2.49874999999999</text:p>
          </table:table-cell>
          <table:table-cell table:number-columns-repeated="6"/>
        </table:table-row>
        <table:table-row table:style-name="ro1">
          <table:table-cell office:value-type="float" office:value="3.33333333333333" calcext:value-type="float">
            <text:p>3.33333333333333</text:p>
          </table:table-cell>
          <table:table-cell office:value-type="float" office:value="72.2108333333334" calcext:value-type="float">
            <text:p>72.2108333333334</text:p>
          </table:table-cell>
          <table:table-cell table:number-columns-repeated="4"/>
          <table:table-cell office:value-type="float" office:value="1.26291666666671" calcext:value-type="float">
            <text:p>1.26291666666671</text:p>
          </table:table-cell>
          <table:table-cell table:number-columns-repeated="6"/>
        </table:table-row>
        <table:table-row table:style-name="ro1">
          <table:table-cell office:value-type="float" office:value="3.43333333333333" calcext:value-type="float">
            <text:p>3.43333333333333</text:p>
          </table:table-cell>
          <table:table-cell office:value-type="float" office:value="73.1325" calcext:value-type="float">
            <text:p>73.1325</text:p>
          </table:table-cell>
          <table:table-cell table:number-columns-repeated="4"/>
          <table:table-cell office:value-type="float" office:value="0.729583333333283" calcext:value-type="float">
            <text:p>0.729583333333283</text:p>
          </table:table-cell>
          <table:table-cell table:number-columns-repeated="6"/>
        </table:table-row>
        <table:table-row table:style-name="ro1">
          <table:table-cell office:value-type="float" office:value="3.53333333333333" calcext:value-type="float">
            <text:p>3.53333333333333</text:p>
          </table:table-cell>
          <table:table-cell office:value-type="float" office:value="73.965" calcext:value-type="float">
            <text:p>73.965</text:p>
          </table:table-cell>
          <table:table-cell table:number-columns-repeated="4"/>
          <table:table-cell office:value-type="float" office:value="1.00000000000001" calcext:value-type="float">
            <text:p>1.00000000000001</text:p>
          </table:table-cell>
          <table:table-cell table:number-columns-repeated="6"/>
        </table:table-row>
        <table:table-row table:style-name="ro1">
          <table:table-cell office:value-type="float" office:value="3.63333333333333" calcext:value-type="float">
            <text:p>3.63333333333333</text:p>
          </table:table-cell>
          <table:table-cell office:value-type="float" office:value="74.7483333333333" calcext:value-type="float">
            <text:p>74.7483333333333</text:p>
          </table:table-cell>
          <table:table-cell table:number-columns-repeated="11"/>
        </table:table-row>
        <table:table-row table:style-name="ro1">
          <table:table-cell office:value-type="float" office:value="3.73333333333333" calcext:value-type="float">
            <text:p>3.73333333333333</text:p>
          </table:table-cell>
          <table:table-cell office:value-type="float" office:value="75.5441666666667" calcext:value-type="float">
            <text:p>75.5441666666667</text:p>
          </table:table-cell>
          <table:table-cell table:number-columns-repeated="11"/>
        </table:table-row>
        <table:table-row table:style-name="ro1">
          <table:table-cell office:value-type="float" office:value="3.83333333333333" calcext:value-type="float">
            <text:p>3.83333333333333</text:p>
          </table:table-cell>
          <table:table-cell office:value-type="float" office:value="76.3133333333334" calcext:value-type="float">
            <text:p>76.3133333333334</text:p>
          </table:table-cell>
          <table:table-cell table:number-columns-repeated="11"/>
        </table:table-row>
        <table:table-row table:style-name="ro1">
          <table:table-cell office:value-type="float" office:value="3.93333333333333" calcext:value-type="float">
            <text:p>3.93333333333333</text:p>
          </table:table-cell>
          <table:table-cell office:value-type="float" office:value="77.1183333333334" calcext:value-type="float">
            <text:p>77.1183333333334</text:p>
          </table:table-cell>
          <table:table-cell table:number-columns-repeated="11"/>
        </table:table-row>
        <table:table-row table:style-name="ro1">
          <table:table-cell office:value-type="float" office:value="4.03333333333334" calcext:value-type="float">
            <text:p>4.03333333333334</text:p>
          </table:table-cell>
          <table:table-cell office:value-type="float" office:value="77.92125" calcext:value-type="float">
            <text:p>77.92125</text:p>
          </table:table-cell>
          <table:table-cell table:number-columns-repeated="11"/>
        </table:table-row>
        <table:table-row table:style-name="ro1">
          <table:table-cell office:value-type="float" office:value="4.13333333333333" calcext:value-type="float">
            <text:p>4.13333333333333</text:p>
          </table:table-cell>
          <table:table-cell office:value-type="float" office:value="78.7258333333334" calcext:value-type="float">
            <text:p>78.7258333333334</text:p>
          </table:table-cell>
          <table:table-cell table:number-columns-repeated="11"/>
        </table:table-row>
        <table:table-row table:style-name="ro1">
          <table:table-cell office:value-type="float" office:value="4.23333333333333" calcext:value-type="float">
            <text:p>4.23333333333333</text:p>
          </table:table-cell>
          <table:table-cell office:value-type="float" office:value="79.5683333333334" calcext:value-type="float">
            <text:p>79.5683333333334</text:p>
          </table:table-cell>
          <table:table-cell table:number-columns-repeated="11"/>
        </table:table-row>
        <table:table-row table:style-name="ro1">
          <table:table-cell office:value-type="float" office:value="4.33333333333334" calcext:value-type="float">
            <text:p>4.33333333333334</text:p>
          </table:table-cell>
          <table:table-cell office:value-type="float" office:value="80.3808333333334" calcext:value-type="float">
            <text:p>80.3808333333334</text:p>
          </table:table-cell>
          <table:table-cell table:number-columns-repeated="11"/>
        </table:table-row>
        <table:table-row table:style-name="ro1">
          <table:table-cell office:value-type="float" office:value="4.43333333333334" calcext:value-type="float">
            <text:p>4.43333333333334</text:p>
          </table:table-cell>
          <table:table-cell office:value-type="float" office:value="81.1766666666667" calcext:value-type="float">
            <text:p>81.1766666666667</text:p>
          </table:table-cell>
          <table:table-cell table:number-columns-repeated="11"/>
        </table:table-row>
        <table:table-row table:style-name="ro1">
          <table:table-cell office:value-type="float" office:value="4.53333333333334" calcext:value-type="float">
            <text:p>4.53333333333334</text:p>
          </table:table-cell>
          <table:table-cell office:value-type="float" office:value="81.9929166666667" calcext:value-type="float">
            <text:p>81.9929166666667</text:p>
          </table:table-cell>
          <table:table-cell table:number-columns-repeated="11"/>
        </table:table-row>
        <table:table-row table:style-name="ro1">
          <table:table-cell office:value-type="float" office:value="4.63333333333333" calcext:value-type="float">
            <text:p>4.63333333333333</text:p>
          </table:table-cell>
          <table:table-cell office:value-type="float" office:value="82.7475" calcext:value-type="float">
            <text:p>82.7475</text:p>
          </table:table-cell>
          <table:table-cell table:number-columns-repeated="11"/>
        </table:table-row>
        <table:table-row table:style-name="ro1">
          <table:table-cell office:value-type="float" office:value="4.73333333333333" calcext:value-type="float">
            <text:p>4.73333333333333</text:p>
          </table:table-cell>
          <table:table-cell office:value-type="float" office:value="83.5291666666667" calcext:value-type="float">
            <text:p>83.5291666666667</text:p>
          </table:table-cell>
          <table:table-cell table:number-columns-repeated="11"/>
        </table:table-row>
        <table:table-row table:style-name="ro1">
          <table:table-cell office:value-type="float" office:value="4.83333333333334" calcext:value-type="float">
            <text:p>4.83333333333334</text:p>
          </table:table-cell>
          <table:table-cell office:value-type="float" office:value="84.23" calcext:value-type="float">
            <text:p>84.23</text:p>
          </table:table-cell>
          <table:table-cell table:number-columns-repeated="11"/>
        </table:table-row>
        <table:table-row table:style-name="ro1">
          <table:table-cell office:value-type="float" office:value="4.93333333333334" calcext:value-type="float">
            <text:p>4.93333333333334</text:p>
          </table:table-cell>
          <table:table-cell office:value-type="float" office:value="84.9266666666667" calcext:value-type="float">
            <text:p>84.9266666666667</text:p>
          </table:table-cell>
          <table:table-cell table:number-columns-repeated="11"/>
        </table:table-row>
        <table:table-row table:style-name="ro1">
          <table:table-cell office:value-type="float" office:value="5.03333333333334" calcext:value-type="float">
            <text:p>5.03333333333334</text:p>
          </table:table-cell>
          <table:table-cell office:value-type="float" office:value="85.5783333333334" calcext:value-type="float">
            <text:p>85.5783333333334</text:p>
          </table:table-cell>
          <table:table-cell table:number-columns-repeated="11"/>
        </table:table-row>
        <table:table-row table:style-name="ro1">
          <table:table-cell office:value-type="float" office:value="5.13333333333333" calcext:value-type="float">
            <text:p>5.13333333333333</text:p>
          </table:table-cell>
          <table:table-cell office:value-type="float" office:value="86.185" calcext:value-type="float">
            <text:p>86.185</text:p>
          </table:table-cell>
          <table:table-cell table:number-columns-repeated="11"/>
        </table:table-row>
        <table:table-row table:style-name="ro1">
          <table:table-cell office:value-type="float" office:value="5.23333333333333" calcext:value-type="float">
            <text:p>5.23333333333333</text:p>
          </table:table-cell>
          <table:table-cell office:value-type="float" office:value="86.795" calcext:value-type="float">
            <text:p>86.795</text:p>
          </table:table-cell>
          <table:table-cell table:number-columns-repeated="11"/>
        </table:table-row>
        <table:table-row table:style-name="ro1">
          <table:table-cell office:value-type="float" office:value="5.33333333333334" calcext:value-type="float">
            <text:p>5.33333333333334</text:p>
          </table:table-cell>
          <table:table-cell office:value-type="float" office:value="87.3479166666667" calcext:value-type="float">
            <text:p>87.3479166666667</text:p>
          </table:table-cell>
          <table:table-cell table:number-columns-repeated="11"/>
        </table:table-row>
        <table:table-row table:style-name="ro1">
          <table:table-cell office:value-type="float" office:value="5.43333333333334" calcext:value-type="float">
            <text:p>5.43333333333334</text:p>
          </table:table-cell>
          <table:table-cell office:value-type="float" office:value="87.8891666666667" calcext:value-type="float">
            <text:p>87.8891666666667</text:p>
          </table:table-cell>
          <table:table-cell table:number-columns-repeated="11"/>
        </table:table-row>
        <table:table-row table:style-name="ro1">
          <table:table-cell office:value-type="float" office:value="5.53333333333334" calcext:value-type="float">
            <text:p>5.53333333333334</text:p>
          </table:table-cell>
          <table:table-cell office:value-type="float" office:value="88.3879166666667" calcext:value-type="float">
            <text:p>88.3879166666667</text:p>
          </table:table-cell>
          <table:table-cell table:number-columns-repeated="11"/>
        </table:table-row>
        <table:table-row table:style-name="ro1">
          <table:table-cell office:value-type="float" office:value="5.63333333333333" calcext:value-type="float">
            <text:p>5.63333333333333</text:p>
          </table:table-cell>
          <table:table-cell office:value-type="float" office:value="88.88125" calcext:value-type="float">
            <text:p>88.88125</text:p>
          </table:table-cell>
          <table:table-cell table:number-columns-repeated="11"/>
        </table:table-row>
        <table:table-row table:style-name="ro1">
          <table:table-cell office:value-type="float" office:value="5.73333333333333" calcext:value-type="float">
            <text:p>5.73333333333333</text:p>
          </table:table-cell>
          <table:table-cell office:value-type="float" office:value="89.3558333333333" calcext:value-type="float">
            <text:p>89.3558333333333</text:p>
          </table:table-cell>
          <table:table-cell table:number-columns-repeated="11"/>
        </table:table-row>
        <table:table-row table:style-name="ro1">
          <table:table-cell office:value-type="float" office:value="5.83333333333334" calcext:value-type="float">
            <text:p>5.83333333333334</text:p>
          </table:table-cell>
          <table:table-cell office:value-type="float" office:value="89.8483333333333" calcext:value-type="float">
            <text:p>89.8483333333333</text:p>
          </table:table-cell>
          <table:table-cell table:number-columns-repeated="11"/>
        </table:table-row>
        <table:table-row table:style-name="ro1">
          <table:table-cell office:value-type="float" office:value="5.93333333333334" calcext:value-type="float">
            <text:p>5.93333333333334</text:p>
          </table:table-cell>
          <table:table-cell office:value-type="float" office:value="90.3141666666667" calcext:value-type="float">
            <text:p>90.3141666666667</text:p>
          </table:table-cell>
          <table:table-cell table:number-columns-repeated="11"/>
        </table:table-row>
        <table:table-row table:style-name="ro1">
          <table:table-cell office:value-type="float" office:value="6.03333333333334" calcext:value-type="float">
            <text:p>6.03333333333334</text:p>
          </table:table-cell>
          <table:table-cell office:value-type="float" office:value="90.8" calcext:value-type="float">
            <text:p>90.8</text:p>
          </table:table-cell>
          <table:table-cell table:number-columns-repeated="11"/>
        </table:table-row>
        <table:table-row table:style-name="ro1">
          <table:table-cell office:value-type="float" office:value="6.13333333333333" calcext:value-type="float">
            <text:p>6.13333333333333</text:p>
          </table:table-cell>
          <table:table-cell office:value-type="float" office:value="91.2141666666667" calcext:value-type="float">
            <text:p>91.2141666666667</text:p>
          </table:table-cell>
          <table:table-cell table:number-columns-repeated="11"/>
        </table:table-row>
        <table:table-row table:style-name="ro1">
          <table:table-cell office:value-type="float" office:value="6.23333333333333" calcext:value-type="float">
            <text:p>6.23333333333333</text:p>
          </table:table-cell>
          <table:table-cell office:value-type="float" office:value="91.6195833333333" calcext:value-type="float">
            <text:p>91.6195833333333</text:p>
          </table:table-cell>
          <table:table-cell table:number-columns-repeated="11"/>
        </table:table-row>
        <table:table-row table:style-name="ro1">
          <table:table-cell office:value-type="float" office:value="6.33333333333334" calcext:value-type="float">
            <text:p>6.33333333333334</text:p>
          </table:table-cell>
          <table:table-cell office:value-type="float" office:value="92.0108333333333" calcext:value-type="float">
            <text:p>92.0108333333333</text:p>
          </table:table-cell>
          <table:table-cell table:number-columns-repeated="11"/>
        </table:table-row>
        <table:table-row table:style-name="ro1">
          <table:table-cell office:value-type="float" office:value="6.43333333333334" calcext:value-type="float">
            <text:p>6.43333333333334</text:p>
          </table:table-cell>
          <table:table-cell office:value-type="float" office:value="92.3995833333333" calcext:value-type="float">
            <text:p>92.3995833333333</text:p>
          </table:table-cell>
          <table:table-cell table:number-columns-repeated="11"/>
        </table:table-row>
        <table:table-row table:style-name="ro1">
          <table:table-cell office:value-type="float" office:value="6.53333333333334" calcext:value-type="float">
            <text:p>6.53333333333334</text:p>
          </table:table-cell>
          <table:table-cell office:value-type="float" office:value="92.7795833333333" calcext:value-type="float">
            <text:p>92.7795833333333</text:p>
          </table:table-cell>
          <table:table-cell table:number-columns-repeated="11"/>
        </table:table-row>
        <table:table-row table:style-name="ro1">
          <table:table-cell office:value-type="float" office:value="6.63333333333333" calcext:value-type="float">
            <text:p>6.63333333333333</text:p>
          </table:table-cell>
          <table:table-cell office:value-type="float" office:value="93.16125" calcext:value-type="float">
            <text:p>93.16125</text:p>
          </table:table-cell>
          <table:table-cell table:number-columns-repeated="11"/>
        </table:table-row>
        <table:table-row table:style-name="ro1">
          <table:table-cell office:value-type="float" office:value="6.73333333333333" calcext:value-type="float">
            <text:p>6.73333333333333</text:p>
          </table:table-cell>
          <table:table-cell office:value-type="float" office:value="93.51" calcext:value-type="float">
            <text:p>93.51</text:p>
          </table:table-cell>
          <table:table-cell table:number-columns-repeated="11"/>
        </table:table-row>
        <table:table-row table:style-name="ro1">
          <table:table-cell office:value-type="float" office:value="6.83333333333334" calcext:value-type="float">
            <text:p>6.83333333333334</text:p>
          </table:table-cell>
          <table:table-cell office:value-type="float" office:value="93.86" calcext:value-type="float">
            <text:p>93.86</text:p>
          </table:table-cell>
          <table:table-cell table:number-columns-repeated="11"/>
        </table:table-row>
        <table:table-row table:style-name="ro1">
          <table:table-cell office:value-type="float" office:value="6.93333333333334" calcext:value-type="float">
            <text:p>6.93333333333334</text:p>
          </table:table-cell>
          <table:table-cell office:value-type="float" office:value="94.1958333333334" calcext:value-type="float">
            <text:p>94.1958333333334</text:p>
          </table:table-cell>
          <table:table-cell table:number-columns-repeated="11"/>
        </table:table-row>
        <table:table-row table:style-name="ro1">
          <table:table-cell office:value-type="float" office:value="7.03333333333334" calcext:value-type="float">
            <text:p>7.03333333333334</text:p>
          </table:table-cell>
          <table:table-cell office:value-type="float" office:value="94.50875" calcext:value-type="float">
            <text:p>94.50875</text:p>
          </table:table-cell>
          <table:table-cell table:number-columns-repeated="11"/>
        </table:table-row>
        <table:table-row table:style-name="ro1">
          <table:table-cell office:value-type="float" office:value="7.13333333333333" calcext:value-type="float">
            <text:p>7.13333333333333</text:p>
          </table:table-cell>
          <table:table-cell office:value-type="float" office:value="94.84" calcext:value-type="float">
            <text:p>94.84</text:p>
          </table:table-cell>
          <table:table-cell table:number-columns-repeated="11"/>
        </table:table-row>
        <table:table-row table:style-name="ro1">
          <table:table-cell office:value-type="float" office:value="7.23333333333333" calcext:value-type="float">
            <text:p>7.23333333333333</text:p>
          </table:table-cell>
          <table:table-cell office:value-type="float" office:value="95.1358333333334" calcext:value-type="float">
            <text:p>95.1358333333334</text:p>
          </table:table-cell>
          <table:table-cell table:number-columns-repeated="11"/>
        </table:table-row>
        <table:table-row table:style-name="ro1">
          <table:table-cell office:value-type="float" office:value="7.33333333333334" calcext:value-type="float">
            <text:p>7.33333333333334</text:p>
          </table:table-cell>
          <table:table-cell office:value-type="float" office:value="95.4220833333334" calcext:value-type="float">
            <text:p>95.4220833333334</text:p>
          </table:table-cell>
          <table:table-cell table:number-columns-repeated="11"/>
        </table:table-row>
        <table:table-row table:style-name="ro1">
          <table:table-cell office:value-type="float" office:value="7.43333333333334" calcext:value-type="float">
            <text:p>7.43333333333334</text:p>
          </table:table-cell>
          <table:table-cell office:value-type="float" office:value="95.6808333333334" calcext:value-type="float">
            <text:p>95.6808333333334</text:p>
          </table:table-cell>
          <table:table-cell table:number-columns-repeated="11"/>
        </table:table-row>
        <table:table-row table:style-name="ro1">
          <table:table-cell office:value-type="float" office:value="7.53333333333334" calcext:value-type="float">
            <text:p>7.53333333333334</text:p>
          </table:table-cell>
          <table:table-cell office:value-type="float" office:value="95.9270833333333" calcext:value-type="float">
            <text:p>95.9270833333333</text:p>
          </table:table-cell>
          <table:table-cell table:number-columns-repeated="11"/>
        </table:table-row>
        <table:table-row table:style-name="ro1">
          <table:table-cell office:value-type="float" office:value="7.63333333333333" calcext:value-type="float">
            <text:p>7.63333333333333</text:p>
          </table:table-cell>
          <table:table-cell office:value-type="float" office:value="96.1612499999999" calcext:value-type="float">
            <text:p>96.1612499999999</text:p>
          </table:table-cell>
          <table:table-cell table:number-columns-repeated="11"/>
        </table:table-row>
        <table:table-row table:style-name="ro1">
          <table:table-cell office:value-type="float" office:value="7.73333333333333" calcext:value-type="float">
            <text:p>7.73333333333333</text:p>
          </table:table-cell>
          <table:table-cell office:value-type="float" office:value="96.38375" calcext:value-type="float">
            <text:p>96.38375</text:p>
          </table:table-cell>
          <table:table-cell table:number-columns-repeated="11"/>
        </table:table-row>
        <table:table-row table:style-name="ro1">
          <table:table-cell office:value-type="float" office:value="7.83333333333334" calcext:value-type="float">
            <text:p>7.83333333333334</text:p>
          </table:table-cell>
          <table:table-cell office:value-type="float" office:value="96.6170833333333" calcext:value-type="float">
            <text:p>96.6170833333333</text:p>
          </table:table-cell>
          <table:table-cell table:number-columns-repeated="11"/>
        </table:table-row>
        <table:table-row table:style-name="ro1">
          <table:table-cell office:value-type="float" office:value="7.93333333333334" calcext:value-type="float">
            <text:p>7.93333333333334</text:p>
          </table:table-cell>
          <table:table-cell office:value-type="float" office:value="96.82" calcext:value-type="float">
            <text:p>96.82</text:p>
          </table:table-cell>
          <table:table-cell table:number-columns-repeated="11"/>
        </table:table-row>
        <table:table-row table:style-name="ro1">
          <table:table-cell office:value-type="float" office:value="8.03333333333334" calcext:value-type="float">
            <text:p>8.03333333333334</text:p>
          </table:table-cell>
          <table:table-cell office:value-type="float" office:value="97.0075" calcext:value-type="float">
            <text:p>97.0075</text:p>
          </table:table-cell>
          <table:table-cell table:number-columns-repeated="11"/>
        </table:table-row>
        <table:table-row table:style-name="ro1">
          <table:table-cell office:value-type="float" office:value="8.13333333333333" calcext:value-type="float">
            <text:p>8.13333333333333</text:p>
          </table:table-cell>
          <table:table-cell office:value-type="float" office:value="97.1754166666667" calcext:value-type="float">
            <text:p>97.1754166666667</text:p>
          </table:table-cell>
          <table:table-cell table:number-columns-repeated="11"/>
        </table:table-row>
        <table:table-row table:style-name="ro1">
          <table:table-cell office:value-type="float" office:value="8.23333333333333" calcext:value-type="float">
            <text:p>8.23333333333333</text:p>
          </table:table-cell>
          <table:table-cell office:value-type="float" office:value="97.3370833333334" calcext:value-type="float">
            <text:p>97.3370833333334</text:p>
          </table:table-cell>
          <table:table-cell table:number-columns-repeated="11"/>
        </table:table-row>
        <table:table-row table:style-name="ro1">
          <table:table-cell office:value-type="float" office:value="8.33333333333334" calcext:value-type="float">
            <text:p>8.33333333333334</text:p>
          </table:table-cell>
          <table:table-cell office:value-type="float" office:value="97.4833333333334" calcext:value-type="float">
            <text:p>97.4833333333334</text:p>
          </table:table-cell>
          <table:table-cell table:number-columns-repeated="11"/>
        </table:table-row>
        <table:table-row table:style-name="ro1">
          <table:table-cell office:value-type="float" office:value="8.43333333333334" calcext:value-type="float">
            <text:p>8.43333333333334</text:p>
          </table:table-cell>
          <table:table-cell office:value-type="float" office:value="97.6175" calcext:value-type="float">
            <text:p>97.6175</text:p>
          </table:table-cell>
          <table:table-cell table:number-columns-repeated="11"/>
        </table:table-row>
        <table:table-row table:style-name="ro1">
          <table:table-cell office:value-type="float" office:value="8.53333333333334" calcext:value-type="float">
            <text:p>8.53333333333334</text:p>
          </table:table-cell>
          <table:table-cell office:value-type="float" office:value="97.7566666666666" calcext:value-type="float">
            <text:p>97.7566666666666</text:p>
          </table:table-cell>
          <table:table-cell table:number-columns-repeated="11"/>
        </table:table-row>
        <table:table-row table:style-name="ro1">
          <table:table-cell office:value-type="float" office:value="8.63333333333333" calcext:value-type="float">
            <text:p>8.63333333333333</text:p>
          </table:table-cell>
          <table:table-cell office:value-type="float" office:value="97.8841666666667" calcext:value-type="float">
            <text:p>97.8841666666667</text:p>
          </table:table-cell>
          <table:table-cell table:number-columns-repeated="11"/>
        </table:table-row>
        <table:table-row table:style-name="ro1">
          <table:table-cell office:value-type="float" office:value="8.73333333333333" calcext:value-type="float">
            <text:p>8.73333333333333</text:p>
          </table:table-cell>
          <table:table-cell office:value-type="float" office:value="97.9929166666667" calcext:value-type="float">
            <text:p>97.9929166666667</text:p>
          </table:table-cell>
          <table:table-cell table:number-columns-repeated="11"/>
        </table:table-row>
        <table:table-row table:style-name="ro1">
          <table:table-cell office:value-type="float" office:value="8.83333333333334" calcext:value-type="float">
            <text:p>8.83333333333334</text:p>
          </table:table-cell>
          <table:table-cell office:value-type="float" office:value="98.0970833333333" calcext:value-type="float">
            <text:p>98.0970833333333</text:p>
          </table:table-cell>
          <table:table-cell table:number-columns-repeated="11"/>
        </table:table-row>
        <table:table-row table:style-name="ro1">
          <table:table-cell office:value-type="float" office:value="8.93333333333334" calcext:value-type="float">
            <text:p>8.93333333333334</text:p>
          </table:table-cell>
          <table:table-cell office:value-type="float" office:value="98.1833333333333" calcext:value-type="float">
            <text:p>98.1833333333333</text:p>
          </table:table-cell>
          <table:table-cell table:number-columns-repeated="11"/>
        </table:table-row>
        <table:table-row table:style-name="ro1">
          <table:table-cell office:value-type="float" office:value="9.03333333333334" calcext:value-type="float">
            <text:p>9.03333333333334</text:p>
          </table:table-cell>
          <table:table-cell office:value-type="float" office:value="98.2704166666667" calcext:value-type="float">
            <text:p>98.2704166666667</text:p>
          </table:table-cell>
          <table:table-cell table:number-columns-repeated="11"/>
        </table:table-row>
        <table:table-row table:style-name="ro1">
          <table:table-cell office:value-type="float" office:value="9.1375" calcext:value-type="float">
            <text:p>9.1375</text:p>
          </table:table-cell>
          <table:table-cell office:value-type="float" office:value="98.3445833333333" calcext:value-type="float">
            <text:p>98.3445833333333</text:p>
          </table:table-cell>
          <table:table-cell table:number-columns-repeated="11"/>
        </table:table-row>
        <table:table-row table:style-name="ro1">
          <table:table-cell office:value-type="float" office:value="9.2375" calcext:value-type="float">
            <text:p>9.2375</text:p>
          </table:table-cell>
          <table:table-cell office:value-type="float" office:value="98.4254166666667" calcext:value-type="float">
            <text:p>98.4254166666667</text:p>
          </table:table-cell>
          <table:table-cell table:number-columns-repeated="11"/>
        </table:table-row>
        <table:table-row table:style-name="ro1">
          <table:table-cell office:value-type="float" office:value="9.34166666666667" calcext:value-type="float">
            <text:p>9.34166666666667</text:p>
          </table:table-cell>
          <table:table-cell office:value-type="float" office:value="98.4991666666667" calcext:value-type="float">
            <text:p>98.4991666666667</text:p>
          </table:table-cell>
          <table:table-cell table:number-columns-repeated="11"/>
        </table:table-row>
        <table:table-row table:style-name="ro1">
          <table:table-cell office:value-type="float" office:value="9.51666666666667" calcext:value-type="float">
            <text:p>9.51666666666667</text:p>
          </table:table-cell>
          <table:table-cell office:value-type="float" office:value="98.595" calcext:value-type="float">
            <text:p>98.595</text:p>
          </table:table-cell>
          <table:table-cell table:number-columns-repeated="11"/>
        </table:table-row>
        <table:table-row table:style-name="ro1">
          <table:table-cell office:value-type="float" office:value="9.91666666666665" calcext:value-type="float">
            <text:p>9.91666666666665</text:p>
          </table:table-cell>
          <table:table-cell office:value-type="float" office:value="98.7170833333333" calcext:value-type="float">
            <text:p>98.7170833333333</text:p>
          </table:table-cell>
          <table:table-cell table:number-columns-repeated="11"/>
        </table:table-row>
        <table:table-row table:style-name="ro1">
          <table:table-cell office:value-type="float" office:value="10.4666666666667" calcext:value-type="float">
            <text:p>10.4666666666667</text:p>
          </table:table-cell>
          <table:table-cell office:value-type="float" office:value="98.8270833333334" calcext:value-type="float">
            <text:p>98.8270833333334</text:p>
          </table:table-cell>
          <table:table-cell table:number-columns-repeated="11"/>
        </table:table-row>
        <table:table-row table:style-name="ro1">
          <table:table-cell office:value-type="float" office:value="11.0166666666667" calcext:value-type="float">
            <text:p>11.0166666666667</text:p>
          </table:table-cell>
          <table:table-cell office:value-type="float" office:value="98.905" calcext:value-type="float">
            <text:p>98.905</text:p>
          </table:table-cell>
          <table:table-cell table:number-columns-repeated="11"/>
        </table:table-row>
        <table:table-row table:style-name="ro1">
          <table:table-cell office:value-type="float" office:value="11.5666666666667" calcext:value-type="float">
            <text:p>11.5666666666667</text:p>
          </table:table-cell>
          <table:table-cell office:value-type="float" office:value="98.995" calcext:value-type="float">
            <text:p>98.995</text:p>
          </table:table-cell>
          <table:table-cell table:number-columns-repeated="11"/>
        </table:table-row>
        <table:table-row table:style-name="ro1">
          <table:table-cell office:value-type="float" office:value="12.2291666666667" calcext:value-type="float">
            <text:p>12.2291666666667</text:p>
          </table:table-cell>
          <table:table-cell office:value-type="float" office:value="99.0975" calcext:value-type="float">
            <text:p>99.0975</text:p>
          </table:table-cell>
          <table:table-cell table:number-columns-repeated="11"/>
        </table:table-row>
        <table:table-row table:style-name="ro1">
          <table:table-cell office:value-type="float" office:value="12.9666666666667" calcext:value-type="float">
            <text:p>12.9666666666667</text:p>
          </table:table-cell>
          <table:table-cell office:value-type="float" office:value="99.1845833333334" calcext:value-type="float">
            <text:p>99.1845833333334</text:p>
          </table:table-cell>
          <table:table-cell table:number-columns-repeated="11"/>
        </table:table-row>
        <table:table-row table:style-name="ro1">
          <table:table-cell office:value-type="float" office:value="13.7458333333334" calcext:value-type="float">
            <text:p>13.7458333333334</text:p>
          </table:table-cell>
          <table:table-cell office:value-type="float" office:value="99.2550000000001" calcext:value-type="float">
            <text:p>99.2550000000001</text:p>
          </table:table-cell>
          <table:table-cell table:number-columns-repeated="11"/>
        </table:table-row>
        <table:table-row table:style-name="ro1">
          <table:table-cell office:value-type="float" office:value="14.5208333333334" calcext:value-type="float">
            <text:p>14.5208333333334</text:p>
          </table:table-cell>
          <table:table-cell office:value-type="float" office:value="99.3104166666666" calcext:value-type="float">
            <text:p>99.3104166666666</text:p>
          </table:table-cell>
          <table:table-cell table:number-columns-repeated="11"/>
        </table:table-row>
        <table:table-row table:style-name="ro1">
          <table:table-cell office:value-type="float" office:value="15.3375" calcext:value-type="float">
            <text:p>15.3375</text:p>
          </table:table-cell>
          <table:table-cell office:value-type="float" office:value="99.36125" calcext:value-type="float">
            <text:p>99.36125</text:p>
          </table:table-cell>
          <table:table-cell table:number-columns-repeated="11"/>
        </table:table-row>
        <table:table-row table:style-name="ro1">
          <table:table-cell office:value-type="float" office:value="16.1541666666667" calcext:value-type="float">
            <text:p>16.1541666666667</text:p>
          </table:table-cell>
          <table:table-cell office:value-type="float" office:value="99.3995833333333" calcext:value-type="float">
            <text:p>99.3995833333333</text:p>
          </table:table-cell>
          <table:table-cell table:number-columns-repeated="11"/>
        </table:table-row>
        <table:table-row table:style-name="ro1">
          <table:table-cell office:value-type="float" office:value="16.9708333333333" calcext:value-type="float">
            <text:p>16.9708333333333</text:p>
          </table:table-cell>
          <table:table-cell office:value-type="float" office:value="99.43875" calcext:value-type="float">
            <text:p>99.43875</text:p>
          </table:table-cell>
          <table:table-cell table:number-columns-repeated="11"/>
        </table:table-row>
        <table:table-row table:style-name="ro1">
          <table:table-cell office:value-type="float" office:value="17.8708333333333" calcext:value-type="float">
            <text:p>17.8708333333333</text:p>
          </table:table-cell>
          <table:table-cell office:value-type="float" office:value="99.4691666666667" calcext:value-type="float">
            <text:p>99.4691666666667</text:p>
          </table:table-cell>
          <table:table-cell table:number-columns-repeated="11"/>
        </table:table-row>
        <table:table-row table:style-name="ro1">
          <table:table-cell office:value-type="float" office:value="19.1875" calcext:value-type="float">
            <text:p>19.1875</text:p>
          </table:table-cell>
          <table:table-cell office:value-type="float" office:value="99.4958333333334" calcext:value-type="float">
            <text:p>99.4958333333334</text:p>
          </table:table-cell>
          <table:table-cell table:number-columns-repeated="11"/>
        </table:table-row>
        <table:table-row table:style-name="ro1">
          <table:table-cell office:value-type="float" office:value="20.3791666666666" calcext:value-type="float">
            <text:p>20.3791666666666</text:p>
          </table:table-cell>
          <table:table-cell office:value-type="float" office:value="99.5204166666667" calcext:value-type="float">
            <text:p>99.5204166666667</text:p>
          </table:table-cell>
          <table:table-cell table:number-columns-repeated="11"/>
        </table:table-row>
        <table:table-row table:style-name="ro1">
          <table:table-cell office:value-type="float" office:value="22.7833333333333" calcext:value-type="float">
            <text:p>22.7833333333333</text:p>
          </table:table-cell>
          <table:table-cell office:value-type="float" office:value="99.5433333333333" calcext:value-type="float">
            <text:p>99.5433333333333</text:p>
          </table:table-cell>
          <table:table-cell table:number-columns-repeated="11"/>
        </table:table-row>
        <table:table-row table:style-name="ro1">
          <table:table-cell office:value-type="float" office:value="26.475" calcext:value-type="float">
            <text:p>26.475</text:p>
          </table:table-cell>
          <table:table-cell office:value-type="float" office:value="99.5708333333334" calcext:value-type="float">
            <text:p>99.5708333333334</text:p>
          </table:table-cell>
          <table:table-cell table:number-columns-repeated="11"/>
        </table:table-row>
        <table:table-row table:style-name="ro1">
          <table:table-cell office:value-type="float" office:value="28.6583333333333" calcext:value-type="float">
            <text:p>28.6583333333333</text:p>
          </table:table-cell>
          <table:table-cell office:value-type="float" office:value="99.6120833333334" calcext:value-type="float">
            <text:p>99.6120833333334</text:p>
          </table:table-cell>
          <table:table-cell table:number-columns-repeated="11"/>
        </table:table-row>
        <table:table-row table:style-name="ro1">
          <table:table-cell office:value-type="float" office:value="32.7083333333333" calcext:value-type="float">
            <text:p>32.7083333333333</text:p>
          </table:table-cell>
          <table:table-cell office:value-type="float" office:value="99.6658333333333" calcext:value-type="float">
            <text:p>99.6658333333333</text:p>
          </table:table-cell>
          <table:table-cell table:number-columns-repeated="11"/>
        </table:table-row>
        <table:table-row table:style-name="ro1">
          <table:table-cell office:value-type="float" office:value="37.875" calcext:value-type="float">
            <text:p>37.875</text:p>
          </table:table-cell>
          <table:table-cell office:value-type="float" office:value="99.7075" calcext:value-type="float">
            <text:p>99.7075</text:p>
          </table:table-cell>
          <table:table-cell table:number-columns-repeated="11"/>
        </table:table-row>
        <table:table-row table:style-name="ro1">
          <table:table-cell office:value-type="float" office:value="38.7083333333333" calcext:value-type="float">
            <text:p>38.7083333333333</text:p>
          </table:table-cell>
          <table:table-cell office:value-type="float" office:value="99.7316666666667" calcext:value-type="float">
            <text:p>99.7316666666667</text:p>
          </table:table-cell>
          <table:table-cell table:number-columns-repeated="11"/>
        </table:table-row>
        <table:table-row table:style-name="ro1">
          <table:table-cell office:value-type="float" office:value="39.875" calcext:value-type="float">
            <text:p>39.875</text:p>
          </table:table-cell>
          <table:table-cell office:value-type="float" office:value="99.75" calcext:value-type="float">
            <text:p>99.75</text:p>
          </table:table-cell>
          <table:table-cell table:number-columns-repeated="11"/>
        </table:table-row>
        <table:table-row table:style-name="ro1">
          <table:table-cell office:value-type="float" office:value="41.125" calcext:value-type="float">
            <text:p>41.125</text:p>
          </table:table-cell>
          <table:table-cell office:value-type="float" office:value="99.7675" calcext:value-type="float">
            <text:p>99.7675</text:p>
          </table:table-cell>
          <table:table-cell table:number-columns-repeated="11"/>
        </table:table-row>
        <table:table-row table:style-name="ro1">
          <table:table-cell office:value-type="float" office:value="41.75" calcext:value-type="float">
            <text:p>41.75</text:p>
          </table:table-cell>
          <table:table-cell office:value-type="float" office:value="99.7816666666667" calcext:value-type="float">
            <text:p>99.7816666666667</text:p>
          </table:table-cell>
          <table:table-cell table:number-columns-repeated="11"/>
        </table:table-row>
        <table:table-row table:style-name="ro1">
          <table:table-cell office:value-type="float" office:value="42.4583333333334" calcext:value-type="float">
            <text:p>42.4583333333334</text:p>
          </table:table-cell>
          <table:table-cell office:value-type="float" office:value="99.7991666666667" calcext:value-type="float">
            <text:p>99.7991666666667</text:p>
          </table:table-cell>
          <table:table-cell table:number-columns-repeated="11"/>
        </table:table-row>
        <table:table-row table:style-name="ro1">
          <table:table-cell office:value-type="float" office:value="43.2916666666667" calcext:value-type="float">
            <text:p>43.2916666666667</text:p>
          </table:table-cell>
          <table:table-cell office:value-type="float" office:value="99.8116666666667" calcext:value-type="float">
            <text:p>99.8116666666667</text:p>
          </table:table-cell>
          <table:table-cell table:number-columns-repeated="11"/>
        </table:table-row>
        <table:table-row table:style-name="ro1">
          <table:table-cell office:value-type="float" office:value="43.9166666666667" calcext:value-type="float">
            <text:p>43.9166666666667</text:p>
          </table:table-cell>
          <table:table-cell office:value-type="float" office:value="99.8241666666667" calcext:value-type="float">
            <text:p>99.8241666666667</text:p>
          </table:table-cell>
          <table:table-cell table:number-columns-repeated="11"/>
        </table:table-row>
        <table:table-row table:style-name="ro1">
          <table:table-cell office:value-type="float" office:value="44.7083333333334" calcext:value-type="float">
            <text:p>44.7083333333334</text:p>
          </table:table-cell>
          <table:table-cell office:value-type="float" office:value="99.8345833333333" calcext:value-type="float">
            <text:p>99.8345833333333</text:p>
          </table:table-cell>
          <table:table-cell table:number-columns-repeated="11"/>
        </table:table-row>
        <table:table-row table:style-name="ro1">
          <table:table-cell office:value-type="float" office:value="45.4166666666667" calcext:value-type="float">
            <text:p>45.4166666666667</text:p>
          </table:table-cell>
          <table:table-cell office:value-type="float" office:value="99.8416666666666" calcext:value-type="float">
            <text:p>99.8416666666666</text:p>
          </table:table-cell>
          <table:table-cell table:number-columns-repeated="11"/>
        </table:table-row>
        <table:table-row table:style-name="ro1">
          <table:table-cell office:value-type="float" office:value="46.2083333333334" calcext:value-type="float">
            <text:p>46.2083333333334</text:p>
          </table:table-cell>
          <table:table-cell office:value-type="float" office:value="99.85" calcext:value-type="float">
            <text:p>99.85</text:p>
          </table:table-cell>
          <table:table-cell table:number-columns-repeated="11"/>
        </table:table-row>
        <table:table-row table:style-name="ro1">
          <table:table-cell office:value-type="float" office:value="47.1666666666667" calcext:value-type="float">
            <text:p>47.1666666666667</text:p>
          </table:table-cell>
          <table:table-cell office:value-type="float" office:value="99.8566666666667" calcext:value-type="float">
            <text:p>99.8566666666667</text:p>
          </table:table-cell>
          <table:table-cell table:number-columns-repeated="11"/>
        </table:table-row>
        <table:table-row table:style-name="ro1">
          <table:table-cell office:value-type="float" office:value="47.8333333333334" calcext:value-type="float">
            <text:p>47.8333333333334</text:p>
          </table:table-cell>
          <table:table-cell office:value-type="float" office:value="99.86375" calcext:value-type="float">
            <text:p>99.86375</text:p>
          </table:table-cell>
          <table:table-cell table:number-columns-repeated="11"/>
        </table:table-row>
        <table:table-row table:style-name="ro1">
          <table:table-cell office:value-type="float" office:value="48.7916666666667" calcext:value-type="float">
            <text:p>48.7916666666667</text:p>
          </table:table-cell>
          <table:table-cell office:value-type="float" office:value="99.8741666666667" calcext:value-type="float">
            <text:p>99.8741666666667</text:p>
          </table:table-cell>
          <table:table-cell table:number-columns-repeated="11"/>
        </table:table-row>
        <table:table-row table:style-name="ro1">
          <table:table-cell office:value-type="float" office:value="50.0833333333333" calcext:value-type="float">
            <text:p>50.0833333333333</text:p>
          </table:table-cell>
          <table:table-cell office:value-type="float" office:value="99.8808333333334" calcext:value-type="float">
            <text:p>99.8808333333334</text:p>
          </table:table-cell>
          <table:table-cell table:number-columns-repeated="11"/>
        </table:table-row>
        <table:table-row table:style-name="ro1">
          <table:table-cell office:value-type="float" office:value="50.8333333333334" calcext:value-type="float">
            <text:p>50.8333333333334</text:p>
          </table:table-cell>
          <table:table-cell office:value-type="float" office:value="99.8854166666667" calcext:value-type="float">
            <text:p>99.8854166666667</text:p>
          </table:table-cell>
          <table:table-cell table:number-columns-repeated="11"/>
        </table:table-row>
        <table:table-row table:style-name="ro1">
          <table:table-cell office:value-type="float" office:value="51.875" calcext:value-type="float">
            <text:p>51.875</text:p>
          </table:table-cell>
          <table:table-cell office:value-type="float" office:value="99.89" calcext:value-type="float">
            <text:p>99.89</text:p>
          </table:table-cell>
          <table:table-cell table:number-columns-repeated="11"/>
        </table:table-row>
        <table:table-row table:style-name="ro1">
          <table:table-cell office:value-type="float" office:value="53.0833333333334" calcext:value-type="float">
            <text:p>53.0833333333334</text:p>
          </table:table-cell>
          <table:table-cell office:value-type="float" office:value="99.89625" calcext:value-type="float">
            <text:p>99.89625</text:p>
          </table:table-cell>
          <table:table-cell table:number-columns-repeated="11"/>
        </table:table-row>
        <table:table-row table:style-name="ro1">
          <table:table-cell office:value-type="float" office:value="54.1666666666667" calcext:value-type="float">
            <text:p>54.1666666666667</text:p>
          </table:table-cell>
          <table:table-cell office:value-type="float" office:value="99.9029166666667" calcext:value-type="float">
            <text:p>99.9029166666667</text:p>
          </table:table-cell>
          <table:table-cell table:number-columns-repeated="11"/>
        </table:table-row>
        <table:table-row table:style-name="ro1">
          <table:table-cell office:value-type="float" office:value="55.0416666666666" calcext:value-type="float">
            <text:p>55.0416666666666</text:p>
          </table:table-cell>
          <table:table-cell office:value-type="float" office:value="99.9091666666667" calcext:value-type="float">
            <text:p>99.9091666666667</text:p>
          </table:table-cell>
          <table:table-cell table:number-columns-repeated="11"/>
        </table:table-row>
        <table:table-row table:style-name="ro1">
          <table:table-cell office:value-type="float" office:value="56.2916666666666" calcext:value-type="float">
            <text:p>56.2916666666666</text:p>
          </table:table-cell>
          <table:table-cell office:value-type="float" office:value="99.9154166666667" calcext:value-type="float">
            <text:p>99.9154166666667</text:p>
          </table:table-cell>
          <table:table-cell table:number-columns-repeated="11"/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99.92125" calcext:value-type="float">
            <text:p>99.92125</text:p>
          </table:table-cell>
          <table:table-cell table:number-columns-repeated="11"/>
        </table:table-row>
        <table:table-row table:style-name="ro1">
          <table:table-cell office:value-type="float" office:value="60.2083333333334" calcext:value-type="float">
            <text:p>60.2083333333334</text:p>
          </table:table-cell>
          <table:table-cell office:value-type="float" office:value="99.92625" calcext:value-type="float">
            <text:p>99.92625</text:p>
          </table:table-cell>
          <table:table-cell table:number-columns-repeated="11"/>
        </table:table-row>
        <table:table-row table:style-name="ro1">
          <table:table-cell office:value-type="float" office:value="63.4166666666667" calcext:value-type="float">
            <text:p>63.4166666666667</text:p>
          </table:table-cell>
          <table:table-cell office:value-type="float" office:value="99.93125" calcext:value-type="float">
            <text:p>99.93125</text:p>
          </table:table-cell>
          <table:table-cell table:number-columns-repeated="11"/>
        </table:table-row>
        <table:table-row table:style-name="ro1">
          <table:table-cell office:value-type="float" office:value="65.25" calcext:value-type="float">
            <text:p>65.25</text:p>
          </table:table-cell>
          <table:table-cell office:value-type="float" office:value="99.9370833333334" calcext:value-type="float">
            <text:p>99.9370833333334</text:p>
          </table:table-cell>
          <table:table-cell table:number-columns-repeated="11"/>
        </table:table-row>
        <table:table-row table:style-name="ro1">
          <table:table-cell office:value-type="float" office:value="67.0833333333333" calcext:value-type="float">
            <text:p>67.0833333333333</text:p>
          </table:table-cell>
          <table:table-cell office:value-type="float" office:value="99.9425" calcext:value-type="float">
            <text:p>99.9425</text:p>
          </table:table-cell>
          <table:table-cell table:number-columns-repeated="11"/>
        </table:table-row>
        <table:table-row table:style-name="ro1">
          <table:table-cell office:value-type="float" office:value="71.4583333333333" calcext:value-type="float">
            <text:p>71.4583333333333</text:p>
          </table:table-cell>
          <table:table-cell office:value-type="float" office:value="99.9475" calcext:value-type="float">
            <text:p>99.9475</text:p>
          </table:table-cell>
          <table:table-cell table:number-columns-repeated="11"/>
        </table:table-row>
        <table:table-row table:style-name="ro1">
          <table:table-cell office:value-type="float" office:value="74.0416666666667" calcext:value-type="float">
            <text:p>74.0416666666667</text:p>
          </table:table-cell>
          <table:table-cell office:value-type="float" office:value="99.9529166666667" calcext:value-type="float">
            <text:p>99.9529166666667</text:p>
          </table:table-cell>
          <table:table-cell table:number-columns-repeated="11"/>
        </table:table-row>
        <table:table-row table:style-name="ro1">
          <table:table-cell office:value-type="float" office:value="77.5416666666669" calcext:value-type="float">
            <text:p>77.5416666666669</text:p>
          </table:table-cell>
          <table:table-cell office:value-type="float" office:value="99.9570833333333" calcext:value-type="float">
            <text:p>99.9570833333333</text:p>
          </table:table-cell>
          <table:table-cell table:number-columns-repeated="11"/>
        </table:table-row>
        <table:table-row table:style-name="ro1">
          <table:table-cell office:value-type="float" office:value="84.2916666666669" calcext:value-type="float">
            <text:p>84.2916666666669</text:p>
          </table:table-cell>
          <table:table-cell office:value-type="float" office:value="99.9604166666667" calcext:value-type="float">
            <text:p>99.9604166666667</text:p>
          </table:table-cell>
          <table:table-cell table:number-columns-repeated="11"/>
        </table:table-row>
        <table:table-row table:style-name="ro1">
          <table:table-cell office:value-type="float" office:value="95.1666666666667" calcext:value-type="float">
            <text:p>95.1666666666667</text:p>
          </table:table-cell>
          <table:table-cell office:value-type="float" office:value="99.9670833333333" calcext:value-type="float">
            <text:p>99.9670833333333</text:p>
          </table:table-cell>
          <table:table-cell table:number-columns-repeated="11"/>
        </table:table-row>
        <table:table-row table:style-name="ro1">
          <table:table-cell office:value-type="float" office:value="103.541666666667" calcext:value-type="float">
            <text:p>103.541666666667</text:p>
          </table:table-cell>
          <table:table-cell office:value-type="float" office:value="99.97125" calcext:value-type="float">
            <text:p>99.97125</text:p>
          </table:table-cell>
          <table:table-cell table:number-columns-repeated="11"/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99.975" calcext:value-type="float">
            <text:p>99.975</text:p>
          </table:table-cell>
          <table:table-cell table:number-columns-repeated="11"/>
        </table:table-row>
        <table:table-row table:style-name="ro1">
          <table:table-cell office:value-type="float" office:value="114.333333333333" calcext:value-type="float">
            <text:p>114.333333333333</text:p>
          </table:table-cell>
          <table:table-cell office:value-type="float" office:value="99.9775" calcext:value-type="float">
            <text:p>99.9775</text:p>
          </table:table-cell>
          <table:table-cell table:number-columns-repeated="11"/>
        </table:table-row>
        <table:table-row table:style-name="ro1">
          <table:table-cell office:value-type="float" office:value="117.333333333333" calcext:value-type="float">
            <text:p>117.333333333333</text:p>
          </table:table-cell>
          <table:table-cell office:value-type="float" office:value="99.9795833333334" calcext:value-type="float">
            <text:p>99.9795833333334</text:p>
          </table:table-cell>
          <table:table-cell table:number-columns-repeated="11"/>
        </table:table-row>
        <table:table-row table:style-name="ro1">
          <table:table-cell office:value-type="float" office:value="121.625" calcext:value-type="float">
            <text:p>121.625</text:p>
          </table:table-cell>
          <table:table-cell office:value-type="float" office:value="99.9825" calcext:value-type="float">
            <text:p>99.9825</text:p>
          </table:table-cell>
          <table:table-cell table:number-columns-repeated="11"/>
        </table:table-row>
        <table:table-row table:style-name="ro1">
          <table:table-cell office:value-type="float" office:value="124.75" calcext:value-type="float">
            <text:p>124.75</text:p>
          </table:table-cell>
          <table:table-cell office:value-type="float" office:value="99.9845833333334" calcext:value-type="float">
            <text:p>99.9845833333334</text:p>
          </table:table-cell>
          <table:table-cell table:number-columns-repeated="11"/>
        </table:table-row>
        <table:table-row table:style-name="ro1">
          <table:table-cell office:value-type="float" office:value="129.291666666667" calcext:value-type="float">
            <text:p>129.291666666667</text:p>
          </table:table-cell>
          <table:table-cell office:value-type="float" office:value="99.98625" calcext:value-type="float">
            <text:p>99.98625</text:p>
          </table:table-cell>
          <table:table-cell table:number-columns-repeated="11"/>
        </table:table-row>
        <table:table-row table:style-name="ro1">
          <table:table-cell office:value-type="float" office:value="133.875" calcext:value-type="float">
            <text:p>133.875</text:p>
          </table:table-cell>
          <table:table-cell office:value-type="float" office:value="99.9883333333333" calcext:value-type="float">
            <text:p>99.9883333333333</text:p>
          </table:table-cell>
          <table:table-cell table:number-columns-repeated="11"/>
        </table:table-row>
        <table:table-row table:style-name="ro1">
          <table:table-cell office:value-type="float" office:value="143.583333333334" calcext:value-type="float">
            <text:p>143.583333333334</text:p>
          </table:table-cell>
          <table:table-cell office:value-type="float" office:value="99.9904166666667" calcext:value-type="float">
            <text:p>99.9904166666667</text:p>
          </table:table-cell>
          <table:table-cell table:number-columns-repeated="11"/>
        </table:table-row>
        <table:table-row table:style-name="ro1">
          <table:table-cell office:value-type="float" office:value="145.75" calcext:value-type="float">
            <text:p>145.75</text:p>
          </table:table-cell>
          <table:table-cell office:value-type="float" office:value="99.9925" calcext:value-type="float">
            <text:p>99.9925</text:p>
          </table:table-cell>
          <table:table-cell table:number-columns-repeated="11"/>
        </table:table-row>
        <table:table-row table:style-name="ro1">
          <table:table-cell office:value-type="float" office:value="147.416666666667" calcext:value-type="float">
            <text:p>147.416666666667</text:p>
          </table:table-cell>
          <table:table-cell office:value-type="float" office:value="99.9954166666667" calcext:value-type="float">
            <text:p>99.9954166666667</text:p>
          </table:table-cell>
          <table:table-cell table:number-columns-repeated="11"/>
        </table:table-row>
        <table:table-row table:style-name="ro1">
          <table:table-cell office:value-type="float" office:value="154.5" calcext:value-type="float">
            <text:p>154.5</text:p>
          </table:table-cell>
          <table:table-cell office:value-type="float" office:value="99.9975" calcext:value-type="float">
            <text:p>99.9975</text:p>
          </table:table-cell>
          <table:table-cell table:number-columns-repeated="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9.9983333333334" calcext:value-type="float">
            <text:p>99.9983333333334</text:p>
          </table:table-cell>
          <table:table-cell table:number-columns-repeated="11"/>
        </table:table-row>
        <table:table-row table:style-name="ro1">
          <table:table-cell office:value-type="float" office:value="162.416666666667" calcext:value-type="float">
            <text:p>162.416666666667</text:p>
          </table:table-cell>
          <table:table-cell office:value-type="float" office:value="99.99875" calcext:value-type="float">
            <text:p>99.99875</text:p>
          </table:table-cell>
          <table:table-cell table:number-columns-repeated="11"/>
        </table:table-row>
        <table:table-row table:style-name="ro1">
          <table:table-cell office:value-type="float" office:value="166.583333333333" calcext:value-type="float">
            <text:p>166.583333333333</text:p>
          </table:table-cell>
          <table:table-cell office:value-type="float" office:value="99.9995833333334" calcext:value-type="float">
            <text:p>99.9995833333334</text:p>
          </table:table-cell>
          <table:table-cell table:number-columns-repeated="11"/>
        </table:table-row>
        <table:table-row table:style-name="ro1">
          <table:table-cell office:value-type="float" office:value="169.916666666667" calcext:value-type="float">
            <text:p>169.916666666667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4"/>
          <table:table-cell table:style-name="ce4" office:value-type="float" office:value="138104.333333333" calcext:value-type="float">
            <text:p>138104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et k6</text:p>
          </table:table-cell>
          <table:table-cell table:number-columns-repeated="12"/>
        </table:table-row>
        <table:table-row table:style-name="ro1">
          <table:table-cell office:value-type="float" office:value="1.29791666666667" calcext:value-type="float">
            <text:p>1.29791666666667</text:p>
          </table:table-cell>
          <table:table-cell office:value-type="float" office:value="0.0645833333333333" calcext:value-type="float">
            <text:p>0.064583333333333</text:p>
          </table:table-cell>
          <table:table-cell table:number-columns-repeated="2"/>
          <table:table-cell office:value-type="string" calcext:value-type="string">
            <text:p>0 – 1</text:p>
          </table:table-cell>
          <table:table-cell office:value-type="float" office:value="1.29791666666667" calcext:value-type="float">
            <text:p>1.29791666666667</text:p>
          </table:table-cell>
          <table:table-cell office:value-type="float" office:value="0.0645833333333333" calcext:value-type="float">
            <text:p>0.064583333333333</text:p>
          </table:table-cell>
          <table:table-cell table:formula="of:=[.G679]*[.$E$676]/100" office:value-type="float" office:value="89.1923819444442" calcext:value-type="float">
            <text:p>89.1923819444442</text:p>
          </table:table-cell>
          <table:table-cell table:formula="of:=[.H679]" office:value-type="float" office:value="89.1923819444442" calcext:value-type="float">
            <text:p>89.1923819444442</text:p>
          </table:table-cell>
          <table:table-cell table:formula="of:=[.I679]/[.$E$676]*100" office:value-type="float" office:value="0.0645833333333333" calcext:value-type="float">
            <text:p>0.064583333333333</text:p>
          </table:table-cell>
          <table:table-cell table:number-columns-repeated="3"/>
        </table:table-row>
        <table:table-row table:style-name="ro1">
          <table:table-cell office:value-type="float" office:value="1.395" calcext:value-type="float">
            <text:p>1.395</text:p>
          </table:table-cell>
          <table:table-cell office:value-type="float" office:value="0.419583333333333" calcext:value-type="float">
            <text:p>0.419583333333333</text:p>
          </table:table-cell>
          <table:table-cell table:number-columns-repeated="2"/>
          <table:table-cell office:value-type="string" calcext:value-type="string">
            <text:p>1 – 1.99</text:p>
          </table:table-cell>
          <table:table-cell office:value-type="float" office:value="1.99166666666667" calcext:value-type="float">
            <text:p>1.99166666666667</text:p>
          </table:table-cell>
          <table:table-cell office:value-type="float" office:value="0.25" calcext:value-type="float">
            <text:p>0.25</text:p>
          </table:table-cell>
          <table:table-cell table:formula="of:=[.G680]*[.$E$676]" office:value-type="float" office:value="34526.0833333332" calcext:value-type="float">
            <text:p>34526.0833333332</text:p>
          </table:table-cell>
          <table:table-cell table:formula="of:=[.H680]-[.H679]" office:value-type="float" office:value="34436.8909513888" calcext:value-type="float">
            <text:p>34436.8909513888</text:p>
          </table:table-cell>
          <table:table-cell table:formula="of:=[.I680]/[.$E$676]*100" office:value-type="float" office:value="24.9354166666667" calcext:value-type="float">
            <text:p>24.9354166666667</text:p>
          </table:table-cell>
          <table:table-cell table:number-columns-repeated="3"/>
        </table:table-row>
        <table:table-row table:style-name="ro1">
          <table:table-cell office:value-type="float" office:value="1.49166666666667" calcext:value-type="float">
            <text:p>1.49166666666667</text:p>
          </table:table-cell>
          <table:table-cell office:value-type="float" office:value="1.57541666666667" calcext:value-type="float">
            <text:p>1.57541666666667</text:p>
          </table:table-cell>
          <table:table-cell table:number-columns-repeated="2"/>
          <table:table-cell office:value-type="string" calcext:value-type="string">
            <text:p>1.99 – 2</text:p>
          </table:table-cell>
          <table:table-cell office:value-type="float" office:value="2.09166666666667" calcext:value-type="float">
            <text:p>2.09166666666667</text:p>
          </table:table-cell>
          <table:table-cell office:value-type="float" office:value="31.2266666666666" calcext:value-type="float">
            <text:p>31.2266666666666</text:p>
          </table:table-cell>
          <table:table-cell table:formula="of:=[.G681]*[.$E$676]/100" office:value-type="float" office:value="43125.379822222" calcext:value-type="float">
            <text:p>43125.379822222</text:p>
          </table:table-cell>
          <table:table-cell table:formula="of:=[.H681]-[.H680]" office:value-type="float" office:value="8599.29648888877" calcext:value-type="float">
            <text:p>8599.29648888877</text:p>
          </table:table-cell>
          <table:table-cell table:formula="of:=[.I681]/[.$E$676]*100" office:value-type="float" office:value="6.2266666666666" calcext:value-type="float">
            <text:p>6.2266666666666</text:p>
          </table:table-cell>
          <table:table-cell table:number-columns-repeated="3"/>
        </table:table-row>
        <table:table-row table:style-name="ro1">
          <table:table-cell office:value-type="float" office:value="1.59166666666667" calcext:value-type="float">
            <text:p>1.59166666666667</text:p>
          </table:table-cell>
          <table:table-cell office:value-type="float" office:value="4.09416666666666" calcext:value-type="float">
            <text:p>4.09416666666666</text:p>
          </table:table-cell>
          <table:table-cell table:number-columns-repeated="2"/>
          <table:table-cell office:value-type="string" calcext:value-type="string">
            <text:p>2 – 2.54</text:p>
          </table:table-cell>
          <table:table-cell table:formula="of:=AVERAGE([.A691];[.A692])" office:value-type="float" office:value="2.54166666666667" calcext:value-type="float">
            <text:p>2.54166666666667</text:p>
          </table:table-cell>
          <table:table-cell office:value-type="float" office:value="0.5" calcext:value-type="float">
            <text:p>0.5</text:p>
          </table:table-cell>
          <table:table-cell table:formula="of:=[.G682]*[.$E$676]" office:value-type="float" office:value="69052.1666666665" calcext:value-type="float">
            <text:p>69052.1666666665</text:p>
          </table:table-cell>
          <table:table-cell table:formula="of:=[.H682]-[.H681]" office:value-type="float" office:value="25926.7868444445" calcext:value-type="float">
            <text:p>25926.7868444445</text:p>
          </table:table-cell>
          <table:table-cell table:formula="of:=[.I682]/[.$E$676]*100" office:value-type="float" office:value="18.7733333333334" calcext:value-type="float">
            <text:p>18.7733333333334</text:p>
          </table:table-cell>
          <table:table-cell table:number-columns-repeated="3"/>
        </table:table-row>
        <table:table-row table:style-name="ro1">
          <table:table-cell office:value-type="float" office:value="1.69166666666667" calcext:value-type="float">
            <text:p>1.69166666666667</text:p>
          </table:table-cell>
          <table:table-cell office:value-type="float" office:value="8.13208333333333" calcext:value-type="float">
            <text:p>8.13208333333333</text:p>
          </table:table-cell>
          <table:table-cell table:number-columns-repeated="2"/>
          <table:table-cell office:value-type="string" calcext:value-type="string">
            <text:p>2.54 – 3</text:p>
          </table:table-cell>
          <table:table-cell office:value-type="float" office:value="3.09166666666667" calcext:value-type="float">
            <text:p>3.09166666666667</text:p>
          </table:table-cell>
          <table:table-cell office:value-type="float" office:value="62.3308333333333" calcext:value-type="float">
            <text:p>62.3308333333333</text:p>
          </table:table-cell>
          <table:table-cell table:formula="of:=[.G683]*[.$E$676]/100" office:value-type="float" office:value="86081.5818361109" calcext:value-type="float">
            <text:p>86081.5818361109</text:p>
          </table:table-cell>
          <table:table-cell table:formula="of:=[.H683]-[.H682]" office:value-type="float" office:value="17029.4151694444" calcext:value-type="float">
            <text:p>17029.4151694444</text:p>
          </table:table-cell>
          <table:table-cell table:formula="of:=[.I683]/[.$E$676]*100" office:value-type="float" office:value="12.3308333333333" calcext:value-type="float">
            <text:p>12.3308333333333</text:p>
          </table:table-cell>
          <table:table-cell table:number-columns-repeated="3"/>
        </table:table-row>
        <table:table-row table:style-name="ro1">
          <table:table-cell office:value-type="float" office:value="1.79166666666667" calcext:value-type="float">
            <text:p>1.79166666666667</text:p>
          </table:table-cell>
          <table:table-cell office:value-type="float" office:value="13.3354166666667" calcext:value-type="float">
            <text:p>13.3354166666667</text:p>
          </table:table-cell>
          <table:table-cell table:number-columns-repeated="2"/>
          <table:table-cell office:value-type="string" calcext:value-type="string">
            <text:p>3 – 4</text:p>
          </table:table-cell>
          <table:table-cell office:value-type="float" office:value="4.09166666666667" calcext:value-type="float">
            <text:p>4.09166666666667</text:p>
          </table:table-cell>
          <table:table-cell office:value-type="float" office:value="70.6633333333334" calcext:value-type="float">
            <text:p>70.6633333333334</text:p>
          </table:table-cell>
          <table:table-cell table:formula="of:=[.G684]*[.$E$676]/100" office:value-type="float" office:value="97589.125411111" calcext:value-type="float">
            <text:p>97589.125411111</text:p>
          </table:table-cell>
          <table:table-cell table:formula="of:=[.H684]-[.H683]" office:value-type="float" office:value="11507.5435750001" calcext:value-type="float">
            <text:p>11507.5435750001</text:p>
          </table:table-cell>
          <table:table-cell table:formula="of:=[.I684]/[.$E$676]*100" office:value-type="float" office:value="8.33250000000011" calcext:value-type="float">
            <text:p>8.33250000000011</text:p>
          </table:table-cell>
          <table:table-cell table:number-columns-repeated="3"/>
        </table:table-row>
        <table:table-row table:style-name="ro1">
          <table:table-cell office:value-type="float" office:value="1.89166666666667" calcext:value-type="float">
            <text:p>1.89166666666667</text:p>
          </table:table-cell>
          <table:table-cell office:value-type="float" office:value="19.15625" calcext:value-type="float">
            <text:p>19.15625</text:p>
          </table:table-cell>
          <table:table-cell table:number-columns-repeated="2"/>
          <table:table-cell office:value-type="string" calcext:value-type="string">
            <text:p>4 – 4.74</text:p>
          </table:table-cell>
          <table:table-cell table:formula="of:=AVERAGE([.A713];[.A714])" office:value-type="float" office:value="4.74166666666667" calcext:value-type="float">
            <text:p>4.74166666666667</text:p>
          </table:table-cell>
          <table:table-cell office:value-type="float" office:value="0.75" calcext:value-type="float">
            <text:p>0.75</text:p>
          </table:table-cell>
          <table:table-cell table:formula="of:=[.G685]*[.$E$676]" office:value-type="float" office:value="103578.25" calcext:value-type="float">
            <text:p>103578.25</text:p>
          </table:table-cell>
          <table:table-cell table:formula="of:=[.H685]-[.H684]" office:value-type="float" office:value="5989.12458888876" calcext:value-type="float">
            <text:p>5989.12458888876</text:p>
          </table:table-cell>
          <table:table-cell table:formula="of:=[.I685]/[.$E$676]*100" office:value-type="float" office:value="4.33666666666659" calcext:value-type="float">
            <text:p>4.33666666666659</text:p>
          </table:table-cell>
          <table:table-cell table:number-columns-repeated="3"/>
        </table:table-row>
        <table:table-row table:style-name="ro1">
          <table:table-cell office:value-type="float" office:value="1.99166666666667" calcext:value-type="float">
            <text:p>1.99166666666667</text:p>
          </table:table-cell>
          <table:table-cell office:value-type="float" office:value="25.2579166666667" calcext:value-type="float">
            <text:p>25.2579166666667</text:p>
          </table:table-cell>
          <table:table-cell table:number-columns-repeated="2"/>
          <table:table-cell office:value-type="string" calcext:value-type="string">
            <text:p>4 – 5</text:p>
          </table:table-cell>
          <table:table-cell office:value-type="float" office:value="5.09166666666667" calcext:value-type="float">
            <text:p>5.09166666666667</text:p>
          </table:table-cell>
          <table:table-cell office:value-type="float" office:value="77.8733333333333" calcext:value-type="float">
            <text:p>77.8733333333333</text:p>
          </table:table-cell>
          <table:table-cell table:formula="of:=[.G686]*[.$E$676]/100" office:value-type="float" office:value="107546.447844444" calcext:value-type="float">
            <text:p>107546.447844444</text:p>
          </table:table-cell>
          <table:table-cell table:formula="of:=[.H686]-[.H685]" office:value-type="float" office:value="3968.1978444444" calcext:value-type="float">
            <text:p>3968.1978444444</text:p>
          </table:table-cell>
          <table:table-cell table:formula="of:=[.I686]/[.$E$676]*100" office:value-type="float" office:value="2.8733333333333" calcext:value-type="float">
            <text:p>2.8733333333333</text:p>
          </table:table-cell>
          <table:table-cell table:number-columns-repeated="3"/>
        </table:table-row>
        <table:table-row table:style-name="ro1">
          <table:table-cell office:value-type="float" office:value="2.09166666666667" calcext:value-type="float">
            <text:p>2.09166666666667</text:p>
          </table:table-cell>
          <table:table-cell office:value-type="float" office:value="31.2266666666666" calcext:value-type="float">
            <text:p>31.2266666666666</text:p>
          </table:table-cell>
          <table:table-cell table:number-columns-repeated="2"/>
          <table:table-cell office:value-type="string" calcext:value-type="string">
            <text:p>5 – 6</text:p>
          </table:table-cell>
          <table:table-cell office:value-type="float" office:value="6.09166666666667" calcext:value-type="float">
            <text:p>6.09166666666667</text:p>
          </table:table-cell>
          <table:table-cell office:value-type="float" office:value="86.0116666666667" calcext:value-type="float">
            <text:p>86.0116666666667</text:p>
          </table:table-cell>
          <table:table-cell table:formula="of:=[.G687]*[.$E$676]/100" office:value-type="float" office:value="118785.838838889" calcext:value-type="float">
            <text:p>118785.838838889</text:p>
          </table:table-cell>
          <table:table-cell table:formula="of:=[.H687]-[.H686]" office:value-type="float" office:value="11239.3909944445" calcext:value-type="float">
            <text:p>11239.3909944445</text:p>
          </table:table-cell>
          <table:table-cell table:formula="of:=[.I687]/[.$E$676]*100" office:value-type="float" office:value="8.13833333333341" calcext:value-type="float">
            <text:p>8.13833333333341</text:p>
          </table:table-cell>
          <table:table-cell table:number-columns-repeated="3"/>
        </table:table-row>
        <table:table-row table:style-name="ro1">
          <table:table-cell office:value-type="float" office:value="2.19166666666667" calcext:value-type="float">
            <text:p>2.19166666666667</text:p>
          </table:table-cell>
          <table:table-cell office:value-type="float" office:value="36.52375" calcext:value-type="float">
            <text:p>36.52375</text:p>
          </table:table-cell>
          <table:table-cell table:number-columns-repeated="2"/>
          <table:table-cell office:value-type="string" calcext:value-type="string">
            <text:p>6 – 7</text:p>
          </table:table-cell>
          <table:table-cell office:value-type="float" office:value="7.09166666666667" calcext:value-type="float">
            <text:p>7.09166666666667</text:p>
          </table:table-cell>
          <table:table-cell office:value-type="float" office:value="91.5616666666667" calcext:value-type="float">
            <text:p>91.5616666666667</text:p>
          </table:table-cell>
          <table:table-cell table:formula="of:=[.G688]*[.$E$676]/100" office:value-type="float" office:value="126450.629338889" calcext:value-type="float">
            <text:p>126450.629338889</text:p>
          </table:table-cell>
          <table:table-cell table:formula="of:=[.H688]-[.H687]" office:value-type="float" office:value="7664.79049999997" calcext:value-type="float">
            <text:p>7664.79049999997</text:p>
          </table:table-cell>
          <table:table-cell table:formula="of:=[.I688]/[.$E$676]*100" office:value-type="float" office:value="5.54999999999999" calcext:value-type="float">
            <text:p>5.54999999999999</text:p>
          </table:table-cell>
          <table:table-cell table:number-columns-repeated="3"/>
        </table:table-row>
        <table:table-row table:style-name="ro1">
          <table:table-cell office:value-type="float" office:value="2.29166666666667" calcext:value-type="float">
            <text:p>2.29166666666667</text:p>
          </table:table-cell>
          <table:table-cell office:value-type="float" office:value="41.2804166666667" calcext:value-type="float">
            <text:p>41.2804166666667</text:p>
          </table:table-cell>
          <table:table-cell table:number-columns-repeated="2"/>
          <table:table-cell office:value-type="string" calcext:value-type="string">
            <text:p>7 – 8</text:p>
          </table:table-cell>
          <table:table-cell office:value-type="float" office:value="8.09166666666667" calcext:value-type="float">
            <text:p>8.09166666666667</text:p>
          </table:table-cell>
          <table:table-cell office:value-type="float" office:value="95.25" calcext:value-type="float">
            <text:p>95.25</text:p>
          </table:table-cell>
          <table:table-cell table:formula="of:=[.G689]*[.$E$676]/100" office:value-type="float" office:value="131544.3775" calcext:value-type="float">
            <text:p>131544.3775</text:p>
          </table:table-cell>
          <table:table-cell table:formula="of:=[.H689]-[.H688]" office:value-type="float" office:value="5093.74816111106" calcext:value-type="float">
            <text:p>5093.74816111106</text:p>
          </table:table-cell>
          <table:table-cell table:formula="of:=[.I689]/[.$E$676]*100" office:value-type="float" office:value="3.6883333333333" calcext:value-type="float">
            <text:p>3.6883333333333</text:p>
          </table:table-cell>
          <table:table-cell table:number-columns-repeated="3"/>
        </table:table-row>
        <table:table-row table:style-name="ro1">
          <table:table-cell office:value-type="float" office:value="2.39166666666667" calcext:value-type="float">
            <text:p>2.39166666666667</text:p>
          </table:table-cell>
          <table:table-cell office:value-type="float" office:value="45.4454166666667" calcext:value-type="float">
            <text:p>45.4454166666667</text:p>
          </table:table-cell>
          <table:table-cell table:number-columns-repeated="2"/>
          <table:table-cell office:value-type="string" calcext:value-type="string">
            <text:p>8 – 9</text:p>
          </table:table-cell>
          <table:table-cell office:value-type="float" office:value="9.09166666666667" calcext:value-type="float">
            <text:p>9.09166666666667</text:p>
          </table:table-cell>
          <table:table-cell office:value-type="float" office:value="97.2483333333333" calcext:value-type="float">
            <text:p>97.2483333333333</text:p>
          </table:table-cell>
          <table:table-cell table:formula="of:=[.G690]*[.$E$676]/100" office:value-type="float" office:value="134304.162427777" calcext:value-type="float">
            <text:p>134304.162427777</text:p>
          </table:table-cell>
          <table:table-cell table:formula="of:=[.H690]-[.H689]" office:value-type="float" office:value="2759.78492777771" calcext:value-type="float">
            <text:p>2759.78492777771</text:p>
          </table:table-cell>
          <table:table-cell table:formula="of:=[.I690]/[.$E$676]*100" office:value-type="float" office:value="1.99833333333329" calcext:value-type="float">
            <text:p>1.99833333333329</text:p>
          </table:table-cell>
          <table:table-cell table:number-columns-repeated="3"/>
        </table:table-row>
        <table:table-row table:style-name="ro1">
          <table:table-cell office:value-type="float" office:value="2.49166666666667" calcext:value-type="float">
            <text:p>2.49166666666667</text:p>
          </table:table-cell>
          <table:table-cell office:value-type="float" office:value="49.1120833333333" calcext:value-type="float">
            <text:p>49.1120833333333</text:p>
          </table:table-cell>
          <table:table-cell table:number-columns-repeated="2"/>
          <table:table-cell office:value-type="string" calcext:value-type="string">
            <text:p>9 – 13.95</text:p>
          </table:table-cell>
          <table:table-cell office:value-type="float" office:value="13.9541666666667" calcext:value-type="float">
            <text:p>13.9541666666667</text:p>
          </table:table-cell>
          <table:table-cell office:value-type="float" office:value="0.99" calcext:value-type="float">
            <text:p>0.99</text:p>
          </table:table-cell>
          <table:table-cell table:formula="of:=[.G691]*[.$E$676]" office:value-type="float" office:value="136723.29" calcext:value-type="float">
            <text:p>136723.29</text:p>
          </table:table-cell>
          <table:table-cell table:formula="of:=[.H691]-[.H690]" office:value-type="float" office:value="2419.12757222226" calcext:value-type="float">
            <text:p>2419.12757222226</text:p>
          </table:table-cell>
          <table:table-cell table:formula="of:=[.I691]/[.$E$676]*100" office:value-type="float" office:value="1.7516666666667" calcext:value-type="float">
            <text:p>1.7516666666667</text:p>
          </table:table-cell>
          <table:table-cell table:number-columns-repeated="3"/>
        </table:table-row>
        <table:table-row table:style-name="ro1">
          <table:table-cell office:value-type="float" office:value="2.59166666666667" calcext:value-type="float">
            <text:p>2.59166666666667</text:p>
          </table:table-cell>
          <table:table-cell office:value-type="float" office:value="52.2429166666667" calcext:value-type="float">
            <text:p>52.2429166666667</text:p>
          </table:table-cell>
          <table:table-cell table:number-columns-repeated="2"/>
          <table:table-cell office:value-type="string" calcext:value-type="string">
            <text:p>&gt; 13.95</text:p>
          </table:table-cell>
          <table:table-cell office:value-type="float" office:value="203.291666666667" calcext:value-type="float">
            <text:p>203.291666666667</text:p>
          </table:table-cell>
          <table:table-cell office:value-type="float" office:value="100" calcext:value-type="float">
            <text:p>100</text:p>
          </table:table-cell>
          <table:table-cell table:formula="of:=[.G692]*[.$E$676]/100" office:value-type="float" office:value="138104.333333333" calcext:value-type="float">
            <text:p>138104.333333333</text:p>
          </table:table-cell>
          <table:table-cell table:formula="of:=[.H692]-[.H691]" office:value-type="float" office:value="1381.04333333334" calcext:value-type="float">
            <text:p>1381.04333333334</text:p>
          </table:table-cell>
          <table:table-cell table:formula="of:=[.I692]/[.$E$676]*10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.69166666666667" calcext:value-type="float">
            <text:p>2.69166666666667</text:p>
          </table:table-cell>
          <table:table-cell office:value-type="float" office:value="54.89625" calcext:value-type="float">
            <text:p>54.89625</text:p>
          </table:table-cell>
          <table:table-cell table:number-columns-repeated="11"/>
        </table:table-row>
        <table:table-row table:style-name="ro1">
          <table:table-cell office:value-type="float" office:value="2.79166666666667" calcext:value-type="float">
            <text:p>2.79166666666667</text:p>
          </table:table-cell>
          <table:table-cell office:value-type="float" office:value="57.1716666666667" calcext:value-type="float">
            <text:p>57.1716666666667</text:p>
          </table:table-cell>
          <table:table-cell table:number-columns-repeated="3"/>
          <table:table-cell office:value-type="float" office:value="0.0645833333333333" calcext:value-type="float">
            <text:p>0.064583333333333</text:p>
          </table:table-cell>
          <table:table-cell table:number-columns-repeated="7"/>
        </table:table-row>
        <table:table-row table:style-name="ro1">
          <table:table-cell office:value-type="float" office:value="2.89166666666667" calcext:value-type="float">
            <text:p>2.89166666666667</text:p>
          </table:table-cell>
          <table:table-cell office:value-type="float" office:value="59.1320833333333" calcext:value-type="float">
            <text:p>59.1320833333333</text:p>
          </table:table-cell>
          <table:table-cell table:number-columns-repeated="3"/>
          <table:table-cell office:value-type="float" office:value="24.9354166666667" calcext:value-type="float">
            <text:p>24.9354166666667</text:p>
          </table:table-cell>
          <table:table-cell table:number-columns-repeated="7"/>
        </table:table-row>
        <table:table-row table:style-name="ro1">
          <table:table-cell office:value-type="float" office:value="2.99166666666667" calcext:value-type="float">
            <text:p>2.99166666666667</text:p>
          </table:table-cell>
          <table:table-cell office:value-type="float" office:value="60.8616666666667" calcext:value-type="float">
            <text:p>60.8616666666667</text:p>
          </table:table-cell>
          <table:table-cell table:number-columns-repeated="3"/>
          <table:table-cell office:value-type="float" office:value="6.2266666666666" calcext:value-type="float">
            <text:p>6.2266666666666</text:p>
          </table:table-cell>
          <table:table-cell table:number-columns-repeated="7"/>
        </table:table-row>
        <table:table-row table:style-name="ro1">
          <table:table-cell office:value-type="float" office:value="3.09166666666667" calcext:value-type="float">
            <text:p>3.09166666666667</text:p>
          </table:table-cell>
          <table:table-cell office:value-type="float" office:value="62.3308333333333" calcext:value-type="float">
            <text:p>62.3308333333333</text:p>
          </table:table-cell>
          <table:table-cell table:number-columns-repeated="3"/>
          <table:table-cell office:value-type="float" office:value="18.7733333333334" calcext:value-type="float">
            <text:p>18.7733333333334</text:p>
          </table:table-cell>
          <table:table-cell table:number-columns-repeated="7"/>
        </table:table-row>
        <table:table-row table:style-name="ro1">
          <table:table-cell office:value-type="float" office:value="3.19166666666667" calcext:value-type="float">
            <text:p>3.19166666666667</text:p>
          </table:table-cell>
          <table:table-cell office:value-type="float" office:value="63.5991666666667" calcext:value-type="float">
            <text:p>63.5991666666667</text:p>
          </table:table-cell>
          <table:table-cell table:number-columns-repeated="3"/>
          <table:table-cell office:value-type="float" office:value="12.3308333333333" calcext:value-type="float">
            <text:p>12.3308333333333</text:p>
          </table:table-cell>
          <table:table-cell table:number-columns-repeated="7"/>
        </table:table-row>
        <table:table-row table:style-name="ro1">
          <table:table-cell office:value-type="float" office:value="3.29166666666667" calcext:value-type="float">
            <text:p>3.29166666666667</text:p>
          </table:table-cell>
          <table:table-cell office:value-type="float" office:value="64.7095833333333" calcext:value-type="float">
            <text:p>64.7095833333333</text:p>
          </table:table-cell>
          <table:table-cell table:number-columns-repeated="3"/>
          <table:table-cell office:value-type="float" office:value="8.33250000000011" calcext:value-type="float">
            <text:p>8.33250000000011</text:p>
          </table:table-cell>
          <table:table-cell table:number-columns-repeated="7"/>
        </table:table-row>
        <table:table-row table:style-name="ro1">
          <table:table-cell office:value-type="float" office:value="3.39166666666667" calcext:value-type="float">
            <text:p>3.39166666666667</text:p>
          </table:table-cell>
          <table:table-cell office:value-type="float" office:value="65.7041666666667" calcext:value-type="float">
            <text:p>65.7041666666667</text:p>
          </table:table-cell>
          <table:table-cell table:number-columns-repeated="3"/>
          <table:table-cell office:value-type="float" office:value="4.33666666666659" calcext:value-type="float">
            <text:p>4.33666666666659</text:p>
          </table:table-cell>
          <table:table-cell table:number-columns-repeated="7"/>
        </table:table-row>
        <table:table-row table:style-name="ro1">
          <table:table-cell office:value-type="float" office:value="3.49166666666667" calcext:value-type="float">
            <text:p>3.49166666666667</text:p>
          </table:table-cell>
          <table:table-cell office:value-type="float" office:value="66.6025" calcext:value-type="float">
            <text:p>66.6025</text:p>
          </table:table-cell>
          <table:table-cell table:number-columns-repeated="3"/>
          <table:table-cell office:value-type="float" office:value="2.8733333333333" calcext:value-type="float">
            <text:p>2.8733333333333</text:p>
          </table:table-cell>
          <table:table-cell table:number-columns-repeated="7"/>
        </table:table-row>
        <table:table-row table:style-name="ro1">
          <table:table-cell office:value-type="float" office:value="3.59166666666667" calcext:value-type="float">
            <text:p>3.59166666666667</text:p>
          </table:table-cell>
          <table:table-cell office:value-type="float" office:value="67.4054166666667" calcext:value-type="float">
            <text:p>67.4054166666667</text:p>
          </table:table-cell>
          <table:table-cell table:number-columns-repeated="3"/>
          <table:table-cell office:value-type="float" office:value="8.13833333333341" calcext:value-type="float">
            <text:p>8.13833333333341</text:p>
          </table:table-cell>
          <table:table-cell table:number-columns-repeated="7"/>
        </table:table-row>
        <table:table-row table:style-name="ro1">
          <table:table-cell office:value-type="float" office:value="3.69166666666667" calcext:value-type="float">
            <text:p>3.69166666666667</text:p>
          </table:table-cell>
          <table:table-cell office:value-type="float" office:value="68.1604166666667" calcext:value-type="float">
            <text:p>68.1604166666667</text:p>
          </table:table-cell>
          <table:table-cell table:number-columns-repeated="3"/>
          <table:table-cell office:value-type="float" office:value="5.54999999999999" calcext:value-type="float">
            <text:p>5.54999999999999</text:p>
          </table:table-cell>
          <table:table-cell table:number-columns-repeated="7"/>
        </table:table-row>
        <table:table-row table:style-name="ro1">
          <table:table-cell office:value-type="float" office:value="3.79166666666667" calcext:value-type="float">
            <text:p>3.79166666666667</text:p>
          </table:table-cell>
          <table:table-cell office:value-type="float" office:value="68.8466666666667" calcext:value-type="float">
            <text:p>68.8466666666667</text:p>
          </table:table-cell>
          <table:table-cell table:number-columns-repeated="3"/>
          <table:table-cell office:value-type="float" office:value="3.6883333333333" calcext:value-type="float">
            <text:p>3.6883333333333</text:p>
          </table:table-cell>
          <table:table-cell table:number-columns-repeated="7"/>
        </table:table-row>
        <table:table-row table:style-name="ro1">
          <table:table-cell office:value-type="float" office:value="3.89166666666667" calcext:value-type="float">
            <text:p>3.89166666666667</text:p>
          </table:table-cell>
          <table:table-cell office:value-type="float" office:value="69.4854166666667" calcext:value-type="float">
            <text:p>69.4854166666667</text:p>
          </table:table-cell>
          <table:table-cell table:number-columns-repeated="3"/>
          <table:table-cell office:value-type="float" office:value="1.99833333333329" calcext:value-type="float">
            <text:p>1.99833333333329</text:p>
          </table:table-cell>
          <table:table-cell table:number-columns-repeated="7"/>
        </table:table-row>
        <table:table-row table:style-name="ro1">
          <table:table-cell office:value-type="float" office:value="3.99166666666667" calcext:value-type="float">
            <text:p>3.99166666666667</text:p>
          </table:table-cell>
          <table:table-cell office:value-type="float" office:value="70.0866666666667" calcext:value-type="float">
            <text:p>70.0866666666667</text:p>
          </table:table-cell>
          <table:table-cell table:number-columns-repeated="3"/>
          <table:table-cell office:value-type="float" office:value="1.7516666666667" calcext:value-type="float">
            <text:p>1.7516666666667</text:p>
          </table:table-cell>
          <table:table-cell table:number-columns-repeated="7"/>
        </table:table-row>
        <table:table-row table:style-name="ro1">
          <table:table-cell office:value-type="float" office:value="4.09166666666667" calcext:value-type="float">
            <text:p>4.09166666666667</text:p>
          </table:table-cell>
          <table:table-cell office:value-type="float" office:value="70.6633333333334" calcext:value-type="float">
            <text:p>70.663333333333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.19166666666667" calcext:value-type="float">
            <text:p>4.19166666666667</text:p>
          </table:table-cell>
          <table:table-cell office:value-type="float" office:value="71.2529166666667" calcext:value-type="float">
            <text:p>71.2529166666667</text:p>
          </table:table-cell>
          <table:table-cell table:number-columns-repeated="11"/>
        </table:table-row>
        <table:table-row table:style-name="ro1">
          <table:table-cell office:value-type="float" office:value="4.29166666666667" calcext:value-type="float">
            <text:p>4.29166666666667</text:p>
          </table:table-cell>
          <table:table-cell office:value-type="float" office:value="71.8466666666667" calcext:value-type="float">
            <text:p>71.8466666666667</text:p>
          </table:table-cell>
          <table:table-cell table:number-columns-repeated="11"/>
        </table:table-row>
        <table:table-row table:style-name="ro1">
          <table:table-cell office:value-type="float" office:value="4.39166666666667" calcext:value-type="float">
            <text:p>4.39166666666667</text:p>
          </table:table-cell>
          <table:table-cell office:value-type="float" office:value="72.4370833333334" calcext:value-type="float">
            <text:p>72.4370833333334</text:p>
          </table:table-cell>
          <table:table-cell table:number-columns-repeated="11"/>
        </table:table-row>
        <table:table-row table:style-name="ro1">
          <table:table-cell office:value-type="float" office:value="4.49166666666667" calcext:value-type="float">
            <text:p>4.49166666666667</text:p>
          </table:table-cell>
          <table:table-cell office:value-type="float" office:value="73.105" calcext:value-type="float">
            <text:p>73.105</text:p>
          </table:table-cell>
          <table:table-cell table:number-columns-repeated="11"/>
        </table:table-row>
        <table:table-row table:style-name="ro1">
          <table:table-cell office:value-type="float" office:value="4.59166666666667" calcext:value-type="float">
            <text:p>4.59166666666667</text:p>
          </table:table-cell>
          <table:table-cell office:value-type="float" office:value="73.8016666666667" calcext:value-type="float">
            <text:p>73.8016666666667</text:p>
          </table:table-cell>
          <table:table-cell table:number-columns-repeated="11"/>
        </table:table-row>
        <table:table-row table:style-name="ro1">
          <table:table-cell office:value-type="float" office:value="4.69166666666667" calcext:value-type="float">
            <text:p>4.69166666666667</text:p>
          </table:table-cell>
          <table:table-cell office:value-type="float" office:value="74.55875" calcext:value-type="float">
            <text:p>74.55875</text:p>
          </table:table-cell>
          <table:table-cell table:number-columns-repeated="11"/>
        </table:table-row>
        <table:table-row table:style-name="ro1">
          <table:table-cell office:value-type="float" office:value="4.79166666666667" calcext:value-type="float">
            <text:p>4.79166666666667</text:p>
          </table:table-cell>
          <table:table-cell office:value-type="float" office:value="75.33" calcext:value-type="float">
            <text:p>75.33</text:p>
          </table:table-cell>
          <table:table-cell table:number-columns-repeated="11"/>
        </table:table-row>
        <table:table-row table:style-name="ro1">
          <table:table-cell office:value-type="float" office:value="4.89166666666667" calcext:value-type="float">
            <text:p>4.89166666666667</text:p>
          </table:table-cell>
          <table:table-cell office:value-type="float" office:value="76.1679166666667" calcext:value-type="float">
            <text:p>76.1679166666667</text:p>
          </table:table-cell>
          <table:table-cell table:number-columns-repeated="11"/>
        </table:table-row>
        <table:table-row table:style-name="ro1">
          <table:table-cell office:value-type="float" office:value="4.99166666666667" calcext:value-type="float">
            <text:p>4.99166666666667</text:p>
          </table:table-cell>
          <table:table-cell office:value-type="float" office:value="77.0275" calcext:value-type="float">
            <text:p>77.0275</text:p>
          </table:table-cell>
          <table:table-cell table:number-columns-repeated="11"/>
        </table:table-row>
        <table:table-row table:style-name="ro1">
          <table:table-cell office:value-type="float" office:value="5.09166666666667" calcext:value-type="float">
            <text:p>5.09166666666667</text:p>
          </table:table-cell>
          <table:table-cell office:value-type="float" office:value="77.8733333333333" calcext:value-type="float">
            <text:p>77.8733333333333</text:p>
          </table:table-cell>
          <table:table-cell table:number-columns-repeated="11"/>
        </table:table-row>
        <table:table-row table:style-name="ro1">
          <table:table-cell office:value-type="float" office:value="5.19166666666667" calcext:value-type="float">
            <text:p>5.19166666666667</text:p>
          </table:table-cell>
          <table:table-cell office:value-type="float" office:value="78.7820833333333" calcext:value-type="float">
            <text:p>78.7820833333333</text:p>
          </table:table-cell>
          <table:table-cell table:number-columns-repeated="11"/>
        </table:table-row>
        <table:table-row table:style-name="ro1">
          <table:table-cell office:value-type="float" office:value="5.29166666666667" calcext:value-type="float">
            <text:p>5.29166666666667</text:p>
          </table:table-cell>
          <table:table-cell office:value-type="float" office:value="79.6729166666667" calcext:value-type="float">
            <text:p>79.6729166666667</text:p>
          </table:table-cell>
          <table:table-cell table:number-columns-repeated="11"/>
        </table:table-row>
        <table:table-row table:style-name="ro1">
          <table:table-cell office:value-type="float" office:value="5.39166666666667" calcext:value-type="float">
            <text:p>5.39166666666667</text:p>
          </table:table-cell>
          <table:table-cell office:value-type="float" office:value="80.5525" calcext:value-type="float">
            <text:p>80.5525</text:p>
          </table:table-cell>
          <table:table-cell table:number-columns-repeated="11"/>
        </table:table-row>
        <table:table-row table:style-name="ro1">
          <table:table-cell office:value-type="float" office:value="5.49166666666667" calcext:value-type="float">
            <text:p>5.49166666666667</text:p>
          </table:table-cell>
          <table:table-cell office:value-type="float" office:value="81.4291666666667" calcext:value-type="float">
            <text:p>81.4291666666667</text:p>
          </table:table-cell>
          <table:table-cell table:number-columns-repeated="11"/>
        </table:table-row>
        <table:table-row table:style-name="ro1">
          <table:table-cell office:value-type="float" office:value="5.59166666666667" calcext:value-type="float">
            <text:p>5.59166666666667</text:p>
          </table:table-cell>
          <table:table-cell office:value-type="float" office:value="82.2583333333333" calcext:value-type="float">
            <text:p>82.2583333333333</text:p>
          </table:table-cell>
          <table:table-cell table:number-columns-repeated="11"/>
        </table:table-row>
        <table:table-row table:style-name="ro1">
          <table:table-cell office:value-type="float" office:value="5.69166666666667" calcext:value-type="float">
            <text:p>5.69166666666667</text:p>
          </table:table-cell>
          <table:table-cell office:value-type="float" office:value="83.1095833333334" calcext:value-type="float">
            <text:p>83.1095833333334</text:p>
          </table:table-cell>
          <table:table-cell table:number-columns-repeated="11"/>
        </table:table-row>
        <table:table-row table:style-name="ro1">
          <table:table-cell office:value-type="float" office:value="5.79166666666667" calcext:value-type="float">
            <text:p>5.79166666666667</text:p>
          </table:table-cell>
          <table:table-cell office:value-type="float" office:value="83.87125" calcext:value-type="float">
            <text:p>83.87125</text:p>
          </table:table-cell>
          <table:table-cell table:number-columns-repeated="11"/>
        </table:table-row>
        <table:table-row table:style-name="ro1">
          <table:table-cell office:value-type="float" office:value="5.89166666666667" calcext:value-type="float">
            <text:p>5.89166666666667</text:p>
          </table:table-cell>
          <table:table-cell office:value-type="float" office:value="84.6183333333333" calcext:value-type="float">
            <text:p>84.6183333333333</text:p>
          </table:table-cell>
          <table:table-cell table:number-columns-repeated="11"/>
        </table:table-row>
        <table:table-row table:style-name="ro1">
          <table:table-cell office:value-type="float" office:value="5.99166666666667" calcext:value-type="float">
            <text:p>5.99166666666667</text:p>
          </table:table-cell>
          <table:table-cell office:value-type="float" office:value="85.3370833333334" calcext:value-type="float">
            <text:p>85.3370833333334</text:p>
          </table:table-cell>
          <table:table-cell table:number-columns-repeated="11"/>
        </table:table-row>
        <table:table-row table:style-name="ro1">
          <table:table-cell office:value-type="float" office:value="6.09166666666667" calcext:value-type="float">
            <text:p>6.09166666666667</text:p>
          </table:table-cell>
          <table:table-cell office:value-type="float" office:value="86.0116666666667" calcext:value-type="float">
            <text:p>86.0116666666667</text:p>
          </table:table-cell>
          <table:table-cell table:number-columns-repeated="11"/>
        </table:table-row>
        <table:table-row table:style-name="ro1">
          <table:table-cell office:value-type="float" office:value="6.19166666666667" calcext:value-type="float">
            <text:p>6.19166666666667</text:p>
          </table:table-cell>
          <table:table-cell office:value-type="float" office:value="86.6925" calcext:value-type="float">
            <text:p>86.6925</text:p>
          </table:table-cell>
          <table:table-cell table:number-columns-repeated="11"/>
        </table:table-row>
        <table:table-row table:style-name="ro1">
          <table:table-cell office:value-type="float" office:value="6.29166666666667" calcext:value-type="float">
            <text:p>6.29166666666667</text:p>
          </table:table-cell>
          <table:table-cell office:value-type="float" office:value="87.3220833333334" calcext:value-type="float">
            <text:p>87.3220833333334</text:p>
          </table:table-cell>
          <table:table-cell table:number-columns-repeated="11"/>
        </table:table-row>
        <table:table-row table:style-name="ro1">
          <table:table-cell office:value-type="float" office:value="6.39166666666667" calcext:value-type="float">
            <text:p>6.39166666666667</text:p>
          </table:table-cell>
          <table:table-cell office:value-type="float" office:value="87.9220833333334" calcext:value-type="float">
            <text:p>87.9220833333334</text:p>
          </table:table-cell>
          <table:table-cell table:number-columns-repeated="11"/>
        </table:table-row>
        <table:table-row table:style-name="ro1">
          <table:table-cell office:value-type="float" office:value="6.49166666666667" calcext:value-type="float">
            <text:p>6.49166666666667</text:p>
          </table:table-cell>
          <table:table-cell office:value-type="float" office:value="88.51375" calcext:value-type="float">
            <text:p>88.51375</text:p>
          </table:table-cell>
          <table:table-cell table:number-columns-repeated="11"/>
        </table:table-row>
        <table:table-row table:style-name="ro1">
          <table:table-cell office:value-type="float" office:value="6.59166666666667" calcext:value-type="float">
            <text:p>6.59166666666667</text:p>
          </table:table-cell>
          <table:table-cell office:value-type="float" office:value="89.0795833333333" calcext:value-type="float">
            <text:p>89.0795833333333</text:p>
          </table:table-cell>
          <table:table-cell table:number-columns-repeated="11"/>
        </table:table-row>
        <table:table-row table:style-name="ro1">
          <table:table-cell office:value-type="float" office:value="6.69166666666667" calcext:value-type="float">
            <text:p>6.69166666666667</text:p>
          </table:table-cell>
          <table:table-cell office:value-type="float" office:value="89.60375" calcext:value-type="float">
            <text:p>89.60375</text:p>
          </table:table-cell>
          <table:table-cell table:number-columns-repeated="11"/>
        </table:table-row>
        <table:table-row table:style-name="ro1">
          <table:table-cell office:value-type="float" office:value="6.79166666666667" calcext:value-type="float">
            <text:p>6.79166666666667</text:p>
          </table:table-cell>
          <table:table-cell office:value-type="float" office:value="90.1129166666667" calcext:value-type="float">
            <text:p>90.1129166666667</text:p>
          </table:table-cell>
          <table:table-cell table:number-columns-repeated="11"/>
        </table:table-row>
        <table:table-row table:style-name="ro1">
          <table:table-cell office:value-type="float" office:value="6.89166666666667" calcext:value-type="float">
            <text:p>6.89166666666667</text:p>
          </table:table-cell>
          <table:table-cell office:value-type="float" office:value="90.61625" calcext:value-type="float">
            <text:p>90.61625</text:p>
          </table:table-cell>
          <table:table-cell table:number-columns-repeated="11"/>
        </table:table-row>
        <table:table-row table:style-name="ro1">
          <table:table-cell office:value-type="float" office:value="6.99166666666667" calcext:value-type="float">
            <text:p>6.99166666666667</text:p>
          </table:table-cell>
          <table:table-cell office:value-type="float" office:value="91.1004166666666" calcext:value-type="float">
            <text:p>91.1004166666666</text:p>
          </table:table-cell>
          <table:table-cell table:number-columns-repeated="11"/>
        </table:table-row>
        <table:table-row table:style-name="ro1">
          <table:table-cell office:value-type="float" office:value="7.09166666666667" calcext:value-type="float">
            <text:p>7.09166666666667</text:p>
          </table:table-cell>
          <table:table-cell office:value-type="float" office:value="91.5616666666667" calcext:value-type="float">
            <text:p>91.5616666666667</text:p>
          </table:table-cell>
          <table:table-cell table:number-columns-repeated="11"/>
        </table:table-row>
        <table:table-row table:style-name="ro1">
          <table:table-cell office:value-type="float" office:value="7.19166666666667" calcext:value-type="float">
            <text:p>7.19166666666667</text:p>
          </table:table-cell>
          <table:table-cell office:value-type="float" office:value="92.0025" calcext:value-type="float">
            <text:p>92.0025</text:p>
          </table:table-cell>
          <table:table-cell table:number-columns-repeated="11"/>
        </table:table-row>
        <table:table-row table:style-name="ro1">
          <table:table-cell office:value-type="float" office:value="7.29166666666667" calcext:value-type="float">
            <text:p>7.29166666666667</text:p>
          </table:table-cell>
          <table:table-cell office:value-type="float" office:value="92.43125" calcext:value-type="float">
            <text:p>92.43125</text:p>
          </table:table-cell>
          <table:table-cell table:number-columns-repeated="11"/>
        </table:table-row>
        <table:table-row table:style-name="ro1">
          <table:table-cell office:value-type="float" office:value="7.39166666666667" calcext:value-type="float">
            <text:p>7.39166666666667</text:p>
          </table:table-cell>
          <table:table-cell office:value-type="float" office:value="92.8266666666667" calcext:value-type="float">
            <text:p>92.8266666666667</text:p>
          </table:table-cell>
          <table:table-cell table:number-columns-repeated="11"/>
        </table:table-row>
        <table:table-row table:style-name="ro1">
          <table:table-cell office:value-type="float" office:value="7.49166666666667" calcext:value-type="float">
            <text:p>7.49166666666667</text:p>
          </table:table-cell>
          <table:table-cell office:value-type="float" office:value="93.22875" calcext:value-type="float">
            <text:p>93.22875</text:p>
          </table:table-cell>
          <table:table-cell table:number-columns-repeated="11"/>
        </table:table-row>
        <table:table-row table:style-name="ro1">
          <table:table-cell office:value-type="float" office:value="7.59166666666667" calcext:value-type="float">
            <text:p>7.59166666666667</text:p>
          </table:table-cell>
          <table:table-cell office:value-type="float" office:value="93.60625" calcext:value-type="float">
            <text:p>93.60625</text:p>
          </table:table-cell>
          <table:table-cell table:number-columns-repeated="11"/>
        </table:table-row>
        <table:table-row table:style-name="ro1">
          <table:table-cell office:value-type="float" office:value="7.69166666666667" calcext:value-type="float">
            <text:p>7.69166666666667</text:p>
          </table:table-cell>
          <table:table-cell office:value-type="float" office:value="93.9666666666667" calcext:value-type="float">
            <text:p>93.9666666666667</text:p>
          </table:table-cell>
          <table:table-cell table:number-columns-repeated="11"/>
        </table:table-row>
        <table:table-row table:style-name="ro1">
          <table:table-cell office:value-type="float" office:value="7.79166666666667" calcext:value-type="float">
            <text:p>7.79166666666667</text:p>
          </table:table-cell>
          <table:table-cell office:value-type="float" office:value="94.3133333333333" calcext:value-type="float">
            <text:p>94.3133333333333</text:p>
          </table:table-cell>
          <table:table-cell table:number-columns-repeated="11"/>
        </table:table-row>
        <table:table-row table:style-name="ro1">
          <table:table-cell office:value-type="float" office:value="7.89166666666667" calcext:value-type="float">
            <text:p>7.89166666666667</text:p>
          </table:table-cell>
          <table:table-cell office:value-type="float" office:value="94.6495833333334" calcext:value-type="float">
            <text:p>94.6495833333334</text:p>
          </table:table-cell>
          <table:table-cell table:number-columns-repeated="11"/>
        </table:table-row>
        <table:table-row table:style-name="ro1">
          <table:table-cell office:value-type="float" office:value="7.99166666666667" calcext:value-type="float">
            <text:p>7.99166666666667</text:p>
          </table:table-cell>
          <table:table-cell office:value-type="float" office:value="94.9633333333333" calcext:value-type="float">
            <text:p>94.9633333333333</text:p>
          </table:table-cell>
          <table:table-cell table:number-columns-repeated="11"/>
        </table:table-row>
        <table:table-row table:style-name="ro1">
          <table:table-cell office:value-type="float" office:value="8.09166666666667" calcext:value-type="float">
            <text:p>8.09166666666667</text:p>
          </table:table-cell>
          <table:table-cell office:value-type="float" office:value="95.25" calcext:value-type="float">
            <text:p>95.25</text:p>
          </table:table-cell>
          <table:table-cell table:number-columns-repeated="11"/>
        </table:table-row>
        <table:table-row table:style-name="ro1">
          <table:table-cell office:value-type="float" office:value="8.19166666666667" calcext:value-type="float">
            <text:p>8.19166666666667</text:p>
          </table:table-cell>
          <table:table-cell office:value-type="float" office:value="95.5145833333333" calcext:value-type="float">
            <text:p>95.5145833333333</text:p>
          </table:table-cell>
          <table:table-cell table:number-columns-repeated="11"/>
        </table:table-row>
        <table:table-row table:style-name="ro1">
          <table:table-cell office:value-type="float" office:value="8.29166666666667" calcext:value-type="float">
            <text:p>8.29166666666667</text:p>
          </table:table-cell>
          <table:table-cell office:value-type="float" office:value="95.7775" calcext:value-type="float">
            <text:p>95.7775</text:p>
          </table:table-cell>
          <table:table-cell table:number-columns-repeated="11"/>
        </table:table-row>
        <table:table-row table:style-name="ro1">
          <table:table-cell office:value-type="float" office:value="8.39166666666667" calcext:value-type="float">
            <text:p>8.39166666666667</text:p>
          </table:table-cell>
          <table:table-cell office:value-type="float" office:value="96.0166666666667" calcext:value-type="float">
            <text:p>96.0166666666667</text:p>
          </table:table-cell>
          <table:table-cell table:number-columns-repeated="11"/>
        </table:table-row>
        <table:table-row table:style-name="ro1">
          <table:table-cell office:value-type="float" office:value="8.49166666666667" calcext:value-type="float">
            <text:p>8.49166666666667</text:p>
          </table:table-cell>
          <table:table-cell office:value-type="float" office:value="96.2383333333333" calcext:value-type="float">
            <text:p>96.2383333333333</text:p>
          </table:table-cell>
          <table:table-cell table:number-columns-repeated="11"/>
        </table:table-row>
        <table:table-row table:style-name="ro1">
          <table:table-cell office:value-type="float" office:value="8.59166666666667" calcext:value-type="float">
            <text:p>8.59166666666667</text:p>
          </table:table-cell>
          <table:table-cell office:value-type="float" office:value="96.45125" calcext:value-type="float">
            <text:p>96.45125</text:p>
          </table:table-cell>
          <table:table-cell table:number-columns-repeated="11"/>
        </table:table-row>
        <table:table-row table:style-name="ro1">
          <table:table-cell office:value-type="float" office:value="8.69166666666667" calcext:value-type="float">
            <text:p>8.69166666666667</text:p>
          </table:table-cell>
          <table:table-cell office:value-type="float" office:value="96.6229166666667" calcext:value-type="float">
            <text:p>96.6229166666667</text:p>
          </table:table-cell>
          <table:table-cell table:number-columns-repeated="11"/>
        </table:table-row>
        <table:table-row table:style-name="ro1">
          <table:table-cell office:value-type="float" office:value="8.79166666666667" calcext:value-type="float">
            <text:p>8.79166666666667</text:p>
          </table:table-cell>
          <table:table-cell office:value-type="float" office:value="96.8058333333333" calcext:value-type="float">
            <text:p>96.8058333333333</text:p>
          </table:table-cell>
          <table:table-cell table:number-columns-repeated="11"/>
        </table:table-row>
        <table:table-row table:style-name="ro1">
          <table:table-cell office:value-type="float" office:value="8.89166666666667" calcext:value-type="float">
            <text:p>8.89166666666667</text:p>
          </table:table-cell>
          <table:table-cell office:value-type="float" office:value="96.96" calcext:value-type="float">
            <text:p>96.96</text:p>
          </table:table-cell>
          <table:table-cell table:number-columns-repeated="11"/>
        </table:table-row>
        <table:table-row table:style-name="ro1">
          <table:table-cell office:value-type="float" office:value="8.99166666666667" calcext:value-type="float">
            <text:p>8.99166666666667</text:p>
          </table:table-cell>
          <table:table-cell office:value-type="float" office:value="97.1008333333333" calcext:value-type="float">
            <text:p>97.1008333333333</text:p>
          </table:table-cell>
          <table:table-cell table:number-columns-repeated="11"/>
        </table:table-row>
        <table:table-row table:style-name="ro1">
          <table:table-cell office:value-type="float" office:value="9.09166666666667" calcext:value-type="float">
            <text:p>9.09166666666667</text:p>
          </table:table-cell>
          <table:table-cell office:value-type="float" office:value="97.2483333333333" calcext:value-type="float">
            <text:p>97.2483333333333</text:p>
          </table:table-cell>
          <table:table-cell table:number-columns-repeated="11"/>
        </table:table-row>
        <table:table-row table:style-name="ro1">
          <table:table-cell office:value-type="float" office:value="9.19166666666667" calcext:value-type="float">
            <text:p>9.19166666666667</text:p>
          </table:table-cell>
          <table:table-cell office:value-type="float" office:value="97.3704166666666" calcext:value-type="float">
            <text:p>97.3704166666666</text:p>
          </table:table-cell>
          <table:table-cell table:number-columns-repeated="11"/>
        </table:table-row>
        <table:table-row table:style-name="ro1">
          <table:table-cell office:value-type="float" office:value="9.29166666666667" calcext:value-type="float">
            <text:p>9.29166666666667</text:p>
          </table:table-cell>
          <table:table-cell office:value-type="float" office:value="97.4883333333333" calcext:value-type="float">
            <text:p>97.4883333333333</text:p>
          </table:table-cell>
          <table:table-cell table:number-columns-repeated="11"/>
        </table:table-row>
        <table:table-row table:style-name="ro1">
          <table:table-cell office:value-type="float" office:value="9.39166666666667" calcext:value-type="float">
            <text:p>9.39166666666667</text:p>
          </table:table-cell>
          <table:table-cell office:value-type="float" office:value="97.5933333333333" calcext:value-type="float">
            <text:p>97.5933333333333</text:p>
          </table:table-cell>
          <table:table-cell table:number-columns-repeated="11"/>
        </table:table-row>
        <table:table-row table:style-name="ro1">
          <table:table-cell office:value-type="float" office:value="9.49166666666667" calcext:value-type="float">
            <text:p>9.49166666666667</text:p>
          </table:table-cell>
          <table:table-cell office:value-type="float" office:value="97.6925" calcext:value-type="float">
            <text:p>97.6925</text:p>
          </table:table-cell>
          <table:table-cell table:number-columns-repeated="11"/>
        </table:table-row>
        <table:table-row table:style-name="ro1">
          <table:table-cell office:value-type="float" office:value="9.59166666666667" calcext:value-type="float">
            <text:p>9.59166666666667</text:p>
          </table:table-cell>
          <table:table-cell office:value-type="float" office:value="97.77875" calcext:value-type="float">
            <text:p>97.77875</text:p>
          </table:table-cell>
          <table:table-cell table:number-columns-repeated="11"/>
        </table:table-row>
        <table:table-row table:style-name="ro1">
          <table:table-cell office:value-type="float" office:value="9.69166666666667" calcext:value-type="float">
            <text:p>9.69166666666667</text:p>
          </table:table-cell>
          <table:table-cell office:value-type="float" office:value="97.895" calcext:value-type="float">
            <text:p>97.895</text:p>
          </table:table-cell>
          <table:table-cell table:number-columns-repeated="11"/>
        </table:table-row>
        <table:table-row table:style-name="ro1">
          <table:table-cell office:value-type="float" office:value="9.94166666666668" calcext:value-type="float">
            <text:p>9.94166666666668</text:p>
          </table:table-cell>
          <table:table-cell office:value-type="float" office:value="98.0483333333333" calcext:value-type="float">
            <text:p>98.0483333333333</text:p>
          </table:table-cell>
          <table:table-cell table:number-columns-repeated="11"/>
        </table:table-row>
        <table:table-row table:style-name="ro1">
          <table:table-cell office:value-type="float" office:value="10.4541666666667" calcext:value-type="float">
            <text:p>10.4541666666667</text:p>
          </table:table-cell>
          <table:table-cell office:value-type="float" office:value="98.2175" calcext:value-type="float">
            <text:p>98.2175</text:p>
          </table:table-cell>
          <table:table-cell table:number-columns-repeated="11"/>
        </table:table-row>
        <table:table-row table:style-name="ro1">
          <table:table-cell office:value-type="float" office:value="11.0041666666667" calcext:value-type="float">
            <text:p>11.0041666666667</text:p>
          </table:table-cell>
          <table:table-cell office:value-type="float" office:value="98.3520833333333" calcext:value-type="float">
            <text:p>98.3520833333333</text:p>
          </table:table-cell>
          <table:table-cell table:number-columns-repeated="11"/>
        </table:table-row>
        <table:table-row table:style-name="ro1">
          <table:table-cell office:value-type="float" office:value="11.5541666666667" calcext:value-type="float">
            <text:p>11.5541666666667</text:p>
          </table:table-cell>
          <table:table-cell office:value-type="float" office:value="98.4820833333333" calcext:value-type="float">
            <text:p>98.4820833333333</text:p>
          </table:table-cell>
          <table:table-cell table:number-columns-repeated="11"/>
        </table:table-row>
        <table:table-row table:style-name="ro1">
          <table:table-cell office:value-type="float" office:value="12.1791666666667" calcext:value-type="float">
            <text:p>12.1791666666667</text:p>
          </table:table-cell>
          <table:table-cell office:value-type="float" office:value="98.67625" calcext:value-type="float">
            <text:p>98.67625</text:p>
          </table:table-cell>
          <table:table-cell table:number-columns-repeated="11"/>
        </table:table-row>
        <table:table-row table:style-name="ro1">
          <table:table-cell office:value-type="float" office:value="12.9916666666667" calcext:value-type="float">
            <text:p>12.9916666666667</text:p>
          </table:table-cell>
          <table:table-cell office:value-type="float" office:value="98.89875" calcext:value-type="float">
            <text:p>98.89875</text:p>
          </table:table-cell>
          <table:table-cell table:number-columns-repeated="11"/>
        </table:table-row>
        <table:table-row table:style-name="ro1">
          <table:table-cell office:value-type="float" office:value="13.9541666666667" calcext:value-type="float">
            <text:p>13.9541666666667</text:p>
          </table:table-cell>
          <table:table-cell office:value-type="float" office:value="99.0454166666667" calcext:value-type="float">
            <text:p>99.0454166666667</text:p>
          </table:table-cell>
          <table:table-cell table:number-columns-repeated="11"/>
        </table:table-row>
        <table:table-row table:style-name="ro1">
          <table:table-cell office:value-type="float" office:value="14.9166666666667" calcext:value-type="float">
            <text:p>14.9166666666667</text:p>
          </table:table-cell>
          <table:table-cell office:value-type="float" office:value="99.1641666666667" calcext:value-type="float">
            <text:p>99.1641666666667</text:p>
          </table:table-cell>
          <table:table-cell table:number-columns-repeated="11"/>
        </table:table-row>
        <table:table-row table:style-name="ro1">
          <table:table-cell office:value-type="float" office:value="15.9166666666667" calcext:value-type="float">
            <text:p>15.9166666666667</text:p>
          </table:table-cell>
          <table:table-cell office:value-type="float" office:value="99.2654166666667" calcext:value-type="float">
            <text:p>99.2654166666667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345" calcext:value-type="float">
            <text:p>99.345</text:p>
          </table:table-cell>
          <table:table-cell table:number-columns-repeated="11"/>
        </table:table-row>
        <table:table-row table:style-name="ro1">
          <table:table-cell office:value-type="float" office:value="18.125" calcext:value-type="float">
            <text:p>18.125</text:p>
          </table:table-cell>
          <table:table-cell office:value-type="float" office:value="99.425" calcext:value-type="float">
            <text:p>99.425</text:p>
          </table:table-cell>
          <table:table-cell table:number-columns-repeated="11"/>
        </table:table-row>
        <table:table-row table:style-name="ro1">
          <table:table-cell office:value-type="float" office:value="19.1666666666667" calcext:value-type="float">
            <text:p>19.1666666666667</text:p>
          </table:table-cell>
          <table:table-cell office:value-type="float" office:value="99.4945833333334" calcext:value-type="float">
            <text:p>99.4945833333334</text:p>
          </table:table-cell>
          <table:table-cell table:number-columns-repeated="11"/>
        </table:table-row>
        <table:table-row table:style-name="ro1">
          <table:table-cell office:value-type="float" office:value="20.5833333333333" calcext:value-type="float">
            <text:p>20.5833333333333</text:p>
          </table:table-cell>
          <table:table-cell office:value-type="float" office:value="99.5570833333333" calcext:value-type="float">
            <text:p>99.5570833333333</text:p>
          </table:table-cell>
          <table:table-cell table:number-columns-repeated="11"/>
        </table:table-row>
        <table:table-row table:style-name="ro1">
          <table:table-cell office:value-type="float" office:value="21.6666666666667" calcext:value-type="float">
            <text:p>21.6666666666667</text:p>
          </table:table-cell>
          <table:table-cell office:value-type="float" office:value="99.5945833333333" calcext:value-type="float">
            <text:p>99.5945833333333</text:p>
          </table:table-cell>
          <table:table-cell table:number-columns-repeated="11"/>
        </table:table-row>
        <table:table-row table:style-name="ro1">
          <table:table-cell office:value-type="float" office:value="23.0416666666666" calcext:value-type="float">
            <text:p>23.0416666666666</text:p>
          </table:table-cell>
          <table:table-cell office:value-type="float" office:value="99.6329166666667" calcext:value-type="float">
            <text:p>99.6329166666667</text:p>
          </table:table-cell>
          <table:table-cell table:number-columns-repeated="11"/>
        </table:table-row>
        <table:table-row table:style-name="ro1">
          <table:table-cell office:value-type="float" office:value="26.4583333333333" calcext:value-type="float">
            <text:p>26.4583333333333</text:p>
          </table:table-cell>
          <table:table-cell office:value-type="float" office:value="99.66125" calcext:value-type="float">
            <text:p>99.66125</text:p>
          </table:table-cell>
          <table:table-cell table:number-columns-repeated="11"/>
        </table:table-row>
        <table:table-row table:style-name="ro1">
          <table:table-cell office:value-type="float" office:value="30.0416666666666" calcext:value-type="float">
            <text:p>30.0416666666666</text:p>
          </table:table-cell>
          <table:table-cell office:value-type="float" office:value="99.6841666666666" calcext:value-type="float">
            <text:p>99.6841666666666</text:p>
          </table:table-cell>
          <table:table-cell table:number-columns-repeated="11"/>
        </table:table-row>
        <table:table-row table:style-name="ro1">
          <table:table-cell office:value-type="float" office:value="34.375" calcext:value-type="float">
            <text:p>34.375</text:p>
          </table:table-cell>
          <table:table-cell office:value-type="float" office:value="99.7054166666667" calcext:value-type="float">
            <text:p>99.7054166666667</text:p>
          </table:table-cell>
          <table:table-cell table:number-columns-repeated="11"/>
        </table:table-row>
        <table:table-row table:style-name="ro1">
          <table:table-cell office:value-type="float" office:value="38.5833333333333" calcext:value-type="float">
            <text:p>38.5833333333333</text:p>
          </table:table-cell>
          <table:table-cell office:value-type="float" office:value="99.7229166666667" calcext:value-type="float">
            <text:p>99.7229166666667</text:p>
          </table:table-cell>
          <table:table-cell table:number-columns-repeated="11"/>
        </table:table-row>
        <table:table-row table:style-name="ro1">
          <table:table-cell office:value-type="float" office:value="41.8333333333334" calcext:value-type="float">
            <text:p>41.8333333333334</text:p>
          </table:table-cell>
          <table:table-cell office:value-type="float" office:value="99.7383333333334" calcext:value-type="float">
            <text:p>99.7383333333334</text:p>
          </table:table-cell>
          <table:table-cell table:number-columns-repeated="11"/>
        </table:table-row>
        <table:table-row table:style-name="ro1">
          <table:table-cell office:value-type="float" office:value="44.3333333333334" calcext:value-type="float">
            <text:p>44.3333333333334</text:p>
          </table:table-cell>
          <table:table-cell office:value-type="float" office:value="99.7525" calcext:value-type="float">
            <text:p>99.7525</text:p>
          </table:table-cell>
          <table:table-cell table:number-columns-repeated="11"/>
        </table:table-row>
        <table:table-row table:style-name="ro1">
          <table:table-cell office:value-type="float" office:value="45.0416666666666" calcext:value-type="float">
            <text:p>45.0416666666666</text:p>
          </table:table-cell>
          <table:table-cell office:value-type="float" office:value="99.7620833333334" calcext:value-type="float">
            <text:p>99.7620833333334</text:p>
          </table:table-cell>
          <table:table-cell table:number-columns-repeated="11"/>
        </table:table-row>
        <table:table-row table:style-name="ro1">
          <table:table-cell office:value-type="float" office:value="45.75" calcext:value-type="float">
            <text:p>45.75</text:p>
          </table:table-cell>
          <table:table-cell office:value-type="float" office:value="99.775" calcext:value-type="float">
            <text:p>99.775</text:p>
          </table:table-cell>
          <table:table-cell table:number-columns-repeated="11"/>
        </table:table-row>
        <table:table-row table:style-name="ro1">
          <table:table-cell office:value-type="float" office:value="48.75" calcext:value-type="float">
            <text:p>48.75</text:p>
          </table:table-cell>
          <table:table-cell office:value-type="float" office:value="99.7895833333334" calcext:value-type="float">
            <text:p>99.7895833333334</text:p>
          </table:table-cell>
          <table:table-cell table:number-columns-repeated="11"/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99.8" calcext:value-type="float">
            <text:p>99.8</text:p>
          </table:table-cell>
          <table:table-cell table:number-columns-repeated="11"/>
        </table:table-row>
        <table:table-row table:style-name="ro1">
          <table:table-cell office:value-type="float" office:value="50.2916666666667" calcext:value-type="float">
            <text:p>50.2916666666667</text:p>
          </table:table-cell>
          <table:table-cell office:value-type="float" office:value="99.8091666666666" calcext:value-type="float">
            <text:p>99.8091666666666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9.8175" calcext:value-type="float">
            <text:p>99.8175</text:p>
          </table:table-cell>
          <table:table-cell table:number-columns-repeated="11"/>
        </table:table-row>
        <table:table-row table:style-name="ro1">
          <table:table-cell office:value-type="float" office:value="51.75" calcext:value-type="float">
            <text:p>51.75</text:p>
          </table:table-cell>
          <table:table-cell office:value-type="float" office:value="99.8254166666667" calcext:value-type="float">
            <text:p>99.8254166666667</text:p>
          </table:table-cell>
          <table:table-cell table:number-columns-repeated="11"/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99.8333333333333" calcext:value-type="float">
            <text:p>99.8333333333333</text:p>
          </table:table-cell>
          <table:table-cell table:number-columns-repeated="11"/>
        </table:table-row>
        <table:table-row table:style-name="ro1">
          <table:table-cell office:value-type="float" office:value="53.375" calcext:value-type="float">
            <text:p>53.375</text:p>
          </table:table-cell>
          <table:table-cell office:value-type="float" office:value="99.8408333333333" calcext:value-type="float">
            <text:p>99.8408333333333</text:p>
          </table:table-cell>
          <table:table-cell table:number-columns-repeated="11"/>
        </table:table-row>
        <table:table-row table:style-name="ro1">
          <table:table-cell office:value-type="float" office:value="54.0416666666667" calcext:value-type="float">
            <text:p>54.0416666666667</text:p>
          </table:table-cell>
          <table:table-cell office:value-type="float" office:value="99.8483333333334" calcext:value-type="float">
            <text:p>99.8483333333334</text:p>
          </table:table-cell>
          <table:table-cell table:number-columns-repeated="11"/>
        </table:table-row>
        <table:table-row table:style-name="ro1">
          <table:table-cell office:value-type="float" office:value="55.25" calcext:value-type="float">
            <text:p>55.25</text:p>
          </table:table-cell>
          <table:table-cell office:value-type="float" office:value="99.8545833333334" calcext:value-type="float">
            <text:p>99.8545833333334</text:p>
          </table:table-cell>
          <table:table-cell table:number-columns-repeated="11"/>
        </table:table-row>
        <table:table-row table:style-name="ro1">
          <table:table-cell office:value-type="float" office:value="56.1666666666667" calcext:value-type="float">
            <text:p>56.1666666666667</text:p>
          </table:table-cell>
          <table:table-cell office:value-type="float" office:value="99.86125" calcext:value-type="float">
            <text:p>99.86125</text:p>
          </table:table-cell>
          <table:table-cell table:number-columns-repeated="11"/>
        </table:table-row>
        <table:table-row table:style-name="ro1">
          <table:table-cell office:value-type="float" office:value="57.0833333333334" calcext:value-type="float">
            <text:p>57.0833333333334</text:p>
          </table:table-cell>
          <table:table-cell office:value-type="float" office:value="99.8679166666667" calcext:value-type="float">
            <text:p>99.8679166666667</text:p>
          </table:table-cell>
          <table:table-cell table:number-columns-repeated="11"/>
        </table:table-row>
        <table:table-row table:style-name="ro1">
          <table:table-cell office:value-type="float" office:value="58.375" calcext:value-type="float">
            <text:p>58.375</text:p>
          </table:table-cell>
          <table:table-cell office:value-type="float" office:value="99.8741666666666" calcext:value-type="float">
            <text:p>99.8741666666666</text:p>
          </table:table-cell>
          <table:table-cell table:number-columns-repeated="11"/>
        </table:table-row>
        <table:table-row table:style-name="ro1">
          <table:table-cell office:value-type="float" office:value="59.4583333333333" calcext:value-type="float">
            <text:p>59.4583333333333</text:p>
          </table:table-cell>
          <table:table-cell office:value-type="float" office:value="99.88125" calcext:value-type="float">
            <text:p>99.88125</text:p>
          </table:table-cell>
          <table:table-cell table:number-columns-repeated="11"/>
        </table:table-row>
        <table:table-row table:style-name="ro1">
          <table:table-cell office:value-type="float" office:value="60.5416666666667" calcext:value-type="float">
            <text:p>60.5416666666667</text:p>
          </table:table-cell>
          <table:table-cell office:value-type="float" office:value="99.8883333333333" calcext:value-type="float">
            <text:p>99.8883333333333</text:p>
          </table:table-cell>
          <table:table-cell table:number-columns-repeated="11"/>
        </table:table-row>
        <table:table-row table:style-name="ro1">
          <table:table-cell office:value-type="float" office:value="61.4583333333333" calcext:value-type="float">
            <text:p>61.4583333333333</text:p>
          </table:table-cell>
          <table:table-cell office:value-type="float" office:value="99.89375" calcext:value-type="float">
            <text:p>99.89375</text:p>
          </table:table-cell>
          <table:table-cell table:number-columns-repeated="11"/>
        </table:table-row>
        <table:table-row table:style-name="ro1">
          <table:table-cell office:value-type="float" office:value="62.7916666666667" calcext:value-type="float">
            <text:p>62.7916666666667</text:p>
          </table:table-cell>
          <table:table-cell office:value-type="float" office:value="99.9004166666667" calcext:value-type="float">
            <text:p>99.9004166666667</text:p>
          </table:table-cell>
          <table:table-cell table:number-columns-repeated="11"/>
        </table:table-row>
        <table:table-row table:style-name="ro1">
          <table:table-cell office:value-type="float" office:value="64.5833333333333" calcext:value-type="float">
            <text:p>64.5833333333333</text:p>
          </table:table-cell>
          <table:table-cell office:value-type="float" office:value="99.9083333333333" calcext:value-type="float">
            <text:p>99.9083333333333</text:p>
          </table:table-cell>
          <table:table-cell table:number-columns-repeated="11"/>
        </table:table-row>
        <table:table-row table:style-name="ro1">
          <table:table-cell office:value-type="float" office:value="65.9583333333333" calcext:value-type="float">
            <text:p>65.9583333333333</text:p>
          </table:table-cell>
          <table:table-cell office:value-type="float" office:value="99.9137500000001" calcext:value-type="float">
            <text:p>99.9137500000001</text:p>
          </table:table-cell>
          <table:table-cell table:number-columns-repeated="11"/>
        </table:table-row>
        <table:table-row table:style-name="ro1">
          <table:table-cell office:value-type="float" office:value="67.8333333333333" calcext:value-type="float">
            <text:p>67.8333333333333</text:p>
          </table:table-cell>
          <table:table-cell office:value-type="float" office:value="99.9208333333334" calcext:value-type="float">
            <text:p>99.9208333333334</text:p>
          </table:table-cell>
          <table:table-cell table:number-columns-repeated="11"/>
        </table:table-row>
        <table:table-row table:style-name="ro1">
          <table:table-cell office:value-type="float" office:value="71.75" calcext:value-type="float">
            <text:p>71.75</text:p>
          </table:table-cell>
          <table:table-cell office:value-type="float" office:value="99.9266666666667" calcext:value-type="float">
            <text:p>99.9266666666667</text:p>
          </table:table-cell>
          <table:table-cell table:number-columns-repeated="11"/>
        </table:table-row>
        <table:table-row table:style-name="ro1">
          <table:table-cell office:value-type="float" office:value="74.125" calcext:value-type="float">
            <text:p>74.125</text:p>
          </table:table-cell>
          <table:table-cell office:value-type="float" office:value="99.9320833333333" calcext:value-type="float">
            <text:p>99.9320833333333</text:p>
          </table:table-cell>
          <table:table-cell table:number-columns-repeated="11"/>
        </table:table-row>
        <table:table-row table:style-name="ro1">
          <table:table-cell office:value-type="float" office:value="78.2916666666667" calcext:value-type="float">
            <text:p>78.2916666666667</text:p>
          </table:table-cell>
          <table:table-cell office:value-type="float" office:value="99.9375" calcext:value-type="float">
            <text:p>99.9375</text:p>
          </table:table-cell>
          <table:table-cell table:number-columns-repeated="11"/>
        </table:table-row>
        <table:table-row table:style-name="ro1">
          <table:table-cell office:value-type="float" office:value="82.8333333333334" calcext:value-type="float">
            <text:p>82.8333333333334</text:p>
          </table:table-cell>
          <table:table-cell office:value-type="float" office:value="99.9445833333334" calcext:value-type="float">
            <text:p>99.9445833333334</text:p>
          </table:table-cell>
          <table:table-cell table:number-columns-repeated="11"/>
        </table:table-row>
        <table:table-row table:style-name="ro1">
          <table:table-cell office:value-type="float" office:value="91.0416666666667" calcext:value-type="float">
            <text:p>91.0416666666667</text:p>
          </table:table-cell>
          <table:table-cell office:value-type="float" office:value="99.9504166666667" calcext:value-type="float">
            <text:p>99.9504166666667</text:p>
          </table:table-cell>
          <table:table-cell table:number-columns-repeated="11"/>
        </table:table-row>
        <table:table-row table:style-name="ro1">
          <table:table-cell office:value-type="float" office:value="101.041666666667" calcext:value-type="float">
            <text:p>101.041666666667</text:p>
          </table:table-cell>
          <table:table-cell office:value-type="float" office:value="99.9558333333333" calcext:value-type="float">
            <text:p>99.9558333333333</text:p>
          </table:table-cell>
          <table:table-cell table:number-columns-repeated="11"/>
        </table:table-row>
        <table:table-row table:style-name="ro1">
          <table:table-cell office:value-type="float" office:value="111.541666666667" calcext:value-type="float">
            <text:p>111.541666666667</text:p>
          </table:table-cell>
          <table:table-cell office:value-type="float" office:value="99.96375" calcext:value-type="float">
            <text:p>99.96375</text:p>
          </table:table-cell>
          <table:table-cell table:number-columns-repeated="11"/>
        </table:table-row>
        <table:table-row table:style-name="ro1">
          <table:table-cell office:value-type="float" office:value="118.666666666667" calcext:value-type="float">
            <text:p>118.666666666667</text:p>
          </table:table-cell>
          <table:table-cell office:value-type="float" office:value="99.9695833333334" calcext:value-type="float">
            <text:p>99.9695833333334</text:p>
          </table:table-cell>
          <table:table-cell table:number-columns-repeated="11"/>
        </table:table-row>
        <table:table-row table:style-name="ro1">
          <table:table-cell office:value-type="float" office:value="126.708333333334" calcext:value-type="float">
            <text:p>126.708333333334</text:p>
          </table:table-cell>
          <table:table-cell office:value-type="float" office:value="99.9758333333334" calcext:value-type="float">
            <text:p>99.9758333333334</text:p>
          </table:table-cell>
          <table:table-cell table:number-columns-repeated="11"/>
        </table:table-row>
        <table:table-row table:style-name="ro1">
          <table:table-cell office:value-type="float" office:value="136.791666666667" calcext:value-type="float">
            <text:p>136.791666666667</text:p>
          </table:table-cell>
          <table:table-cell office:value-type="float" office:value="99.98125" calcext:value-type="float">
            <text:p>99.98125</text:p>
          </table:table-cell>
          <table:table-cell table:number-columns-repeated="11"/>
        </table:table-row>
        <table:table-row table:style-name="ro1">
          <table:table-cell office:value-type="float" office:value="141.458333333333" calcext:value-type="float">
            <text:p>141.458333333333</text:p>
          </table:table-cell>
          <table:table-cell office:value-type="float" office:value="99.9866666666667" calcext:value-type="float">
            <text:p>99.9866666666667</text:p>
          </table:table-cell>
          <table:table-cell table:number-columns-repeated="11"/>
        </table:table-row>
        <table:table-row table:style-name="ro1">
          <table:table-cell office:value-type="float" office:value="157.041666666667" calcext:value-type="float">
            <text:p>157.041666666667</text:p>
          </table:table-cell>
          <table:table-cell office:value-type="float" office:value="99.99" calcext:value-type="float">
            <text:p>99.99</text:p>
          </table:table-cell>
          <table:table-cell table:number-columns-repeated="11"/>
        </table:table-row>
        <table:table-row table:style-name="ro1">
          <table:table-cell office:value-type="float" office:value="184.958333333334" calcext:value-type="float">
            <text:p>184.958333333334</text:p>
          </table:table-cell>
          <table:table-cell office:value-type="float" office:value="99.9933333333333" calcext:value-type="float">
            <text:p>99.9933333333333</text:p>
          </table:table-cell>
          <table:table-cell table:number-columns-repeated="11"/>
        </table:table-row>
        <table:table-row table:style-name="ro1">
          <table:table-cell office:value-type="float" office:value="188.291666666667" calcext:value-type="float">
            <text:p>188.291666666667</text:p>
          </table:table-cell>
          <table:table-cell office:value-type="float" office:value="99.9945833333333" calcext:value-type="float">
            <text:p>99.9945833333333</text:p>
          </table:table-cell>
          <table:table-cell table:number-columns-repeated="11"/>
        </table:table-row>
        <table:table-row table:style-name="ro1">
          <table:table-cell office:value-type="float" office:value="192.875" calcext:value-type="float">
            <text:p>192.875</text:p>
          </table:table-cell>
          <table:table-cell office:value-type="float" office:value="99.9958333333334" calcext:value-type="float">
            <text:p>99.9958333333334</text:p>
          </table:table-cell>
          <table:table-cell table:number-columns-repeated="11"/>
        </table:table-row>
        <table:table-row table:style-name="ro1">
          <table:table-cell office:value-type="float" office:value="193.708333333333" calcext:value-type="float">
            <text:p>193.708333333333</text:p>
          </table:table-cell>
          <table:table-cell office:value-type="float" office:value="99.9966666666666" calcext:value-type="float">
            <text:p>99.9966666666666</text:p>
          </table:table-cell>
          <table:table-cell table:number-columns-repeated="11"/>
        </table:table-row>
        <table:table-row table:style-name="ro1">
          <table:table-cell office:value-type="float" office:value="195.791666666667" calcext:value-type="float">
            <text:p>195.791666666667</text:p>
          </table:table-cell>
          <table:table-cell office:value-type="float" office:value="99.9979166666666" calcext:value-type="float">
            <text:p>99.9979166666666</text:p>
          </table:table-cell>
          <table:table-cell table:number-columns-repeated="11"/>
        </table:table-row>
        <table:table-row table:style-name="ro1">
          <table:table-cell office:value-type="float" office:value="196.208333333334" calcext:value-type="float">
            <text:p>196.208333333334</text:p>
          </table:table-cell>
          <table:table-cell office:value-type="float" office:value="99.9983333333334" calcext:value-type="float">
            <text:p>99.9983333333334</text:p>
          </table:table-cell>
          <table:table-cell table:number-columns-repeated="11"/>
        </table:table-row>
        <table:table-row table:style-name="ro1">
          <table:table-cell office:value-type="float" office:value="197.458333333334" calcext:value-type="float">
            <text:p>197.458333333334</text:p>
          </table:table-cell>
          <table:table-cell office:value-type="float" office:value="99.9991666666667" calcext:value-type="float">
            <text:p>99.9991666666667</text:p>
          </table:table-cell>
          <table:table-cell table:number-columns-repeated="11"/>
        </table:table-row>
        <table:table-row table:style-name="ro1">
          <table:table-cell office:value-type="float" office:value="199.125" calcext:value-type="float">
            <text:p>199.125</text:p>
          </table:table-cell>
          <table:table-cell office:value-type="float" office:value="99.9995833333334" calcext:value-type="float">
            <text:p>99.9995833333334</text:p>
          </table:table-cell>
          <table:table-cell table:number-columns-repeated="11"/>
        </table:table-row>
        <table:table-row table:style-name="ro1">
          <table:table-cell office:value-type="float" office:value="203.291666666667" calcext:value-type="float">
            <text:p>203.291666666667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table:style-name="ce4" office:value-type="float" office:value="138109.666666667" calcext:value-type="float">
            <text:p>1381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t k6</text:p>
          </table:table-cell>
          <table:table-cell table:number-columns-repeated="12"/>
        </table:table-row>
        <table:table-row table:style-name="ro1">
          <table:table-cell office:value-type="float" office:value="1.11916666666666" calcext:value-type="float">
            <text:p>1.11916666666666</text:p>
          </table:table-cell>
          <table:table-cell office:value-type="float" office:value="0.0570833333333333" calcext:value-type="float">
            <text:p>0.057083333333333</text:p>
          </table:table-cell>
          <table:table-cell table:number-columns-repeated="2"/>
          <table:table-cell office:value-type="string" calcext:value-type="string">
            <text:p>0 – 1</text:p>
          </table:table-cell>
          <table:table-cell office:value-type="float" office:value="1.11916666666666" calcext:value-type="float">
            <text:p>1.11916666666666</text:p>
          </table:table-cell>
          <table:table-cell office:value-type="float" office:value="0.0570833333333333" calcext:value-type="float">
            <text:p>0.057083333333333</text:p>
          </table:table-cell>
          <table:table-cell table:formula="of:=[.G831]*[.$E$829]/100" office:value-type="float" office:value="78.837601388889" calcext:value-type="float">
            <text:p>78.837601388889</text:p>
          </table:table-cell>
          <table:table-cell table:formula="of:=[.H831]" office:value-type="float" office:value="78.837601388889" calcext:value-type="float">
            <text:p>78.837601388889</text:p>
          </table:table-cell>
          <table:table-cell table:formula="of:=[.I831]*100/[.$E$829]" office:value-type="float" office:value="0.0570833333333333" calcext:value-type="float">
            <text:p>0.057083333333333</text:p>
          </table:table-cell>
          <table:table-cell table:number-columns-repeated="3"/>
        </table:table-row>
        <table:table-row table:style-name="ro1">
          <table:table-cell office:value-type="float" office:value="1.19416666666667" calcext:value-type="float">
            <text:p>1.19416666666667</text:p>
          </table:table-cell>
          <table:table-cell office:value-type="float" office:value="0.37375" calcext:value-type="float">
            <text:p>0.37375</text:p>
          </table:table-cell>
          <table:table-cell table:number-columns-repeated="2"/>
          <table:table-cell office:value-type="string" calcext:value-type="string">
            <text:p>1 – 1.70</text:p>
          </table:table-cell>
          <table:table-cell table:formula="of:=AVERAGE([.A838];[.A839])" office:value-type="float" office:value="1.70083333333333" calcext:value-type="float">
            <text:p>1.70083333333333</text:p>
          </table:table-cell>
          <table:table-cell office:value-type="float" office:value="0.25" calcext:value-type="float">
            <text:p>0.25</text:p>
          </table:table-cell>
          <table:table-cell table:formula="of:=[.G832]*[.$E$829]" office:value-type="float" office:value="34527.4166666668" calcext:value-type="float">
            <text:p>34527.4166666668</text:p>
          </table:table-cell>
          <table:table-cell table:formula="of:=[.H832]-[.H831]" office:value-type="float" office:value="34448.5790652779" calcext:value-type="float">
            <text:p>34448.5790652779</text:p>
          </table:table-cell>
          <table:table-cell table:formula="of:=[.I832]*100/[.$E$829]" office:value-type="float" office:value="24.9429166666667" calcext:value-type="float">
            <text:p>24.9429166666667</text:p>
          </table:table-cell>
          <table:table-cell table:number-columns-repeated="3"/>
        </table:table-row>
        <table:table-row table:style-name="ro1">
          <table:table-cell office:value-type="float" office:value="1.27291666666667" calcext:value-type="float">
            <text:p>1.27291666666667</text:p>
          </table:table-cell>
          <table:table-cell office:value-type="float" office:value="1.485" calcext:value-type="float">
            <text:p>1.485</text:p>
          </table:table-cell>
          <table:table-cell table:number-columns-repeated="2"/>
          <table:table-cell office:value-type="string" calcext:value-type="string">
            <text:p>1 – 2</text:p>
          </table:table-cell>
          <table:table-cell office:value-type="float" office:value="2.08333333333333" calcext:value-type="float">
            <text:p>2.08333333333333</text:p>
          </table:table-cell>
          <table:table-cell office:value-type="float" office:value="42.1733333333333" calcext:value-type="float">
            <text:p>42.1733333333333</text:p>
          </table:table-cell>
          <table:table-cell table:formula="of:=[.G833]*[.$E$829]/100" office:value-type="float" office:value="58245.450088889" calcext:value-type="float">
            <text:p>58245.450088889</text:p>
          </table:table-cell>
          <table:table-cell table:formula="of:=[.H833]-[.H832]" office:value-type="float" office:value="23718.0334222222" calcext:value-type="float">
            <text:p>23718.0334222222</text:p>
          </table:table-cell>
          <table:table-cell table:formula="of:=[.I833]*100/[.$E$829]" office:value-type="float" office:value="17.1733333333333" calcext:value-type="float">
            <text:p>17.1733333333333</text:p>
          </table:table-cell>
          <table:table-cell table:number-columns-repeated="3"/>
        </table:table-row>
        <table:table-row table:style-name="ro1">
          <table:table-cell office:value-type="float" office:value="1.35083333333333" calcext:value-type="float">
            <text:p>1.35083333333333</text:p>
          </table:table-cell>
          <table:table-cell office:value-type="float" office:value="3.91291666666666" calcext:value-type="float">
            <text:p>3.91291666666666</text:p>
          </table:table-cell>
          <table:table-cell table:number-columns-repeated="2"/>
          <table:table-cell office:value-type="string" calcext:value-type="string">
            <text:p>2 – 2.33</text:p>
          </table:table-cell>
          <table:table-cell table:formula="of:=AVERAGE([.A845];[.A846])" office:value-type="float" office:value="2.33333333333333" calcext:value-type="float">
            <text:p>2.33333333333333</text:p>
          </table:table-cell>
          <table:table-cell office:value-type="float" office:value="0.5" calcext:value-type="float">
            <text:p>0.5</text:p>
          </table:table-cell>
          <table:table-cell table:formula="of:=[.G834]*[.$E$829]" office:value-type="float" office:value="69054.8333333335" calcext:value-type="float">
            <text:p>69054.8333333335</text:p>
          </table:table-cell>
          <table:table-cell table:formula="of:=[.H834]-[.H833]" office:value-type="float" office:value="10809.3832444445" calcext:value-type="float">
            <text:p>10809.3832444445</text:p>
          </table:table-cell>
          <table:table-cell table:formula="of:=[.I834]*100/[.$E$829]" office:value-type="float" office:value="7.8266666666667" calcext:value-type="float">
            <text:p>7.8266666666667</text:p>
          </table:table-cell>
          <table:table-cell table:number-columns-repeated="3"/>
        </table:table-row>
        <table:table-row table:style-name="ro1">
          <table:table-cell office:value-type="float" office:value="1.42833333333333" calcext:value-type="float">
            <text:p>1.42833333333333</text:p>
          </table:table-cell>
          <table:table-cell office:value-type="float" office:value="7.69833333333331" calcext:value-type="float">
            <text:p>7.69833333333331</text:p>
          </table:table-cell>
          <table:table-cell table:number-columns-repeated="2"/>
          <table:table-cell office:value-type="string" calcext:value-type="string">
            <text:p>2 – 3</text:p>
          </table:table-cell>
          <table:table-cell office:value-type="float" office:value="3.08333333333333" calcext:value-type="float">
            <text:p>3.08333333333333</text:p>
          </table:table-cell>
          <table:table-cell office:value-type="float" office:value="64.8804166666667" calcext:value-type="float">
            <text:p>64.8804166666667</text:p>
          </table:table-cell>
          <table:table-cell table:formula="of:=[.G835]*[.$E$829]/100" office:value-type="float" office:value="89606.127190278" calcext:value-type="float">
            <text:p>89606.127190278</text:p>
          </table:table-cell>
          <table:table-cell table:formula="of:=[.H835]-[.H834]" office:value-type="float" office:value="20551.2938569445" calcext:value-type="float">
            <text:p>20551.2938569445</text:p>
          </table:table-cell>
          <table:table-cell table:formula="of:=[.I835]*100/[.$E$829]" office:value-type="float" office:value="14.8804166666667" calcext:value-type="float">
            <text:p>14.8804166666667</text:p>
          </table:table-cell>
          <table:table-cell table:number-columns-repeated="3"/>
        </table:table-row>
        <table:table-row table:style-name="ro1">
          <table:table-cell office:value-type="float" office:value="1.50666666666667" calcext:value-type="float">
            <text:p>1.50666666666667</text:p>
          </table:table-cell>
          <table:table-cell office:value-type="float" office:value="12.45625" calcext:value-type="float">
            <text:p>12.45625</text:p>
          </table:table-cell>
          <table:table-cell table:number-columns-repeated="2"/>
          <table:table-cell office:value-type="string" calcext:value-type="string">
            <text:p>3 – 4</text:p>
          </table:table-cell>
          <table:table-cell office:value-type="float" office:value="4.08333333333333" calcext:value-type="float">
            <text:p>4.08333333333333</text:p>
          </table:table-cell>
          <table:table-cell office:value-type="float" office:value="72.9441666666667" calcext:value-type="float">
            <text:p>72.9441666666667</text:p>
          </table:table-cell>
          <table:table-cell table:formula="of:=[.G836]*[.$E$829]/100" office:value-type="float" office:value="100742.945436111" calcext:value-type="float">
            <text:p>100742.945436111</text:p>
          </table:table-cell>
          <table:table-cell table:formula="of:=[.H836]-[.H835]" office:value-type="float" office:value="11136.8182458334" calcext:value-type="float">
            <text:p>11136.8182458334</text:p>
          </table:table-cell>
          <table:table-cell table:formula="of:=[.I836]*100/[.$E$829]" office:value-type="float" office:value="8.06375" calcext:value-type="float">
            <text:p>8.06375</text:p>
          </table:table-cell>
          <table:table-cell table:number-columns-repeated="3"/>
        </table:table-row>
        <table:table-row table:style-name="ro1">
          <table:table-cell office:value-type="float" office:value="1.58458333333333" calcext:value-type="float">
            <text:p>1.58458333333333</text:p>
          </table:table-cell>
          <table:table-cell office:value-type="float" office:value="17.63625" calcext:value-type="float">
            <text:p>17.63625</text:p>
          </table:table-cell>
          <table:table-cell table:number-columns-repeated="2"/>
          <table:table-cell office:value-type="string" calcext:value-type="string">
            <text:p>4 – 4.33</text:p>
          </table:table-cell>
          <table:table-cell table:formula="of:=AVERAGE([.A865];[.A866])" office:value-type="float" office:value="4.33333333333333" calcext:value-type="float">
            <text:p>4.33333333333333</text:p>
          </table:table-cell>
          <table:table-cell office:value-type="float" office:value="0.75" calcext:value-type="float">
            <text:p>0.75</text:p>
          </table:table-cell>
          <table:table-cell table:formula="of:=[.G837]*[.$E$829]" office:value-type="float" office:value="103582.25" calcext:value-type="float">
            <text:p>103582.25</text:p>
          </table:table-cell>
          <table:table-cell table:formula="of:=[.H837]-[.H836]" office:value-type="float" office:value="2839.30456388886" calcext:value-type="float">
            <text:p>2839.30456388886</text:p>
          </table:table-cell>
          <table:table-cell table:formula="of:=[.I837]*100/[.$E$829]" office:value-type="float" office:value="2.05583333333331" calcext:value-type="float">
            <text:p>2.05583333333331</text:p>
          </table:table-cell>
          <table:table-cell table:number-columns-repeated="3"/>
        </table:table-row>
        <table:table-row table:style-name="ro1">
          <table:table-cell office:value-type="float" office:value="1.66208333333333" calcext:value-type="float">
            <text:p>1.66208333333333</text:p>
          </table:table-cell>
          <table:table-cell office:value-type="float" office:value="22.7033333333333" calcext:value-type="float">
            <text:p>22.7033333333333</text:p>
          </table:table-cell>
          <table:table-cell table:number-columns-repeated="2"/>
          <table:table-cell office:value-type="string" calcext:value-type="string">
            <text:p>4 – 5</text:p>
          </table:table-cell>
          <table:table-cell office:value-type="float" office:value="5.08333333333333" calcext:value-type="float">
            <text:p>5.08333333333333</text:p>
          </table:table-cell>
          <table:table-cell office:value-type="float" office:value="81.47125" calcext:value-type="float">
            <text:p>81.47125</text:p>
          </table:table-cell>
          <table:table-cell table:formula="of:=[.G838]*[.$E$829]/100" office:value-type="float" office:value="112519.671804167" calcext:value-type="float">
            <text:p>112519.671804167</text:p>
          </table:table-cell>
          <table:table-cell table:formula="of:=[.H838]-[.H837]" office:value-type="float" office:value="8937.42180416668" calcext:value-type="float">
            <text:p>8937.42180416668</text:p>
          </table:table-cell>
          <table:table-cell table:formula="of:=[.I838]*100/[.$E$829]" office:value-type="float" office:value="6.47124999999999" calcext:value-type="float">
            <text:p>6.47124999999999</text:p>
          </table:table-cell>
          <table:table-cell table:number-columns-repeated="3"/>
        </table:table-row>
        <table:table-row table:style-name="ro1">
          <table:table-cell office:value-type="float" office:value="1.73958333333333" calcext:value-type="float">
            <text:p>1.73958333333333</text:p>
          </table:table-cell>
          <table:table-cell office:value-type="float" office:value="27.4095833333333" calcext:value-type="float">
            <text:p>27.4095833333333</text:p>
          </table:table-cell>
          <table:table-cell table:number-columns-repeated="2"/>
          <table:table-cell office:value-type="string" calcext:value-type="string">
            <text:p>5 – 6</text:p>
          </table:table-cell>
          <table:table-cell office:value-type="float" office:value="6.08333333333333" calcext:value-type="float">
            <text:p>6.08333333333333</text:p>
          </table:table-cell>
          <table:table-cell office:value-type="float" office:value="87.7658333333333" calcext:value-type="float">
            <text:p>87.7658333333333</text:p>
          </table:table-cell>
          <table:table-cell table:formula="of:=[.G839]*[.$E$829]/100" office:value-type="float" office:value="121213.099863889" calcext:value-type="float">
            <text:p>121213.099863889</text:p>
          </table:table-cell>
          <table:table-cell table:formula="of:=[.H839]-[.H838]" office:value-type="float" office:value="8693.42805972221" calcext:value-type="float">
            <text:p>8693.42805972221</text:p>
          </table:table-cell>
          <table:table-cell table:formula="of:=[.I839]*100/[.$E$829]" office:value-type="float" office:value="6.29458333333331" calcext:value-type="float">
            <text:p>6.29458333333331</text:p>
          </table:table-cell>
          <table:table-cell table:number-columns-repeated="3"/>
        </table:table-row>
        <table:table-row table:style-name="ro1">
          <table:table-cell office:value-type="float" office:value="1.82083333333333" calcext:value-type="float">
            <text:p>1.82083333333333</text:p>
          </table:table-cell>
          <table:table-cell office:value-type="float" office:value="31.6466666666667" calcext:value-type="float">
            <text:p>31.6466666666667</text:p>
          </table:table-cell>
          <table:table-cell table:number-columns-repeated="2"/>
          <table:table-cell office:value-type="string" calcext:value-type="string">
            <text:p>6 – 7</text:p>
          </table:table-cell>
          <table:table-cell office:value-type="float" office:value="7.08333333333333" calcext:value-type="float">
            <text:p>7.08333333333333</text:p>
          </table:table-cell>
          <table:table-cell office:value-type="float" office:value="92.2970833333333" calcext:value-type="float">
            <text:p>92.2970833333333</text:p>
          </table:table-cell>
          <table:table-cell table:formula="of:=[.G840]*[.$E$829]/100" office:value-type="float" office:value="127471.194134723" calcext:value-type="float">
            <text:p>127471.194134723</text:p>
          </table:table-cell>
          <table:table-cell table:formula="of:=[.H840]-[.H839]" office:value-type="float" office:value="6258.09427083336" calcext:value-type="float">
            <text:p>6258.09427083336</text:p>
          </table:table-cell>
          <table:table-cell table:formula="of:=[.I840]*100/[.$E$829]" office:value-type="float" office:value="4.53125000000001" calcext:value-type="float">
            <text:p>4.53125000000001</text:p>
          </table:table-cell>
          <table:table-cell table:number-columns-repeated="3"/>
        </table:table-row>
        <table:table-row table:style-name="ro1">
          <table:table-cell office:value-type="float" office:value="1.90583333333333" calcext:value-type="float">
            <text:p>1.90583333333333</text:p>
          </table:table-cell>
          <table:table-cell office:value-type="float" office:value="35.4933333333334" calcext:value-type="float">
            <text:p>35.4933333333334</text:p>
          </table:table-cell>
          <table:table-cell table:number-columns-repeated="2"/>
          <table:table-cell office:value-type="string" calcext:value-type="string">
            <text:p>7 – 8</text:p>
          </table:table-cell>
          <table:table-cell office:value-type="float" office:value="8.08333333333333" calcext:value-type="float">
            <text:p>8.08333333333333</text:p>
          </table:table-cell>
          <table:table-cell office:value-type="float" office:value="95.6804166666666" calcext:value-type="float">
            <text:p>95.6804166666666</text:p>
          </table:table-cell>
          <table:table-cell table:formula="of:=[.G841]*[.$E$829]/100" office:value-type="float" office:value="132143.904523611" calcext:value-type="float">
            <text:p>132143.904523611</text:p>
          </table:table-cell>
          <table:table-cell table:formula="of:=[.H841]-[.H840]" office:value-type="float" office:value="4672.71038888885" calcext:value-type="float">
            <text:p>4672.71038888885</text:p>
          </table:table-cell>
          <table:table-cell table:formula="of:=[.I841]*100/[.$E$829]" office:value-type="float" office:value="3.3833333333333" calcext:value-type="float">
            <text:p>3.3833333333333</text:p>
          </table:table-cell>
          <table:table-cell table:number-columns-repeated="3"/>
        </table:table-row>
        <table:table-row table:style-name="ro1">
          <table:table-cell office:value-type="float" office:value="1.99458333333333" calcext:value-type="float">
            <text:p>1.99458333333333</text:p>
          </table:table-cell>
          <table:table-cell office:value-type="float" office:value="38.9154166666667" calcext:value-type="float">
            <text:p>38.9154166666667</text:p>
          </table:table-cell>
          <table:table-cell table:number-columns-repeated="2"/>
          <table:table-cell office:value-type="string" calcext:value-type="string">
            <text:p>8 – 9</text:p>
          </table:table-cell>
          <table:table-cell office:value-type="float" office:value="9.0875" calcext:value-type="float">
            <text:p>9.0875</text:p>
          </table:table-cell>
          <table:table-cell office:value-type="float" office:value="97.54875" calcext:value-type="float">
            <text:p>97.54875</text:p>
          </table:table-cell>
          <table:table-cell table:formula="of:=[.G842]*[.$E$829]/100" office:value-type="float" office:value="134724.2534625" calcext:value-type="float">
            <text:p>134724.2534625</text:p>
          </table:table-cell>
          <table:table-cell table:formula="of:=[.H842]-[.H841]" office:value-type="float" office:value="2580.34893888896" calcext:value-type="float">
            <text:p>2580.34893888896</text:p>
          </table:table-cell>
          <table:table-cell table:formula="of:=[.I842]*100/[.$E$829]" office:value-type="float" office:value="1.86833333333338" calcext:value-type="float">
            <text:p>1.86833333333338</text:p>
          </table:table-cell>
          <table:table-cell table:number-columns-repeated="3"/>
        </table:table-row>
        <table:table-row table:style-name="ro1">
          <table:table-cell office:value-type="float" office:value="2.08333333333333" calcext:value-type="float">
            <text:p>2.08333333333333</text:p>
          </table:table-cell>
          <table:table-cell office:value-type="float" office:value="42.1733333333333" calcext:value-type="float">
            <text:p>42.1733333333333</text:p>
          </table:table-cell>
          <table:table-cell table:number-columns-repeated="2"/>
          <table:table-cell office:value-type="string" calcext:value-type="string">
            <text:p>9 – 14.38</text:p>
          </table:table-cell>
          <table:table-cell office:value-type="float" office:value="14.3791666666667" calcext:value-type="float">
            <text:p>14.3791666666667</text:p>
          </table:table-cell>
          <table:table-cell office:value-type="float" office:value="0.99" calcext:value-type="float">
            <text:p>0.99</text:p>
          </table:table-cell>
          <table:table-cell table:formula="of:=[.G843]*[.$E$829]" office:value-type="float" office:value="136728.57" calcext:value-type="float">
            <text:p>136728.57</text:p>
          </table:table-cell>
          <table:table-cell table:formula="of:=[.H843]-[.H842]" office:value-type="float" office:value="2004.31653750001" calcext:value-type="float">
            <text:p>2004.31653750001</text:p>
          </table:table-cell>
          <table:table-cell table:formula="of:=[.I843]*100/[.$E$829]" office:value-type="float" office:value="1.45125" calcext:value-type="float">
            <text:p>1.45125</text:p>
          </table:table-cell>
          <table:table-cell table:number-columns-repeated="3"/>
        </table:table-row>
        <table:table-row table:style-name="ro1">
          <table:table-cell office:value-type="float" office:value="2.18333333333333" calcext:value-type="float">
            <text:p>2.18333333333333</text:p>
          </table:table-cell>
          <table:table-cell office:value-type="float" office:value="45.31375" calcext:value-type="float">
            <text:p>45.31375</text:p>
          </table:table-cell>
          <table:table-cell table:number-columns-repeated="2"/>
          <table:table-cell office:value-type="string" calcext:value-type="string">
            <text:p>&gt; 14.38</text:p>
          </table:table-cell>
          <table:table-cell office:value-type="float" office:value="202.333333333333" calcext:value-type="float">
            <text:p>202.333333333333</text:p>
          </table:table-cell>
          <table:table-cell office:value-type="float" office:value="1" calcext:value-type="float">
            <text:p>1</text:p>
          </table:table-cell>
          <table:table-cell table:formula="of:=[.G844]*[.$E$829]" office:value-type="float" office:value="138109.666666667" calcext:value-type="float">
            <text:p>138109.666666667</text:p>
          </table:table-cell>
          <table:table-cell table:formula="of:=[.H844]-[.H843]" office:value-type="float" office:value="1381.09666666668" calcext:value-type="float">
            <text:p>1381.09666666668</text:p>
          </table:table-cell>
          <table:table-cell table:formula="of:=[.I844]*100/[.$E$829]" office:value-type="float" office:value="1.00000000000001" calcext:value-type="float">
            <text:p>1.00000000000001</text:p>
          </table:table-cell>
          <table:table-cell table:number-columns-repeated="3"/>
        </table:table-row>
        <table:table-row table:style-name="ro1">
          <table:table-cell office:value-type="float" office:value="2.28333333333333" calcext:value-type="float">
            <text:p>2.28333333333333</text:p>
          </table:table-cell>
          <table:table-cell office:value-type="float" office:value="48.3975" calcext:value-type="float">
            <text:p>48.3975</text:p>
          </table:table-cell>
          <table:table-cell table:number-columns-repeated="11"/>
        </table:table-row>
        <table:table-row table:style-name="ro1">
          <table:table-cell office:value-type="float" office:value="2.38333333333333" calcext:value-type="float">
            <text:p>2.38333333333333</text:p>
          </table:table-cell>
          <table:table-cell office:value-type="float" office:value="51.3558333333334" calcext:value-type="float">
            <text:p>51.3558333333334</text:p>
          </table:table-cell>
          <table:table-cell table:number-columns-repeated="3"/>
          <table:table-cell office:value-type="float" office:value="0.0570833333333333" calcext:value-type="float">
            <text:p>0.057083333333333</text:p>
          </table:table-cell>
          <table:table-cell table:number-columns-repeated="7"/>
        </table:table-row>
        <table:table-row table:style-name="ro1">
          <table:table-cell office:value-type="float" office:value="2.48333333333333" calcext:value-type="float">
            <text:p>2.48333333333333</text:p>
          </table:table-cell>
          <table:table-cell office:value-type="float" office:value="54.1220833333334" calcext:value-type="float">
            <text:p>54.1220833333334</text:p>
          </table:table-cell>
          <table:table-cell table:number-columns-repeated="3"/>
          <table:table-cell office:value-type="float" office:value="24.9429166666667" calcext:value-type="float">
            <text:p>24.9429166666667</text:p>
          </table:table-cell>
          <table:table-cell table:number-columns-repeated="7"/>
        </table:table-row>
        <table:table-row table:style-name="ro1">
          <table:table-cell office:value-type="float" office:value="2.58333333333333" calcext:value-type="float">
            <text:p>2.58333333333333</text:p>
          </table:table-cell>
          <table:table-cell office:value-type="float" office:value="56.5845833333334" calcext:value-type="float">
            <text:p>56.5845833333334</text:p>
          </table:table-cell>
          <table:table-cell table:number-columns-repeated="3"/>
          <table:table-cell office:value-type="float" office:value="17.1733333333333" calcext:value-type="float">
            <text:p>17.1733333333333</text:p>
          </table:table-cell>
          <table:table-cell table:number-columns-repeated="7"/>
        </table:table-row>
        <table:table-row table:style-name="ro1">
          <table:table-cell office:value-type="float" office:value="2.68333333333333" calcext:value-type="float">
            <text:p>2.68333333333333</text:p>
          </table:table-cell>
          <table:table-cell office:value-type="float" office:value="58.7870833333334" calcext:value-type="float">
            <text:p>58.7870833333334</text:p>
          </table:table-cell>
          <table:table-cell table:number-columns-repeated="3"/>
          <table:table-cell office:value-type="float" office:value="7.8266666666667" calcext:value-type="float">
            <text:p>7.8266666666667</text:p>
          </table:table-cell>
          <table:table-cell table:number-columns-repeated="7"/>
        </table:table-row>
        <table:table-row table:style-name="ro1">
          <table:table-cell office:value-type="float" office:value="2.78333333333333" calcext:value-type="float">
            <text:p>2.78333333333333</text:p>
          </table:table-cell>
          <table:table-cell office:value-type="float" office:value="60.6608333333334" calcext:value-type="float">
            <text:p>60.6608333333334</text:p>
          </table:table-cell>
          <table:table-cell table:number-columns-repeated="3"/>
          <table:table-cell office:value-type="float" office:value="14.8804166666667" calcext:value-type="float">
            <text:p>14.8804166666667</text:p>
          </table:table-cell>
          <table:table-cell table:number-columns-repeated="7"/>
        </table:table-row>
        <table:table-row table:style-name="ro1">
          <table:table-cell office:value-type="float" office:value="2.88333333333333" calcext:value-type="float">
            <text:p>2.88333333333333</text:p>
          </table:table-cell>
          <table:table-cell office:value-type="float" office:value="62.26625" calcext:value-type="float">
            <text:p>62.26625</text:p>
          </table:table-cell>
          <table:table-cell table:number-columns-repeated="3"/>
          <table:table-cell office:value-type="float" office:value="8.06375" calcext:value-type="float">
            <text:p>8.06375</text:p>
          </table:table-cell>
          <table:table-cell table:number-columns-repeated="7"/>
        </table:table-row>
        <table:table-row table:style-name="ro1">
          <table:table-cell office:value-type="float" office:value="2.98333333333333" calcext:value-type="float">
            <text:p>2.98333333333333</text:p>
          </table:table-cell>
          <table:table-cell office:value-type="float" office:value="63.685" calcext:value-type="float">
            <text:p>63.685</text:p>
          </table:table-cell>
          <table:table-cell table:number-columns-repeated="3"/>
          <table:table-cell office:value-type="float" office:value="2.05583333333331" calcext:value-type="float">
            <text:p>2.05583333333331</text:p>
          </table:table-cell>
          <table:table-cell table:number-columns-repeated="7"/>
        </table:table-row>
        <table:table-row table:style-name="ro1">
          <table:table-cell office:value-type="float" office:value="3.08333333333333" calcext:value-type="float">
            <text:p>3.08333333333333</text:p>
          </table:table-cell>
          <table:table-cell office:value-type="float" office:value="64.8804166666667" calcext:value-type="float">
            <text:p>64.8804166666667</text:p>
          </table:table-cell>
          <table:table-cell table:number-columns-repeated="3"/>
          <table:table-cell office:value-type="float" office:value="6.47124999999999" calcext:value-type="float">
            <text:p>6.47124999999999</text:p>
          </table:table-cell>
          <table:table-cell table:number-columns-repeated="7"/>
        </table:table-row>
        <table:table-row table:style-name="ro1">
          <table:table-cell office:value-type="float" office:value="3.18333333333333" calcext:value-type="float">
            <text:p>3.18333333333333</text:p>
          </table:table-cell>
          <table:table-cell office:value-type="float" office:value="65.985" calcext:value-type="float">
            <text:p>65.985</text:p>
          </table:table-cell>
          <table:table-cell table:number-columns-repeated="3"/>
          <table:table-cell office:value-type="float" office:value="6.29458333333331" calcext:value-type="float">
            <text:p>6.29458333333331</text:p>
          </table:table-cell>
          <table:table-cell table:number-columns-repeated="7"/>
        </table:table-row>
        <table:table-row table:style-name="ro1">
          <table:table-cell office:value-type="float" office:value="3.28333333333333" calcext:value-type="float">
            <text:p>3.28333333333333</text:p>
          </table:table-cell>
          <table:table-cell office:value-type="float" office:value="66.935" calcext:value-type="float">
            <text:p>66.935</text:p>
          </table:table-cell>
          <table:table-cell table:number-columns-repeated="3"/>
          <table:table-cell office:value-type="float" office:value="4.53125000000001" calcext:value-type="float">
            <text:p>4.53125000000001</text:p>
          </table:table-cell>
          <table:table-cell table:number-columns-repeated="7"/>
        </table:table-row>
        <table:table-row table:style-name="ro1">
          <table:table-cell office:value-type="float" office:value="3.38333333333333" calcext:value-type="float">
            <text:p>3.38333333333333</text:p>
          </table:table-cell>
          <table:table-cell office:value-type="float" office:value="67.8104166666666" calcext:value-type="float">
            <text:p>67.8104166666666</text:p>
          </table:table-cell>
          <table:table-cell table:number-columns-repeated="3"/>
          <table:table-cell office:value-type="float" office:value="3.3833333333333" calcext:value-type="float">
            <text:p>3.3833333333333</text:p>
          </table:table-cell>
          <table:table-cell table:number-columns-repeated="7"/>
        </table:table-row>
        <table:table-row table:style-name="ro1">
          <table:table-cell office:value-type="float" office:value="3.48333333333333" calcext:value-type="float">
            <text:p>3.48333333333333</text:p>
          </table:table-cell>
          <table:table-cell office:value-type="float" office:value="68.6141666666667" calcext:value-type="float">
            <text:p>68.6141666666667</text:p>
          </table:table-cell>
          <table:table-cell table:number-columns-repeated="3"/>
          <table:table-cell office:value-type="float" office:value="1.86833333333338" calcext:value-type="float">
            <text:p>1.86833333333338</text:p>
          </table:table-cell>
          <table:table-cell table:number-columns-repeated="7"/>
        </table:table-row>
        <table:table-row table:style-name="ro1">
          <table:table-cell office:value-type="float" office:value="3.58333333333333" calcext:value-type="float">
            <text:p>3.58333333333333</text:p>
          </table:table-cell>
          <table:table-cell office:value-type="float" office:value="69.3541666666667" calcext:value-type="float">
            <text:p>69.3541666666667</text:p>
          </table:table-cell>
          <table:table-cell table:number-columns-repeated="3"/>
          <table:table-cell office:value-type="float" office:value="1.45125" calcext:value-type="float">
            <text:p>1.45125</text:p>
          </table:table-cell>
          <table:table-cell table:number-columns-repeated="7"/>
        </table:table-row>
        <table:table-row table:style-name="ro1">
          <table:table-cell office:value-type="float" office:value="3.68333333333333" calcext:value-type="float">
            <text:p>3.68333333333333</text:p>
          </table:table-cell>
          <table:table-cell office:value-type="float" office:value="70.06875" calcext:value-type="float">
            <text:p>70.06875</text:p>
          </table:table-cell>
          <table:table-cell table:number-columns-repeated="3"/>
          <table:table-cell office:value-type="float" office:value="1.00000000000001" calcext:value-type="float">
            <text:p>1.00000000000001</text:p>
          </table:table-cell>
          <table:table-cell table:number-columns-repeated="7"/>
        </table:table-row>
        <table:table-row table:style-name="ro1">
          <table:table-cell office:value-type="float" office:value="3.78333333333333" calcext:value-type="float">
            <text:p>3.78333333333333</text:p>
          </table:table-cell>
          <table:table-cell office:value-type="float" office:value="70.7629166666667" calcext:value-type="float">
            <text:p>70.7629166666667</text:p>
          </table:table-cell>
          <table:table-cell table:number-columns-repeated="11"/>
        </table:table-row>
        <table:table-row table:style-name="ro1">
          <table:table-cell office:value-type="float" office:value="3.88333333333333" calcext:value-type="float">
            <text:p>3.88333333333333</text:p>
          </table:table-cell>
          <table:table-cell office:value-type="float" office:value="71.4804166666667" calcext:value-type="float">
            <text:p>71.4804166666667</text:p>
          </table:table-cell>
          <table:table-cell table:number-columns-repeated="11"/>
        </table:table-row>
        <table:table-row table:style-name="ro1">
          <table:table-cell office:value-type="float" office:value="3.98333333333333" calcext:value-type="float">
            <text:p>3.98333333333333</text:p>
          </table:table-cell>
          <table:table-cell office:value-type="float" office:value="72.1958333333334" calcext:value-type="float">
            <text:p>72.1958333333334</text:p>
          </table:table-cell>
          <table:table-cell table:number-columns-repeated="11"/>
        </table:table-row>
        <table:table-row table:style-name="ro1">
          <table:table-cell office:value-type="float" office:value="4.08333333333333" calcext:value-type="float">
            <text:p>4.08333333333333</text:p>
          </table:table-cell>
          <table:table-cell office:value-type="float" office:value="72.9441666666667" calcext:value-type="float">
            <text:p>72.9441666666667</text:p>
          </table:table-cell>
          <table:table-cell table:number-columns-repeated="11"/>
        </table:table-row>
        <table:table-row table:style-name="ro1">
          <table:table-cell office:value-type="float" office:value="4.18333333333333" calcext:value-type="float">
            <text:p>4.18333333333333</text:p>
          </table:table-cell>
          <table:table-cell office:value-type="float" office:value="73.7366666666667" calcext:value-type="float">
            <text:p>73.7366666666667</text:p>
          </table:table-cell>
          <table:table-cell table:number-columns-repeated="11"/>
        </table:table-row>
        <table:table-row table:style-name="ro1">
          <table:table-cell office:value-type="float" office:value="4.28333333333333" calcext:value-type="float">
            <text:p>4.28333333333333</text:p>
          </table:table-cell>
          <table:table-cell office:value-type="float" office:value="74.56875" calcext:value-type="float">
            <text:p>74.56875</text:p>
          </table:table-cell>
          <table:table-cell table:number-columns-repeated="11"/>
        </table:table-row>
        <table:table-row table:style-name="ro1">
          <table:table-cell office:value-type="float" office:value="4.38333333333333" calcext:value-type="float">
            <text:p>4.38333333333333</text:p>
          </table:table-cell>
          <table:table-cell office:value-type="float" office:value="75.4554166666667" calcext:value-type="float">
            <text:p>75.4554166666667</text:p>
          </table:table-cell>
          <table:table-cell table:number-columns-repeated="11"/>
        </table:table-row>
        <table:table-row table:style-name="ro1">
          <table:table-cell office:value-type="float" office:value="4.48333333333333" calcext:value-type="float">
            <text:p>4.48333333333333</text:p>
          </table:table-cell>
          <table:table-cell office:value-type="float" office:value="76.3333333333333" calcext:value-type="float">
            <text:p>76.3333333333333</text:p>
          </table:table-cell>
          <table:table-cell table:number-columns-repeated="11"/>
        </table:table-row>
        <table:table-row table:style-name="ro1">
          <table:table-cell office:value-type="float" office:value="4.58333333333333" calcext:value-type="float">
            <text:p>4.58333333333333</text:p>
          </table:table-cell>
          <table:table-cell office:value-type="float" office:value="77.2175" calcext:value-type="float">
            <text:p>77.2175</text:p>
          </table:table-cell>
          <table:table-cell table:number-columns-repeated="11"/>
        </table:table-row>
        <table:table-row table:style-name="ro1">
          <table:table-cell office:value-type="float" office:value="4.68333333333333" calcext:value-type="float">
            <text:p>4.68333333333333</text:p>
          </table:table-cell>
          <table:table-cell office:value-type="float" office:value="78.0691666666667" calcext:value-type="float">
            <text:p>78.0691666666667</text:p>
          </table:table-cell>
          <table:table-cell table:number-columns-repeated="11"/>
        </table:table-row>
        <table:table-row table:style-name="ro1">
          <table:table-cell office:value-type="float" office:value="4.78333333333333" calcext:value-type="float">
            <text:p>4.78333333333333</text:p>
          </table:table-cell>
          <table:table-cell office:value-type="float" office:value="78.9683333333333" calcext:value-type="float">
            <text:p>78.9683333333333</text:p>
          </table:table-cell>
          <table:table-cell table:number-columns-repeated="11"/>
        </table:table-row>
        <table:table-row table:style-name="ro1">
          <table:table-cell office:value-type="float" office:value="4.88333333333333" calcext:value-type="float">
            <text:p>4.88333333333333</text:p>
          </table:table-cell>
          <table:table-cell office:value-type="float" office:value="79.84125" calcext:value-type="float">
            <text:p>79.84125</text:p>
          </table:table-cell>
          <table:table-cell table:number-columns-repeated="11"/>
        </table:table-row>
        <table:table-row table:style-name="ro1">
          <table:table-cell office:value-type="float" office:value="4.98333333333333" calcext:value-type="float">
            <text:p>4.98333333333333</text:p>
          </table:table-cell>
          <table:table-cell office:value-type="float" office:value="80.6833333333334" calcext:value-type="float">
            <text:p>80.6833333333334</text:p>
          </table:table-cell>
          <table:table-cell table:number-columns-repeated="11"/>
        </table:table-row>
        <table:table-row table:style-name="ro1">
          <table:table-cell office:value-type="float" office:value="5.08333333333333" calcext:value-type="float">
            <text:p>5.08333333333333</text:p>
          </table:table-cell>
          <table:table-cell office:value-type="float" office:value="81.47125" calcext:value-type="float">
            <text:p>81.47125</text:p>
          </table:table-cell>
          <table:table-cell table:number-columns-repeated="11"/>
        </table:table-row>
        <table:table-row table:style-name="ro1">
          <table:table-cell office:value-type="float" office:value="5.18333333333333" calcext:value-type="float">
            <text:p>5.18333333333333</text:p>
          </table:table-cell>
          <table:table-cell office:value-type="float" office:value="82.2158333333334" calcext:value-type="float">
            <text:p>82.2158333333334</text:p>
          </table:table-cell>
          <table:table-cell table:number-columns-repeated="11"/>
        </table:table-row>
        <table:table-row table:style-name="ro1">
          <table:table-cell office:value-type="float" office:value="5.28333333333333" calcext:value-type="float">
            <text:p>5.28333333333333</text:p>
          </table:table-cell>
          <table:table-cell office:value-type="float" office:value="82.9704166666667" calcext:value-type="float">
            <text:p>82.9704166666667</text:p>
          </table:table-cell>
          <table:table-cell table:number-columns-repeated="11"/>
        </table:table-row>
        <table:table-row table:style-name="ro1">
          <table:table-cell office:value-type="float" office:value="5.38333333333333" calcext:value-type="float">
            <text:p>5.38333333333333</text:p>
          </table:table-cell>
          <table:table-cell office:value-type="float" office:value="83.6783333333333" calcext:value-type="float">
            <text:p>83.6783333333333</text:p>
          </table:table-cell>
          <table:table-cell table:number-columns-repeated="11"/>
        </table:table-row>
        <table:table-row table:style-name="ro1">
          <table:table-cell office:value-type="float" office:value="5.48333333333333" calcext:value-type="float">
            <text:p>5.48333333333333</text:p>
          </table:table-cell>
          <table:table-cell office:value-type="float" office:value="84.3229166666667" calcext:value-type="float">
            <text:p>84.3229166666667</text:p>
          </table:table-cell>
          <table:table-cell table:number-columns-repeated="11"/>
        </table:table-row>
        <table:table-row table:style-name="ro1">
          <table:table-cell office:value-type="float" office:value="5.58333333333333" calcext:value-type="float">
            <text:p>5.58333333333333</text:p>
          </table:table-cell>
          <table:table-cell office:value-type="float" office:value="84.9791666666667" calcext:value-type="float">
            <text:p>84.9791666666667</text:p>
          </table:table-cell>
          <table:table-cell table:number-columns-repeated="11"/>
        </table:table-row>
        <table:table-row table:style-name="ro1">
          <table:table-cell office:value-type="float" office:value="5.68333333333333" calcext:value-type="float">
            <text:p>5.68333333333333</text:p>
          </table:table-cell>
          <table:table-cell office:value-type="float" office:value="85.5995833333334" calcext:value-type="float">
            <text:p>85.5995833333334</text:p>
          </table:table-cell>
          <table:table-cell table:number-columns-repeated="11"/>
        </table:table-row>
        <table:table-row table:style-name="ro1">
          <table:table-cell office:value-type="float" office:value="5.78333333333333" calcext:value-type="float">
            <text:p>5.78333333333333</text:p>
          </table:table-cell>
          <table:table-cell office:value-type="float" office:value="86.155" calcext:value-type="float">
            <text:p>86.155</text:p>
          </table:table-cell>
          <table:table-cell table:number-columns-repeated="11"/>
        </table:table-row>
        <table:table-row table:style-name="ro1">
          <table:table-cell office:value-type="float" office:value="5.88333333333333" calcext:value-type="float">
            <text:p>5.88333333333333</text:p>
          </table:table-cell>
          <table:table-cell office:value-type="float" office:value="86.7066666666667" calcext:value-type="float">
            <text:p>86.7066666666667</text:p>
          </table:table-cell>
          <table:table-cell table:number-columns-repeated="11"/>
        </table:table-row>
        <table:table-row table:style-name="ro1">
          <table:table-cell office:value-type="float" office:value="5.98333333333333" calcext:value-type="float">
            <text:p>5.98333333333333</text:p>
          </table:table-cell>
          <table:table-cell office:value-type="float" office:value="87.2425" calcext:value-type="float">
            <text:p>87.2425</text:p>
          </table:table-cell>
          <table:table-cell table:number-columns-repeated="11"/>
        </table:table-row>
        <table:table-row table:style-name="ro1">
          <table:table-cell office:value-type="float" office:value="6.08333333333333" calcext:value-type="float">
            <text:p>6.08333333333333</text:p>
          </table:table-cell>
          <table:table-cell office:value-type="float" office:value="87.7658333333333" calcext:value-type="float">
            <text:p>87.7658333333333</text:p>
          </table:table-cell>
          <table:table-cell table:number-columns-repeated="11"/>
        </table:table-row>
        <table:table-row table:style-name="ro1">
          <table:table-cell office:value-type="float" office:value="6.18333333333333" calcext:value-type="float">
            <text:p>6.18333333333333</text:p>
          </table:table-cell>
          <table:table-cell office:value-type="float" office:value="88.2679166666667" calcext:value-type="float">
            <text:p>88.2679166666667</text:p>
          </table:table-cell>
          <table:table-cell table:number-columns-repeated="11"/>
        </table:table-row>
        <table:table-row table:style-name="ro1">
          <table:table-cell office:value-type="float" office:value="6.28333333333333" calcext:value-type="float">
            <text:p>6.28333333333333</text:p>
          </table:table-cell>
          <table:table-cell office:value-type="float" office:value="88.75375" calcext:value-type="float">
            <text:p>88.75375</text:p>
          </table:table-cell>
          <table:table-cell table:number-columns-repeated="11"/>
        </table:table-row>
        <table:table-row table:style-name="ro1">
          <table:table-cell office:value-type="float" office:value="6.38333333333333" calcext:value-type="float">
            <text:p>6.38333333333333</text:p>
          </table:table-cell>
          <table:table-cell office:value-type="float" office:value="89.2516666666667" calcext:value-type="float">
            <text:p>89.2516666666667</text:p>
          </table:table-cell>
          <table:table-cell table:number-columns-repeated="11"/>
        </table:table-row>
        <table:table-row table:style-name="ro1">
          <table:table-cell office:value-type="float" office:value="6.48333333333333" calcext:value-type="float">
            <text:p>6.48333333333333</text:p>
          </table:table-cell>
          <table:table-cell office:value-type="float" office:value="89.7341666666667" calcext:value-type="float">
            <text:p>89.7341666666667</text:p>
          </table:table-cell>
          <table:table-cell table:number-columns-repeated="11"/>
        </table:table-row>
        <table:table-row table:style-name="ro1">
          <table:table-cell office:value-type="float" office:value="6.58333333333333" calcext:value-type="float">
            <text:p>6.58333333333333</text:p>
          </table:table-cell>
          <table:table-cell office:value-type="float" office:value="90.1795833333334" calcext:value-type="float">
            <text:p>90.1795833333334</text:p>
          </table:table-cell>
          <table:table-cell table:number-columns-repeated="11"/>
        </table:table-row>
        <table:table-row table:style-name="ro1">
          <table:table-cell office:value-type="float" office:value="6.68333333333333" calcext:value-type="float">
            <text:p>6.68333333333333</text:p>
          </table:table-cell>
          <table:table-cell office:value-type="float" office:value="90.6458333333333" calcext:value-type="float">
            <text:p>90.6458333333333</text:p>
          </table:table-cell>
          <table:table-cell table:number-columns-repeated="11"/>
        </table:table-row>
        <table:table-row table:style-name="ro1">
          <table:table-cell office:value-type="float" office:value="6.78333333333333" calcext:value-type="float">
            <text:p>6.78333333333333</text:p>
          </table:table-cell>
          <table:table-cell office:value-type="float" office:value="91.0720833333334" calcext:value-type="float">
            <text:p>91.0720833333334</text:p>
          </table:table-cell>
          <table:table-cell table:number-columns-repeated="11"/>
        </table:table-row>
        <table:table-row table:style-name="ro1">
          <table:table-cell office:value-type="float" office:value="6.88333333333333" calcext:value-type="float">
            <text:p>6.88333333333333</text:p>
          </table:table-cell>
          <table:table-cell office:value-type="float" office:value="91.4708333333334" calcext:value-type="float">
            <text:p>91.4708333333334</text:p>
          </table:table-cell>
          <table:table-cell table:number-columns-repeated="11"/>
        </table:table-row>
        <table:table-row table:style-name="ro1">
          <table:table-cell office:value-type="float" office:value="6.98333333333333" calcext:value-type="float">
            <text:p>6.98333333333333</text:p>
          </table:table-cell>
          <table:table-cell office:value-type="float" office:value="91.9066666666667" calcext:value-type="float">
            <text:p>91.9066666666667</text:p>
          </table:table-cell>
          <table:table-cell table:number-columns-repeated="11"/>
        </table:table-row>
        <table:table-row table:style-name="ro1">
          <table:table-cell office:value-type="float" office:value="7.08333333333333" calcext:value-type="float">
            <text:p>7.08333333333333</text:p>
          </table:table-cell>
          <table:table-cell office:value-type="float" office:value="92.2970833333333" calcext:value-type="float">
            <text:p>92.2970833333333</text:p>
          </table:table-cell>
          <table:table-cell table:number-columns-repeated="11"/>
        </table:table-row>
        <table:table-row table:style-name="ro1">
          <table:table-cell office:value-type="float" office:value="7.18333333333333" calcext:value-type="float">
            <text:p>7.18333333333333</text:p>
          </table:table-cell>
          <table:table-cell office:value-type="float" office:value="92.70875" calcext:value-type="float">
            <text:p>92.70875</text:p>
          </table:table-cell>
          <table:table-cell table:number-columns-repeated="11"/>
        </table:table-row>
        <table:table-row table:style-name="ro1">
          <table:table-cell office:value-type="float" office:value="7.28333333333333" calcext:value-type="float">
            <text:p>7.28333333333333</text:p>
          </table:table-cell>
          <table:table-cell office:value-type="float" office:value="93.09" calcext:value-type="float">
            <text:p>93.09</text:p>
          </table:table-cell>
          <table:table-cell table:number-columns-repeated="11"/>
        </table:table-row>
        <table:table-row table:style-name="ro1">
          <table:table-cell office:value-type="float" office:value="7.38333333333333" calcext:value-type="float">
            <text:p>7.38333333333333</text:p>
          </table:table-cell>
          <table:table-cell office:value-type="float" office:value="93.4679166666667" calcext:value-type="float">
            <text:p>93.4679166666667</text:p>
          </table:table-cell>
          <table:table-cell table:number-columns-repeated="11"/>
        </table:table-row>
        <table:table-row table:style-name="ro1">
          <table:table-cell office:value-type="float" office:value="7.48333333333333" calcext:value-type="float">
            <text:p>7.48333333333333</text:p>
          </table:table-cell>
          <table:table-cell office:value-type="float" office:value="93.8425" calcext:value-type="float">
            <text:p>93.8425</text:p>
          </table:table-cell>
          <table:table-cell table:number-columns-repeated="11"/>
        </table:table-row>
        <table:table-row table:style-name="ro1">
          <table:table-cell office:value-type="float" office:value="7.58333333333333" calcext:value-type="float">
            <text:p>7.58333333333333</text:p>
          </table:table-cell>
          <table:table-cell office:value-type="float" office:value="94.1775000000001" calcext:value-type="float">
            <text:p>94.1775000000001</text:p>
          </table:table-cell>
          <table:table-cell table:number-columns-repeated="11"/>
        </table:table-row>
        <table:table-row table:style-name="ro1">
          <table:table-cell office:value-type="float" office:value="7.68333333333333" calcext:value-type="float">
            <text:p>7.68333333333333</text:p>
          </table:table-cell>
          <table:table-cell office:value-type="float" office:value="94.5016666666666" calcext:value-type="float">
            <text:p>94.5016666666666</text:p>
          </table:table-cell>
          <table:table-cell table:number-columns-repeated="11"/>
        </table:table-row>
        <table:table-row table:style-name="ro1">
          <table:table-cell office:value-type="float" office:value="7.78333333333333" calcext:value-type="float">
            <text:p>7.78333333333333</text:p>
          </table:table-cell>
          <table:table-cell office:value-type="float" office:value="94.8233333333334" calcext:value-type="float">
            <text:p>94.8233333333334</text:p>
          </table:table-cell>
          <table:table-cell table:number-columns-repeated="11"/>
        </table:table-row>
        <table:table-row table:style-name="ro1">
          <table:table-cell office:value-type="float" office:value="7.88333333333333" calcext:value-type="float">
            <text:p>7.88333333333333</text:p>
          </table:table-cell>
          <table:table-cell office:value-type="float" office:value="95.1316666666667" calcext:value-type="float">
            <text:p>95.1316666666667</text:p>
          </table:table-cell>
          <table:table-cell table:number-columns-repeated="11"/>
        </table:table-row>
        <table:table-row table:style-name="ro1">
          <table:table-cell office:value-type="float" office:value="7.98333333333333" calcext:value-type="float">
            <text:p>7.98333333333333</text:p>
          </table:table-cell>
          <table:table-cell office:value-type="float" office:value="95.4058333333333" calcext:value-type="float">
            <text:p>95.4058333333333</text:p>
          </table:table-cell>
          <table:table-cell table:number-columns-repeated="11"/>
        </table:table-row>
        <table:table-row table:style-name="ro1">
          <table:table-cell office:value-type="float" office:value="8.08333333333333" calcext:value-type="float">
            <text:p>8.08333333333333</text:p>
          </table:table-cell>
          <table:table-cell office:value-type="float" office:value="95.6804166666666" calcext:value-type="float">
            <text:p>95.6804166666666</text:p>
          </table:table-cell>
          <table:table-cell table:number-columns-repeated="11"/>
        </table:table-row>
        <table:table-row table:style-name="ro1">
          <table:table-cell office:value-type="float" office:value="8.18333333333333" calcext:value-type="float">
            <text:p>8.18333333333333</text:p>
          </table:table-cell>
          <table:table-cell office:value-type="float" office:value="95.9241666666667" calcext:value-type="float">
            <text:p>95.9241666666667</text:p>
          </table:table-cell>
          <table:table-cell table:number-columns-repeated="11"/>
        </table:table-row>
        <table:table-row table:style-name="ro1">
          <table:table-cell office:value-type="float" office:value="8.28333333333333" calcext:value-type="float">
            <text:p>8.28333333333333</text:p>
          </table:table-cell>
          <table:table-cell office:value-type="float" office:value="96.1491666666666" calcext:value-type="float">
            <text:p>96.1491666666666</text:p>
          </table:table-cell>
          <table:table-cell table:number-columns-repeated="11"/>
        </table:table-row>
        <table:table-row table:style-name="ro1">
          <table:table-cell office:value-type="float" office:value="8.38333333333334" calcext:value-type="float">
            <text:p>8.38333333333334</text:p>
          </table:table-cell>
          <table:table-cell office:value-type="float" office:value="96.3745833333334" calcext:value-type="float">
            <text:p>96.3745833333334</text:p>
          </table:table-cell>
          <table:table-cell table:number-columns-repeated="11"/>
        </table:table-row>
        <table:table-row table:style-name="ro1">
          <table:table-cell office:value-type="float" office:value="8.48333333333333" calcext:value-type="float">
            <text:p>8.48333333333333</text:p>
          </table:table-cell>
          <table:table-cell office:value-type="float" office:value="96.6008333333334" calcext:value-type="float">
            <text:p>96.6008333333334</text:p>
          </table:table-cell>
          <table:table-cell table:number-columns-repeated="11"/>
        </table:table-row>
        <table:table-row table:style-name="ro1">
          <table:table-cell office:value-type="float" office:value="8.5875" calcext:value-type="float">
            <text:p>8.5875</text:p>
          </table:table-cell>
          <table:table-cell office:value-type="float" office:value="96.7883333333333" calcext:value-type="float">
            <text:p>96.7883333333333</text:p>
          </table:table-cell>
          <table:table-cell table:number-columns-repeated="11"/>
        </table:table-row>
        <table:table-row table:style-name="ro1">
          <table:table-cell office:value-type="float" office:value="8.68750000000001" calcext:value-type="float">
            <text:p>8.68750000000001</text:p>
          </table:table-cell>
          <table:table-cell office:value-type="float" office:value="96.9666666666667" calcext:value-type="float">
            <text:p>96.9666666666667</text:p>
          </table:table-cell>
          <table:table-cell table:number-columns-repeated="11"/>
        </table:table-row>
        <table:table-row table:style-name="ro1">
          <table:table-cell office:value-type="float" office:value="8.7875" calcext:value-type="float">
            <text:p>8.7875</text:p>
          </table:table-cell>
          <table:table-cell office:value-type="float" office:value="97.1179166666667" calcext:value-type="float">
            <text:p>97.1179166666667</text:p>
          </table:table-cell>
          <table:table-cell table:number-columns-repeated="11"/>
        </table:table-row>
        <table:table-row table:style-name="ro1">
          <table:table-cell office:value-type="float" office:value="8.8875" calcext:value-type="float">
            <text:p>8.8875</text:p>
          </table:table-cell>
          <table:table-cell office:value-type="float" office:value="97.2654166666667" calcext:value-type="float">
            <text:p>97.2654166666667</text:p>
          </table:table-cell>
          <table:table-cell table:number-columns-repeated="11"/>
        </table:table-row>
        <table:table-row table:style-name="ro1">
          <table:table-cell office:value-type="float" office:value="8.9875" calcext:value-type="float">
            <text:p>8.9875</text:p>
          </table:table-cell>
          <table:table-cell office:value-type="float" office:value="97.4141666666666" calcext:value-type="float">
            <text:p>97.4141666666666</text:p>
          </table:table-cell>
          <table:table-cell table:number-columns-repeated="11"/>
        </table:table-row>
        <table:table-row table:style-name="ro1">
          <table:table-cell office:value-type="float" office:value="9.0875" calcext:value-type="float">
            <text:p>9.0875</text:p>
          </table:table-cell>
          <table:table-cell office:value-type="float" office:value="97.54875" calcext:value-type="float">
            <text:p>97.54875</text:p>
          </table:table-cell>
          <table:table-cell table:number-columns-repeated="11"/>
        </table:table-row>
        <table:table-row table:style-name="ro1">
          <table:table-cell office:value-type="float" office:value="9.18750000000001" calcext:value-type="float">
            <text:p>9.18750000000001</text:p>
          </table:table-cell>
          <table:table-cell office:value-type="float" office:value="97.6654166666667" calcext:value-type="float">
            <text:p>97.6654166666667</text:p>
          </table:table-cell>
          <table:table-cell table:number-columns-repeated="11"/>
        </table:table-row>
        <table:table-row table:style-name="ro1">
          <table:table-cell office:value-type="float" office:value="9.2875" calcext:value-type="float">
            <text:p>9.2875</text:p>
          </table:table-cell>
          <table:table-cell office:value-type="float" office:value="97.76875" calcext:value-type="float">
            <text:p>97.76875</text:p>
          </table:table-cell>
          <table:table-cell table:number-columns-repeated="11"/>
        </table:table-row>
        <table:table-row table:style-name="ro1">
          <table:table-cell office:value-type="float" office:value="9.3875" calcext:value-type="float">
            <text:p>9.3875</text:p>
          </table:table-cell>
          <table:table-cell office:value-type="float" office:value="97.8808333333333" calcext:value-type="float">
            <text:p>97.8808333333333</text:p>
          </table:table-cell>
          <table:table-cell table:number-columns-repeated="11"/>
        </table:table-row>
        <table:table-row table:style-name="ro1">
          <table:table-cell office:value-type="float" office:value="9.4875" calcext:value-type="float">
            <text:p>9.4875</text:p>
          </table:table-cell>
          <table:table-cell office:value-type="float" office:value="97.9933333333333" calcext:value-type="float">
            <text:p>97.9933333333333</text:p>
          </table:table-cell>
          <table:table-cell table:number-columns-repeated="11"/>
        </table:table-row>
        <table:table-row table:style-name="ro1">
          <table:table-cell office:value-type="float" office:value="9.73750000000002" calcext:value-type="float">
            <text:p>9.73750000000002</text:p>
          </table:table-cell>
          <table:table-cell office:value-type="float" office:value="98.1379166666667" calcext:value-type="float">
            <text:p>98.1379166666667</text:p>
          </table:table-cell>
          <table:table-cell table:number-columns-repeated="11"/>
        </table:table-row>
        <table:table-row table:style-name="ro1">
          <table:table-cell office:value-type="float" office:value="10.2125" calcext:value-type="float">
            <text:p>10.2125</text:p>
          </table:table-cell>
          <table:table-cell office:value-type="float" office:value="98.2958333333334" calcext:value-type="float">
            <text:p>98.2958333333334</text:p>
          </table:table-cell>
          <table:table-cell table:number-columns-repeated="11"/>
        </table:table-row>
        <table:table-row table:style-name="ro1">
          <table:table-cell office:value-type="float" office:value="10.7625" calcext:value-type="float">
            <text:p>10.7625</text:p>
          </table:table-cell>
          <table:table-cell office:value-type="float" office:value="98.42125" calcext:value-type="float">
            <text:p>98.42125</text:p>
          </table:table-cell>
          <table:table-cell table:number-columns-repeated="11"/>
        </table:table-row>
        <table:table-row table:style-name="ro1">
          <table:table-cell office:value-type="float" office:value="11.3125" calcext:value-type="float">
            <text:p>11.3125</text:p>
          </table:table-cell>
          <table:table-cell office:value-type="float" office:value="98.5666666666667" calcext:value-type="float">
            <text:p>98.5666666666667</text:p>
          </table:table-cell>
          <table:table-cell table:number-columns-repeated="11"/>
        </table:table-row>
        <table:table-row table:style-name="ro1">
          <table:table-cell office:value-type="float" office:value="12.0125" calcext:value-type="float">
            <text:p>12.0125</text:p>
          </table:table-cell>
          <table:table-cell office:value-type="float" office:value="98.7141666666667" calcext:value-type="float">
            <text:p>98.7141666666667</text:p>
          </table:table-cell>
          <table:table-cell table:number-columns-repeated="11"/>
        </table:table-row>
        <table:table-row table:style-name="ro1">
          <table:table-cell office:value-type="float" office:value="12.7875" calcext:value-type="float">
            <text:p>12.7875</text:p>
          </table:table-cell>
          <table:table-cell office:value-type="float" office:value="98.8325" calcext:value-type="float">
            <text:p>98.8325</text:p>
          </table:table-cell>
          <table:table-cell table:number-columns-repeated="11"/>
        </table:table-row>
        <table:table-row table:style-name="ro1">
          <table:table-cell office:value-type="float" office:value="13.5625" calcext:value-type="float">
            <text:p>13.5625</text:p>
          </table:table-cell>
          <table:table-cell office:value-type="float" office:value="98.9216666666666" calcext:value-type="float">
            <text:p>98.9216666666666</text:p>
          </table:table-cell>
          <table:table-cell table:number-columns-repeated="11"/>
        </table:table-row>
        <table:table-row table:style-name="ro1">
          <table:table-cell office:value-type="float" office:value="14.3791666666667" calcext:value-type="float">
            <text:p>14.3791666666667</text:p>
          </table:table-cell>
          <table:table-cell office:value-type="float" office:value="99.0025" calcext:value-type="float">
            <text:p>99.0025</text:p>
          </table:table-cell>
          <table:table-cell table:number-columns-repeated="11"/>
        </table:table-row>
        <table:table-row table:style-name="ro1">
          <table:table-cell office:value-type="float" office:value="15.1541666666667" calcext:value-type="float">
            <text:p>15.1541666666667</text:p>
          </table:table-cell>
          <table:table-cell office:value-type="float" office:value="99.0683333333333" calcext:value-type="float">
            <text:p>99.0683333333333</text:p>
          </table:table-cell>
          <table:table-cell table:number-columns-repeated="11"/>
        </table:table-row>
        <table:table-row table:style-name="ro1">
          <table:table-cell office:value-type="float" office:value="15.9291666666667" calcext:value-type="float">
            <text:p>15.9291666666667</text:p>
          </table:table-cell>
          <table:table-cell office:value-type="float" office:value="99.12875" calcext:value-type="float">
            <text:p>99.12875</text:p>
          </table:table-cell>
          <table:table-cell table:number-columns-repeated="11"/>
        </table:table-row>
        <table:table-row table:style-name="ro1">
          <table:table-cell office:value-type="float" office:value="16.9125" calcext:value-type="float">
            <text:p>16.9125</text:p>
          </table:table-cell>
          <table:table-cell office:value-type="float" office:value="99.1933333333333" calcext:value-type="float">
            <text:p>99.1933333333333</text:p>
          </table:table-cell>
          <table:table-cell table:number-columns-repeated="11"/>
        </table:table-row>
        <table:table-row table:style-name="ro1">
          <table:table-cell office:value-type="float" office:value="17.8541666666667" calcext:value-type="float">
            <text:p>17.8541666666667</text:p>
          </table:table-cell>
          <table:table-cell office:value-type="float" office:value="99.2441666666666" calcext:value-type="float">
            <text:p>99.2441666666666</text:p>
          </table:table-cell>
          <table:table-cell table:number-columns-repeated="11"/>
        </table:table-row>
        <table:table-row table:style-name="ro1">
          <table:table-cell office:value-type="float" office:value="19.625" calcext:value-type="float">
            <text:p>19.625</text:p>
          </table:table-cell>
          <table:table-cell office:value-type="float" office:value="99.3025" calcext:value-type="float">
            <text:p>99.3025</text:p>
          </table:table-cell>
          <table:table-cell table:number-columns-repeated="11"/>
        </table:table-row>
        <table:table-row table:style-name="ro1">
          <table:table-cell office:value-type="float" office:value="20.8916666666667" calcext:value-type="float">
            <text:p>20.8916666666667</text:p>
          </table:table-cell>
          <table:table-cell office:value-type="float" office:value="99.3579166666667" calcext:value-type="float">
            <text:p>99.3579166666667</text:p>
          </table:table-cell>
          <table:table-cell table:number-columns-repeated="11"/>
        </table:table-row>
        <table:table-row table:style-name="ro1">
          <table:table-cell office:value-type="float" office:value="23.5708333333333" calcext:value-type="float">
            <text:p>23.5708333333333</text:p>
          </table:table-cell>
          <table:table-cell office:value-type="float" office:value="99.4025" calcext:value-type="float">
            <text:p>99.4025</text:p>
          </table:table-cell>
          <table:table-cell table:number-columns-repeated="11"/>
        </table:table-row>
        <table:table-row table:style-name="ro1">
          <table:table-cell office:value-type="float" office:value="28.125" calcext:value-type="float">
            <text:p>28.125</text:p>
          </table:table-cell>
          <table:table-cell office:value-type="float" office:value="99.4675000000001" calcext:value-type="float">
            <text:p>99.4675000000001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9.535" calcext:value-type="float">
            <text:p>99.535</text:p>
          </table:table-cell>
          <table:table-cell table:number-columns-repeated="11"/>
        </table:table-row>
        <table:table-row table:style-name="ro1">
          <table:table-cell office:value-type="float" office:value="39.5833333333333" calcext:value-type="float">
            <text:p>39.5833333333333</text:p>
          </table:table-cell>
          <table:table-cell office:value-type="float" office:value="99.5829166666666" calcext:value-type="float">
            <text:p>99.5829166666666</text:p>
          </table:table-cell>
          <table:table-cell table:number-columns-repeated="11"/>
        </table:table-row>
        <table:table-row table:style-name="ro1">
          <table:table-cell office:value-type="float" office:value="43.125" calcext:value-type="float">
            <text:p>43.125</text:p>
          </table:table-cell>
          <table:table-cell office:value-type="float" office:value="99.6233333333333" calcext:value-type="float">
            <text:p>99.6233333333333</text:p>
          </table:table-cell>
          <table:table-cell table:number-columns-repeated="11"/>
        </table:table-row>
        <table:table-row table:style-name="ro1">
          <table:table-cell office:value-type="float" office:value="44.875" calcext:value-type="float">
            <text:p>44.875</text:p>
          </table:table-cell>
          <table:table-cell office:value-type="float" office:value="99.6570833333333" calcext:value-type="float">
            <text:p>99.6570833333333</text:p>
          </table:table-cell>
          <table:table-cell table:number-columns-repeated="11"/>
        </table:table-row>
        <table:table-row table:style-name="ro1">
          <table:table-cell office:value-type="float" office:value="46.3333333333333" calcext:value-type="float">
            <text:p>46.3333333333333</text:p>
          </table:table-cell>
          <table:table-cell office:value-type="float" office:value="99.68625" calcext:value-type="float">
            <text:p>99.68625</text:p>
          </table:table-cell>
          <table:table-cell table:number-columns-repeated="11"/>
        </table:table-row>
        <table:table-row table:style-name="ro1">
          <table:table-cell office:value-type="float" office:value="47.1666666666667" calcext:value-type="float">
            <text:p>47.1666666666667</text:p>
          </table:table-cell>
          <table:table-cell office:value-type="float" office:value="99.7116666666667" calcext:value-type="float">
            <text:p>99.7116666666667</text:p>
          </table:table-cell>
          <table:table-cell table:number-columns-repeated="11"/>
        </table:table-row>
        <table:table-row table:style-name="ro1">
          <table:table-cell office:value-type="float" office:value="47.7083333333334" calcext:value-type="float">
            <text:p>47.7083333333334</text:p>
          </table:table-cell>
          <table:table-cell office:value-type="float" office:value="99.7366666666667" calcext:value-type="float">
            <text:p>99.7366666666667</text:p>
          </table:table-cell>
          <table:table-cell table:number-columns-repeated="11"/>
        </table:table-row>
        <table:table-row table:style-name="ro1">
          <table:table-cell office:value-type="float" office:value="48.4583333333334" calcext:value-type="float">
            <text:p>48.4583333333334</text:p>
          </table:table-cell>
          <table:table-cell office:value-type="float" office:value="99.75375" calcext:value-type="float">
            <text:p>99.75375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9.7654166666667" calcext:value-type="float">
            <text:p>99.7654166666667</text:p>
          </table:table-cell>
          <table:table-cell table:number-columns-repeated="11"/>
        </table:table-row>
        <table:table-row table:style-name="ro1">
          <table:table-cell office:value-type="float" office:value="49.8333333333334" calcext:value-type="float">
            <text:p>49.8333333333334</text:p>
          </table:table-cell>
          <table:table-cell office:value-type="float" office:value="99.7770833333334" calcext:value-type="float">
            <text:p>99.7770833333334</text:p>
          </table:table-cell>
          <table:table-cell table:number-columns-repeated="11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99.7870833333333" calcext:value-type="float">
            <text:p>99.7870833333333</text:p>
          </table:table-cell>
          <table:table-cell table:number-columns-repeated="11"/>
        </table:table-row>
        <table:table-row table:style-name="ro1">
          <table:table-cell office:value-type="float" office:value="51.125" calcext:value-type="float">
            <text:p>51.125</text:p>
          </table:table-cell>
          <table:table-cell office:value-type="float" office:value="99.7991666666666" calcext:value-type="float">
            <text:p>99.7991666666666</text:p>
          </table:table-cell>
          <table:table-cell table:number-columns-repeated="11"/>
        </table:table-row>
        <table:table-row table:style-name="ro1">
          <table:table-cell office:value-type="float" office:value="51.875" calcext:value-type="float">
            <text:p>51.875</text:p>
          </table:table-cell>
          <table:table-cell office:value-type="float" office:value="99.8125" calcext:value-type="float">
            <text:p>99.8125</text:p>
          </table:table-cell>
          <table:table-cell table:number-columns-repeated="11"/>
        </table:table-row>
        <table:table-row table:style-name="ro1">
          <table:table-cell office:value-type="float" office:value="52.6666666666667" calcext:value-type="float">
            <text:p>52.6666666666667</text:p>
          </table:table-cell>
          <table:table-cell office:value-type="float" office:value="99.8216666666666" calcext:value-type="float">
            <text:p>99.8216666666666</text:p>
          </table:table-cell>
          <table:table-cell table:number-columns-repeated="11"/>
        </table:table-row>
        <table:table-row table:style-name="ro1">
          <table:table-cell office:value-type="float" office:value="53.5833333333334" calcext:value-type="float">
            <text:p>53.5833333333334</text:p>
          </table:table-cell>
          <table:table-cell office:value-type="float" office:value="99.8283333333334" calcext:value-type="float">
            <text:p>99.8283333333334</text:p>
          </table:table-cell>
          <table:table-cell table:number-columns-repeated="11"/>
        </table:table-row>
        <table:table-row table:style-name="ro1">
          <table:table-cell office:value-type="float" office:value="54.375" calcext:value-type="float">
            <text:p>54.375</text:p>
          </table:table-cell>
          <table:table-cell office:value-type="float" office:value="99.8366666666667" calcext:value-type="float">
            <text:p>99.8366666666667</text:p>
          </table:table-cell>
          <table:table-cell table:number-columns-repeated="11"/>
        </table:table-row>
        <table:table-row table:style-name="ro1">
          <table:table-cell office:value-type="float" office:value="55.125" calcext:value-type="float">
            <text:p>55.125</text:p>
          </table:table-cell>
          <table:table-cell office:value-type="float" office:value="99.8420833333334" calcext:value-type="float">
            <text:p>99.8420833333334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9.8504166666666" calcext:value-type="float">
            <text:p>99.8504166666666</text:p>
          </table:table-cell>
          <table:table-cell table:number-columns-repeated="11"/>
        </table:table-row>
        <table:table-row table:style-name="ro1">
          <table:table-cell office:value-type="float" office:value="56.7916666666667" calcext:value-type="float">
            <text:p>56.7916666666667</text:p>
          </table:table-cell>
          <table:table-cell office:value-type="float" office:value="99.8583333333334" calcext:value-type="float">
            <text:p>99.8583333333334</text:p>
          </table:table-cell>
          <table:table-cell table:number-columns-repeated="11"/>
        </table:table-row>
        <table:table-row table:style-name="ro1">
          <table:table-cell office:value-type="float" office:value="58.0416666666667" calcext:value-type="float">
            <text:p>58.0416666666667</text:p>
          </table:table-cell>
          <table:table-cell office:value-type="float" office:value="99.8625" calcext:value-type="float">
            <text:p>99.8625</text:p>
          </table:table-cell>
          <table:table-cell table:number-columns-repeated="11"/>
        </table:table-row>
        <table:table-row table:style-name="ro1">
          <table:table-cell office:value-type="float" office:value="59.2916666666667" calcext:value-type="float">
            <text:p>59.2916666666667</text:p>
          </table:table-cell>
          <table:table-cell office:value-type="float" office:value="99.8683333333333" calcext:value-type="float">
            <text:p>99.8683333333333</text:p>
          </table:table-cell>
          <table:table-cell table:number-columns-repeated="11"/>
        </table:table-row>
        <table:table-row table:style-name="ro1">
          <table:table-cell office:value-type="float" office:value="60.4583333333334" calcext:value-type="float">
            <text:p>60.4583333333334</text:p>
          </table:table-cell>
          <table:table-cell office:value-type="float" office:value="99.8775" calcext:value-type="float">
            <text:p>99.8775</text:p>
          </table:table-cell>
          <table:table-cell table:number-columns-repeated="11"/>
        </table:table-row>
        <table:table-row table:style-name="ro1">
          <table:table-cell office:value-type="float" office:value="61.4583333333334" calcext:value-type="float">
            <text:p>61.4583333333334</text:p>
          </table:table-cell>
          <table:table-cell office:value-type="float" office:value="99.885" calcext:value-type="float">
            <text:p>99.885</text:p>
          </table:table-cell>
          <table:table-cell table:number-columns-repeated="11"/>
        </table:table-row>
        <table:table-row table:style-name="ro1">
          <table:table-cell office:value-type="float" office:value="62.75" calcext:value-type="float">
            <text:p>62.75</text:p>
          </table:table-cell>
          <table:table-cell office:value-type="float" office:value="99.8916666666667" calcext:value-type="float">
            <text:p>99.8916666666667</text:p>
          </table:table-cell>
          <table:table-cell table:number-columns-repeated="11"/>
        </table:table-row>
        <table:table-row table:style-name="ro1">
          <table:table-cell office:value-type="float" office:value="63.8333333333333" calcext:value-type="float">
            <text:p>63.8333333333333</text:p>
          </table:table-cell>
          <table:table-cell office:value-type="float" office:value="99.8979166666667" calcext:value-type="float">
            <text:p>99.8979166666667</text:p>
          </table:table-cell>
          <table:table-cell table:number-columns-repeated="11"/>
        </table:table-row>
        <table:table-row table:style-name="ro1">
          <table:table-cell office:value-type="float" office:value="65.3333333333333" calcext:value-type="float">
            <text:p>65.3333333333333</text:p>
          </table:table-cell>
          <table:table-cell office:value-type="float" office:value="99.905" calcext:value-type="float">
            <text:p>99.905</text:p>
          </table:table-cell>
          <table:table-cell table:number-columns-repeated="11"/>
        </table:table-row>
        <table:table-row table:style-name="ro1">
          <table:table-cell office:value-type="float" office:value="66.625" calcext:value-type="float">
            <text:p>66.625</text:p>
          </table:table-cell>
          <table:table-cell office:value-type="float" office:value="99.9120833333334" calcext:value-type="float">
            <text:p>99.9120833333334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9.9191666666667" calcext:value-type="float">
            <text:p>99.9191666666667</text:p>
          </table:table-cell>
          <table:table-cell table:number-columns-repeated="11"/>
        </table:table-row>
        <table:table-row table:style-name="ro1">
          <table:table-cell office:value-type="float" office:value="74.375" calcext:value-type="float">
            <text:p>74.375</text:p>
          </table:table-cell>
          <table:table-cell office:value-type="float" office:value="99.9258333333333" calcext:value-type="float">
            <text:p>99.9258333333333</text:p>
          </table:table-cell>
          <table:table-cell table:number-columns-repeated="11"/>
        </table:table-row>
        <table:table-row table:style-name="ro1">
          <table:table-cell office:value-type="float" office:value="78.375" calcext:value-type="float">
            <text:p>78.375</text:p>
          </table:table-cell>
          <table:table-cell office:value-type="float" office:value="99.93125" calcext:value-type="float">
            <text:p>99.93125</text:p>
          </table:table-cell>
          <table:table-cell table:number-columns-repeated="11"/>
        </table:table-row>
        <table:table-row table:style-name="ro1">
          <table:table-cell office:value-type="float" office:value="86.5833333333335" calcext:value-type="float">
            <text:p>86.5833333333335</text:p>
          </table:table-cell>
          <table:table-cell office:value-type="float" office:value="99.9358333333333" calcext:value-type="float">
            <text:p>99.9358333333333</text:p>
          </table:table-cell>
          <table:table-cell table:number-columns-repeated="11"/>
        </table:table-row>
        <table:table-row table:style-name="ro1">
          <table:table-cell office:value-type="float" office:value="89.1666666666669" calcext:value-type="float">
            <text:p>89.1666666666669</text:p>
          </table:table-cell>
          <table:table-cell office:value-type="float" office:value="99.9395833333334" calcext:value-type="float">
            <text:p>99.9395833333334</text:p>
          </table:table-cell>
          <table:table-cell table:number-columns-repeated="11"/>
        </table:table-row>
        <table:table-row table:style-name="ro1">
          <table:table-cell office:value-type="float" office:value="97.875" calcext:value-type="float">
            <text:p>97.875</text:p>
          </table:table-cell>
          <table:table-cell office:value-type="float" office:value="99.945" calcext:value-type="float">
            <text:p>99.945</text:p>
          </table:table-cell>
          <table:table-cell table:number-columns-repeated="11"/>
        </table:table-row>
        <table:table-row table:style-name="ro1">
          <table:table-cell office:value-type="float" office:value="114.625" calcext:value-type="float">
            <text:p>114.625</text:p>
          </table:table-cell>
          <table:table-cell office:value-type="float" office:value="99.95" calcext:value-type="float">
            <text:p>99.95</text:p>
          </table:table-cell>
          <table:table-cell table:number-columns-repeated="11"/>
        </table:table-row>
        <table:table-row table:style-name="ro1">
          <table:table-cell office:value-type="float" office:value="116.25" calcext:value-type="float">
            <text:p>116.25</text:p>
          </table:table-cell>
          <table:table-cell office:value-type="float" office:value="99.95375" calcext:value-type="float">
            <text:p>99.95375</text:p>
          </table:table-cell>
          <table:table-cell table:number-columns-repeated="11"/>
        </table:table-row>
        <table:table-row table:style-name="ro1">
          <table:table-cell office:value-type="float" office:value="117.791666666667" calcext:value-type="float">
            <text:p>117.791666666667</text:p>
          </table:table-cell>
          <table:table-cell office:value-type="float" office:value="99.9579166666667" calcext:value-type="float">
            <text:p>99.9579166666667</text:p>
          </table:table-cell>
          <table:table-cell table:number-columns-repeated="11"/>
        </table:table-row>
        <table:table-row table:style-name="ro1">
          <table:table-cell office:value-type="float" office:value="119.208333333333" calcext:value-type="float">
            <text:p>119.208333333333</text:p>
          </table:table-cell>
          <table:table-cell office:value-type="float" office:value="99.9625" calcext:value-type="float">
            <text:p>99.9625</text:p>
          </table:table-cell>
          <table:table-cell table:number-columns-repeated="11"/>
        </table:table-row>
        <table:table-row table:style-name="ro1">
          <table:table-cell office:value-type="float" office:value="121.125" calcext:value-type="float">
            <text:p>121.125</text:p>
          </table:table-cell>
          <table:table-cell office:value-type="float" office:value="99.9658333333333" calcext:value-type="float">
            <text:p>99.9658333333333</text:p>
          </table:table-cell>
          <table:table-cell table:number-columns-repeated="11"/>
        </table:table-row>
        <table:table-row table:style-name="ro1">
          <table:table-cell office:value-type="float" office:value="124.125" calcext:value-type="float">
            <text:p>124.125</text:p>
          </table:table-cell>
          <table:table-cell office:value-type="float" office:value="99.97" calcext:value-type="float">
            <text:p>99.97</text:p>
          </table:table-cell>
          <table:table-cell table:number-columns-repeated="11"/>
        </table:table-row>
        <table:table-row table:style-name="ro1">
          <table:table-cell office:value-type="float" office:value="128.375" calcext:value-type="float">
            <text:p>128.375</text:p>
          </table:table-cell>
          <table:table-cell office:value-type="float" office:value="99.9745833333334" calcext:value-type="float">
            <text:p>99.9745833333334</text:p>
          </table:table-cell>
          <table:table-cell table:number-columns-repeated="11"/>
        </table:table-row>
        <table:table-row table:style-name="ro1">
          <table:table-cell office:value-type="float" office:value="133.666666666667" calcext:value-type="float">
            <text:p>133.666666666667</text:p>
          </table:table-cell>
          <table:table-cell office:value-type="float" office:value="99.97875" calcext:value-type="float">
            <text:p>99.97875</text:p>
          </table:table-cell>
          <table:table-cell table:number-columns-repeated="11"/>
        </table:table-row>
        <table:table-row table:style-name="ro1">
          <table:table-cell office:value-type="float" office:value="139.708333333333" calcext:value-type="float">
            <text:p>139.708333333333</text:p>
          </table:table-cell>
          <table:table-cell office:value-type="float" office:value="99.9820833333333" calcext:value-type="float">
            <text:p>99.9820833333333</text:p>
          </table:table-cell>
          <table:table-cell table:number-columns-repeated="11"/>
        </table:table-row>
        <table:table-row table:style-name="ro1">
          <table:table-cell office:value-type="float" office:value="145.041666666667" calcext:value-type="float">
            <text:p>145.041666666667</text:p>
          </table:table-cell>
          <table:table-cell office:value-type="float" office:value="99.9854166666666" calcext:value-type="float">
            <text:p>99.9854166666666</text:p>
          </table:table-cell>
          <table:table-cell table:number-columns-repeated="11"/>
        </table:table-row>
        <table:table-row table:style-name="ro1">
          <table:table-cell office:value-type="float" office:value="152.541666666667" calcext:value-type="float">
            <text:p>152.541666666667</text:p>
          </table:table-cell>
          <table:table-cell office:value-type="float" office:value="99.99" calcext:value-type="float">
            <text:p>99.99</text:p>
          </table:table-cell>
          <table:table-cell table:number-columns-repeated="11"/>
        </table:table-row>
        <table:table-row table:style-name="ro1">
          <table:table-cell office:value-type="float" office:value="166.916666666667" calcext:value-type="float">
            <text:p>166.916666666667</text:p>
          </table:table-cell>
          <table:table-cell office:value-type="float" office:value="99.9929166666667" calcext:value-type="float">
            <text:p>99.9929166666667</text:p>
          </table:table-cell>
          <table:table-cell table:number-columns-repeated="11"/>
        </table:table-row>
        <table:table-row table:style-name="ro1">
          <table:table-cell office:value-type="float" office:value="188.583333333333" calcext:value-type="float">
            <text:p>188.583333333333</text:p>
          </table:table-cell>
          <table:table-cell office:value-type="float" office:value="99.9954166666667" calcext:value-type="float">
            <text:p>99.9954166666667</text:p>
          </table:table-cell>
          <table:table-cell table:number-columns-repeated="11"/>
        </table:table-row>
        <table:table-row table:style-name="ro1">
          <table:table-cell office:value-type="float" office:value="195.25" calcext:value-type="float">
            <text:p>195.25</text:p>
          </table:table-cell>
          <table:table-cell office:value-type="float" office:value="99.9970833333333" calcext:value-type="float">
            <text:p>99.9970833333333</text:p>
          </table:table-cell>
          <table:table-cell table:number-columns-repeated="11"/>
        </table:table-row>
        <table:table-row table:style-name="ro1">
          <table:table-cell office:value-type="float" office:value="197.333333333333" calcext:value-type="float">
            <text:p>197.333333333333</text:p>
          </table:table-cell>
          <table:table-cell office:value-type="float" office:value="99.9983333333334" calcext:value-type="float">
            <text:p>99.9983333333334</text:p>
          </table:table-cell>
          <table:table-cell table:number-columns-repeated="11"/>
        </table:table-row>
        <table:table-row table:style-name="ro1">
          <table:table-cell office:value-type="float" office:value="199.416666666667" calcext:value-type="float">
            <text:p>199.416666666667</text:p>
          </table:table-cell>
          <table:table-cell office:value-type="float" office:value="99.9991666666667" calcext:value-type="float">
            <text:p>99.9991666666667</text:p>
          </table:table-cell>
          <table:table-cell table:number-columns-repeated="11"/>
        </table:table-row>
        <table:table-row table:style-name="ro1">
          <table:table-cell office:value-type="float" office:value="202.333333333333" calcext:value-type="float">
            <text:p>202.333333333333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table:style-name="ce4" office:value-type="float" office:value="135086.333333333" calcext:value-type="float">
            <text:p>135086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et k9</text:p>
          </table:table-cell>
          <table:table-cell table:number-columns-repeated="12"/>
        </table:table-row>
        <table:table-row table:style-name="ro1">
          <table:table-cell office:value-type="float" office:value="1.40833333333334" calcext:value-type="float">
            <text:p>1.40833333333334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office:value-type="string" calcext:value-type="string">
            <text:p>0 – 1</text:p>
          </table:table-cell>
          <table:table-cell office:value-type="float" office:value="1.40833333333334" calcext:value-type="float">
            <text:p>1.40833333333334</text:p>
          </table:table-cell>
          <table:table-cell office:value-type="float" office:value="0.04" calcext:value-type="float">
            <text:p>0.04</text:p>
          </table:table-cell>
          <table:table-cell table:formula="of:=[.G989]*[.$E$986]/100" office:value-type="float" office:value="54.0345333333332" calcext:value-type="float">
            <text:p>54.0345333333332</text:p>
          </table:table-cell>
          <table:table-cell table:formula="of:=[.H989]" office:value-type="float" office:value="54.0345333333332" calcext:value-type="float">
            <text:p>54.0345333333332</text:p>
          </table:table-cell>
          <table:table-cell table:formula="of:=[.I989]*100/[.$E$986]" office:value-type="float" office:value="0.04" calcext:value-type="float">
            <text:p>0.04</text:p>
          </table:table-cell>
          <table:table-cell table:number-columns-repeated="3"/>
        </table:table-row>
        <table:table-row table:style-name="ro1">
          <table:table-cell office:value-type="float" office:value="1.50833333333334" calcext:value-type="float">
            <text:p>1.50833333333334</text:p>
          </table:table-cell>
          <table:table-cell office:value-type="float" office:value="0.305833333333333" calcext:value-type="float">
            <text:p>0.305833333333333</text:p>
          </table:table-cell>
          <table:table-cell table:number-columns-repeated="2"/>
          <table:table-cell office:value-type="string" calcext:value-type="string">
            <text:p>1 – 2</text:p>
          </table:table-cell>
          <table:table-cell office:value-type="float" office:value="2.00833333333333" calcext:value-type="float">
            <text:p>2.00833333333333</text:p>
          </table:table-cell>
          <table:table-cell office:value-type="float" office:value="16.6395833333333" calcext:value-type="float">
            <text:p>16.6395833333333</text:p>
          </table:table-cell>
          <table:table-cell table:formula="of:=[.G990]*[.$E$986]/100" office:value-type="float" office:value="22477.8030069443" calcext:value-type="float">
            <text:p>22477.8030069443</text:p>
          </table:table-cell>
          <table:table-cell table:formula="of:=[.H990]-[.H989]" office:value-type="float" office:value="22423.768473611" calcext:value-type="float">
            <text:p>22423.768473611</text:p>
          </table:table-cell>
          <table:table-cell table:formula="of:=[.I990]*100/[.$E$986]" office:value-type="float" office:value="16.5995833333333" calcext:value-type="float">
            <text:p>16.5995833333333</text:p>
          </table:table-cell>
          <table:table-cell table:number-columns-repeated="3"/>
        </table:table-row>
        <table:table-row table:style-name="ro1">
          <table:table-cell office:value-type="float" office:value="1.60833333333334" calcext:value-type="float">
            <text:p>1.60833333333334</text:p>
          </table:table-cell>
          <table:table-cell office:value-type="float" office:value="1.16791666666667" calcext:value-type="float">
            <text:p>1.16791666666667</text:p>
          </table:table-cell>
          <table:table-cell table:number-columns-repeated="2"/>
          <table:table-cell office:value-type="string" calcext:value-type="string">
            <text:p>2 – 2.16</text:p>
          </table:table-cell>
          <table:table-cell table:formula="of:=AVERAGE([.A996];[.A997])" office:value-type="float" office:value="2.15833333333333" calcext:value-type="float">
            <text:p>2.15833333333333</text:p>
          </table:table-cell>
          <table:table-cell office:value-type="float" office:value="0.25" calcext:value-type="float">
            <text:p>0.25</text:p>
          </table:table-cell>
          <table:table-cell table:formula="of:=[.G991]*[.$E$986]" office:value-type="float" office:value="33771.5833333332" calcext:value-type="float">
            <text:p>33771.5833333332</text:p>
          </table:table-cell>
          <table:table-cell table:formula="of:=[.H991]-[.H990]" office:value-type="float" office:value="11293.7803263889" calcext:value-type="float">
            <text:p>11293.7803263889</text:p>
          </table:table-cell>
          <table:table-cell table:formula="of:=[.I991]*100/[.$E$986]" office:value-type="float" office:value="8.3604166666667" calcext:value-type="float">
            <text:p>8.3604166666667</text:p>
          </table:table-cell>
          <table:table-cell table:number-columns-repeated="3"/>
        </table:table-row>
        <table:table-row table:style-name="ro1">
          <table:table-cell office:value-type="float" office:value="1.70833333333334" calcext:value-type="float">
            <text:p>1.70833333333334</text:p>
          </table:table-cell>
          <table:table-cell office:value-type="float" office:value="3.17" calcext:value-type="float">
            <text:p>3.17</text:p>
          </table:table-cell>
          <table:table-cell table:number-columns-repeated="2"/>
          <table:table-cell office:value-type="string" calcext:value-type="string">
            <text:p>2.16 – 2.71</text:p>
          </table:table-cell>
          <table:table-cell office:value-type="float" office:value="2.70833333333333" calcext:value-type="float">
            <text:p>2.70833333333333</text:p>
          </table:table-cell>
          <table:table-cell office:value-type="float" office:value="0.5" calcext:value-type="float">
            <text:p>0.5</text:p>
          </table:table-cell>
          <table:table-cell table:formula="of:=[.G992]*[.$E$986]" office:value-type="float" office:value="67543.1666666665" calcext:value-type="float">
            <text:p>67543.1666666665</text:p>
          </table:table-cell>
          <table:table-cell table:formula="of:=[.H992]-[.H991]" office:value-type="float" office:value="33771.5833333332" calcext:value-type="float">
            <text:p>33771.5833333332</text:p>
          </table:table-cell>
          <table:table-cell table:formula="of:=[.I992]*100/[.$E$986]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.80833333333334" calcext:value-type="float">
            <text:p>1.80833333333334</text:p>
          </table:table-cell>
          <table:table-cell office:value-type="float" office:value="6.56916666666667" calcext:value-type="float">
            <text:p>6.56916666666667</text:p>
          </table:table-cell>
          <table:table-cell table:number-columns-repeated="2"/>
          <table:table-cell office:value-type="string" calcext:value-type="string">
            <text:p>2.71 – 3</text:p>
          </table:table-cell>
          <table:table-cell office:value-type="float" office:value="3.00833333333333" calcext:value-type="float">
            <text:p>3.00833333333333</text:p>
          </table:table-cell>
          <table:table-cell office:value-type="float" office:value="57.885" calcext:value-type="float">
            <text:p>57.885</text:p>
          </table:table-cell>
          <table:table-cell table:formula="of:=[.G993]*[.$E$986]/100" office:value-type="float" office:value="78194.7240499998" calcext:value-type="float">
            <text:p>78194.7240499998</text:p>
          </table:table-cell>
          <table:table-cell table:formula="of:=[.H993]-[.H992]" office:value-type="float" office:value="10651.5573833333" calcext:value-type="float">
            <text:p>10651.5573833333</text:p>
          </table:table-cell>
          <table:table-cell table:formula="of:=[.I993]*100/[.$E$986]" office:value-type="float" office:value="7.885" calcext:value-type="float">
            <text:p>7.885</text:p>
          </table:table-cell>
          <table:table-cell table:number-columns-repeated="3"/>
        </table:table-row>
        <table:table-row table:style-name="ro1">
          <table:table-cell office:value-type="float" office:value="1.90833333333334" calcext:value-type="float">
            <text:p>1.90833333333334</text:p>
          </table:table-cell>
          <table:table-cell office:value-type="float" office:value="11.1804166666667" calcext:value-type="float">
            <text:p>11.1804166666667</text:p>
          </table:table-cell>
          <table:table-cell table:number-columns-repeated="2"/>
          <table:table-cell office:value-type="string" calcext:value-type="string">
            <text:p>3 – 4</text:p>
          </table:table-cell>
          <table:table-cell office:value-type="float" office:value="4.00833333333333" calcext:value-type="float">
            <text:p>4.00833333333333</text:p>
          </table:table-cell>
          <table:table-cell office:value-type="float" office:value="69.1179166666666" calcext:value-type="float">
            <text:p>69.1179166666666</text:p>
          </table:table-cell>
          <table:table-cell table:formula="of:=[.G994]*[.$E$986]/100" office:value-type="float" office:value="93368.8593013886" calcext:value-type="float">
            <text:p>93368.8593013886</text:p>
          </table:table-cell>
          <table:table-cell table:formula="of:=[.H994]-[.H993]" office:value-type="float" office:value="15174.1352513888" calcext:value-type="float">
            <text:p>15174.1352513888</text:p>
          </table:table-cell>
          <table:table-cell table:formula="of:=[.I994]*100/[.$E$986]" office:value-type="float" office:value="11.2329166666666" calcext:value-type="float">
            <text:p>11.2329166666666</text:p>
          </table:table-cell>
          <table:table-cell table:number-columns-repeated="3"/>
        </table:table-row>
        <table:table-row table:style-name="ro1">
          <table:table-cell office:value-type="float" office:value="2.00833333333333" calcext:value-type="float">
            <text:p>2.00833333333333</text:p>
          </table:table-cell>
          <table:table-cell office:value-type="float" office:value="16.6395833333333" calcext:value-type="float">
            <text:p>16.6395833333333</text:p>
          </table:table-cell>
          <table:table-cell table:number-columns-repeated="2"/>
          <table:table-cell office:value-type="string" calcext:value-type="string">
            <text:p>4 – 4.9</text:p>
          </table:table-cell>
          <table:table-cell table:formula="of:=AVERAGE([.A1024];[.A1025])" office:value-type="float" office:value="4.95833333333334" calcext:value-type="float">
            <text:p>4.95833333333334</text:p>
          </table:table-cell>
          <table:table-cell office:value-type="float" office:value="0.75" calcext:value-type="float">
            <text:p>0.75</text:p>
          </table:table-cell>
          <table:table-cell table:formula="of:=[.G995]*[.$E$986]" office:value-type="float" office:value="101314.75" calcext:value-type="float">
            <text:p>101314.75</text:p>
          </table:table-cell>
          <table:table-cell table:formula="of:=[.H995]-[.H994]" office:value-type="float" office:value="7945.89069861118" calcext:value-type="float">
            <text:p>7945.89069861118</text:p>
          </table:table-cell>
          <table:table-cell table:formula="of:=[.I995]*100/[.$E$986]" office:value-type="float" office:value="5.8820833333334" calcext:value-type="float">
            <text:p>5.8820833333334</text:p>
          </table:table-cell>
          <table:table-cell table:number-columns-repeated="3"/>
        </table:table-row>
        <table:table-row table:style-name="ro1">
          <table:table-cell office:value-type="float" office:value="2.10833333333334" calcext:value-type="float">
            <text:p>2.10833333333334</text:p>
          </table:table-cell>
          <table:table-cell office:value-type="float" office:value="22.3529166666667" calcext:value-type="float">
            <text:p>22.3529166666667</text:p>
          </table:table-cell>
          <table:table-cell table:number-columns-repeated="2"/>
          <table:table-cell office:value-type="string" calcext:value-type="string">
            <text:p>4.9 – 5</text:p>
          </table:table-cell>
          <table:table-cell office:value-type="float" office:value="5.00833333333333" calcext:value-type="float">
            <text:p>5.00833333333333</text:p>
          </table:table-cell>
          <table:table-cell office:value-type="float" office:value="75.7154166666666" calcext:value-type="float">
            <text:p>75.7154166666666</text:p>
          </table:table-cell>
          <table:table-cell table:formula="of:=[.G996]*[.$E$986]/100" office:value-type="float" office:value="102281.180143055" calcext:value-type="float">
            <text:p>102281.180143055</text:p>
          </table:table-cell>
          <table:table-cell table:formula="of:=[.H996]-[.H995]" office:value-type="float" office:value="966.430143055477" calcext:value-type="float">
            <text:p>966.430143055477</text:p>
          </table:table-cell>
          <table:table-cell table:formula="of:=[.I996]*100/[.$E$986]" office:value-type="float" office:value="0.71541666666661" calcext:value-type="float">
            <text:p>0.71541666666661</text:p>
          </table:table-cell>
          <table:table-cell table:number-columns-repeated="3"/>
        </table:table-row>
        <table:table-row table:style-name="ro1">
          <table:table-cell office:value-type="float" office:value="2.20833333333333" calcext:value-type="float">
            <text:p>2.20833333333333</text:p>
          </table:table-cell>
          <table:table-cell office:value-type="float" office:value="28.0729166666666" calcext:value-type="float">
            <text:p>28.0729166666666</text:p>
          </table:table-cell>
          <table:table-cell table:number-columns-repeated="2"/>
          <table:table-cell office:value-type="string" calcext:value-type="string">
            <text:p>5 – 6</text:p>
          </table:table-cell>
          <table:table-cell office:value-type="float" office:value="6.00833333333333" calcext:value-type="float">
            <text:p>6.00833333333333</text:p>
          </table:table-cell>
          <table:table-cell office:value-type="float" office:value="84.5083333333333" calcext:value-type="float">
            <text:p>84.5083333333333</text:p>
          </table:table-cell>
          <table:table-cell table:formula="of:=[.G997]*[.$E$986]/100" office:value-type="float" office:value="114159.208861111" calcext:value-type="float">
            <text:p>114159.208861111</text:p>
          </table:table-cell>
          <table:table-cell table:formula="of:=[.H997]-[.H996]" office:value-type="float" office:value="11878.0287180556" calcext:value-type="float">
            <text:p>11878.0287180556</text:p>
          </table:table-cell>
          <table:table-cell table:formula="of:=[.I997]*100/[.$E$986]" office:value-type="float" office:value="8.79291666666669" calcext:value-type="float">
            <text:p>8.79291666666669</text:p>
          </table:table-cell>
          <table:table-cell table:number-columns-repeated="3"/>
        </table:table-row>
        <table:table-row table:style-name="ro1">
          <table:table-cell office:value-type="float" office:value="2.30833333333334" calcext:value-type="float">
            <text:p>2.30833333333334</text:p>
          </table:table-cell>
          <table:table-cell office:value-type="float" office:value="33.5041666666666" calcext:value-type="float">
            <text:p>33.5041666666666</text:p>
          </table:table-cell>
          <table:table-cell table:number-columns-repeated="2"/>
          <table:table-cell office:value-type="string" calcext:value-type="string">
            <text:p>6 – 7</text:p>
          </table:table-cell>
          <table:table-cell office:value-type="float" office:value="7.00833333333333" calcext:value-type="float">
            <text:p>7.00833333333333</text:p>
          </table:table-cell>
          <table:table-cell office:value-type="float" office:value="90.87375" calcext:value-type="float">
            <text:p>90.87375</text:p>
          </table:table-cell>
          <table:table-cell table:formula="of:=[.G998]*[.$E$986]/100" office:value-type="float" office:value="122758.0168375" calcext:value-type="float">
            <text:p>122758.0168375</text:p>
          </table:table-cell>
          <table:table-cell table:formula="of:=[.H998]-[.H997]" office:value-type="float" office:value="8598.80797638893" calcext:value-type="float">
            <text:p>8598.80797638893</text:p>
          </table:table-cell>
          <table:table-cell table:formula="of:=[.I998]*100/[.$E$986]" office:value-type="float" office:value="6.36541666666671" calcext:value-type="float">
            <text:p>6.36541666666671</text:p>
          </table:table-cell>
          <table:table-cell table:number-columns-repeated="3"/>
        </table:table-row>
        <table:table-row table:style-name="ro1">
          <table:table-cell office:value-type="float" office:value="2.40833333333333" calcext:value-type="float">
            <text:p>2.40833333333333</text:p>
          </table:table-cell>
          <table:table-cell office:value-type="float" office:value="38.4741666666667" calcext:value-type="float">
            <text:p>38.4741666666667</text:p>
          </table:table-cell>
          <table:table-cell table:number-columns-repeated="2"/>
          <table:table-cell office:value-type="string" calcext:value-type="string">
            <text:p>7 – 8</text:p>
          </table:table-cell>
          <table:table-cell office:value-type="float" office:value="8.00833333333334" calcext:value-type="float">
            <text:p>8.00833333333334</text:p>
          </table:table-cell>
          <table:table-cell office:value-type="float" office:value="94.98125" calcext:value-type="float">
            <text:p>94.98125</text:p>
          </table:table-cell>
          <table:table-cell table:formula="of:=[.G999]*[.$E$986]/100" office:value-type="float" office:value="128306.687979166" calcext:value-type="float">
            <text:p>128306.687979166</text:p>
          </table:table-cell>
          <table:table-cell table:formula="of:=[.H999]-[.H998]" office:value-type="float" office:value="5548.67114166664" calcext:value-type="float">
            <text:p>5548.67114166664</text:p>
          </table:table-cell>
          <table:table-cell table:formula="of:=[.I999]*100/[.$E$986]" office:value-type="float" office:value="4.10749999999999" calcext:value-type="float">
            <text:p>4.10749999999999</text:p>
          </table:table-cell>
          <table:table-cell table:number-columns-repeated="3"/>
        </table:table-row>
        <table:table-row table:style-name="ro1">
          <table:table-cell office:value-type="float" office:value="2.50833333333333" calcext:value-type="float">
            <text:p>2.50833333333333</text:p>
          </table:table-cell>
          <table:table-cell office:value-type="float" office:value="42.9870833333333" calcext:value-type="float">
            <text:p>42.9870833333333</text:p>
          </table:table-cell>
          <table:table-cell table:number-columns-repeated="2"/>
          <table:table-cell office:value-type="string" calcext:value-type="string">
            <text:p>8 – 9</text:p>
          </table:table-cell>
          <table:table-cell office:value-type="float" office:value="9.00833333333334" calcext:value-type="float">
            <text:p>9.00833333333334</text:p>
          </table:table-cell>
          <table:table-cell office:value-type="float" office:value="97.1395833333333" calcext:value-type="float">
            <text:p>97.1395833333333</text:p>
          </table:table-cell>
          <table:table-cell table:formula="of:=[.G1000]*[.$E$986]/100" office:value-type="float" office:value="131222.301340277" calcext:value-type="float">
            <text:p>131222.301340277</text:p>
          </table:table-cell>
          <table:table-cell table:formula="of:=[.H1000]-[.H999]" office:value-type="float" office:value="2915.61336111109" calcext:value-type="float">
            <text:p>2915.61336111109</text:p>
          </table:table-cell>
          <table:table-cell table:formula="of:=[.I1000]*100/[.$E$986]" office:value-type="float" office:value="2.15833333333332" calcext:value-type="float">
            <text:p>2.15833333333332</text:p>
          </table:table-cell>
          <table:table-cell table:number-columns-repeated="3"/>
        </table:table-row>
        <table:table-row table:style-name="ro1">
          <table:table-cell office:value-type="float" office:value="2.60833333333334" calcext:value-type="float">
            <text:p>2.60833333333334</text:p>
          </table:table-cell>
          <table:table-cell office:value-type="float" office:value="46.8575" calcext:value-type="float">
            <text:p>46.8575</text:p>
          </table:table-cell>
          <table:table-cell table:number-columns-repeated="2"/>
          <table:table-cell office:value-type="string" calcext:value-type="string">
            <text:p>9 – 13.62</text:p>
          </table:table-cell>
          <table:table-cell table:formula="of:=AVERAGE([.A1078];[.A1079])" office:value-type="float" office:value="13.6229166666667" calcext:value-type="float">
            <text:p>13.6229166666667</text:p>
          </table:table-cell>
          <table:table-cell office:value-type="float" office:value="0.99" calcext:value-type="float">
            <text:p>0.99</text:p>
          </table:table-cell>
          <table:table-cell table:formula="of:=[.G1001]*[.$E$986]" office:value-type="float" office:value="133735.47" calcext:value-type="float">
            <text:p>133735.47</text:p>
          </table:table-cell>
          <table:table-cell table:formula="of:=[.H1001]-[.H1000]" office:value-type="float" office:value="2513.16865972223" calcext:value-type="float">
            <text:p>2513.16865972223</text:p>
          </table:table-cell>
          <table:table-cell table:formula="of:=[.I1001]*100/[.$E$986]" office:value-type="float" office:value="1.86041666666668" calcext:value-type="float">
            <text:p>1.86041666666668</text:p>
          </table:table-cell>
          <table:table-cell table:number-columns-repeated="3"/>
        </table:table-row>
        <table:table-row table:style-name="ro1">
          <table:table-cell office:value-type="float" office:value="2.70833333333333" calcext:value-type="float">
            <text:p>2.70833333333333</text:p>
          </table:table-cell>
          <table:table-cell office:value-type="float" office:value="50.2120833333333" calcext:value-type="float">
            <text:p>50.2120833333333</text:p>
          </table:table-cell>
          <table:table-cell table:number-columns-repeated="2"/>
          <table:table-cell office:value-type="string" calcext:value-type="string">
            <text:p>&gt; 13.62</text:p>
          </table:table-cell>
          <table:table-cell office:value-type="float" office:value="203.375" calcext:value-type="float">
            <text:p>203.375</text:p>
          </table:table-cell>
          <table:table-cell office:value-type="float" office:value="1" calcext:value-type="float">
            <text:p>1</text:p>
          </table:table-cell>
          <table:table-cell table:formula="of:=[.G1002]*[.$E$986]" office:value-type="float" office:value="135086.333333333" calcext:value-type="float">
            <text:p>135086.333333333</text:p>
          </table:table-cell>
          <table:table-cell table:formula="of:=[.H1002]-[.H1001]" office:value-type="float" office:value="1350.86333333334" calcext:value-type="float">
            <text:p>1350.86333333334</text:p>
          </table:table-cell>
          <table:table-cell table:formula="of:=[.I1002]*100/[.$E$986]" office:value-type="float" office:value="1.00000000000001" calcext:value-type="float">
            <text:p>1.00000000000001</text:p>
          </table:table-cell>
          <table:table-cell table:number-columns-repeated="3"/>
        </table:table-row>
        <table:table-row table:style-name="ro1">
          <table:table-cell office:value-type="float" office:value="2.80833333333334" calcext:value-type="float">
            <text:p>2.80833333333334</text:p>
          </table:table-cell>
          <table:table-cell office:value-type="float" office:value="53.2029166666667" calcext:value-type="float">
            <text:p>53.2029166666667</text:p>
          </table:table-cell>
          <table:table-cell table:number-columns-repeated="11"/>
        </table:table-row>
        <table:table-row table:style-name="ro1">
          <table:table-cell office:value-type="float" office:value="2.90833333333333" calcext:value-type="float">
            <text:p>2.90833333333333</text:p>
          </table:table-cell>
          <table:table-cell office:value-type="float" office:value="55.7004166666667" calcext:value-type="float">
            <text:p>55.7004166666667</text:p>
          </table:table-cell>
          <table:table-cell table:number-columns-repeated="11"/>
        </table:table-row>
        <table:table-row table:style-name="ro1">
          <table:table-cell office:value-type="float" office:value="3.00833333333333" calcext:value-type="float">
            <text:p>3.00833333333333</text:p>
          </table:table-cell>
          <table:table-cell office:value-type="float" office:value="57.885" calcext:value-type="float">
            <text:p>57.885</text:p>
          </table:table-cell>
          <table:table-cell table:number-columns-repeated="3"/>
          <table:table-cell office:value-type="float" office:value="0.04" calcext:value-type="float">
            <text:p>0.04</text:p>
          </table:table-cell>
          <table:table-cell table:number-columns-repeated="7"/>
        </table:table-row>
        <table:table-row table:style-name="ro1">
          <table:table-cell office:value-type="float" office:value="3.10833333333334" calcext:value-type="float">
            <text:p>3.10833333333334</text:p>
          </table:table-cell>
          <table:table-cell office:value-type="float" office:value="59.75625" calcext:value-type="float">
            <text:p>59.75625</text:p>
          </table:table-cell>
          <table:table-cell table:number-columns-repeated="3"/>
          <table:table-cell office:value-type="float" office:value="16.5995833333333" calcext:value-type="float">
            <text:p>16.5995833333333</text:p>
          </table:table-cell>
          <table:table-cell table:number-columns-repeated="7"/>
        </table:table-row>
        <table:table-row table:style-name="ro1">
          <table:table-cell office:value-type="float" office:value="3.20833333333333" calcext:value-type="float">
            <text:p>3.20833333333333</text:p>
          </table:table-cell>
          <table:table-cell office:value-type="float" office:value="61.3345833333333" calcext:value-type="float">
            <text:p>61.3345833333333</text:p>
          </table:table-cell>
          <table:table-cell table:number-columns-repeated="3"/>
          <table:table-cell office:value-type="float" office:value="8.3604166666667" calcext:value-type="float">
            <text:p>8.3604166666667</text:p>
          </table:table-cell>
          <table:table-cell table:number-columns-repeated="7"/>
        </table:table-row>
        <table:table-row table:style-name="ro1">
          <table:table-cell office:value-type="float" office:value="3.30833333333334" calcext:value-type="float">
            <text:p>3.30833333333334</text:p>
          </table:table-cell>
          <table:table-cell office:value-type="float" office:value="62.71125" calcext:value-type="float">
            <text:p>62.711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3.40833333333333" calcext:value-type="float">
            <text:p>3.40833333333333</text:p>
          </table:table-cell>
          <table:table-cell office:value-type="float" office:value="63.9566666666667" calcext:value-type="float">
            <text:p>63.9566666666667</text:p>
          </table:table-cell>
          <table:table-cell table:number-columns-repeated="3"/>
          <table:table-cell office:value-type="float" office:value="7.885" calcext:value-type="float">
            <text:p>7.885</text:p>
          </table:table-cell>
          <table:table-cell table:number-columns-repeated="7"/>
        </table:table-row>
        <table:table-row table:style-name="ro1">
          <table:table-cell office:value-type="float" office:value="3.50833333333333" calcext:value-type="float">
            <text:p>3.50833333333333</text:p>
          </table:table-cell>
          <table:table-cell office:value-type="float" office:value="65.05625" calcext:value-type="float">
            <text:p>65.05625</text:p>
          </table:table-cell>
          <table:table-cell table:number-columns-repeated="3"/>
          <table:table-cell office:value-type="float" office:value="11.2329166666666" calcext:value-type="float">
            <text:p>11.2329166666666</text:p>
          </table:table-cell>
          <table:table-cell table:number-columns-repeated="7"/>
        </table:table-row>
        <table:table-row table:style-name="ro1">
          <table:table-cell office:value-type="float" office:value="3.60833333333334" calcext:value-type="float">
            <text:p>3.60833333333334</text:p>
          </table:table-cell>
          <table:table-cell office:value-type="float" office:value="66.0325" calcext:value-type="float">
            <text:p>66.0325</text:p>
          </table:table-cell>
          <table:table-cell table:number-columns-repeated="3"/>
          <table:table-cell office:value-type="float" office:value="5.8820833333334" calcext:value-type="float">
            <text:p>5.8820833333334</text:p>
          </table:table-cell>
          <table:table-cell table:number-columns-repeated="7"/>
        </table:table-row>
        <table:table-row table:style-name="ro1">
          <table:table-cell office:value-type="float" office:value="3.70833333333333" calcext:value-type="float">
            <text:p>3.70833333333333</text:p>
          </table:table-cell>
          <table:table-cell office:value-type="float" office:value="66.88875" calcext:value-type="float">
            <text:p>66.88875</text:p>
          </table:table-cell>
          <table:table-cell table:number-columns-repeated="3"/>
          <table:table-cell office:value-type="float" office:value="0.71541666666661" calcext:value-type="float">
            <text:p>0.71541666666661</text:p>
          </table:table-cell>
          <table:table-cell table:number-columns-repeated="7"/>
        </table:table-row>
        <table:table-row table:style-name="ro1">
          <table:table-cell office:value-type="float" office:value="3.80833333333334" calcext:value-type="float">
            <text:p>3.80833333333334</text:p>
          </table:table-cell>
          <table:table-cell office:value-type="float" office:value="67.6975" calcext:value-type="float">
            <text:p>67.6975</text:p>
          </table:table-cell>
          <table:table-cell table:number-columns-repeated="3"/>
          <table:table-cell office:value-type="float" office:value="8.79291666666669" calcext:value-type="float">
            <text:p>8.79291666666669</text:p>
          </table:table-cell>
          <table:table-cell table:number-columns-repeated="7"/>
        </table:table-row>
        <table:table-row table:style-name="ro1">
          <table:table-cell office:value-type="float" office:value="3.90833333333333" calcext:value-type="float">
            <text:p>3.90833333333333</text:p>
          </table:table-cell>
          <table:table-cell office:value-type="float" office:value="68.4454166666666" calcext:value-type="float">
            <text:p>68.4454166666666</text:p>
          </table:table-cell>
          <table:table-cell table:number-columns-repeated="3"/>
          <table:table-cell office:value-type="float" office:value="6.36541666666671" calcext:value-type="float">
            <text:p>6.36541666666671</text:p>
          </table:table-cell>
          <table:table-cell table:number-columns-repeated="7"/>
        </table:table-row>
        <table:table-row table:style-name="ro1">
          <table:table-cell office:value-type="float" office:value="4.00833333333333" calcext:value-type="float">
            <text:p>4.00833333333333</text:p>
          </table:table-cell>
          <table:table-cell office:value-type="float" office:value="69.1179166666666" calcext:value-type="float">
            <text:p>69.1179166666666</text:p>
          </table:table-cell>
          <table:table-cell table:number-columns-repeated="3"/>
          <table:table-cell office:value-type="float" office:value="4.10749999999999" calcext:value-type="float">
            <text:p>4.10749999999999</text:p>
          </table:table-cell>
          <table:table-cell table:number-columns-repeated="7"/>
        </table:table-row>
        <table:table-row table:style-name="ro1">
          <table:table-cell office:value-type="float" office:value="4.10833333333334" calcext:value-type="float">
            <text:p>4.10833333333334</text:p>
          </table:table-cell>
          <table:table-cell office:value-type="float" office:value="69.7479166666666" calcext:value-type="float">
            <text:p>69.7479166666666</text:p>
          </table:table-cell>
          <table:table-cell table:number-columns-repeated="3"/>
          <table:table-cell office:value-type="float" office:value="2.15833333333332" calcext:value-type="float">
            <text:p>2.15833333333332</text:p>
          </table:table-cell>
          <table:table-cell table:number-columns-repeated="7"/>
        </table:table-row>
        <table:table-row table:style-name="ro1">
          <table:table-cell office:value-type="float" office:value="4.20833333333334" calcext:value-type="float">
            <text:p>4.20833333333334</text:p>
          </table:table-cell>
          <table:table-cell office:value-type="float" office:value="70.3591666666667" calcext:value-type="float">
            <text:p>70.3591666666667</text:p>
          </table:table-cell>
          <table:table-cell table:number-columns-repeated="3"/>
          <table:table-cell office:value-type="float" office:value="1.86041666666668" calcext:value-type="float">
            <text:p>1.86041666666668</text:p>
          </table:table-cell>
          <table:table-cell table:number-columns-repeated="7"/>
        </table:table-row>
        <table:table-row table:style-name="ro1">
          <table:table-cell office:value-type="float" office:value="4.30833333333334" calcext:value-type="float">
            <text:p>4.30833333333334</text:p>
          </table:table-cell>
          <table:table-cell office:value-type="float" office:value="70.9604166666666" calcext:value-type="float">
            <text:p>70.9604166666666</text:p>
          </table:table-cell>
          <table:table-cell table:number-columns-repeated="3"/>
          <table:table-cell office:value-type="float" office:value="1.00000000000001" calcext:value-type="float">
            <text:p>1.00000000000001</text:p>
          </table:table-cell>
          <table:table-cell table:number-columns-repeated="7"/>
        </table:table-row>
        <table:table-row table:style-name="ro1">
          <table:table-cell office:value-type="float" office:value="4.40833333333334" calcext:value-type="float">
            <text:p>4.40833333333334</text:p>
          </table:table-cell>
          <table:table-cell office:value-type="float" office:value="71.5504166666667" calcext:value-type="float">
            <text:p>71.5504166666667</text:p>
          </table:table-cell>
          <table:table-cell table:number-columns-repeated="11"/>
        </table:table-row>
        <table:table-row table:style-name="ro1">
          <table:table-cell office:value-type="float" office:value="4.50833333333333" calcext:value-type="float">
            <text:p>4.50833333333333</text:p>
          </table:table-cell>
          <table:table-cell office:value-type="float" office:value="72.14625" calcext:value-type="float">
            <text:p>72.14625</text:p>
          </table:table-cell>
          <table:table-cell table:number-columns-repeated="11"/>
        </table:table-row>
        <table:table-row table:style-name="ro1">
          <table:table-cell office:value-type="float" office:value="4.60833333333334" calcext:value-type="float">
            <text:p>4.60833333333334</text:p>
          </table:table-cell>
          <table:table-cell office:value-type="float" office:value="72.7670833333333" calcext:value-type="float">
            <text:p>72.7670833333333</text:p>
          </table:table-cell>
          <table:table-cell table:number-columns-repeated="11"/>
        </table:table-row>
        <table:table-row table:style-name="ro1">
          <table:table-cell office:value-type="float" office:value="4.70833333333334" calcext:value-type="float">
            <text:p>4.70833333333334</text:p>
          </table:table-cell>
          <table:table-cell office:value-type="float" office:value="73.4441666666667" calcext:value-type="float">
            <text:p>73.4441666666667</text:p>
          </table:table-cell>
          <table:table-cell table:number-columns-repeated="11"/>
        </table:table-row>
        <table:table-row table:style-name="ro1">
          <table:table-cell office:value-type="float" office:value="4.80833333333334" calcext:value-type="float">
            <text:p>4.80833333333334</text:p>
          </table:table-cell>
          <table:table-cell office:value-type="float" office:value="74.1425" calcext:value-type="float">
            <text:p>74.1425</text:p>
          </table:table-cell>
          <table:table-cell table:number-columns-repeated="11"/>
        </table:table-row>
        <table:table-row table:style-name="ro1">
          <table:table-cell office:value-type="float" office:value="4.90833333333334" calcext:value-type="float">
            <text:p>4.90833333333334</text:p>
          </table:table-cell>
          <table:table-cell office:value-type="float" office:value="74.9083333333334" calcext:value-type="float">
            <text:p>74.9083333333334</text:p>
          </table:table-cell>
          <table:table-cell table:number-columns-repeated="11"/>
        </table:table-row>
        <table:table-row table:style-name="ro1">
          <table:table-cell office:value-type="float" office:value="5.00833333333333" calcext:value-type="float">
            <text:p>5.00833333333333</text:p>
          </table:table-cell>
          <table:table-cell office:value-type="float" office:value="75.7154166666666" calcext:value-type="float">
            <text:p>75.7154166666666</text:p>
          </table:table-cell>
          <table:table-cell table:number-columns-repeated="11"/>
        </table:table-row>
        <table:table-row table:style-name="ro1">
          <table:table-cell office:value-type="float" office:value="5.10833333333334" calcext:value-type="float">
            <text:p>5.10833333333334</text:p>
          </table:table-cell>
          <table:table-cell office:value-type="float" office:value="76.5875" calcext:value-type="float">
            <text:p>76.5875</text:p>
          </table:table-cell>
          <table:table-cell table:number-columns-repeated="11"/>
        </table:table-row>
        <table:table-row table:style-name="ro1">
          <table:table-cell office:value-type="float" office:value="5.20833333333334" calcext:value-type="float">
            <text:p>5.20833333333334</text:p>
          </table:table-cell>
          <table:table-cell office:value-type="float" office:value="77.4741666666667" calcext:value-type="float">
            <text:p>77.4741666666667</text:p>
          </table:table-cell>
          <table:table-cell table:number-columns-repeated="11"/>
        </table:table-row>
        <table:table-row table:style-name="ro1">
          <table:table-cell office:value-type="float" office:value="5.30833333333334" calcext:value-type="float">
            <text:p>5.30833333333334</text:p>
          </table:table-cell>
          <table:table-cell office:value-type="float" office:value="78.3445833333334" calcext:value-type="float">
            <text:p>78.3445833333334</text:p>
          </table:table-cell>
          <table:table-cell table:number-columns-repeated="11"/>
        </table:table-row>
        <table:table-row table:style-name="ro1">
          <table:table-cell office:value-type="float" office:value="5.40833333333334" calcext:value-type="float">
            <text:p>5.40833333333334</text:p>
          </table:table-cell>
          <table:table-cell office:value-type="float" office:value="79.24125" calcext:value-type="float">
            <text:p>79.24125</text:p>
          </table:table-cell>
          <table:table-cell table:number-columns-repeated="11"/>
        </table:table-row>
        <table:table-row table:style-name="ro1">
          <table:table-cell office:value-type="float" office:value="5.50833333333333" calcext:value-type="float">
            <text:p>5.50833333333333</text:p>
          </table:table-cell>
          <table:table-cell office:value-type="float" office:value="80.1479166666666" calcext:value-type="float">
            <text:p>80.1479166666666</text:p>
          </table:table-cell>
          <table:table-cell table:number-columns-repeated="11"/>
        </table:table-row>
        <table:table-row table:style-name="ro1">
          <table:table-cell office:value-type="float" office:value="5.60833333333334" calcext:value-type="float">
            <text:p>5.60833333333334</text:p>
          </table:table-cell>
          <table:table-cell office:value-type="float" office:value="81.1075" calcext:value-type="float">
            <text:p>81.1075</text:p>
          </table:table-cell>
          <table:table-cell table:number-columns-repeated="11"/>
        </table:table-row>
        <table:table-row table:style-name="ro1">
          <table:table-cell office:value-type="float" office:value="5.70833333333334" calcext:value-type="float">
            <text:p>5.70833333333334</text:p>
          </table:table-cell>
          <table:table-cell office:value-type="float" office:value="81.9983333333333" calcext:value-type="float">
            <text:p>81.9983333333333</text:p>
          </table:table-cell>
          <table:table-cell table:number-columns-repeated="11"/>
        </table:table-row>
        <table:table-row table:style-name="ro1">
          <table:table-cell office:value-type="float" office:value="5.80833333333334" calcext:value-type="float">
            <text:p>5.80833333333334</text:p>
          </table:table-cell>
          <table:table-cell office:value-type="float" office:value="82.8725" calcext:value-type="float">
            <text:p>82.8725</text:p>
          </table:table-cell>
          <table:table-cell table:number-columns-repeated="11"/>
        </table:table-row>
        <table:table-row table:style-name="ro1">
          <table:table-cell office:value-type="float" office:value="5.90833333333334" calcext:value-type="float">
            <text:p>5.90833333333334</text:p>
          </table:table-cell>
          <table:table-cell office:value-type="float" office:value="83.7091666666666" calcext:value-type="float">
            <text:p>83.7091666666666</text:p>
          </table:table-cell>
          <table:table-cell table:number-columns-repeated="11"/>
        </table:table-row>
        <table:table-row table:style-name="ro1">
          <table:table-cell office:value-type="float" office:value="6.00833333333333" calcext:value-type="float">
            <text:p>6.00833333333333</text:p>
          </table:table-cell>
          <table:table-cell office:value-type="float" office:value="84.5083333333333" calcext:value-type="float">
            <text:p>84.5083333333333</text:p>
          </table:table-cell>
          <table:table-cell table:number-columns-repeated="11"/>
        </table:table-row>
        <table:table-row table:style-name="ro1">
          <table:table-cell office:value-type="float" office:value="6.10833333333334" calcext:value-type="float">
            <text:p>6.10833333333334</text:p>
          </table:table-cell>
          <table:table-cell office:value-type="float" office:value="85.2520833333334" calcext:value-type="float">
            <text:p>85.2520833333334</text:p>
          </table:table-cell>
          <table:table-cell table:number-columns-repeated="11"/>
        </table:table-row>
        <table:table-row table:style-name="ro1">
          <table:table-cell office:value-type="float" office:value="6.20833333333334" calcext:value-type="float">
            <text:p>6.20833333333334</text:p>
          </table:table-cell>
          <table:table-cell office:value-type="float" office:value="85.9958333333334" calcext:value-type="float">
            <text:p>85.9958333333334</text:p>
          </table:table-cell>
          <table:table-cell table:number-columns-repeated="11"/>
        </table:table-row>
        <table:table-row table:style-name="ro1">
          <table:table-cell office:value-type="float" office:value="6.30833333333334" calcext:value-type="float">
            <text:p>6.30833333333334</text:p>
          </table:table-cell>
          <table:table-cell office:value-type="float" office:value="86.7008333333333" calcext:value-type="float">
            <text:p>86.7008333333333</text:p>
          </table:table-cell>
          <table:table-cell table:number-columns-repeated="11"/>
        </table:table-row>
        <table:table-row table:style-name="ro1">
          <table:table-cell office:value-type="float" office:value="6.40833333333334" calcext:value-type="float">
            <text:p>6.40833333333334</text:p>
          </table:table-cell>
          <table:table-cell office:value-type="float" office:value="87.3875" calcext:value-type="float">
            <text:p>87.3875</text:p>
          </table:table-cell>
          <table:table-cell table:number-columns-repeated="11"/>
        </table:table-row>
        <table:table-row table:style-name="ro1">
          <table:table-cell office:value-type="float" office:value="6.50833333333333" calcext:value-type="float">
            <text:p>6.50833333333333</text:p>
          </table:table-cell>
          <table:table-cell office:value-type="float" office:value="88.0283333333334" calcext:value-type="float">
            <text:p>88.0283333333334</text:p>
          </table:table-cell>
          <table:table-cell table:number-columns-repeated="11"/>
        </table:table-row>
        <table:table-row table:style-name="ro1">
          <table:table-cell office:value-type="float" office:value="6.60833333333334" calcext:value-type="float">
            <text:p>6.60833333333334</text:p>
          </table:table-cell>
          <table:table-cell office:value-type="float" office:value="88.6541666666667" calcext:value-type="float">
            <text:p>88.6541666666667</text:p>
          </table:table-cell>
          <table:table-cell table:number-columns-repeated="11"/>
        </table:table-row>
        <table:table-row table:style-name="ro1">
          <table:table-cell office:value-type="float" office:value="6.70833333333334" calcext:value-type="float">
            <text:p>6.70833333333334</text:p>
          </table:table-cell>
          <table:table-cell office:value-type="float" office:value="89.2370833333333" calcext:value-type="float">
            <text:p>89.2370833333333</text:p>
          </table:table-cell>
          <table:table-cell table:number-columns-repeated="11"/>
        </table:table-row>
        <table:table-row table:style-name="ro1">
          <table:table-cell office:value-type="float" office:value="6.80833333333334" calcext:value-type="float">
            <text:p>6.80833333333334</text:p>
          </table:table-cell>
          <table:table-cell office:value-type="float" office:value="89.82" calcext:value-type="float">
            <text:p>89.82</text:p>
          </table:table-cell>
          <table:table-cell table:number-columns-repeated="11"/>
        </table:table-row>
        <table:table-row table:style-name="ro1">
          <table:table-cell office:value-type="float" office:value="6.90833333333334" calcext:value-type="float">
            <text:p>6.90833333333334</text:p>
          </table:table-cell>
          <table:table-cell office:value-type="float" office:value="90.36" calcext:value-type="float">
            <text:p>90.36</text:p>
          </table:table-cell>
          <table:table-cell table:number-columns-repeated="11"/>
        </table:table-row>
        <table:table-row table:style-name="ro1">
          <table:table-cell office:value-type="float" office:value="7.00833333333333" calcext:value-type="float">
            <text:p>7.00833333333333</text:p>
          </table:table-cell>
          <table:table-cell office:value-type="float" office:value="90.87375" calcext:value-type="float">
            <text:p>90.87375</text:p>
          </table:table-cell>
          <table:table-cell table:number-columns-repeated="11"/>
        </table:table-row>
        <table:table-row table:style-name="ro1">
          <table:table-cell office:value-type="float" office:value="7.10833333333334" calcext:value-type="float">
            <text:p>7.10833333333334</text:p>
          </table:table-cell>
          <table:table-cell office:value-type="float" office:value="91.3725" calcext:value-type="float">
            <text:p>91.3725</text:p>
          </table:table-cell>
          <table:table-cell table:number-columns-repeated="11"/>
        </table:table-row>
        <table:table-row table:style-name="ro1">
          <table:table-cell office:value-type="float" office:value="7.20833333333334" calcext:value-type="float">
            <text:p>7.20833333333334</text:p>
          </table:table-cell>
          <table:table-cell office:value-type="float" office:value="91.8766666666667" calcext:value-type="float">
            <text:p>91.8766666666667</text:p>
          </table:table-cell>
          <table:table-cell table:number-columns-repeated="11"/>
        </table:table-row>
        <table:table-row table:style-name="ro1">
          <table:table-cell office:value-type="float" office:value="7.30833333333334" calcext:value-type="float">
            <text:p>7.30833333333334</text:p>
          </table:table-cell>
          <table:table-cell office:value-type="float" office:value="92.31625" calcext:value-type="float">
            <text:p>92.31625</text:p>
          </table:table-cell>
          <table:table-cell table:number-columns-repeated="11"/>
        </table:table-row>
        <table:table-row table:style-name="ro1">
          <table:table-cell office:value-type="float" office:value="7.40833333333334" calcext:value-type="float">
            <text:p>7.40833333333334</text:p>
          </table:table-cell>
          <table:table-cell office:value-type="float" office:value="92.7595833333333" calcext:value-type="float">
            <text:p>92.7595833333333</text:p>
          </table:table-cell>
          <table:table-cell table:number-columns-repeated="11"/>
        </table:table-row>
        <table:table-row table:style-name="ro1">
          <table:table-cell office:value-type="float" office:value="7.50833333333333" calcext:value-type="float">
            <text:p>7.50833333333333</text:p>
          </table:table-cell>
          <table:table-cell office:value-type="float" office:value="93.1658333333334" calcext:value-type="float">
            <text:p>93.1658333333334</text:p>
          </table:table-cell>
          <table:table-cell table:number-columns-repeated="11"/>
        </table:table-row>
        <table:table-row table:style-name="ro1">
          <table:table-cell office:value-type="float" office:value="7.60833333333334" calcext:value-type="float">
            <text:p>7.60833333333334</text:p>
          </table:table-cell>
          <table:table-cell office:value-type="float" office:value="93.5995833333334" calcext:value-type="float">
            <text:p>93.5995833333334</text:p>
          </table:table-cell>
          <table:table-cell table:number-columns-repeated="11"/>
        </table:table-row>
        <table:table-row table:style-name="ro1">
          <table:table-cell office:value-type="float" office:value="7.70833333333334" calcext:value-type="float">
            <text:p>7.70833333333334</text:p>
          </table:table-cell>
          <table:table-cell office:value-type="float" office:value="93.9870833333333" calcext:value-type="float">
            <text:p>93.9870833333333</text:p>
          </table:table-cell>
          <table:table-cell table:number-columns-repeated="11"/>
        </table:table-row>
        <table:table-row table:style-name="ro1">
          <table:table-cell office:value-type="float" office:value="7.80833333333334" calcext:value-type="float">
            <text:p>7.80833333333334</text:p>
          </table:table-cell>
          <table:table-cell office:value-type="float" office:value="94.3383333333333" calcext:value-type="float">
            <text:p>94.3383333333333</text:p>
          </table:table-cell>
          <table:table-cell table:number-columns-repeated="11"/>
        </table:table-row>
        <table:table-row table:style-name="ro1">
          <table:table-cell office:value-type="float" office:value="7.90833333333334" calcext:value-type="float">
            <text:p>7.90833333333334</text:p>
          </table:table-cell>
          <table:table-cell office:value-type="float" office:value="94.6741666666667" calcext:value-type="float">
            <text:p>94.6741666666667</text:p>
          </table:table-cell>
          <table:table-cell table:number-columns-repeated="11"/>
        </table:table-row>
        <table:table-row table:style-name="ro1">
          <table:table-cell office:value-type="float" office:value="8.00833333333334" calcext:value-type="float">
            <text:p>8.00833333333334</text:p>
          </table:table-cell>
          <table:table-cell office:value-type="float" office:value="94.98125" calcext:value-type="float">
            <text:p>94.98125</text:p>
          </table:table-cell>
          <table:table-cell table:number-columns-repeated="11"/>
        </table:table-row>
        <table:table-row table:style-name="ro1">
          <table:table-cell office:value-type="float" office:value="8.10833333333333" calcext:value-type="float">
            <text:p>8.10833333333333</text:p>
          </table:table-cell>
          <table:table-cell office:value-type="float" office:value="95.2933333333334" calcext:value-type="float">
            <text:p>95.2933333333334</text:p>
          </table:table-cell>
          <table:table-cell table:number-columns-repeated="11"/>
        </table:table-row>
        <table:table-row table:style-name="ro1">
          <table:table-cell office:value-type="float" office:value="8.20833333333334" calcext:value-type="float">
            <text:p>8.20833333333334</text:p>
          </table:table-cell>
          <table:table-cell office:value-type="float" office:value="95.5741666666667" calcext:value-type="float">
            <text:p>95.5741666666667</text:p>
          </table:table-cell>
          <table:table-cell table:number-columns-repeated="11"/>
        </table:table-row>
        <table:table-row table:style-name="ro1">
          <table:table-cell office:value-type="float" office:value="8.30833333333333" calcext:value-type="float">
            <text:p>8.30833333333333</text:p>
          </table:table-cell>
          <table:table-cell office:value-type="float" office:value="95.8275" calcext:value-type="float">
            <text:p>95.8275</text:p>
          </table:table-cell>
          <table:table-cell table:number-columns-repeated="11"/>
        </table:table-row>
        <table:table-row table:style-name="ro1">
          <table:table-cell office:value-type="float" office:value="8.40833333333334" calcext:value-type="float">
            <text:p>8.40833333333334</text:p>
          </table:table-cell>
          <table:table-cell office:value-type="float" office:value="96.0775" calcext:value-type="float">
            <text:p>96.0775</text:p>
          </table:table-cell>
          <table:table-cell table:number-columns-repeated="11"/>
        </table:table-row>
        <table:table-row table:style-name="ro1">
          <table:table-cell office:value-type="float" office:value="8.50833333333334" calcext:value-type="float">
            <text:p>8.50833333333334</text:p>
          </table:table-cell>
          <table:table-cell office:value-type="float" office:value="96.2991666666667" calcext:value-type="float">
            <text:p>96.2991666666667</text:p>
          </table:table-cell>
          <table:table-cell table:number-columns-repeated="11"/>
        </table:table-row>
        <table:table-row table:style-name="ro1">
          <table:table-cell office:value-type="float" office:value="8.60833333333333" calcext:value-type="float">
            <text:p>8.60833333333333</text:p>
          </table:table-cell>
          <table:table-cell office:value-type="float" office:value="96.5020833333333" calcext:value-type="float">
            <text:p>96.5020833333333</text:p>
          </table:table-cell>
          <table:table-cell table:number-columns-repeated="11"/>
        </table:table-row>
        <table:table-row table:style-name="ro1">
          <table:table-cell office:value-type="float" office:value="8.70833333333334" calcext:value-type="float">
            <text:p>8.70833333333334</text:p>
          </table:table-cell>
          <table:table-cell office:value-type="float" office:value="96.6808333333334" calcext:value-type="float">
            <text:p>96.6808333333334</text:p>
          </table:table-cell>
          <table:table-cell table:number-columns-repeated="11"/>
        </table:table-row>
        <table:table-row table:style-name="ro1">
          <table:table-cell office:value-type="float" office:value="8.80833333333333" calcext:value-type="float">
            <text:p>8.80833333333333</text:p>
          </table:table-cell>
          <table:table-cell office:value-type="float" office:value="96.8458333333334" calcext:value-type="float">
            <text:p>96.8458333333334</text:p>
          </table:table-cell>
          <table:table-cell table:number-columns-repeated="11"/>
        </table:table-row>
        <table:table-row table:style-name="ro1">
          <table:table-cell office:value-type="float" office:value="8.90833333333334" calcext:value-type="float">
            <text:p>8.90833333333334</text:p>
          </table:table-cell>
          <table:table-cell office:value-type="float" office:value="96.9891666666667" calcext:value-type="float">
            <text:p>96.9891666666667</text:p>
          </table:table-cell>
          <table:table-cell table:number-columns-repeated="11"/>
        </table:table-row>
        <table:table-row table:style-name="ro1">
          <table:table-cell office:value-type="float" office:value="9.00833333333334" calcext:value-type="float">
            <text:p>9.00833333333334</text:p>
          </table:table-cell>
          <table:table-cell office:value-type="float" office:value="97.1395833333333" calcext:value-type="float">
            <text:p>97.1395833333333</text:p>
          </table:table-cell>
          <table:table-cell table:number-columns-repeated="11"/>
        </table:table-row>
        <table:table-row table:style-name="ro1">
          <table:table-cell office:value-type="float" office:value="9.10833333333333" calcext:value-type="float">
            <text:p>9.10833333333333</text:p>
          </table:table-cell>
          <table:table-cell office:value-type="float" office:value="97.2741666666667" calcext:value-type="float">
            <text:p>97.2741666666667</text:p>
          </table:table-cell>
          <table:table-cell table:number-columns-repeated="11"/>
        </table:table-row>
        <table:table-row table:style-name="ro1">
          <table:table-cell office:value-type="float" office:value="9.20833333333334" calcext:value-type="float">
            <text:p>9.20833333333334</text:p>
          </table:table-cell>
          <table:table-cell office:value-type="float" office:value="97.39125" calcext:value-type="float">
            <text:p>97.39125</text:p>
          </table:table-cell>
          <table:table-cell table:number-columns-repeated="11"/>
        </table:table-row>
        <table:table-row table:style-name="ro1">
          <table:table-cell office:value-type="float" office:value="9.30833333333333" calcext:value-type="float">
            <text:p>9.30833333333333</text:p>
          </table:table-cell>
          <table:table-cell office:value-type="float" office:value="97.5166666666667" calcext:value-type="float">
            <text:p>97.5166666666667</text:p>
          </table:table-cell>
          <table:table-cell table:number-columns-repeated="11"/>
        </table:table-row>
        <table:table-row table:style-name="ro1">
          <table:table-cell office:value-type="float" office:value="9.40833333333334" calcext:value-type="float">
            <text:p>9.40833333333334</text:p>
          </table:table-cell>
          <table:table-cell office:value-type="float" office:value="97.6279166666667" calcext:value-type="float">
            <text:p>97.6279166666667</text:p>
          </table:table-cell>
          <table:table-cell table:number-columns-repeated="11"/>
        </table:table-row>
        <table:table-row table:style-name="ro1">
          <table:table-cell office:value-type="float" office:value="9.50833333333334" calcext:value-type="float">
            <text:p>9.50833333333334</text:p>
          </table:table-cell>
          <table:table-cell office:value-type="float" office:value="97.7229166666667" calcext:value-type="float">
            <text:p>97.7229166666667</text:p>
          </table:table-cell>
          <table:table-cell table:number-columns-repeated="11"/>
        </table:table-row>
        <table:table-row table:style-name="ro1">
          <table:table-cell office:value-type="float" office:value="9.60833333333333" calcext:value-type="float">
            <text:p>9.60833333333333</text:p>
          </table:table-cell>
          <table:table-cell office:value-type="float" office:value="97.8295833333334" calcext:value-type="float">
            <text:p>97.8295833333334</text:p>
          </table:table-cell>
          <table:table-cell table:number-columns-repeated="11"/>
        </table:table-row>
        <table:table-row table:style-name="ro1">
          <table:table-cell office:value-type="float" office:value="9.70833333333334" calcext:value-type="float">
            <text:p>9.70833333333334</text:p>
          </table:table-cell>
          <table:table-cell office:value-type="float" office:value="97.9933333333333" calcext:value-type="float">
            <text:p>97.9933333333333</text:p>
          </table:table-cell>
          <table:table-cell table:number-columns-repeated="11"/>
        </table:table-row>
        <table:table-row table:style-name="ro1">
          <table:table-cell office:value-type="float" office:value="10.0708333333333" calcext:value-type="float">
            <text:p>10.0708333333333</text:p>
          </table:table-cell>
          <table:table-cell office:value-type="float" office:value="98.1866666666667" calcext:value-type="float">
            <text:p>98.1866666666667</text:p>
          </table:table-cell>
          <table:table-cell table:number-columns-repeated="11"/>
        </table:table-row>
        <table:table-row table:style-name="ro1">
          <table:table-cell office:value-type="float" office:value="10.6208333333334" calcext:value-type="float">
            <text:p>10.6208333333334</text:p>
          </table:table-cell>
          <table:table-cell office:value-type="float" office:value="98.35375" calcext:value-type="float">
            <text:p>98.35375</text:p>
          </table:table-cell>
          <table:table-cell table:number-columns-repeated="11"/>
        </table:table-row>
        <table:table-row table:style-name="ro1">
          <table:table-cell office:value-type="float" office:value="11.1708333333333" calcext:value-type="float">
            <text:p>11.1708333333333</text:p>
          </table:table-cell>
          <table:table-cell office:value-type="float" office:value="98.4845833333333" calcext:value-type="float">
            <text:p>98.4845833333333</text:p>
          </table:table-cell>
          <table:table-cell table:number-columns-repeated="11"/>
        </table:table-row>
        <table:table-row table:style-name="ro1">
          <table:table-cell office:value-type="float" office:value="11.7208333333334" calcext:value-type="float">
            <text:p>11.7208333333334</text:p>
          </table:table-cell>
          <table:table-cell office:value-type="float" office:value="98.6029166666667" calcext:value-type="float">
            <text:p>98.6029166666667</text:p>
          </table:table-cell>
          <table:table-cell table:number-columns-repeated="11"/>
        </table:table-row>
        <table:table-row table:style-name="ro1">
          <table:table-cell office:value-type="float" office:value="12.3083333333334" calcext:value-type="float">
            <text:p>12.3083333333334</text:p>
          </table:table-cell>
          <table:table-cell office:value-type="float" office:value="98.8016666666667" calcext:value-type="float">
            <text:p>98.8016666666667</text:p>
          </table:table-cell>
          <table:table-cell table:number-columns-repeated="11"/>
        </table:table-row>
        <table:table-row table:style-name="ro1">
          <table:table-cell office:value-type="float" office:value="13.1208333333334" calcext:value-type="float">
            <text:p>13.1208333333334</text:p>
          </table:table-cell>
          <table:table-cell office:value-type="float" office:value="98.9875" calcext:value-type="float">
            <text:p>98.9875</text:p>
          </table:table-cell>
          <table:table-cell table:number-columns-repeated="11"/>
        </table:table-row>
        <table:table-row table:style-name="ro1">
          <table:table-cell office:value-type="float" office:value="14.125" calcext:value-type="float">
            <text:p>14.125</text:p>
          </table:table-cell>
          <table:table-cell office:value-type="float" office:value="99.1354166666667" calcext:value-type="float">
            <text:p>99.1354166666667</text:p>
          </table:table-cell>
          <table:table-cell table:number-columns-repeated="11"/>
        </table:table-row>
        <table:table-row table:style-name="ro1">
          <table:table-cell office:value-type="float" office:value="15.125" calcext:value-type="float">
            <text:p>15.125</text:p>
          </table:table-cell>
          <table:table-cell office:value-type="float" office:value="99.2366666666667" calcext:value-type="float">
            <text:p>99.2366666666667</text:p>
          </table:table-cell>
          <table:table-cell table:number-columns-repeated="11"/>
        </table:table-row>
        <table:table-row table:style-name="ro1">
          <table:table-cell office:value-type="float" office:value="16.2083333333333" calcext:value-type="float">
            <text:p>16.2083333333333</text:p>
          </table:table-cell>
          <table:table-cell office:value-type="float" office:value="99.32375" calcext:value-type="float">
            <text:p>99.32375</text:p>
          </table:table-cell>
          <table:table-cell table:number-columns-repeated="11"/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99.3883333333334" calcext:value-type="float">
            <text:p>99.3883333333334</text:p>
          </table:table-cell>
          <table:table-cell table:number-columns-repeated="11"/>
        </table:table-row>
        <table:table-row table:style-name="ro1">
          <table:table-cell office:value-type="float" office:value="18.3333333333333" calcext:value-type="float">
            <text:p>18.3333333333333</text:p>
          </table:table-cell>
          <table:table-cell office:value-type="float" office:value="99.4625" calcext:value-type="float">
            <text:p>99.4625</text:p>
          </table:table-cell>
          <table:table-cell table:number-columns-repeated="11"/>
        </table:table-row>
        <table:table-row table:style-name="ro1">
          <table:table-cell office:value-type="float" office:value="19.4583333333333" calcext:value-type="float">
            <text:p>19.4583333333333</text:p>
          </table:table-cell>
          <table:table-cell office:value-type="float" office:value="99.5270833333334" calcext:value-type="float">
            <text:p>99.5270833333334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57125" calcext:value-type="float">
            <text:p>99.57125</text:p>
          </table:table-cell>
          <table:table-cell table:number-columns-repeated="11"/>
        </table:table-row>
        <table:table-row table:style-name="ro1">
          <table:table-cell office:value-type="float" office:value="22.2083333333333" calcext:value-type="float">
            <text:p>22.2083333333333</text:p>
          </table:table-cell>
          <table:table-cell office:value-type="float" office:value="99.6125" calcext:value-type="float">
            <text:p>99.6125</text:p>
          </table:table-cell>
          <table:table-cell table:number-columns-repeated="11"/>
        </table:table-row>
        <table:table-row table:style-name="ro1">
          <table:table-cell office:value-type="float" office:value="23.6666666666666" calcext:value-type="float">
            <text:p>23.6666666666666</text:p>
          </table:table-cell>
          <table:table-cell office:value-type="float" office:value="99.63875" calcext:value-type="float">
            <text:p>99.63875</text:p>
          </table:table-cell>
          <table:table-cell table:number-columns-repeated="11"/>
        </table:table-row>
        <table:table-row table:style-name="ro1">
          <table:table-cell office:value-type="float" office:value="31.2083333333333" calcext:value-type="float">
            <text:p>31.2083333333333</text:p>
          </table:table-cell>
          <table:table-cell office:value-type="float" office:value="99.6625" calcext:value-type="float">
            <text:p>99.6625</text:p>
          </table:table-cell>
          <table:table-cell table:number-columns-repeated="11"/>
        </table:table-row>
        <table:table-row table:style-name="ro1">
          <table:table-cell office:value-type="float" office:value="32.875" calcext:value-type="float">
            <text:p>32.875</text:p>
          </table:table-cell>
          <table:table-cell office:value-type="float" office:value="99.6808333333333" calcext:value-type="float">
            <text:p>99.6808333333333</text:p>
          </table:table-cell>
          <table:table-cell table:number-columns-repeated="11"/>
        </table:table-row>
        <table:table-row table:style-name="ro1">
          <table:table-cell office:value-type="float" office:value="35.9166666666666" calcext:value-type="float">
            <text:p>35.9166666666666</text:p>
          </table:table-cell>
          <table:table-cell office:value-type="float" office:value="99.6933333333333" calcext:value-type="float">
            <text:p>99.6933333333333</text:p>
          </table:table-cell>
          <table:table-cell table:number-columns-repeated="11"/>
        </table:table-row>
        <table:table-row table:style-name="ro1">
          <table:table-cell office:value-type="float" office:value="45.75" calcext:value-type="float">
            <text:p>45.75</text:p>
          </table:table-cell>
          <table:table-cell office:value-type="float" office:value="99.7154166666667" calcext:value-type="float">
            <text:p>99.7154166666667</text:p>
          </table:table-cell>
          <table:table-cell table:number-columns-repeated="11"/>
        </table:table-row>
        <table:table-row table:style-name="ro1">
          <table:table-cell office:value-type="float" office:value="46.7916666666667" calcext:value-type="float">
            <text:p>46.7916666666667</text:p>
          </table:table-cell>
          <table:table-cell office:value-type="float" office:value="99.7395833333333" calcext:value-type="float">
            <text:p>99.7395833333333</text:p>
          </table:table-cell>
          <table:table-cell table:number-columns-repeated="11"/>
        </table:table-row>
        <table:table-row table:style-name="ro1">
          <table:table-cell office:value-type="float" office:value="48.125" calcext:value-type="float">
            <text:p>48.125</text:p>
          </table:table-cell>
          <table:table-cell office:value-type="float" office:value="99.7583333333333" calcext:value-type="float">
            <text:p>99.7583333333333</text:p>
          </table:table-cell>
          <table:table-cell table:number-columns-repeated="11"/>
        </table:table-row>
        <table:table-row table:style-name="ro1">
          <table:table-cell office:value-type="float" office:value="50.0833333333333" calcext:value-type="float">
            <text:p>50.0833333333333</text:p>
          </table:table-cell>
          <table:table-cell office:value-type="float" office:value="99.7754166666667" calcext:value-type="float">
            <text:p>99.7754166666667</text:p>
          </table:table-cell>
          <table:table-cell table:number-columns-repeated="11"/>
        </table:table-row>
        <table:table-row table:style-name="ro1">
          <table:table-cell office:value-type="float" office:value="52.0416666666667" calcext:value-type="float">
            <text:p>52.0416666666667</text:p>
          </table:table-cell>
          <table:table-cell office:value-type="float" office:value="99.7933333333334" calcext:value-type="float">
            <text:p>99.7933333333334</text:p>
          </table:table-cell>
          <table:table-cell table:number-columns-repeated="11"/>
        </table:table-row>
        <table:table-row table:style-name="ro1">
          <table:table-cell office:value-type="float" office:value="52.9166666666667" calcext:value-type="float">
            <text:p>52.9166666666667</text:p>
          </table:table-cell>
          <table:table-cell office:value-type="float" office:value="99.8070833333334" calcext:value-type="float">
            <text:p>99.8070833333334</text:p>
          </table:table-cell>
          <table:table-cell table:number-columns-repeated="11"/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99.8225" calcext:value-type="float">
            <text:p>99.8225</text:p>
          </table:table-cell>
          <table:table-cell table:number-columns-repeated="11"/>
        </table:table-row>
        <table:table-row table:style-name="ro1">
          <table:table-cell office:value-type="float" office:value="55.5833333333333" calcext:value-type="float">
            <text:p>55.5833333333333</text:p>
          </table:table-cell>
          <table:table-cell office:value-type="float" office:value="99.83125" calcext:value-type="float">
            <text:p>99.83125</text:p>
          </table:table-cell>
          <table:table-cell table:number-columns-repeated="11"/>
        </table:table-row>
        <table:table-row table:style-name="ro1">
          <table:table-cell office:value-type="float" office:value="56.5416666666667" calcext:value-type="float">
            <text:p>56.5416666666667</text:p>
          </table:table-cell>
          <table:table-cell office:value-type="float" office:value="99.8391666666666" calcext:value-type="float">
            <text:p>99.8391666666666</text:p>
          </table:table-cell>
          <table:table-cell table:number-columns-repeated="11"/>
        </table:table-row>
        <table:table-row table:style-name="ro1">
          <table:table-cell office:value-type="float" office:value="57.4166666666667" calcext:value-type="float">
            <text:p>57.4166666666667</text:p>
          </table:table-cell>
          <table:table-cell office:value-type="float" office:value="99.8458333333334" calcext:value-type="float">
            <text:p>99.8458333333334</text:p>
          </table:table-cell>
          <table:table-cell table:number-columns-repeated="11"/>
        </table:table-row>
        <table:table-row table:style-name="ro1">
          <table:table-cell office:value-type="float" office:value="58.125" calcext:value-type="float">
            <text:p>58.125</text:p>
          </table:table-cell>
          <table:table-cell office:value-type="float" office:value="99.8545833333333" calcext:value-type="float">
            <text:p>99.8545833333333</text:p>
          </table:table-cell>
          <table:table-cell table:number-columns-repeated="11"/>
        </table:table-row>
        <table:table-row table:style-name="ro1">
          <table:table-cell office:value-type="float" office:value="58.75" calcext:value-type="float">
            <text:p>58.75</text:p>
          </table:table-cell>
          <table:table-cell office:value-type="float" office:value="99.8620833333333" calcext:value-type="float">
            <text:p>99.8620833333333</text:p>
          </table:table-cell>
          <table:table-cell table:number-columns-repeated="11"/>
        </table:table-row>
        <table:table-row table:style-name="ro1">
          <table:table-cell office:value-type="float" office:value="59.5833333333334" calcext:value-type="float">
            <text:p>59.5833333333334</text:p>
          </table:table-cell>
          <table:table-cell office:value-type="float" office:value="99.8691666666666" calcext:value-type="float">
            <text:p>99.8691666666666</text:p>
          </table:table-cell>
          <table:table-cell table:number-columns-repeated="11"/>
        </table:table-row>
        <table:table-row table:style-name="ro1">
          <table:table-cell office:value-type="float" office:value="60.2916666666667" calcext:value-type="float">
            <text:p>60.2916666666667</text:p>
          </table:table-cell>
          <table:table-cell office:value-type="float" office:value="99.875" calcext:value-type="float">
            <text:p>99.875</text:p>
          </table:table-cell>
          <table:table-cell table:number-columns-repeated="11"/>
        </table:table-row>
        <table:table-row table:style-name="ro1">
          <table:table-cell office:value-type="float" office:value="61.0833333333334" calcext:value-type="float">
            <text:p>61.0833333333334</text:p>
          </table:table-cell>
          <table:table-cell office:value-type="float" office:value="99.88125" calcext:value-type="float">
            <text:p>99.88125</text:p>
          </table:table-cell>
          <table:table-cell table:number-columns-repeated="11"/>
        </table:table-row>
        <table:table-row table:style-name="ro1">
          <table:table-cell office:value-type="float" office:value="61.9583333333333" calcext:value-type="float">
            <text:p>61.9583333333333</text:p>
          </table:table-cell>
          <table:table-cell office:value-type="float" office:value="99.8891666666667" calcext:value-type="float">
            <text:p>99.8891666666667</text:p>
          </table:table-cell>
          <table:table-cell table:number-columns-repeated="11"/>
        </table:table-row>
        <table:table-row table:style-name="ro1">
          <table:table-cell office:value-type="float" office:value="63.4166666666667" calcext:value-type="float">
            <text:p>63.4166666666667</text:p>
          </table:table-cell>
          <table:table-cell office:value-type="float" office:value="99.8979166666667" calcext:value-type="float">
            <text:p>99.8979166666667</text:p>
          </table:table-cell>
          <table:table-cell table:number-columns-repeated="11"/>
        </table:table-row>
        <table:table-row table:style-name="ro1">
          <table:table-cell office:value-type="float" office:value="64.5833333333333" calcext:value-type="float">
            <text:p>64.5833333333333</text:p>
          </table:table-cell>
          <table:table-cell office:value-type="float" office:value="99.9054166666666" calcext:value-type="float">
            <text:p>99.9054166666666</text:p>
          </table:table-cell>
          <table:table-cell table:number-columns-repeated="11"/>
        </table:table-row>
        <table:table-row table:style-name="ro1">
          <table:table-cell office:value-type="float" office:value="65.875" calcext:value-type="float">
            <text:p>65.875</text:p>
          </table:table-cell>
          <table:table-cell office:value-type="float" office:value="99.9120833333333" calcext:value-type="float">
            <text:p>99.9120833333333</text:p>
          </table:table-cell>
          <table:table-cell table:number-columns-repeated="11"/>
        </table:table-row>
        <table:table-row table:style-name="ro1">
          <table:table-cell office:value-type="float" office:value="67.0416666666667" calcext:value-type="float">
            <text:p>67.0416666666667</text:p>
          </table:table-cell>
          <table:table-cell office:value-type="float" office:value="99.9183333333333" calcext:value-type="float">
            <text:p>99.9183333333333</text:p>
          </table:table-cell>
          <table:table-cell table:number-columns-repeated="11"/>
        </table:table-row>
        <table:table-row table:style-name="ro1">
          <table:table-cell office:value-type="float" office:value="68.75" calcext:value-type="float">
            <text:p>68.75</text:p>
          </table:table-cell>
          <table:table-cell office:value-type="float" office:value="99.925" calcext:value-type="float">
            <text:p>99.925</text:p>
          </table:table-cell>
          <table:table-cell table:number-columns-repeated="11"/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99.9304166666667" calcext:value-type="float">
            <text:p>99.9304166666667</text:p>
          </table:table-cell>
          <table:table-cell table:number-columns-repeated="11"/>
        </table:table-row>
        <table:table-row table:style-name="ro1">
          <table:table-cell office:value-type="float" office:value="73.0833333333333" calcext:value-type="float">
            <text:p>73.0833333333333</text:p>
          </table:table-cell>
          <table:table-cell office:value-type="float" office:value="99.9354166666667" calcext:value-type="float">
            <text:p>99.9354166666667</text:p>
          </table:table-cell>
          <table:table-cell table:number-columns-repeated="11"/>
        </table:table-row>
        <table:table-row table:style-name="ro1">
          <table:table-cell office:value-type="float" office:value="75.2916666666667" calcext:value-type="float">
            <text:p>75.2916666666667</text:p>
          </table:table-cell>
          <table:table-cell office:value-type="float" office:value="99.9416666666667" calcext:value-type="float">
            <text:p>99.9416666666667</text:p>
          </table:table-cell>
          <table:table-cell table:number-columns-repeated="11"/>
        </table:table-row>
        <table:table-row table:style-name="ro1">
          <table:table-cell office:value-type="float" office:value="78.375" calcext:value-type="float">
            <text:p>78.375</text:p>
          </table:table-cell>
          <table:table-cell office:value-type="float" office:value="99.9483333333334" calcext:value-type="float">
            <text:p>99.9483333333334</text:p>
          </table:table-cell>
          <table:table-cell table:number-columns-repeated="11"/>
        </table:table-row>
        <table:table-row table:style-name="ro1">
          <table:table-cell office:value-type="float" office:value="85.375" calcext:value-type="float">
            <text:p>85.375</text:p>
          </table:table-cell>
          <table:table-cell office:value-type="float" office:value="99.95375" calcext:value-type="float">
            <text:p>99.95375</text:p>
          </table:table-cell>
          <table:table-cell table:number-columns-repeated="11"/>
        </table:table-row>
        <table:table-row table:style-name="ro1">
          <table:table-cell office:value-type="float" office:value="92.7083333333333" calcext:value-type="float">
            <text:p>92.7083333333333</text:p>
          </table:table-cell>
          <table:table-cell office:value-type="float" office:value="99.95875" calcext:value-type="float">
            <text:p>99.95875</text:p>
          </table:table-cell>
          <table:table-cell table:number-columns-repeated="11"/>
        </table:table-row>
        <table:table-row table:style-name="ro1">
          <table:table-cell office:value-type="float" office:value="97.375" calcext:value-type="float">
            <text:p>97.375</text:p>
          </table:table-cell>
          <table:table-cell office:value-type="float" office:value="99.9633333333333" calcext:value-type="float">
            <text:p>99.9633333333333</text:p>
          </table:table-cell>
          <table:table-cell table:number-columns-repeated="11"/>
        </table:table-row>
        <table:table-row table:style-name="ro1">
          <table:table-cell office:value-type="float" office:value="107.958333333334" calcext:value-type="float">
            <text:p>107.958333333334</text:p>
          </table:table-cell>
          <table:table-cell office:value-type="float" office:value="99.9683333333333" calcext:value-type="float">
            <text:p>99.9683333333333</text:p>
          </table:table-cell>
          <table:table-cell table:number-columns-repeated="11"/>
        </table:table-row>
        <table:table-row table:style-name="ro1">
          <table:table-cell office:value-type="float" office:value="110.625" calcext:value-type="float">
            <text:p>110.625</text:p>
          </table:table-cell>
          <table:table-cell office:value-type="float" office:value="99.9729166666667" calcext:value-type="float">
            <text:p>99.9729166666667</text:p>
          </table:table-cell>
          <table:table-cell table:number-columns-repeated="11"/>
        </table:table-row>
        <table:table-row table:style-name="ro1">
          <table:table-cell office:value-type="float" office:value="117.916666666667" calcext:value-type="float">
            <text:p>117.916666666667</text:p>
          </table:table-cell>
          <table:table-cell office:value-type="float" office:value="99.9766666666666" calcext:value-type="float">
            <text:p>99.9766666666666</text:p>
          </table:table-cell>
          <table:table-cell table:number-columns-repeated="11"/>
        </table:table-row>
        <table:table-row table:style-name="ro1">
          <table:table-cell office:value-type="float" office:value="132.291666666667" calcext:value-type="float">
            <text:p>132.291666666667</text:p>
          </table:table-cell>
          <table:table-cell office:value-type="float" office:value="99.98125" calcext:value-type="float">
            <text:p>99.98125</text:p>
          </table:table-cell>
          <table:table-cell table:number-columns-repeated="11"/>
        </table:table-row>
        <table:table-row table:style-name="ro1">
          <table:table-cell office:value-type="float" office:value="139.041666666667" calcext:value-type="float">
            <text:p>139.041666666667</text:p>
          </table:table-cell>
          <table:table-cell office:value-type="float" office:value="99.9854166666666" calcext:value-type="float">
            <text:p>99.9854166666666</text:p>
          </table:table-cell>
          <table:table-cell table:number-columns-repeated="11"/>
        </table:table-row>
        <table:table-row table:style-name="ro1">
          <table:table-cell office:value-type="float" office:value="142.625" calcext:value-type="float">
            <text:p>142.625</text:p>
          </table:table-cell>
          <table:table-cell office:value-type="float" office:value="99.9875" calcext:value-type="float">
            <text:p>99.9875</text:p>
          </table:table-cell>
          <table:table-cell table:number-columns-repeated="11"/>
        </table:table-row>
        <table:table-row table:style-name="ro1">
          <table:table-cell office:value-type="float" office:value="150.791666666667" calcext:value-type="float">
            <text:p>150.791666666667</text:p>
          </table:table-cell>
          <table:table-cell office:value-type="float" office:value="99.9895833333333" calcext:value-type="float">
            <text:p>99.9895833333333</text:p>
          </table:table-cell>
          <table:table-cell table:number-columns-repeated="11"/>
        </table:table-row>
        <table:table-row table:style-name="ro1">
          <table:table-cell office:value-type="float" office:value="154.833333333333" calcext:value-type="float">
            <text:p>154.833333333333</text:p>
          </table:table-cell>
          <table:table-cell office:value-type="float" office:value="99.9920833333333" calcext:value-type="float">
            <text:p>99.9920833333333</text:p>
          </table:table-cell>
          <table:table-cell table:number-columns-repeated="11"/>
        </table:table-row>
        <table:table-row table:style-name="ro1">
          <table:table-cell office:value-type="float" office:value="157.708333333333" calcext:value-type="float">
            <text:p>157.708333333333</text:p>
          </table:table-cell>
          <table:table-cell office:value-type="float" office:value="99.9941666666667" calcext:value-type="float">
            <text:p>99.9941666666667</text:p>
          </table:table-cell>
          <table:table-cell table:number-columns-repeated="11"/>
        </table:table-row>
        <table:table-row table:style-name="ro1">
          <table:table-cell office:value-type="float" office:value="161.083333333334" calcext:value-type="float">
            <text:p>161.083333333334</text:p>
          </table:table-cell>
          <table:table-cell office:value-type="float" office:value="99.9954166666666" calcext:value-type="float">
            <text:p>99.9954166666666</text:p>
          </table:table-cell>
          <table:table-cell table:number-columns-repeated="11"/>
        </table:table-row>
        <table:table-row table:style-name="ro1">
          <table:table-cell office:value-type="float" office:value="180.791666666667" calcext:value-type="float">
            <text:p>180.791666666667</text:p>
          </table:table-cell>
          <table:table-cell office:value-type="float" office:value="99.9966666666667" calcext:value-type="float">
            <text:p>99.9966666666667</text:p>
          </table:table-cell>
          <table:table-cell table:number-columns-repeated="11"/>
        </table:table-row>
        <table:table-row table:style-name="ro1">
          <table:table-cell office:value-type="float" office:value="186.708333333333" calcext:value-type="float">
            <text:p>186.708333333333</text:p>
          </table:table-cell>
          <table:table-cell office:value-type="float" office:value="99.9975" calcext:value-type="float">
            <text:p>99.9975</text:p>
          </table:table-cell>
          <table:table-cell table:number-columns-repeated="11"/>
        </table:table-row>
        <table:table-row table:style-name="ro1">
          <table:table-cell office:value-type="float" office:value="187.125" calcext:value-type="float">
            <text:p>187.125</text:p>
          </table:table-cell>
          <table:table-cell office:value-type="float" office:value="99.9979166666666" calcext:value-type="float">
            <text:p>99.9979166666666</text:p>
          </table:table-cell>
          <table:table-cell table:number-columns-repeated="11"/>
        </table:table-row>
        <table:table-row table:style-name="ro1">
          <table:table-cell office:value-type="float" office:value="187.541666666667" calcext:value-type="float">
            <text:p>187.541666666667</text:p>
          </table:table-cell>
          <table:table-cell office:value-type="float" office:value="99.9991666666667" calcext:value-type="float">
            <text:p>99.9991666666667</text:p>
          </table:table-cell>
          <table:table-cell table:number-columns-repeated="11"/>
        </table:table-row>
        <table:table-row table:style-name="ro1">
          <table:table-cell office:value-type="float" office:value="187.958333333334" calcext:value-type="float">
            <text:p>187.958333333334</text:p>
          </table:table-cell>
          <table:table-cell office:value-type="float" office:value="99.9995833333334" calcext:value-type="float">
            <text:p>99.9995833333334</text:p>
          </table:table-cell>
          <table:table-cell table:number-columns-repeated="11"/>
        </table:table-row>
        <table:table-row table:style-name="ro1">
          <table:table-cell office:value-type="float" office:value="203.375" calcext:value-type="float">
            <text:p>203.375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4"/>
          <table:table-cell table:style-name="ce4" office:value-type="float" office:value="135090.333333333" calcext:value-type="float">
            <text:p>135090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t k9</text:p>
          </table:table-cell>
          <table:table-cell table:number-columns-repeated="12"/>
        </table:table-row>
        <table:table-row table:style-name="ro1">
          <table:table-cell office:value-type="float" office:value="1.1125" calcext:value-type="float">
            <text:p>1.1125</text:p>
          </table:table-cell>
          <table:table-cell office:value-type="float" office:value="0.0358333333333333" calcext:value-type="float">
            <text:p>0.035833333333333</text:p>
          </table:table-cell>
          <table:table-cell table:number-columns-repeated="2"/>
          <table:table-cell office:value-type="string" calcext:value-type="string">
            <text:p>0 – 1</text:p>
          </table:table-cell>
          <table:table-cell office:value-type="float" office:value="1.1125" calcext:value-type="float">
            <text:p>1.1125</text:p>
          </table:table-cell>
          <table:table-cell office:value-type="float" office:value="0.0358333333333333" calcext:value-type="float">
            <text:p>0.035833333333333</text:p>
          </table:table-cell>
          <table:table-cell table:formula="of:=[.G1142]*[.$E$1139]/100" office:value-type="float" office:value="48.4073694444443" calcext:value-type="float">
            <text:p>48.4073694444443</text:p>
          </table:table-cell>
          <table:table-cell table:formula="of:=[.H1142]" office:value-type="float" office:value="48.4073694444443" calcext:value-type="float">
            <text:p>48.4073694444443</text:p>
          </table:table-cell>
          <table:table-cell table:formula="of:=[.I1142]*100/[.$E$1139]" office:value-type="float" office:value="0.0358333333333333" calcext:value-type="float">
            <text:p>0.035833333333333</text:p>
          </table:table-cell>
          <table:table-cell table:number-columns-repeated="3"/>
        </table:table-row>
        <table:table-row table:style-name="ro1">
          <table:table-cell office:value-type="float" office:value="1.19625" calcext:value-type="float">
            <text:p>1.19625</text:p>
          </table:table-cell>
          <table:table-cell office:value-type="float" office:value="0.260833333333334" calcext:value-type="float">
            <text:p>0.260833333333334</text:p>
          </table:table-cell>
          <table:table-cell table:number-columns-repeated="2"/>
          <table:table-cell office:value-type="string" calcext:value-type="string">
            <text:p>1 – 1.74</text:p>
          </table:table-cell>
          <table:table-cell office:value-type="float" office:value="1.74208333333334" calcext:value-type="float">
            <text:p>1.74208333333334</text:p>
          </table:table-cell>
          <table:table-cell office:value-type="float" office:value="0.25" calcext:value-type="float">
            <text:p>0.25</text:p>
          </table:table-cell>
          <table:table-cell table:formula="of:=[.G1143]*[.$E$1139]" office:value-type="float" office:value="33772.5833333332" calcext:value-type="float">
            <text:p>33772.5833333332</text:p>
          </table:table-cell>
          <table:table-cell table:formula="of:=[.H1143]-[.H1142]" office:value-type="float" office:value="33724.1759638888" calcext:value-type="float">
            <text:p>33724.1759638888</text:p>
          </table:table-cell>
          <table:table-cell table:formula="of:=[.I1143]*100/[.$E$1139]" office:value-type="float" office:value="24.9641666666667" calcext:value-type="float">
            <text:p>24.9641666666667</text:p>
          </table:table-cell>
          <table:table-cell table:number-columns-repeated="3"/>
        </table:table-row>
        <table:table-row table:style-name="ro1">
          <table:table-cell office:value-type="float" office:value="1.27583333333334" calcext:value-type="float">
            <text:p>1.27583333333334</text:p>
          </table:table-cell>
          <table:table-cell office:value-type="float" office:value="1.14875" calcext:value-type="float">
            <text:p>1.14875</text:p>
          </table:table-cell>
          <table:table-cell table:number-columns-repeated="2"/>
          <table:table-cell office:value-type="string" calcext:value-type="string">
            <text:p>1.74 – 2</text:p>
          </table:table-cell>
          <table:table-cell office:value-type="float" office:value="2.00833333333333" calcext:value-type="float">
            <text:p>2.00833333333333</text:p>
          </table:table-cell>
          <table:table-cell office:value-type="float" office:value="37.8266666666667" calcext:value-type="float">
            <text:p>37.8266666666667</text:p>
          </table:table-cell>
          <table:table-cell table:formula="of:=[.G1144]*[.$E$1139]/100" office:value-type="float" office:value="51100.1700888888" calcext:value-type="float">
            <text:p>51100.1700888888</text:p>
          </table:table-cell>
          <table:table-cell table:formula="of:=[.H1144]-[.H1143]" office:value-type="float" office:value="17327.5867555556" calcext:value-type="float">
            <text:p>17327.5867555556</text:p>
          </table:table-cell>
          <table:table-cell table:formula="of:=[.I1144]*100/[.$E$1139]" office:value-type="float" office:value="12.8266666666667" calcext:value-type="float">
            <text:p>12.8266666666667</text:p>
          </table:table-cell>
          <table:table-cell table:number-columns-repeated="3"/>
        </table:table-row>
        <table:table-row table:style-name="ro1">
          <table:table-cell office:value-type="float" office:value="1.35375" calcext:value-type="float">
            <text:p>1.35375</text:p>
          </table:table-cell>
          <table:table-cell office:value-type="float" office:value="3.16625" calcext:value-type="float">
            <text:p>3.16625</text:p>
          </table:table-cell>
          <table:table-cell table:number-columns-repeated="2"/>
          <table:table-cell office:value-type="string" calcext:value-type="string">
            <text:p>2 – 2.36</text:p>
          </table:table-cell>
          <table:table-cell table:formula="of:=AVERAGE([.A1156];[.A1157])" office:value-type="float" office:value="2.35833333333333" calcext:value-type="float">
            <text:p>2.35833333333333</text:p>
          </table:table-cell>
          <table:table-cell office:value-type="float" office:value="0.5" calcext:value-type="float">
            <text:p>0.5</text:p>
          </table:table-cell>
          <table:table-cell table:formula="of:=[.G1145]*[.$E$1139]" office:value-type="float" office:value="67545.1666666665" calcext:value-type="float">
            <text:p>67545.1666666665</text:p>
          </table:table-cell>
          <table:table-cell table:formula="of:=[.H1145]-[.H1144]" office:value-type="float" office:value="16444.9965777777" calcext:value-type="float">
            <text:p>16444.9965777777</text:p>
          </table:table-cell>
          <table:table-cell table:formula="of:=[.I1145]*100/[.$E$1139]" office:value-type="float" office:value="12.1733333333333" calcext:value-type="float">
            <text:p>12.1733333333333</text:p>
          </table:table-cell>
          <table:table-cell table:number-columns-repeated="3"/>
        </table:table-row>
        <table:table-row table:style-name="ro1">
          <table:table-cell office:value-type="float" office:value="1.43166666666667" calcext:value-type="float">
            <text:p>1.43166666666667</text:p>
          </table:table-cell>
          <table:table-cell office:value-type="float" office:value="6.4275" calcext:value-type="float">
            <text:p>6.4275</text:p>
          </table:table-cell>
          <table:table-cell table:number-columns-repeated="2"/>
          <table:table-cell office:value-type="string" calcext:value-type="string">
            <text:p>2 – 3</text:p>
          </table:table-cell>
          <table:table-cell office:value-type="float" office:value="3.00833333333333" calcext:value-type="float">
            <text:p>3.00833333333333</text:p>
          </table:table-cell>
          <table:table-cell office:value-type="float" office:value="64.4575" calcext:value-type="float">
            <text:p>64.4575</text:p>
          </table:table-cell>
          <table:table-cell table:formula="of:=[.G1146]*[.$E$1139]/100" office:value-type="float" office:value="87075.8516083331" calcext:value-type="float">
            <text:p>87075.8516083331</text:p>
          </table:table-cell>
          <table:table-cell table:formula="of:=[.H1146]-[.H1145]" office:value-type="float" office:value="19530.6849416666" calcext:value-type="float">
            <text:p>19530.6849416666</text:p>
          </table:table-cell>
          <table:table-cell table:formula="of:=[.I1146]*100/[.$E$1139]" office:value-type="float" office:value="14.4575" calcext:value-type="float">
            <text:p>14.4575</text:p>
          </table:table-cell>
          <table:table-cell table:number-columns-repeated="3"/>
        </table:table-row>
        <table:table-row table:style-name="ro1">
          <table:table-cell office:value-type="float" office:value="1.50958333333333" calcext:value-type="float">
            <text:p>1.50958333333333</text:p>
          </table:table-cell>
          <table:table-cell office:value-type="float" office:value="10.7166666666667" calcext:value-type="float">
            <text:p>10.7166666666667</text:p>
          </table:table-cell>
          <table:table-cell table:number-columns-repeated="2"/>
          <table:table-cell office:value-type="string" calcext:value-type="string">
            <text:p>3 – 4</text:p>
          </table:table-cell>
          <table:table-cell office:value-type="float" office:value="4.00833333333333" calcext:value-type="float">
            <text:p>4.00833333333333</text:p>
          </table:table-cell>
          <table:table-cell office:value-type="float" office:value="72.5579166666666" calcext:value-type="float">
            <text:p>72.5579166666666</text:p>
          </table:table-cell>
          <table:table-cell table:formula="of:=[.G1147]*[.$E$1139]/100" office:value-type="float" office:value="98018.7314847219" calcext:value-type="float">
            <text:p>98018.7314847219</text:p>
          </table:table-cell>
          <table:table-cell table:formula="of:=[.H1147]-[.H1146]" office:value-type="float" office:value="10942.8798763888" calcext:value-type="float">
            <text:p>10942.8798763888</text:p>
          </table:table-cell>
          <table:table-cell table:formula="of:=[.I1147]*100/[.$E$1139]" office:value-type="float" office:value="8.1004166666666" calcext:value-type="float">
            <text:p>8.1004166666666</text:p>
          </table:table-cell>
          <table:table-cell table:number-columns-repeated="3"/>
        </table:table-row>
        <table:table-row table:style-name="ro1">
          <table:table-cell office:value-type="float" office:value="1.58708333333334" calcext:value-type="float">
            <text:p>1.58708333333334</text:p>
          </table:table-cell>
          <table:table-cell office:value-type="float" office:value="15.515" calcext:value-type="float">
            <text:p>15.515</text:p>
          </table:table-cell>
          <table:table-cell table:number-columns-repeated="2"/>
          <table:table-cell office:value-type="string" calcext:value-type="string">
            <text:p>4 – 4.36</text:p>
          </table:table-cell>
          <table:table-cell table:formula="of:=AVERAGE([.A1176];[.A1177])" office:value-type="float" office:value="4.35833333333334" calcext:value-type="float">
            <text:p>4.35833333333334</text:p>
          </table:table-cell>
          <table:table-cell office:value-type="float" office:value="0.75" calcext:value-type="float">
            <text:p>0.75</text:p>
          </table:table-cell>
          <table:table-cell table:formula="of:=[.G1148]*[.$E$1139]" office:value-type="float" office:value="101317.75" calcext:value-type="float">
            <text:p>101317.75</text:p>
          </table:table-cell>
          <table:table-cell table:formula="of:=[.H1148]-[.H1147]" office:value-type="float" office:value="3299.01851527786" calcext:value-type="float">
            <text:p>3299.01851527786</text:p>
          </table:table-cell>
          <table:table-cell table:formula="of:=[.I1148]*100/[.$E$1139]" office:value-type="float" office:value="2.4420833333334" calcext:value-type="float">
            <text:p>2.4420833333334</text:p>
          </table:table-cell>
          <table:table-cell table:number-columns-repeated="3"/>
        </table:table-row>
        <table:table-row table:style-name="ro1">
          <table:table-cell office:value-type="float" office:value="1.66458333333334" calcext:value-type="float">
            <text:p>1.66458333333334</text:p>
          </table:table-cell>
          <table:table-cell office:value-type="float" office:value="20.53375" calcext:value-type="float">
            <text:p>20.53375</text:p>
          </table:table-cell>
          <table:table-cell table:number-columns-repeated="2"/>
          <table:table-cell office:value-type="string" calcext:value-type="string">
            <text:p>4 – 5</text:p>
          </table:table-cell>
          <table:table-cell office:value-type="float" office:value="5.00833333333333" calcext:value-type="float">
            <text:p>5.00833333333333</text:p>
          </table:table-cell>
          <table:table-cell office:value-type="float" office:value="80.8466666666667" calcext:value-type="float">
            <text:p>80.8466666666667</text:p>
          </table:table-cell>
          <table:table-cell table:formula="of:=[.G1149]*[.$E$1139]/100" office:value-type="float" office:value="109216.031488889" calcext:value-type="float">
            <text:p>109216.031488889</text:p>
          </table:table-cell>
          <table:table-cell table:formula="of:=[.H1149]-[.H1148]" office:value-type="float" office:value="7898.28148888894" calcext:value-type="float">
            <text:p>7898.28148888894</text:p>
          </table:table-cell>
          <table:table-cell table:formula="of:=[.I1149]*100/[.$E$1139]" office:value-type="float" office:value="5.84666666666672" calcext:value-type="float">
            <text:p>5.84666666666672</text:p>
          </table:table-cell>
          <table:table-cell table:number-columns-repeated="3"/>
        </table:table-row>
        <table:table-row table:style-name="ro1">
          <table:table-cell office:value-type="float" office:value="1.74208333333334" calcext:value-type="float">
            <text:p>1.74208333333334</text:p>
          </table:table-cell>
          <table:table-cell office:value-type="float" office:value="25.2704166666667" calcext:value-type="float">
            <text:p>25.2704166666667</text:p>
          </table:table-cell>
          <table:table-cell table:number-columns-repeated="2"/>
          <table:table-cell office:value-type="string" calcext:value-type="string">
            <text:p>5 – 6</text:p>
          </table:table-cell>
          <table:table-cell office:value-type="float" office:value="6.00833333333333" calcext:value-type="float">
            <text:p>6.00833333333333</text:p>
          </table:table-cell>
          <table:table-cell office:value-type="float" office:value="87.76875" calcext:value-type="float">
            <text:p>87.76875</text:p>
          </table:table-cell>
          <table:table-cell table:formula="of:=[.G1150]*[.$E$1139]/100" office:value-type="float" office:value="118567.0969375" calcext:value-type="float">
            <text:p>118567.0969375</text:p>
          </table:table-cell>
          <table:table-cell table:formula="of:=[.H1150]-[.H1149]" office:value-type="float" office:value="9351.06544861101" calcext:value-type="float">
            <text:p>9351.06544861101</text:p>
          </table:table-cell>
          <table:table-cell table:formula="of:=[.I1150]*100/[.$E$1139]" office:value-type="float" office:value="6.92208333333328" calcext:value-type="float">
            <text:p>6.92208333333328</text:p>
          </table:table-cell>
          <table:table-cell table:number-columns-repeated="3"/>
        </table:table-row>
        <table:table-row table:style-name="ro1">
          <table:table-cell office:value-type="float" office:value="1.81958333333334" calcext:value-type="float">
            <text:p>1.81958333333334</text:p>
          </table:table-cell>
          <table:table-cell office:value-type="float" office:value="29.7033333333333" calcext:value-type="float">
            <text:p>29.7033333333333</text:p>
          </table:table-cell>
          <table:table-cell table:number-columns-repeated="2"/>
          <table:table-cell office:value-type="string" calcext:value-type="string">
            <text:p>6 – 7</text:p>
          </table:table-cell>
          <table:table-cell office:value-type="float" office:value="7.00833333333333" calcext:value-type="float">
            <text:p>7.00833333333333</text:p>
          </table:table-cell>
          <table:table-cell office:value-type="float" office:value="92.6520833333334" calcext:value-type="float">
            <text:p>92.6520833333334</text:p>
          </table:table-cell>
          <table:table-cell table:formula="of:=[.G1151]*[.$E$1139]/100" office:value-type="float" office:value="125164.008215278" calcext:value-type="float">
            <text:p>125164.008215278</text:p>
          </table:table-cell>
          <table:table-cell table:formula="of:=[.H1151]-[.H1150]" office:value-type="float" office:value="6596.91127777785" calcext:value-type="float">
            <text:p>6596.91127777785</text:p>
          </table:table-cell>
          <table:table-cell table:formula="of:=[.I1151]*100/[.$E$1139]" office:value-type="float" office:value="4.8833333333334" calcext:value-type="float">
            <text:p>4.8833333333334</text:p>
          </table:table-cell>
          <table:table-cell table:number-columns-repeated="3"/>
        </table:table-row>
        <table:table-row table:style-name="ro1">
          <table:table-cell office:value-type="float" office:value="1.91208333333334" calcext:value-type="float">
            <text:p>1.91208333333334</text:p>
          </table:table-cell>
          <table:table-cell office:value-type="float" office:value="33.8433333333333" calcext:value-type="float">
            <text:p>33.8433333333333</text:p>
          </table:table-cell>
          <table:table-cell table:number-columns-repeated="2"/>
          <table:table-cell office:value-type="string" calcext:value-type="string">
            <text:p>7 – 8</text:p>
          </table:table-cell>
          <table:table-cell office:value-type="float" office:value="8.00833333333333" calcext:value-type="float">
            <text:p>8.00833333333333</text:p>
          </table:table-cell>
          <table:table-cell office:value-type="float" office:value="96.0191666666667" calcext:value-type="float">
            <text:p>96.0191666666667</text:p>
          </table:table-cell>
          <table:table-cell table:formula="of:=[.G1152]*[.$E$1139]/100" office:value-type="float" office:value="129712.612313889" calcext:value-type="float">
            <text:p>129712.612313889</text:p>
          </table:table-cell>
          <table:table-cell table:formula="of:=[.H1152]-[.H1151]" office:value-type="float" office:value="4548.60409861108" calcext:value-type="float">
            <text:p>4548.60409861108</text:p>
          </table:table-cell>
          <table:table-cell table:formula="of:=[.I1152]*100/[.$E$1139]" office:value-type="float" office:value="3.36708333333331" calcext:value-type="float">
            <text:p>3.36708333333331</text:p>
          </table:table-cell>
          <table:table-cell table:number-columns-repeated="3"/>
        </table:table-row>
        <table:table-row table:style-name="ro1">
          <table:table-cell office:value-type="float" office:value="2.00833333333333" calcext:value-type="float">
            <text:p>2.00833333333333</text:p>
          </table:table-cell>
          <table:table-cell office:value-type="float" office:value="37.8266666666667" calcext:value-type="float">
            <text:p>37.8266666666667</text:p>
          </table:table-cell>
          <table:table-cell table:number-columns-repeated="2"/>
          <table:table-cell office:value-type="string" calcext:value-type="string">
            <text:p>8 – 9</text:p>
          </table:table-cell>
          <table:table-cell office:value-type="float" office:value="9.00833333333333" calcext:value-type="float">
            <text:p>9.00833333333333</text:p>
          </table:table-cell>
          <table:table-cell office:value-type="float" office:value="97.7758333333334" calcext:value-type="float">
            <text:p>97.7758333333334</text:p>
          </table:table-cell>
          <table:table-cell table:formula="of:=[.G1153]*[.$E$1139]/100" office:value-type="float" office:value="132085.699169444" calcext:value-type="float">
            <text:p>132085.699169444</text:p>
          </table:table-cell>
          <table:table-cell table:formula="of:=[.H1153]-[.H1152]" office:value-type="float" office:value="2373.08685555559" calcext:value-type="float">
            <text:p>2373.08685555559</text:p>
          </table:table-cell>
          <table:table-cell table:formula="of:=[.I1153]*100/[.$E$1139]" office:value-type="float" office:value="1.7566666666667" calcext:value-type="float">
            <text:p>1.7566666666667</text:p>
          </table:table-cell>
          <table:table-cell table:number-columns-repeated="3"/>
        </table:table-row>
        <table:table-row table:style-name="ro1">
          <table:table-cell office:value-type="float" office:value="2.10833333333334" calcext:value-type="float">
            <text:p>2.10833333333334</text:p>
          </table:table-cell>
          <table:table-cell office:value-type="float" office:value="41.7054166666667" calcext:value-type="float">
            <text:p>41.7054166666667</text:p>
          </table:table-cell>
          <table:table-cell table:number-columns-repeated="2"/>
          <table:table-cell office:value-type="string" calcext:value-type="string">
            <text:p>9 – 12.81</text:p>
          </table:table-cell>
          <table:table-cell office:value-type="float" office:value="12.8125" calcext:value-type="float">
            <text:p>12.8125</text:p>
          </table:table-cell>
          <table:table-cell office:value-type="float" office:value="0.99" calcext:value-type="float">
            <text:p>0.99</text:p>
          </table:table-cell>
          <table:table-cell table:formula="of:=[.G1154]*[.$E$1139]" office:value-type="float" office:value="133739.43" calcext:value-type="float">
            <text:p>133739.43</text:p>
          </table:table-cell>
          <table:table-cell table:formula="of:=[.H1154]-[.H1153]" office:value-type="float" office:value="1653.73083055546" calcext:value-type="float">
            <text:p>1653.73083055546</text:p>
          </table:table-cell>
          <table:table-cell table:formula="of:=[.I1154]*100/[.$E$1139]" office:value-type="float" office:value="1.2241666666666" calcext:value-type="float">
            <text:p>1.2241666666666</text:p>
          </table:table-cell>
          <table:table-cell table:number-columns-repeated="3"/>
        </table:table-row>
        <table:table-row table:style-name="ro1">
          <table:table-cell office:value-type="float" office:value="2.20833333333333" calcext:value-type="float">
            <text:p>2.20833333333333</text:p>
          </table:table-cell>
          <table:table-cell office:value-type="float" office:value="45.4758333333334" calcext:value-type="float">
            <text:p>45.4758333333334</text:p>
          </table:table-cell>
          <table:table-cell table:number-columns-repeated="2"/>
          <table:table-cell office:value-type="string" calcext:value-type="string">
            <text:p>&gt; 12.81</text:p>
          </table:table-cell>
          <table:table-cell office:value-type="float" office:value="202.625" calcext:value-type="float">
            <text:p>202.625</text:p>
          </table:table-cell>
          <table:table-cell office:value-type="float" office:value="1" calcext:value-type="float">
            <text:p>1</text:p>
          </table:table-cell>
          <table:table-cell table:formula="of:=[.G1155]*[.$E$1139]" office:value-type="float" office:value="135090.333333333" calcext:value-type="float">
            <text:p>135090.333333333</text:p>
          </table:table-cell>
          <table:table-cell table:formula="of:=[.H1155]-[.H1154]" office:value-type="float" office:value="1350.90333333332" calcext:value-type="float">
            <text:p>1350.90333333332</text:p>
          </table:table-cell>
          <table:table-cell table:formula="of:=[.I1155]*100/[.$E$1139]" office:value-type="float" office:value="0.999999999999993" calcext:value-type="float">
            <text:p>0.999999999999993</text:p>
          </table:table-cell>
          <table:table-cell table:number-columns-repeated="3"/>
        </table:table-row>
        <table:table-row table:style-name="ro1">
          <table:table-cell office:value-type="float" office:value="2.30833333333333" calcext:value-type="float">
            <text:p>2.30833333333333</text:p>
          </table:table-cell>
          <table:table-cell office:value-type="float" office:value="49.0879166666667" calcext:value-type="float">
            <text:p>49.0879166666667</text:p>
          </table:table-cell>
          <table:table-cell table:number-columns-repeated="11"/>
        </table:table-row>
        <table:table-row table:style-name="ro1">
          <table:table-cell office:value-type="float" office:value="2.40833333333333" calcext:value-type="float">
            <text:p>2.40833333333333</text:p>
          </table:table-cell>
          <table:table-cell office:value-type="float" office:value="52.27625" calcext:value-type="float">
            <text:p>52.27625</text:p>
          </table:table-cell>
          <table:table-cell table:number-columns-repeated="3"/>
          <table:table-cell office:value-type="float" office:value="0.0358333333333333" calcext:value-type="float">
            <text:p>0.035833333333333</text:p>
          </table:table-cell>
          <table:table-cell table:number-columns-repeated="7"/>
        </table:table-row>
        <table:table-row table:style-name="ro1">
          <table:table-cell office:value-type="float" office:value="2.50833333333333" calcext:value-type="float">
            <text:p>2.50833333333333</text:p>
          </table:table-cell>
          <table:table-cell office:value-type="float" office:value="55.0641666666667" calcext:value-type="float">
            <text:p>55.0641666666667</text:p>
          </table:table-cell>
          <table:table-cell table:number-columns-repeated="3"/>
          <table:table-cell office:value-type="float" office:value="24.9641666666667" calcext:value-type="float">
            <text:p>24.9641666666667</text:p>
          </table:table-cell>
          <table:table-cell table:number-columns-repeated="7"/>
        </table:table-row>
        <table:table-row table:style-name="ro1">
          <table:table-cell office:value-type="float" office:value="2.60833333333334" calcext:value-type="float">
            <text:p>2.60833333333334</text:p>
          </table:table-cell>
          <table:table-cell office:value-type="float" office:value="57.5245833333334" calcext:value-type="float">
            <text:p>57.5245833333334</text:p>
          </table:table-cell>
          <table:table-cell table:number-columns-repeated="3"/>
          <table:table-cell office:value-type="float" office:value="12.8266666666667" calcext:value-type="float">
            <text:p>12.8266666666667</text:p>
          </table:table-cell>
          <table:table-cell table:number-columns-repeated="7"/>
        </table:table-row>
        <table:table-row table:style-name="ro1">
          <table:table-cell office:value-type="float" office:value="2.70833333333333" calcext:value-type="float">
            <text:p>2.70833333333333</text:p>
          </table:table-cell>
          <table:table-cell office:value-type="float" office:value="59.6991666666667" calcext:value-type="float">
            <text:p>59.6991666666667</text:p>
          </table:table-cell>
          <table:table-cell table:number-columns-repeated="3"/>
          <table:table-cell office:value-type="float" office:value="12.1733333333333" calcext:value-type="float">
            <text:p>12.1733333333333</text:p>
          </table:table-cell>
          <table:table-cell table:number-columns-repeated="7"/>
        </table:table-row>
        <table:table-row table:style-name="ro1">
          <table:table-cell office:value-type="float" office:value="2.80833333333333" calcext:value-type="float">
            <text:p>2.80833333333333</text:p>
          </table:table-cell>
          <table:table-cell office:value-type="float" office:value="61.4958333333333" calcext:value-type="float">
            <text:p>61.4958333333333</text:p>
          </table:table-cell>
          <table:table-cell table:number-columns-repeated="3"/>
          <table:table-cell office:value-type="float" office:value="14.4575" calcext:value-type="float">
            <text:p>14.4575</text:p>
          </table:table-cell>
          <table:table-cell table:number-columns-repeated="7"/>
        </table:table-row>
        <table:table-row table:style-name="ro1">
          <table:table-cell office:value-type="float" office:value="2.90833333333333" calcext:value-type="float">
            <text:p>2.90833333333333</text:p>
          </table:table-cell>
          <table:table-cell office:value-type="float" office:value="63.0758333333333" calcext:value-type="float">
            <text:p>63.0758333333333</text:p>
          </table:table-cell>
          <table:table-cell table:number-columns-repeated="3"/>
          <table:table-cell office:value-type="float" office:value="8.1004166666666" calcext:value-type="float">
            <text:p>8.1004166666666</text:p>
          </table:table-cell>
          <table:table-cell table:number-columns-repeated="7"/>
        </table:table-row>
        <table:table-row table:style-name="ro1">
          <table:table-cell office:value-type="float" office:value="3.00833333333333" calcext:value-type="float">
            <text:p>3.00833333333333</text:p>
          </table:table-cell>
          <table:table-cell office:value-type="float" office:value="64.4575" calcext:value-type="float">
            <text:p>64.4575</text:p>
          </table:table-cell>
          <table:table-cell table:number-columns-repeated="3"/>
          <table:table-cell office:value-type="float" office:value="2.4420833333334" calcext:value-type="float">
            <text:p>2.4420833333334</text:p>
          </table:table-cell>
          <table:table-cell table:number-columns-repeated="7"/>
        </table:table-row>
        <table:table-row table:style-name="ro1">
          <table:table-cell office:value-type="float" office:value="3.10833333333334" calcext:value-type="float">
            <text:p>3.10833333333334</text:p>
          </table:table-cell>
          <table:table-cell office:value-type="float" office:value="65.6533333333334" calcext:value-type="float">
            <text:p>65.6533333333334</text:p>
          </table:table-cell>
          <table:table-cell table:number-columns-repeated="3"/>
          <table:table-cell office:value-type="float" office:value="5.84666666666672" calcext:value-type="float">
            <text:p>5.84666666666672</text:p>
          </table:table-cell>
          <table:table-cell table:number-columns-repeated="7"/>
        </table:table-row>
        <table:table-row table:style-name="ro1">
          <table:table-cell office:value-type="float" office:value="3.20833333333333" calcext:value-type="float">
            <text:p>3.20833333333333</text:p>
          </table:table-cell>
          <table:table-cell office:value-type="float" office:value="66.6391666666667" calcext:value-type="float">
            <text:p>66.6391666666667</text:p>
          </table:table-cell>
          <table:table-cell table:number-columns-repeated="3"/>
          <table:table-cell office:value-type="float" office:value="6.92208333333328" calcext:value-type="float">
            <text:p>6.92208333333328</text:p>
          </table:table-cell>
          <table:table-cell table:number-columns-repeated="7"/>
        </table:table-row>
        <table:table-row table:style-name="ro1">
          <table:table-cell office:value-type="float" office:value="3.30833333333333" calcext:value-type="float">
            <text:p>3.30833333333333</text:p>
          </table:table-cell>
          <table:table-cell office:value-type="float" office:value="67.5625" calcext:value-type="float">
            <text:p>67.5625</text:p>
          </table:table-cell>
          <table:table-cell table:number-columns-repeated="3"/>
          <table:table-cell office:value-type="float" office:value="4.8833333333334" calcext:value-type="float">
            <text:p>4.8833333333334</text:p>
          </table:table-cell>
          <table:table-cell table:number-columns-repeated="7"/>
        </table:table-row>
        <table:table-row table:style-name="ro1">
          <table:table-cell office:value-type="float" office:value="3.40833333333333" calcext:value-type="float">
            <text:p>3.40833333333333</text:p>
          </table:table-cell>
          <table:table-cell office:value-type="float" office:value="68.40125" calcext:value-type="float">
            <text:p>68.40125</text:p>
          </table:table-cell>
          <table:table-cell table:number-columns-repeated="3"/>
          <table:table-cell office:value-type="float" office:value="3.36708333333331" calcext:value-type="float">
            <text:p>3.36708333333331</text:p>
          </table:table-cell>
          <table:table-cell table:number-columns-repeated="7"/>
        </table:table-row>
        <table:table-row table:style-name="ro1">
          <table:table-cell office:value-type="float" office:value="3.50833333333333" calcext:value-type="float">
            <text:p>3.50833333333333</text:p>
          </table:table-cell>
          <table:table-cell office:value-type="float" office:value="69.1479166666667" calcext:value-type="float">
            <text:p>69.1479166666667</text:p>
          </table:table-cell>
          <table:table-cell table:number-columns-repeated="3"/>
          <table:table-cell office:value-type="float" office:value="1.7566666666667" calcext:value-type="float">
            <text:p>1.7566666666667</text:p>
          </table:table-cell>
          <table:table-cell table:number-columns-repeated="7"/>
        </table:table-row>
        <table:table-row table:style-name="ro1">
          <table:table-cell office:value-type="float" office:value="3.60833333333334" calcext:value-type="float">
            <text:p>3.60833333333334</text:p>
          </table:table-cell>
          <table:table-cell office:value-type="float" office:value="69.8570833333334" calcext:value-type="float">
            <text:p>69.8570833333334</text:p>
          </table:table-cell>
          <table:table-cell table:number-columns-repeated="3"/>
          <table:table-cell office:value-type="float" office:value="1.2241666666666" calcext:value-type="float">
            <text:p>1.2241666666666</text:p>
          </table:table-cell>
          <table:table-cell table:number-columns-repeated="7"/>
        </table:table-row>
        <table:table-row table:style-name="ro1">
          <table:table-cell office:value-type="float" office:value="3.70833333333333" calcext:value-type="float">
            <text:p>3.70833333333333</text:p>
          </table:table-cell>
          <table:table-cell office:value-type="float" office:value="70.5479166666667" calcext:value-type="float">
            <text:p>70.5479166666667</text:p>
          </table:table-cell>
          <table:table-cell table:number-columns-repeated="3"/>
          <table:table-cell office:value-type="float" office:value="0.999999999999993" calcext:value-type="float">
            <text:p>0.999999999999993</text:p>
          </table:table-cell>
          <table:table-cell table:number-columns-repeated="7"/>
        </table:table-row>
        <table:table-row table:style-name="ro1">
          <table:table-cell office:value-type="float" office:value="3.80833333333333" calcext:value-type="float">
            <text:p>3.80833333333333</text:p>
          </table:table-cell>
          <table:table-cell office:value-type="float" office:value="71.2079166666666" calcext:value-type="float">
            <text:p>71.2079166666666</text:p>
          </table:table-cell>
          <table:table-cell table:number-columns-repeated="11"/>
        </table:table-row>
        <table:table-row table:style-name="ro1">
          <table:table-cell office:value-type="float" office:value="3.90833333333333" calcext:value-type="float">
            <text:p>3.90833333333333</text:p>
          </table:table-cell>
          <table:table-cell office:value-type="float" office:value="71.8770833333333" calcext:value-type="float">
            <text:p>71.8770833333333</text:p>
          </table:table-cell>
          <table:table-cell table:number-columns-repeated="11"/>
        </table:table-row>
        <table:table-row table:style-name="ro1">
          <table:table-cell office:value-type="float" office:value="4.00833333333333" calcext:value-type="float">
            <text:p>4.00833333333333</text:p>
          </table:table-cell>
          <table:table-cell office:value-type="float" office:value="72.5579166666666" calcext:value-type="float">
            <text:p>72.5579166666666</text:p>
          </table:table-cell>
          <table:table-cell table:number-columns-repeated="11"/>
        </table:table-row>
        <table:table-row table:style-name="ro1">
          <table:table-cell office:value-type="float" office:value="4.10833333333333" calcext:value-type="float">
            <text:p>4.10833333333333</text:p>
          </table:table-cell>
          <table:table-cell office:value-type="float" office:value="73.2620833333334" calcext:value-type="float">
            <text:p>73.2620833333334</text:p>
          </table:table-cell>
          <table:table-cell table:number-columns-repeated="11"/>
        </table:table-row>
        <table:table-row table:style-name="ro1">
          <table:table-cell office:value-type="float" office:value="4.20833333333334" calcext:value-type="float">
            <text:p>4.20833333333334</text:p>
          </table:table-cell>
          <table:table-cell office:value-type="float" office:value="73.9904166666666" calcext:value-type="float">
            <text:p>73.9904166666666</text:p>
          </table:table-cell>
          <table:table-cell table:number-columns-repeated="11"/>
        </table:table-row>
        <table:table-row table:style-name="ro1">
          <table:table-cell office:value-type="float" office:value="4.30833333333334" calcext:value-type="float">
            <text:p>4.30833333333334</text:p>
          </table:table-cell>
          <table:table-cell office:value-type="float" office:value="74.7741666666667" calcext:value-type="float">
            <text:p>74.7741666666667</text:p>
          </table:table-cell>
          <table:table-cell table:number-columns-repeated="11"/>
        </table:table-row>
        <table:table-row table:style-name="ro1">
          <table:table-cell office:value-type="float" office:value="4.40833333333334" calcext:value-type="float">
            <text:p>4.40833333333334</text:p>
          </table:table-cell>
          <table:table-cell office:value-type="float" office:value="75.5925" calcext:value-type="float">
            <text:p>75.5925</text:p>
          </table:table-cell>
          <table:table-cell table:number-columns-repeated="11"/>
        </table:table-row>
        <table:table-row table:style-name="ro1">
          <table:table-cell office:value-type="float" office:value="4.50833333333333" calcext:value-type="float">
            <text:p>4.50833333333333</text:p>
          </table:table-cell>
          <table:table-cell office:value-type="float" office:value="76.4820833333333" calcext:value-type="float">
            <text:p>76.4820833333333</text:p>
          </table:table-cell>
          <table:table-cell table:number-columns-repeated="11"/>
        </table:table-row>
        <table:table-row table:style-name="ro1">
          <table:table-cell office:value-type="float" office:value="4.60833333333333" calcext:value-type="float">
            <text:p>4.60833333333333</text:p>
          </table:table-cell>
          <table:table-cell office:value-type="float" office:value="77.3316666666667" calcext:value-type="float">
            <text:p>77.3316666666667</text:p>
          </table:table-cell>
          <table:table-cell table:number-columns-repeated="11"/>
        </table:table-row>
        <table:table-row table:style-name="ro1">
          <table:table-cell office:value-type="float" office:value="4.70833333333334" calcext:value-type="float">
            <text:p>4.70833333333334</text:p>
          </table:table-cell>
          <table:table-cell office:value-type="float" office:value="78.2133333333333" calcext:value-type="float">
            <text:p>78.2133333333333</text:p>
          </table:table-cell>
          <table:table-cell table:number-columns-repeated="11"/>
        </table:table-row>
        <table:table-row table:style-name="ro1">
          <table:table-cell office:value-type="float" office:value="4.80833333333334" calcext:value-type="float">
            <text:p>4.80833333333334</text:p>
          </table:table-cell>
          <table:table-cell office:value-type="float" office:value="79.1195833333333" calcext:value-type="float">
            <text:p>79.1195833333333</text:p>
          </table:table-cell>
          <table:table-cell table:number-columns-repeated="11"/>
        </table:table-row>
        <table:table-row table:style-name="ro1">
          <table:table-cell office:value-type="float" office:value="4.90833333333334" calcext:value-type="float">
            <text:p>4.90833333333334</text:p>
          </table:table-cell>
          <table:table-cell office:value-type="float" office:value="79.9804166666667" calcext:value-type="float">
            <text:p>79.9804166666667</text:p>
          </table:table-cell>
          <table:table-cell table:number-columns-repeated="11"/>
        </table:table-row>
        <table:table-row table:style-name="ro1">
          <table:table-cell office:value-type="float" office:value="5.00833333333333" calcext:value-type="float">
            <text:p>5.00833333333333</text:p>
          </table:table-cell>
          <table:table-cell office:value-type="float" office:value="80.8466666666667" calcext:value-type="float">
            <text:p>80.8466666666667</text:p>
          </table:table-cell>
          <table:table-cell table:number-columns-repeated="11"/>
        </table:table-row>
        <table:table-row table:style-name="ro1">
          <table:table-cell office:value-type="float" office:value="5.10833333333333" calcext:value-type="float">
            <text:p>5.10833333333333</text:p>
          </table:table-cell>
          <table:table-cell office:value-type="float" office:value="81.6845833333334" calcext:value-type="float">
            <text:p>81.6845833333334</text:p>
          </table:table-cell>
          <table:table-cell table:number-columns-repeated="11"/>
        </table:table-row>
        <table:table-row table:style-name="ro1">
          <table:table-cell office:value-type="float" office:value="5.20833333333334" calcext:value-type="float">
            <text:p>5.20833333333334</text:p>
          </table:table-cell>
          <table:table-cell office:value-type="float" office:value="82.46875" calcext:value-type="float">
            <text:p>82.46875</text:p>
          </table:table-cell>
          <table:table-cell table:number-columns-repeated="11"/>
        </table:table-row>
        <table:table-row table:style-name="ro1">
          <table:table-cell office:value-type="float" office:value="5.30833333333334" calcext:value-type="float">
            <text:p>5.30833333333334</text:p>
          </table:table-cell>
          <table:table-cell office:value-type="float" office:value="83.2245833333333" calcext:value-type="float">
            <text:p>83.2245833333333</text:p>
          </table:table-cell>
          <table:table-cell table:number-columns-repeated="11"/>
        </table:table-row>
        <table:table-row table:style-name="ro1">
          <table:table-cell office:value-type="float" office:value="5.40833333333334" calcext:value-type="float">
            <text:p>5.40833333333334</text:p>
          </table:table-cell>
          <table:table-cell office:value-type="float" office:value="83.9716666666667" calcext:value-type="float">
            <text:p>83.9716666666667</text:p>
          </table:table-cell>
          <table:table-cell table:number-columns-repeated="11"/>
        </table:table-row>
        <table:table-row table:style-name="ro1">
          <table:table-cell office:value-type="float" office:value="5.50833333333333" calcext:value-type="float">
            <text:p>5.50833333333333</text:p>
          </table:table-cell>
          <table:table-cell office:value-type="float" office:value="84.6541666666666" calcext:value-type="float">
            <text:p>84.6541666666666</text:p>
          </table:table-cell>
          <table:table-cell table:number-columns-repeated="11"/>
        </table:table-row>
        <table:table-row table:style-name="ro1">
          <table:table-cell office:value-type="float" office:value="5.60833333333333" calcext:value-type="float">
            <text:p>5.60833333333333</text:p>
          </table:table-cell>
          <table:table-cell office:value-type="float" office:value="85.31875" calcext:value-type="float">
            <text:p>85.31875</text:p>
          </table:table-cell>
          <table:table-cell table:number-columns-repeated="11"/>
        </table:table-row>
        <table:table-row table:style-name="ro1">
          <table:table-cell office:value-type="float" office:value="5.70833333333334" calcext:value-type="float">
            <text:p>5.70833333333334</text:p>
          </table:table-cell>
          <table:table-cell office:value-type="float" office:value="85.9270833333333" calcext:value-type="float">
            <text:p>85.9270833333333</text:p>
          </table:table-cell>
          <table:table-cell table:number-columns-repeated="11"/>
        </table:table-row>
        <table:table-row table:style-name="ro1">
          <table:table-cell office:value-type="float" office:value="5.80833333333334" calcext:value-type="float">
            <text:p>5.80833333333334</text:p>
          </table:table-cell>
          <table:table-cell office:value-type="float" office:value="86.58125" calcext:value-type="float">
            <text:p>86.58125</text:p>
          </table:table-cell>
          <table:table-cell table:number-columns-repeated="11"/>
        </table:table-row>
        <table:table-row table:style-name="ro1">
          <table:table-cell office:value-type="float" office:value="5.90833333333334" calcext:value-type="float">
            <text:p>5.90833333333334</text:p>
          </table:table-cell>
          <table:table-cell office:value-type="float" office:value="87.2025" calcext:value-type="float">
            <text:p>87.2025</text:p>
          </table:table-cell>
          <table:table-cell table:number-columns-repeated="11"/>
        </table:table-row>
        <table:table-row table:style-name="ro1">
          <table:table-cell office:value-type="float" office:value="6.00833333333333" calcext:value-type="float">
            <text:p>6.00833333333333</text:p>
          </table:table-cell>
          <table:table-cell office:value-type="float" office:value="87.76875" calcext:value-type="float">
            <text:p>87.76875</text:p>
          </table:table-cell>
          <table:table-cell table:number-columns-repeated="11"/>
        </table:table-row>
        <table:table-row table:style-name="ro1">
          <table:table-cell office:value-type="float" office:value="6.10833333333333" calcext:value-type="float">
            <text:p>6.10833333333333</text:p>
          </table:table-cell>
          <table:table-cell office:value-type="float" office:value="88.2854166666666" calcext:value-type="float">
            <text:p>88.2854166666666</text:p>
          </table:table-cell>
          <table:table-cell table:number-columns-repeated="11"/>
        </table:table-row>
        <table:table-row table:style-name="ro1">
          <table:table-cell office:value-type="float" office:value="6.20833333333334" calcext:value-type="float">
            <text:p>6.20833333333334</text:p>
          </table:table-cell>
          <table:table-cell office:value-type="float" office:value="88.8370833333333" calcext:value-type="float">
            <text:p>88.8370833333333</text:p>
          </table:table-cell>
          <table:table-cell table:number-columns-repeated="11"/>
        </table:table-row>
        <table:table-row table:style-name="ro1">
          <table:table-cell office:value-type="float" office:value="6.30833333333334" calcext:value-type="float">
            <text:p>6.30833333333334</text:p>
          </table:table-cell>
          <table:table-cell office:value-type="float" office:value="89.3729166666666" calcext:value-type="float">
            <text:p>89.3729166666666</text:p>
          </table:table-cell>
          <table:table-cell table:number-columns-repeated="11"/>
        </table:table-row>
        <table:table-row table:style-name="ro1">
          <table:table-cell office:value-type="float" office:value="6.40833333333334" calcext:value-type="float">
            <text:p>6.40833333333334</text:p>
          </table:table-cell>
          <table:table-cell office:value-type="float" office:value="89.88375" calcext:value-type="float">
            <text:p>89.88375</text:p>
          </table:table-cell>
          <table:table-cell table:number-columns-repeated="11"/>
        </table:table-row>
        <table:table-row table:style-name="ro1">
          <table:table-cell office:value-type="float" office:value="6.50833333333333" calcext:value-type="float">
            <text:p>6.50833333333333</text:p>
          </table:table-cell>
          <table:table-cell office:value-type="float" office:value="90.3595833333333" calcext:value-type="float">
            <text:p>90.3595833333333</text:p>
          </table:table-cell>
          <table:table-cell table:number-columns-repeated="11"/>
        </table:table-row>
        <table:table-row table:style-name="ro1">
          <table:table-cell office:value-type="float" office:value="6.60833333333333" calcext:value-type="float">
            <text:p>6.60833333333333</text:p>
          </table:table-cell>
          <table:table-cell office:value-type="float" office:value="90.845" calcext:value-type="float">
            <text:p>90.845</text:p>
          </table:table-cell>
          <table:table-cell table:number-columns-repeated="11"/>
        </table:table-row>
        <table:table-row table:style-name="ro1">
          <table:table-cell office:value-type="float" office:value="6.70833333333334" calcext:value-type="float">
            <text:p>6.70833333333334</text:p>
          </table:table-cell>
          <table:table-cell office:value-type="float" office:value="91.3170833333334" calcext:value-type="float">
            <text:p>91.3170833333334</text:p>
          </table:table-cell>
          <table:table-cell table:number-columns-repeated="11"/>
        </table:table-row>
        <table:table-row table:style-name="ro1">
          <table:table-cell office:value-type="float" office:value="6.80833333333334" calcext:value-type="float">
            <text:p>6.80833333333334</text:p>
          </table:table-cell>
          <table:table-cell office:value-type="float" office:value="91.75625" calcext:value-type="float">
            <text:p>91.75625</text:p>
          </table:table-cell>
          <table:table-cell table:number-columns-repeated="11"/>
        </table:table-row>
        <table:table-row table:style-name="ro1">
          <table:table-cell office:value-type="float" office:value="6.90833333333334" calcext:value-type="float">
            <text:p>6.90833333333334</text:p>
          </table:table-cell>
          <table:table-cell office:value-type="float" office:value="92.19875" calcext:value-type="float">
            <text:p>92.19875</text:p>
          </table:table-cell>
          <table:table-cell table:number-columns-repeated="11"/>
        </table:table-row>
        <table:table-row table:style-name="ro1">
          <table:table-cell office:value-type="float" office:value="7.00833333333333" calcext:value-type="float">
            <text:p>7.00833333333333</text:p>
          </table:table-cell>
          <table:table-cell office:value-type="float" office:value="92.6520833333334" calcext:value-type="float">
            <text:p>92.6520833333334</text:p>
          </table:table-cell>
          <table:table-cell table:number-columns-repeated="11"/>
        </table:table-row>
        <table:table-row table:style-name="ro1">
          <table:table-cell office:value-type="float" office:value="7.10833333333333" calcext:value-type="float">
            <text:p>7.10833333333333</text:p>
          </table:table-cell>
          <table:table-cell office:value-type="float" office:value="93.0466666666667" calcext:value-type="float">
            <text:p>93.0466666666667</text:p>
          </table:table-cell>
          <table:table-cell table:number-columns-repeated="11"/>
        </table:table-row>
        <table:table-row table:style-name="ro1">
          <table:table-cell office:value-type="float" office:value="7.20833333333334" calcext:value-type="float">
            <text:p>7.20833333333334</text:p>
          </table:table-cell>
          <table:table-cell office:value-type="float" office:value="93.4170833333333" calcext:value-type="float">
            <text:p>93.4170833333333</text:p>
          </table:table-cell>
          <table:table-cell table:number-columns-repeated="11"/>
        </table:table-row>
        <table:table-row table:style-name="ro1">
          <table:table-cell office:value-type="float" office:value="7.30833333333334" calcext:value-type="float">
            <text:p>7.30833333333334</text:p>
          </table:table-cell>
          <table:table-cell office:value-type="float" office:value="93.7829166666667" calcext:value-type="float">
            <text:p>93.7829166666667</text:p>
          </table:table-cell>
          <table:table-cell table:number-columns-repeated="11"/>
        </table:table-row>
        <table:table-row table:style-name="ro1">
          <table:table-cell office:value-type="float" office:value="7.40833333333334" calcext:value-type="float">
            <text:p>7.40833333333334</text:p>
          </table:table-cell>
          <table:table-cell office:value-type="float" office:value="94.1475" calcext:value-type="float">
            <text:p>94.1475</text:p>
          </table:table-cell>
          <table:table-cell table:number-columns-repeated="11"/>
        </table:table-row>
        <table:table-row table:style-name="ro1">
          <table:table-cell office:value-type="float" office:value="7.50833333333333" calcext:value-type="float">
            <text:p>7.50833333333333</text:p>
          </table:table-cell>
          <table:table-cell office:value-type="float" office:value="94.5104166666667" calcext:value-type="float">
            <text:p>94.5104166666667</text:p>
          </table:table-cell>
          <table:table-cell table:number-columns-repeated="11"/>
        </table:table-row>
        <table:table-row table:style-name="ro1">
          <table:table-cell office:value-type="float" office:value="7.60833333333333" calcext:value-type="float">
            <text:p>7.60833333333333</text:p>
          </table:table-cell>
          <table:table-cell office:value-type="float" office:value="94.8404166666666" calcext:value-type="float">
            <text:p>94.8404166666666</text:p>
          </table:table-cell>
          <table:table-cell table:number-columns-repeated="11"/>
        </table:table-row>
        <table:table-row table:style-name="ro1">
          <table:table-cell office:value-type="float" office:value="7.70833333333334" calcext:value-type="float">
            <text:p>7.70833333333334</text:p>
          </table:table-cell>
          <table:table-cell office:value-type="float" office:value="95.1704166666667" calcext:value-type="float">
            <text:p>95.1704166666667</text:p>
          </table:table-cell>
          <table:table-cell table:number-columns-repeated="11"/>
        </table:table-row>
        <table:table-row table:style-name="ro1">
          <table:table-cell office:value-type="float" office:value="7.80833333333334" calcext:value-type="float">
            <text:p>7.80833333333334</text:p>
          </table:table-cell>
          <table:table-cell office:value-type="float" office:value="95.4841666666667" calcext:value-type="float">
            <text:p>95.4841666666667</text:p>
          </table:table-cell>
          <table:table-cell table:number-columns-repeated="11"/>
        </table:table-row>
        <table:table-row table:style-name="ro1">
          <table:table-cell office:value-type="float" office:value="7.90833333333334" calcext:value-type="float">
            <text:p>7.90833333333334</text:p>
          </table:table-cell>
          <table:table-cell office:value-type="float" office:value="95.7579166666667" calcext:value-type="float">
            <text:p>95.7579166666667</text:p>
          </table:table-cell>
          <table:table-cell table:number-columns-repeated="11"/>
        </table:table-row>
        <table:table-row table:style-name="ro1">
          <table:table-cell office:value-type="float" office:value="8.00833333333333" calcext:value-type="float">
            <text:p>8.00833333333333</text:p>
          </table:table-cell>
          <table:table-cell office:value-type="float" office:value="96.0191666666667" calcext:value-type="float">
            <text:p>96.0191666666667</text:p>
          </table:table-cell>
          <table:table-cell table:number-columns-repeated="11"/>
        </table:table-row>
        <table:table-row table:style-name="ro1">
          <table:table-cell office:value-type="float" office:value="8.10833333333333" calcext:value-type="float">
            <text:p>8.10833333333333</text:p>
          </table:table-cell>
          <table:table-cell office:value-type="float" office:value="96.2583333333334" calcext:value-type="float">
            <text:p>96.2583333333334</text:p>
          </table:table-cell>
          <table:table-cell table:number-columns-repeated="11"/>
        </table:table-row>
        <table:table-row table:style-name="ro1">
          <table:table-cell office:value-type="float" office:value="8.20833333333334" calcext:value-type="float">
            <text:p>8.20833333333334</text:p>
          </table:table-cell>
          <table:table-cell office:value-type="float" office:value="96.4775" calcext:value-type="float">
            <text:p>96.4775</text:p>
          </table:table-cell>
          <table:table-cell table:number-columns-repeated="11"/>
        </table:table-row>
        <table:table-row table:style-name="ro1">
          <table:table-cell office:value-type="float" office:value="8.30833333333334" calcext:value-type="float">
            <text:p>8.30833333333334</text:p>
          </table:table-cell>
          <table:table-cell office:value-type="float" office:value="96.6908333333334" calcext:value-type="float">
            <text:p>96.6908333333334</text:p>
          </table:table-cell>
          <table:table-cell table:number-columns-repeated="11"/>
        </table:table-row>
        <table:table-row table:style-name="ro1">
          <table:table-cell office:value-type="float" office:value="8.40833333333334" calcext:value-type="float">
            <text:p>8.40833333333334</text:p>
          </table:table-cell>
          <table:table-cell office:value-type="float" office:value="96.8875" calcext:value-type="float">
            <text:p>96.8875</text:p>
          </table:table-cell>
          <table:table-cell table:number-columns-repeated="11"/>
        </table:table-row>
        <table:table-row table:style-name="ro1">
          <table:table-cell office:value-type="float" office:value="8.50833333333333" calcext:value-type="float">
            <text:p>8.50833333333333</text:p>
          </table:table-cell>
          <table:table-cell office:value-type="float" office:value="97.075" calcext:value-type="float">
            <text:p>97.075</text:p>
          </table:table-cell>
          <table:table-cell table:number-columns-repeated="11"/>
        </table:table-row>
        <table:table-row table:style-name="ro1">
          <table:table-cell office:value-type="float" office:value="8.60833333333333" calcext:value-type="float">
            <text:p>8.60833333333333</text:p>
          </table:table-cell>
          <table:table-cell office:value-type="float" office:value="97.2325" calcext:value-type="float">
            <text:p>97.2325</text:p>
          </table:table-cell>
          <table:table-cell table:number-columns-repeated="11"/>
        </table:table-row>
        <table:table-row table:style-name="ro1">
          <table:table-cell office:value-type="float" office:value="8.70833333333334" calcext:value-type="float">
            <text:p>8.70833333333334</text:p>
          </table:table-cell>
          <table:table-cell office:value-type="float" office:value="97.3958333333333" calcext:value-type="float">
            <text:p>97.3958333333333</text:p>
          </table:table-cell>
          <table:table-cell table:number-columns-repeated="11"/>
        </table:table-row>
        <table:table-row table:style-name="ro1">
          <table:table-cell office:value-type="float" office:value="8.80833333333334" calcext:value-type="float">
            <text:p>8.80833333333334</text:p>
          </table:table-cell>
          <table:table-cell office:value-type="float" office:value="97.53" calcext:value-type="float">
            <text:p>97.53</text:p>
          </table:table-cell>
          <table:table-cell table:number-columns-repeated="11"/>
        </table:table-row>
        <table:table-row table:style-name="ro1">
          <table:table-cell office:value-type="float" office:value="8.90833333333334" calcext:value-type="float">
            <text:p>8.90833333333334</text:p>
          </table:table-cell>
          <table:table-cell office:value-type="float" office:value="97.6566666666666" calcext:value-type="float">
            <text:p>97.6566666666666</text:p>
          </table:table-cell>
          <table:table-cell table:number-columns-repeated="11"/>
        </table:table-row>
        <table:table-row table:style-name="ro1">
          <table:table-cell office:value-type="float" office:value="9.00833333333333" calcext:value-type="float">
            <text:p>9.00833333333333</text:p>
          </table:table-cell>
          <table:table-cell office:value-type="float" office:value="97.7758333333334" calcext:value-type="float">
            <text:p>97.7758333333334</text:p>
          </table:table-cell>
          <table:table-cell table:number-columns-repeated="11"/>
        </table:table-row>
        <table:table-row table:style-name="ro1">
          <table:table-cell office:value-type="float" office:value="9.10833333333333" calcext:value-type="float">
            <text:p>9.10833333333333</text:p>
          </table:table-cell>
          <table:table-cell office:value-type="float" office:value="97.88875" calcext:value-type="float">
            <text:p>97.88875</text:p>
          </table:table-cell>
          <table:table-cell table:number-columns-repeated="11"/>
        </table:table-row>
        <table:table-row table:style-name="ro1">
          <table:table-cell office:value-type="float" office:value="9.20833333333334" calcext:value-type="float">
            <text:p>9.20833333333334</text:p>
          </table:table-cell>
          <table:table-cell office:value-type="float" office:value="97.9829166666667" calcext:value-type="float">
            <text:p>97.9829166666667</text:p>
          </table:table-cell>
          <table:table-cell table:number-columns-repeated="11"/>
        </table:table-row>
        <table:table-row table:style-name="ro1">
          <table:table-cell office:value-type="float" office:value="9.30833333333334" calcext:value-type="float">
            <text:p>9.30833333333334</text:p>
          </table:table-cell>
          <table:table-cell office:value-type="float" office:value="98.0841666666666" calcext:value-type="float">
            <text:p>98.0841666666666</text:p>
          </table:table-cell>
          <table:table-cell table:number-columns-repeated="11"/>
        </table:table-row>
        <table:table-row table:style-name="ro1">
          <table:table-cell office:value-type="float" office:value="9.41250000000001" calcext:value-type="float">
            <text:p>9.41250000000001</text:p>
          </table:table-cell>
          <table:table-cell office:value-type="float" office:value="98.1775" calcext:value-type="float">
            <text:p>98.1775</text:p>
          </table:table-cell>
          <table:table-cell table:number-columns-repeated="11"/>
        </table:table-row>
        <table:table-row table:style-name="ro1">
          <table:table-cell office:value-type="float" office:value="9.5125" calcext:value-type="float">
            <text:p>9.5125</text:p>
          </table:table-cell>
          <table:table-cell office:value-type="float" office:value="98.27" calcext:value-type="float">
            <text:p>98.27</text:p>
          </table:table-cell>
          <table:table-cell table:number-columns-repeated="11"/>
        </table:table-row>
        <table:table-row table:style-name="ro1">
          <table:table-cell office:value-type="float" office:value="9.68749999999999" calcext:value-type="float">
            <text:p>9.68749999999999</text:p>
          </table:table-cell>
          <table:table-cell office:value-type="float" office:value="98.3916666666667" calcext:value-type="float">
            <text:p>98.3916666666667</text:p>
          </table:table-cell>
          <table:table-cell table:number-columns-repeated="11"/>
        </table:table-row>
        <table:table-row table:style-name="ro1">
          <table:table-cell office:value-type="float" office:value="10.1625" calcext:value-type="float">
            <text:p>10.1625</text:p>
          </table:table-cell>
          <table:table-cell office:value-type="float" office:value="98.5429166666667" calcext:value-type="float">
            <text:p>98.5429166666667</text:p>
          </table:table-cell>
          <table:table-cell table:number-columns-repeated="11"/>
        </table:table-row>
        <table:table-row table:style-name="ro1">
          <table:table-cell office:value-type="float" office:value="10.7125" calcext:value-type="float">
            <text:p>10.7125</text:p>
          </table:table-cell>
          <table:table-cell office:value-type="float" office:value="98.6595833333333" calcext:value-type="float">
            <text:p>98.6595833333333</text:p>
          </table:table-cell>
          <table:table-cell table:number-columns-repeated="11"/>
        </table:table-row>
        <table:table-row table:style-name="ro1">
          <table:table-cell office:value-type="float" office:value="11.2625" calcext:value-type="float">
            <text:p>11.2625</text:p>
          </table:table-cell>
          <table:table-cell office:value-type="float" office:value="98.8029166666667" calcext:value-type="float">
            <text:p>98.8029166666667</text:p>
          </table:table-cell>
          <table:table-cell table:number-columns-repeated="11"/>
        </table:table-row>
        <table:table-row table:style-name="ro1">
          <table:table-cell office:value-type="float" office:value="12.0375" calcext:value-type="float">
            <text:p>12.0375</text:p>
          </table:table-cell>
          <table:table-cell office:value-type="float" office:value="98.9404166666667" calcext:value-type="float">
            <text:p>98.9404166666667</text:p>
          </table:table-cell>
          <table:table-cell table:number-columns-repeated="11"/>
        </table:table-row>
        <table:table-row table:style-name="ro1">
          <table:table-cell office:value-type="float" office:value="12.8125" calcext:value-type="float">
            <text:p>12.8125</text:p>
          </table:table-cell>
          <table:table-cell office:value-type="float" office:value="99.0316666666667" calcext:value-type="float">
            <text:p>99.0316666666667</text:p>
          </table:table-cell>
          <table:table-cell table:number-columns-repeated="11"/>
        </table:table-row>
        <table:table-row table:style-name="ro1">
          <table:table-cell office:value-type="float" office:value="13.5875" calcext:value-type="float">
            <text:p>13.5875</text:p>
          </table:table-cell>
          <table:table-cell office:value-type="float" office:value="99.1025" calcext:value-type="float">
            <text:p>99.1025</text:p>
          </table:table-cell>
          <table:table-cell table:number-columns-repeated="11"/>
        </table:table-row>
        <table:table-row table:style-name="ro1">
          <table:table-cell office:value-type="float" office:value="14.3625" calcext:value-type="float">
            <text:p>14.3625</text:p>
          </table:table-cell>
          <table:table-cell office:value-type="float" office:value="99.1525" calcext:value-type="float">
            <text:p>99.1525</text:p>
          </table:table-cell>
          <table:table-cell table:number-columns-repeated="11"/>
        </table:table-row>
        <table:table-row table:style-name="ro1">
          <table:table-cell office:value-type="float" office:value="15.1791666666667" calcext:value-type="float">
            <text:p>15.1791666666667</text:p>
          </table:table-cell>
          <table:table-cell office:value-type="float" office:value="99.2133333333334" calcext:value-type="float">
            <text:p>99.2133333333334</text:p>
          </table:table-cell>
          <table:table-cell table:number-columns-repeated="11"/>
        </table:table-row>
        <table:table-row table:style-name="ro1">
          <table:table-cell office:value-type="float" office:value="15.9541666666667" calcext:value-type="float">
            <text:p>15.9541666666667</text:p>
          </table:table-cell>
          <table:table-cell office:value-type="float" office:value="99.2654166666667" calcext:value-type="float">
            <text:p>99.2654166666667</text:p>
          </table:table-cell>
          <table:table-cell table:number-columns-repeated="11"/>
        </table:table-row>
        <table:table-row table:style-name="ro1">
          <table:table-cell office:value-type="float" office:value="17.0625" calcext:value-type="float">
            <text:p>17.0625</text:p>
          </table:table-cell>
          <table:table-cell office:value-type="float" office:value="99.3075" calcext:value-type="float">
            <text:p>99.3075</text:p>
          </table:table-cell>
          <table:table-cell table:number-columns-repeated="11"/>
        </table:table-row>
        <table:table-row table:style-name="ro1">
          <table:table-cell office:value-type="float" office:value="17.9625" calcext:value-type="float">
            <text:p>17.9625</text:p>
          </table:table-cell>
          <table:table-cell office:value-type="float" office:value="99.3483333333334" calcext:value-type="float">
            <text:p>99.3483333333334</text:p>
          </table:table-cell>
          <table:table-cell table:number-columns-repeated="11"/>
        </table:table-row>
        <table:table-row table:style-name="ro1">
          <table:table-cell office:value-type="float" office:value="18.9875" calcext:value-type="float">
            <text:p>18.9875</text:p>
          </table:table-cell>
          <table:table-cell office:value-type="float" office:value="99.4041666666667" calcext:value-type="float">
            <text:p>99.4041666666667</text:p>
          </table:table-cell>
          <table:table-cell table:number-columns-repeated="11"/>
        </table:table-row>
        <table:table-row table:style-name="ro1">
          <table:table-cell office:value-type="float" office:value="20.5375" calcext:value-type="float">
            <text:p>20.5375</text:p>
          </table:table-cell>
          <table:table-cell office:value-type="float" office:value="99.47375" calcext:value-type="float">
            <text:p>99.47375</text:p>
          </table:table-cell>
          <table:table-cell table:number-columns-repeated="11"/>
        </table:table-row>
        <table:table-row table:style-name="ro1">
          <table:table-cell office:value-type="float" office:value="28.1666666666666" calcext:value-type="float">
            <text:p>28.1666666666666</text:p>
          </table:table-cell>
          <table:table-cell office:value-type="float" office:value="99.5233333333333" calcext:value-type="float">
            <text:p>99.5233333333333</text:p>
          </table:table-cell>
          <table:table-cell table:number-columns-repeated="11"/>
        </table:table-row>
        <table:table-row table:style-name="ro1">
          <table:table-cell office:value-type="float" office:value="29.7083333333333" calcext:value-type="float">
            <text:p>29.7083333333333</text:p>
          </table:table-cell>
          <table:table-cell office:value-type="float" office:value="99.57375" calcext:value-type="float">
            <text:p>99.57375</text:p>
          </table:table-cell>
          <table:table-cell table:number-columns-repeated="11"/>
        </table:table-row>
        <table:table-row table:style-name="ro1">
          <table:table-cell office:value-type="float" office:value="32.125" calcext:value-type="float">
            <text:p>32.125</text:p>
          </table:table-cell>
          <table:table-cell office:value-type="float" office:value="99.60875" calcext:value-type="float">
            <text:p>99.60875</text:p>
          </table:table-cell>
          <table:table-cell table:number-columns-repeated="11"/>
        </table:table-row>
        <table:table-row table:style-name="ro1">
          <table:table-cell office:value-type="float" office:value="35.7916666666666" calcext:value-type="float">
            <text:p>35.7916666666666</text:p>
          </table:table-cell>
          <table:table-cell office:value-type="float" office:value="99.6504166666666" calcext:value-type="float">
            <text:p>99.6504166666666</text:p>
          </table:table-cell>
          <table:table-cell table:number-columns-repeated="11"/>
        </table:table-row>
        <table:table-row table:style-name="ro1">
          <table:table-cell office:value-type="float" office:value="44.0833333333334" calcext:value-type="float">
            <text:p>44.0833333333334</text:p>
          </table:table-cell>
          <table:table-cell office:value-type="float" office:value="99.6879166666666" calcext:value-type="float">
            <text:p>99.6879166666666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.7233333333334" calcext:value-type="float">
            <text:p>99.7233333333334</text:p>
          </table:table-cell>
          <table:table-cell table:number-columns-repeated="11"/>
        </table:table-row>
        <table:table-row table:style-name="ro1">
          <table:table-cell office:value-type="float" office:value="45.8333333333333" calcext:value-type="float">
            <text:p>45.8333333333333</text:p>
          </table:table-cell>
          <table:table-cell office:value-type="float" office:value="99.7458333333334" calcext:value-type="float">
            <text:p>99.7458333333334</text:p>
          </table:table-cell>
          <table:table-cell table:number-columns-repeated="11"/>
        </table:table-row>
        <table:table-row table:style-name="ro1">
          <table:table-cell office:value-type="float" office:value="47.5416666666667" calcext:value-type="float">
            <text:p>47.5416666666667</text:p>
          </table:table-cell>
          <table:table-cell office:value-type="float" office:value="99.7666666666667" calcext:value-type="float">
            <text:p>99.7666666666667</text:p>
          </table:table-cell>
          <table:table-cell table:number-columns-repeated="11"/>
        </table:table-row>
        <table:table-row table:style-name="ro1">
          <table:table-cell office:value-type="float" office:value="49.25" calcext:value-type="float">
            <text:p>49.25</text:p>
          </table:table-cell>
          <table:table-cell office:value-type="float" office:value="99.7791666666667" calcext:value-type="float">
            <text:p>99.7791666666667</text:p>
          </table:table-cell>
          <table:table-cell table:number-columns-repeated="11"/>
        </table:table-row>
        <table:table-row table:style-name="ro1">
          <table:table-cell office:value-type="float" office:value="49.8333333333334" calcext:value-type="float">
            <text:p>49.8333333333334</text:p>
          </table:table-cell>
          <table:table-cell office:value-type="float" office:value="99.7925" calcext:value-type="float">
            <text:p>99.7925</text:p>
          </table:table-cell>
          <table:table-cell table:number-columns-repeated="11"/>
        </table:table-row>
        <table:table-row table:style-name="ro1">
          <table:table-cell office:value-type="float" office:value="50.6666666666666" calcext:value-type="float">
            <text:p>50.6666666666666</text:p>
          </table:table-cell>
          <table:table-cell office:value-type="float" office:value="99.8029166666666" calcext:value-type="float">
            <text:p>99.8029166666666</text:p>
          </table:table-cell>
          <table:table-cell table:number-columns-repeated="11"/>
        </table:table-row>
        <table:table-row table:style-name="ro1">
          <table:table-cell office:value-type="float" office:value="51.375" calcext:value-type="float">
            <text:p>51.375</text:p>
          </table:table-cell>
          <table:table-cell office:value-type="float" office:value="99.81125" calcext:value-type="float">
            <text:p>99.81125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9.8220833333334" calcext:value-type="float">
            <text:p>99.8220833333334</text:p>
          </table:table-cell>
          <table:table-cell table:number-columns-repeated="11"/>
        </table:table-row>
        <table:table-row table:style-name="ro1">
          <table:table-cell office:value-type="float" office:value="52.5833333333333" calcext:value-type="float">
            <text:p>52.5833333333333</text:p>
          </table:table-cell>
          <table:table-cell office:value-type="float" office:value="99.835" calcext:value-type="float">
            <text:p>99.835</text:p>
          </table:table-cell>
          <table:table-cell table:number-columns-repeated="11"/>
        </table:table-row>
        <table:table-row table:style-name="ro1">
          <table:table-cell office:value-type="float" office:value="53.25" calcext:value-type="float">
            <text:p>53.25</text:p>
          </table:table-cell>
          <table:table-cell office:value-type="float" office:value="99.8458333333334" calcext:value-type="float">
            <text:p>99.8458333333334</text:p>
          </table:table-cell>
          <table:table-cell table:number-columns-repeated="11"/>
        </table:table-row>
        <table:table-row table:style-name="ro1">
          <table:table-cell office:value-type="float" office:value="54.2083333333333" calcext:value-type="float">
            <text:p>54.2083333333333</text:p>
          </table:table-cell>
          <table:table-cell office:value-type="float" office:value="99.8579166666667" calcext:value-type="float">
            <text:p>99.8579166666667</text:p>
          </table:table-cell>
          <table:table-cell table:number-columns-repeated="11"/>
        </table:table-row>
        <table:table-row table:style-name="ro1">
          <table:table-cell office:value-type="float" office:value="55.0833333333333" calcext:value-type="float">
            <text:p>55.0833333333333</text:p>
          </table:table-cell>
          <table:table-cell office:value-type="float" office:value="99.8641666666667" calcext:value-type="float">
            <text:p>99.8641666666667</text:p>
          </table:table-cell>
          <table:table-cell table:number-columns-repeated="11"/>
        </table:table-row>
        <table:table-row table:style-name="ro1">
          <table:table-cell office:value-type="float" office:value="55.75" calcext:value-type="float">
            <text:p>55.75</text:p>
          </table:table-cell>
          <table:table-cell office:value-type="float" office:value="99.8725" calcext:value-type="float">
            <text:p>99.8725</text:p>
          </table:table-cell>
          <table:table-cell table:number-columns-repeated="11"/>
        </table:table-row>
        <table:table-row table:style-name="ro1">
          <table:table-cell office:value-type="float" office:value="56.5416666666667" calcext:value-type="float">
            <text:p>56.5416666666667</text:p>
          </table:table-cell>
          <table:table-cell office:value-type="float" office:value="99.88125" calcext:value-type="float">
            <text:p>99.88125</text:p>
          </table:table-cell>
          <table:table-cell table:number-columns-repeated="11"/>
        </table:table-row>
        <table:table-row table:style-name="ro1">
          <table:table-cell office:value-type="float" office:value="57.75" calcext:value-type="float">
            <text:p>57.75</text:p>
          </table:table-cell>
          <table:table-cell office:value-type="float" office:value="99.8866666666667" calcext:value-type="float">
            <text:p>99.8866666666667</text:p>
          </table:table-cell>
          <table:table-cell table:number-columns-repeated="11"/>
        </table:table-row>
        <table:table-row table:style-name="ro1">
          <table:table-cell office:value-type="float" office:value="58.9583333333333" calcext:value-type="float">
            <text:p>58.9583333333333</text:p>
          </table:table-cell>
          <table:table-cell office:value-type="float" office:value="99.89375" calcext:value-type="float">
            <text:p>99.89375</text:p>
          </table:table-cell>
          <table:table-cell table:number-columns-repeated="11"/>
        </table:table-row>
        <table:table-row table:style-name="ro1">
          <table:table-cell office:value-type="float" office:value="61.25" calcext:value-type="float">
            <text:p>61.25</text:p>
          </table:table-cell>
          <table:table-cell office:value-type="float" office:value="99.9016666666666" calcext:value-type="float">
            <text:p>99.9016666666666</text:p>
          </table:table-cell>
          <table:table-cell table:number-columns-repeated="11"/>
        </table:table-row>
        <table:table-row table:style-name="ro1">
          <table:table-cell office:value-type="float" office:value="62.625" calcext:value-type="float">
            <text:p>62.625</text:p>
          </table:table-cell>
          <table:table-cell office:value-type="float" office:value="99.90875" calcext:value-type="float">
            <text:p>99.90875</text:p>
          </table:table-cell>
          <table:table-cell table:number-columns-repeated="11"/>
        </table:table-row>
        <table:table-row table:style-name="ro1">
          <table:table-cell office:value-type="float" office:value="63.625" calcext:value-type="float">
            <text:p>63.625</text:p>
          </table:table-cell>
          <table:table-cell office:value-type="float" office:value="99.91375" calcext:value-type="float">
            <text:p>99.91375</text:p>
          </table:table-cell>
          <table:table-cell table:number-columns-repeated="11"/>
        </table:table-row>
        <table:table-row table:style-name="ro1">
          <table:table-cell office:value-type="float" office:value="65.7083333333333" calcext:value-type="float">
            <text:p>65.7083333333333</text:p>
          </table:table-cell>
          <table:table-cell office:value-type="float" office:value="99.9204166666667" calcext:value-type="float">
            <text:p>99.9204166666667</text:p>
          </table:table-cell>
          <table:table-cell table:number-columns-repeated="11"/>
        </table:table-row>
        <table:table-row table:style-name="ro1">
          <table:table-cell office:value-type="float" office:value="68.6666666666667" calcext:value-type="float">
            <text:p>68.6666666666667</text:p>
          </table:table-cell>
          <table:table-cell office:value-type="float" office:value="99.9266666666667" calcext:value-type="float">
            <text:p>99.9266666666667</text:p>
          </table:table-cell>
          <table:table-cell table:number-columns-repeated="11"/>
        </table:table-row>
        <table:table-row table:style-name="ro1">
          <table:table-cell office:value-type="float" office:value="70.6666666666667" calcext:value-type="float">
            <text:p>70.6666666666667</text:p>
          </table:table-cell>
          <table:table-cell office:value-type="float" office:value="99.93125" calcext:value-type="float">
            <text:p>99.93125</text:p>
          </table:table-cell>
          <table:table-cell table:number-columns-repeated="11"/>
        </table:table-row>
        <table:table-row table:style-name="ro1">
          <table:table-cell office:value-type="float" office:value="72.8333333333333" calcext:value-type="float">
            <text:p>72.8333333333333</text:p>
          </table:table-cell>
          <table:table-cell office:value-type="float" office:value="99.9358333333334" calcext:value-type="float">
            <text:p>99.9358333333334</text:p>
          </table:table-cell>
          <table:table-cell table:number-columns-repeated="11"/>
        </table:table-row>
        <table:table-row table:style-name="ro1">
          <table:table-cell office:value-type="float" office:value="76.25" calcext:value-type="float">
            <text:p>76.25</text:p>
          </table:table-cell>
          <table:table-cell office:value-type="float" office:value="99.94125" calcext:value-type="float">
            <text:p>99.94125</text:p>
          </table:table-cell>
          <table:table-cell table:number-columns-repeated="11"/>
        </table:table-row>
        <table:table-row table:style-name="ro1">
          <table:table-cell office:value-type="float" office:value="81.125" calcext:value-type="float">
            <text:p>81.125</text:p>
          </table:table-cell>
          <table:table-cell office:value-type="float" office:value="99.9475" calcext:value-type="float">
            <text:p>99.9475</text:p>
          </table:table-cell>
          <table:table-cell table:number-columns-repeated="11"/>
        </table:table-row>
        <table:table-row table:style-name="ro1">
          <table:table-cell office:value-type="float" office:value="87.0833333333333" calcext:value-type="float">
            <text:p>87.0833333333333</text:p>
          </table:table-cell>
          <table:table-cell office:value-type="float" office:value="99.9529166666667" calcext:value-type="float">
            <text:p>99.9529166666667</text:p>
          </table:table-cell>
          <table:table-cell table:number-columns-repeated="11"/>
        </table:table-row>
        <table:table-row table:style-name="ro1">
          <table:table-cell office:value-type="float" office:value="89.1666666666665" calcext:value-type="float">
            <text:p>89.1666666666665</text:p>
          </table:table-cell>
          <table:table-cell office:value-type="float" office:value="99.9575" calcext:value-type="float">
            <text:p>99.9575</text:p>
          </table:table-cell>
          <table:table-cell table:number-columns-repeated="11"/>
        </table:table-row>
        <table:table-row table:style-name="ro1">
          <table:table-cell office:value-type="float" office:value="101.958333333334" calcext:value-type="float">
            <text:p>101.958333333334</text:p>
          </table:table-cell>
          <table:table-cell office:value-type="float" office:value="99.9620833333333" calcext:value-type="float">
            <text:p>99.9620833333333</text:p>
          </table:table-cell>
          <table:table-cell table:number-columns-repeated="11"/>
        </table:table-row>
        <table:table-row table:style-name="ro1">
          <table:table-cell office:value-type="float" office:value="103.291666666667" calcext:value-type="float">
            <text:p>103.291666666667</text:p>
          </table:table-cell>
          <table:table-cell office:value-type="float" office:value="99.9654166666666" calcext:value-type="float">
            <text:p>99.9654166666666</text:p>
          </table:table-cell>
          <table:table-cell table:number-columns-repeated="11"/>
        </table:table-row>
        <table:table-row table:style-name="ro1">
          <table:table-cell office:value-type="float" office:value="105.208333333333" calcext:value-type="float">
            <text:p>105.208333333333</text:p>
          </table:table-cell>
          <table:table-cell office:value-type="float" office:value="99.9695833333334" calcext:value-type="float">
            <text:p>99.9695833333334</text:p>
          </table:table-cell>
          <table:table-cell table:number-columns-repeated="11"/>
        </table:table-row>
        <table:table-row table:style-name="ro1">
          <table:table-cell office:value-type="float" office:value="108.875" calcext:value-type="float">
            <text:p>108.875</text:p>
          </table:table-cell>
          <table:table-cell office:value-type="float" office:value="99.9725" calcext:value-type="float">
            <text:p>99.9725</text:p>
          </table:table-cell>
          <table:table-cell table:number-columns-repeated="11"/>
        </table:table-row>
        <table:table-row table:style-name="ro1">
          <table:table-cell office:value-type="float" office:value="121.375" calcext:value-type="float">
            <text:p>121.375</text:p>
          </table:table-cell>
          <table:table-cell office:value-type="float" office:value="99.9766666666667" calcext:value-type="float">
            <text:p>99.9766666666667</text:p>
          </table:table-cell>
          <table:table-cell table:number-columns-repeated="11"/>
        </table:table-row>
        <table:table-row table:style-name="ro1">
          <table:table-cell office:value-type="float" office:value="127.375" calcext:value-type="float">
            <text:p>127.375</text:p>
          </table:table-cell>
          <table:table-cell office:value-type="float" office:value="99.9795833333334" calcext:value-type="float">
            <text:p>99.9795833333334</text:p>
          </table:table-cell>
          <table:table-cell table:number-columns-repeated="11"/>
        </table:table-row>
        <table:table-row table:style-name="ro1">
          <table:table-cell office:value-type="float" office:value="147.791666666667" calcext:value-type="float">
            <text:p>147.791666666667</text:p>
          </table:table-cell>
          <table:table-cell office:value-type="float" office:value="99.9829166666667" calcext:value-type="float">
            <text:p>99.9829166666667</text:p>
          </table:table-cell>
          <table:table-cell table:number-columns-repeated="11"/>
        </table:table-row>
        <table:table-row table:style-name="ro1">
          <table:table-cell office:value-type="float" office:value="158.75" calcext:value-type="float">
            <text:p>158.75</text:p>
          </table:table-cell>
          <table:table-cell office:value-type="float" office:value="99.98625" calcext:value-type="float">
            <text:p>99.98625</text:p>
          </table:table-cell>
          <table:table-cell table:number-columns-repeated="11"/>
        </table:table-row>
        <table:table-row table:style-name="ro1">
          <table:table-cell office:value-type="float" office:value="161.958333333333" calcext:value-type="float">
            <text:p>161.958333333333</text:p>
          </table:table-cell>
          <table:table-cell office:value-type="float" office:value="99.98875" calcext:value-type="float">
            <text:p>99.98875</text:p>
          </table:table-cell>
          <table:table-cell table:number-columns-repeated="11"/>
        </table:table-row>
        <table:table-row table:style-name="ro1">
          <table:table-cell office:value-type="float" office:value="162.583333333333" calcext:value-type="float">
            <text:p>162.583333333333</text:p>
          </table:table-cell>
          <table:table-cell office:value-type="float" office:value="99.99" calcext:value-type="float">
            <text:p>99.99</text:p>
          </table:table-cell>
          <table:table-cell table:number-columns-repeated="11"/>
        </table:table-row>
        <table:table-row table:style-name="ro1">
          <table:table-cell office:value-type="float" office:value="164.083333333333" calcext:value-type="float">
            <text:p>164.083333333333</text:p>
          </table:table-cell>
          <table:table-cell office:value-type="float" office:value="99.99125" calcext:value-type="float">
            <text:p>99.99125</text:p>
          </table:table-cell>
          <table:table-cell table:number-columns-repeated="1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9.9929166666666" calcext:value-type="float">
            <text:p>99.9929166666666</text:p>
          </table:table-cell>
          <table:table-cell table:number-columns-repeated="11"/>
        </table:table-row>
        <table:table-row table:style-name="ro1">
          <table:table-cell office:value-type="float" office:value="174.5" calcext:value-type="float">
            <text:p>174.5</text:p>
          </table:table-cell>
          <table:table-cell office:value-type="float" office:value="99.9941666666667" calcext:value-type="float">
            <text:p>99.9941666666667</text:p>
          </table:table-cell>
          <table:table-cell table:number-columns-repeated="11"/>
        </table:table-row>
        <table:table-row table:style-name="ro1">
          <table:table-cell office:value-type="float" office:value="182.958333333333" calcext:value-type="float">
            <text:p>182.958333333333</text:p>
          </table:table-cell>
          <table:table-cell office:value-type="float" office:value="99.995" calcext:value-type="float">
            <text:p>99.995</text:p>
          </table:table-cell>
          <table:table-cell table:number-columns-repeated="1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9.9954166666667" calcext:value-type="float">
            <text:p>99.9954166666667</text:p>
          </table:table-cell>
          <table:table-cell table:number-columns-repeated="11"/>
        </table:table-row>
        <table:table-row table:style-name="ro1">
          <table:table-cell office:value-type="float" office:value="191.041666666667" calcext:value-type="float">
            <text:p>191.041666666667</text:p>
          </table:table-cell>
          <table:table-cell office:value-type="float" office:value="99.9958333333334" calcext:value-type="float">
            <text:p>99.9958333333334</text:p>
          </table:table-cell>
          <table:table-cell table:number-columns-repeated="11"/>
        </table:table-row>
        <table:table-row table:style-name="ro1">
          <table:table-cell office:value-type="float" office:value="192.208333333333" calcext:value-type="float">
            <text:p>192.208333333333</text:p>
          </table:table-cell>
          <table:table-cell office:value-type="float" office:value="99.99625" calcext:value-type="float">
            <text:p>99.99625</text:p>
          </table:table-cell>
          <table:table-cell table:number-columns-repeated="11"/>
        </table:table-row>
        <table:table-row table:style-name="ro1">
          <table:table-cell office:value-type="float" office:value="192.625" calcext:value-type="float">
            <text:p>192.625</text:p>
          </table:table-cell>
          <table:table-cell office:value-type="float" office:value="99.9970833333333" calcext:value-type="float">
            <text:p>99.9970833333333</text:p>
          </table:table-cell>
          <table:table-cell table:number-columns-repeated="11"/>
        </table:table-row>
        <table:table-row table:style-name="ro1">
          <table:table-cell office:value-type="float" office:value="193.041666666667" calcext:value-type="float">
            <text:p>193.041666666667</text:p>
          </table:table-cell>
          <table:table-cell office:value-type="float" office:value="99.9979166666666" calcext:value-type="float">
            <text:p>99.9979166666666</text:p>
          </table:table-cell>
          <table:table-cell table:number-columns-repeated="11"/>
        </table:table-row>
        <table:table-row table:style-name="ro1">
          <table:table-cell office:value-type="float" office:value="193.458333333333" calcext:value-type="float">
            <text:p>193.458333333333</text:p>
          </table:table-cell>
          <table:table-cell office:value-type="float" office:value="99.9983333333334" calcext:value-type="float">
            <text:p>99.9983333333334</text:p>
          </table:table-cell>
          <table:table-cell table:number-columns-repeated="11"/>
        </table:table-row>
        <table:table-row table:style-name="ro1">
          <table:table-cell office:value-type="float" office:value="195.541666666667" calcext:value-type="float">
            <text:p>195.541666666667</text:p>
          </table:table-cell>
          <table:table-cell office:value-type="float" office:value="99.99875" calcext:value-type="float">
            <text:p>99.99875</text:p>
          </table:table-cell>
          <table:table-cell table:number-columns-repeated="11"/>
        </table:table-row>
        <table:table-row table:style-name="ro1">
          <table:table-cell office:value-type="float" office:value="200.125" calcext:value-type="float">
            <text:p>200.125</text:p>
          </table:table-cell>
          <table:table-cell office:value-type="float" office:value="99.9991666666667" calcext:value-type="float">
            <text:p>99.9991666666667</text:p>
          </table:table-cell>
          <table:table-cell table:number-columns-repeated="11"/>
        </table:table-row>
        <table:table-row table:style-name="ro1">
          <table:table-cell office:value-type="float" office:value="200.958333333333" calcext:value-type="float">
            <text:p>200.958333333333</text:p>
          </table:table-cell>
          <table:table-cell office:value-type="float" office:value="99.9995833333334" calcext:value-type="float">
            <text:p>99.9995833333334</text:p>
          </table:table-cell>
          <table:table-cell table:number-columns-repeated="11"/>
        </table:table-row>
        <table:table-row table:style-name="ro1">
          <table:table-cell office:value-type="float" office:value="202.625" calcext:value-type="float">
            <text:p>202.625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.00.0000</text:date>, <text:time style:data-style-name="N2" text:time-value="09:42:31.397136653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6:11:18.412965503</meta:creation-date>
    <dc:date>2017-12-08T10:07:42.717962086</dc:date>
    <meta:editing-duration>PT3H34M</meta:editing-duration>
    <meta:editing-cycles>87</meta:editing-cycles>
    <meta:generator>LibreOffice/5.3.1.2$Linux_X86_64 LibreOffice_project/30m0$Build-2</meta:generator>
    <meta:document-statistic meta:table-count="1" meta:cell-count="3493" meta:object-count="0"/>
  </office:meta>
</office:document-meta>
</file>